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00">
      <style:text-properties fo:font-weight="normal" style:font-weight-asian="normal" style:font-weight-complex="normal"/>
    </style:style>
    <style:style style:name="ce8" style:family="table-cell" style:parent-style-name="Default" style:data-style-name="N10000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1021" table:default-cell-style-name="Default"/>
        <table:table-row table:style-name="ro1"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office:value-type="string" calcext:value-type="string">
            <text:p>V27_2</text:p>
          </table:table-cell>
          <table:table-cell table:style-name="ce1" office:value-type="string" calcext:value-type="string">
            <text:p>V24_3</text:p>
          </table:table-cell>
          <table:table-cell table:style-name="ce1" office:value-type="string" calcext:value-type="string">
            <text:p>V24_4</text:p>
          </table:table-cell>
          <table:table-cell table:style-name="ce1" office:value-type="string" calcext:value-type="string">
            <text:p>v29</text:p>
          </table:table-cell>
          <table:table-cell table:style-name="ce1" office:value-type="string" calcext:value-type="string">
            <text:p>V29_2</text:p>
          </table:table-cell>
          <table:table-cell table:style-name="ce1" office:value-type="string" calcext:value-type="string">
            <text:p>V29_3</text:p>
          </table:table-cell>
          <table:table-cell table:style-name="ce1"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67798" calcext:value-type="float">
            <text:p>0.567798</text:p>
          </table:table-cell>
          <table:table-cell table:style-name="ce2" office:value-type="float" office:value="0.61413" calcext:value-type="float">
            <text:p>0.61413</text:p>
          </table:table-cell>
          <table:table-cell table:style-name="ce2" office:value-type="float" office:value="0.205655" calcext:value-type="float">
            <text:p>0.205655</text:p>
          </table:table-cell>
          <table:table-cell office:value-type="float" office:value="0.095408" calcext:value-type="float">
            <text:p>0.095408</text:p>
          </table:table-cell>
          <table:table-cell office:value-type="float" office:value="0.550019" calcext:value-type="float">
            <text:p>0.550019</text:p>
          </table:table-cell>
          <table:table-cell table:style-name="ce2" office:value-type="float" office:value="0.075976" calcext:value-type="float">
            <text:p>0.075976</text:p>
          </table:table-cell>
          <table:table-cell table:style-name="ce2" office:value-type="float" office:value="0.52531" calcext:value-type="float">
            <text:p>0.525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70952" calcext:value-type="float">
            <text:p>0.470952</text:p>
          </table:table-cell>
          <table:table-cell office:value-type="float" office:value="0.593275" calcext:value-type="float">
            <text:p>0.593275</text:p>
          </table:table-cell>
          <table:table-cell office:value-type="float" office:value="0.570345" calcext:value-type="float">
            <text:p>0.570345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0.598035" calcext:value-type="float">
            <text:p>0.598035</text:p>
          </table:table-cell>
          <table:table-cell table:style-name="ce2" office:value-type="float" office:value="0.564866" calcext:value-type="float">
            <text:p>0.564866</text:p>
          </table:table-cell>
          <table:table-cell table:style-name="ce2" office:value-type="float" office:value="0.610602" calcext:value-type="float">
            <text:p>0.610602</text:p>
          </table:table-cell>
          <table:table-cell office:value-type="float" office:value="0.476314" calcext:value-type="float">
            <text:p>0.476314</text:p>
          </table:table-cell>
          <table:table-cell office:value-type="float" office:value="0.615118" calcext:value-type="float">
            <text:p>0.615118</text:p>
          </table:table-cell>
          <table:table-cell table:style-name="ce2" office:value-type="float" office:value="0.549681" calcext:value-type="float">
            <text:p>0.549681</text:p>
          </table:table-cell>
          <table:table-cell table:style-name="ce2" office:value-type="float" office:value="0.621198" calcext:value-type="float">
            <text:p>0.62119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602978" calcext:value-type="float">
            <text:p>0.602978</text:p>
          </table:table-cell>
          <table:table-cell office:value-type="float" office:value="0.640522" calcext:value-type="float">
            <text:p>0.640522</text:p>
          </table:table-cell>
          <table:table-cell office:value-type="float" office:value="0.629445" calcext:value-type="float">
            <text:p>0.62944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000177" calcext:value-type="float">
            <text:p>0.000177</text:p>
          </table:table-cell>
          <table:table-cell table:style-name="ce2" office:value-type="float" office:value="0.574068" calcext:value-type="float">
            <text:p>0.574068</text:p>
          </table:table-cell>
          <table:table-cell table:style-name="ce2"/>
          <table:table-cell office:value-type="float" office:value="0.346863" calcext:value-type="float">
            <text:p>0.346863</text:p>
          </table:table-cell>
          <table:table-cell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0.63742" calcext:value-type="float">
            <text:p>0.63742</text:p>
          </table:table-cell>
          <table:table-cell table:style-name="ce2" office:value-type="float" office:value="0.649903" calcext:value-type="float">
            <text:p>0.649903</text:p>
          </table:table-cell>
          <table:table-cell table:style-name="ce2" office:value-type="float" office:value="0.64697" calcext:value-type="float">
            <text:p>0.64697</text:p>
          </table:table-cell>
          <table:table-cell office:value-type="float" office:value="0.540708" calcext:value-type="float">
            <text:p>0.540708</text:p>
          </table:table-cell>
          <table:table-cell office:value-type="float" office:value="0.639276" calcext:value-type="float">
            <text:p>0.639276</text:p>
          </table:table-cell>
          <table:table-cell table:style-name="ce2" office:value-type="float" office:value="0.583352" calcext:value-type="float">
            <text:p>0.583352</text:p>
          </table:table-cell>
          <table:table-cell table:style-name="ce2" office:value-type="float" office:value="0.65396" calcext:value-type="float">
            <text:p>0.65396</text:p>
          </table:table-cell>
          <table:table-cell table:style-name="ce2" office:value-type="float" office:value="0.36143" calcext:value-type="float">
            <text:p>0.36143</text:p>
          </table:table-cell>
          <table:table-cell table:style-name="ce2" office:value-type="float" office:value="0.635816" calcext:value-type="float">
            <text:p>0.635816</text:p>
          </table:table-cell>
          <table:table-cell office:value-type="float" office:value="0.644158" calcext:value-type="float">
            <text:p>0.644158</text:p>
          </table:table-cell>
          <table:table-cell office:value-type="float" office:value="0.646282" calcext:value-type="float">
            <text:p>0.64628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office:value-type="float" office:value="0.50289" calcext:value-type="float">
            <text:p>0.50289</text:p>
          </table:table-cell>
          <table:table-cell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0.657243" calcext:value-type="float">
            <text:p>0.657243</text:p>
          </table:table-cell>
          <table:table-cell table:style-name="ce2" office:value-type="float" office:value="0.656454" calcext:value-type="float">
            <text:p>0.656454</text:p>
          </table:table-cell>
          <table:table-cell table:style-name="ce2" office:value-type="float" office:value="0.622113" calcext:value-type="float">
            <text:p>0.622113</text:p>
          </table:table-cell>
          <table:table-cell office:value-type="float" office:value="0.548099" calcext:value-type="float">
            <text:p>0.548099</text:p>
          </table:table-cell>
          <table:table-cell office:value-type="float" office:value="0.654108" calcext:value-type="float">
            <text:p>0.654108</text:p>
          </table:table-cell>
          <table:table-cell table:style-name="ce2" office:value-type="float" office:value="0.595916" calcext:value-type="float">
            <text:p>0.595916</text:p>
          </table:table-cell>
          <table:table-cell table:style-name="ce2" office:value-type="float" office:value="0.650886" calcext:value-type="float">
            <text:p>0.650886</text:p>
          </table:table-cell>
          <table:table-cell table:style-name="ce2" office:value-type="float" office:value="0.596184" calcext:value-type="float">
            <text:p>0.596184</text:p>
          </table:table-cell>
          <table:table-cell table:style-name="ce2" office:value-type="float" office:value="0.641051" calcext:value-type="float">
            <text:p>0.641051</text:p>
          </table:table-cell>
          <table:table-cell office:value-type="float" office:value="0.625938" calcext:value-type="float">
            <text:p>0.625938</text:p>
          </table:table-cell>
          <table:table-cell office:value-type="float" office:value="0.62077" calcext:value-type="float">
            <text:p>0.6207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0.659481" calcext:value-type="float">
            <text:p>0.659481</text:p>
          </table:table-cell>
          <table:table-cell table:style-name="ce2" office:value-type="float" office:value="0.616058" calcext:value-type="float">
            <text:p>0.616058</text:p>
          </table:table-cell>
          <table:table-cell table:style-name="ce2" office:value-type="float" office:value="0.659256" calcext:value-type="float">
            <text:p>0.659256</text:p>
          </table:table-cell>
          <table:table-cell office:value-type="float" office:value="0.566275" calcext:value-type="float">
            <text:p>0.566275</text:p>
          </table:table-cell>
          <table:table-cell office:value-type="float" office:value="0.616636" calcext:value-type="float">
            <text:p>0.616636</text:p>
          </table:table-cell>
          <table:table-cell table:style-name="ce2" office:value-type="float" office:value="0.620729" calcext:value-type="float">
            <text:p>0.620729</text:p>
          </table:table-cell>
          <table:table-cell table:style-name="ce2" office:value-type="float" office:value="0.661981" calcext:value-type="float">
            <text:p>0.661981</text:p>
          </table:table-cell>
          <table:table-cell table:style-name="ce2" office:value-type="float" office:value="0.614736" calcext:value-type="float">
            <text:p>0.614736</text:p>
          </table:table-cell>
          <table:table-cell table:style-name="ce2" office:value-type="float" office:value="0.647701" calcext:value-type="float">
            <text:p>0.647701</text:p>
          </table:table-cell>
          <table:table-cell office:value-type="float" office:value="0.660941" calcext:value-type="float">
            <text:p>0.660941</text:p>
          </table:table-cell>
          <table:table-cell office:value-type="float" office:value="0.640379" calcext:value-type="float">
            <text:p>0.64037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0.648629" calcext:value-type="float">
            <text:p>0.648629</text:p>
          </table:table-cell>
          <table:table-cell table:style-name="ce2" office:value-type="float" office:value="0.651341" calcext:value-type="float">
            <text:p>0.651341</text:p>
          </table:table-cell>
          <table:table-cell table:style-name="ce2" office:value-type="float" office:value="0.630931" calcext:value-type="float">
            <text:p>0.630931</text:p>
          </table:table-cell>
          <table:table-cell office:value-type="float" office:value="0.5729" calcext:value-type="float">
            <text:p>0.5729</text:p>
          </table:table-cell>
          <table:table-cell office:value-type="float" office:value="0.665669" calcext:value-type="float">
            <text:p>0.665669</text:p>
          </table:table-cell>
          <table:table-cell table:style-name="ce2" office:value-type="float" office:value="0.655592" calcext:value-type="float">
            <text:p>0.655592</text:p>
          </table:table-cell>
          <table:table-cell table:style-name="ce2" office:value-type="float" office:value="0.669113" calcext:value-type="float">
            <text:p>0.669113</text:p>
          </table:table-cell>
          <table:table-cell table:style-name="ce2" office:value-type="float" office:value="0.641604" calcext:value-type="float">
            <text:p>0.641604</text:p>
          </table:table-cell>
          <table:table-cell table:style-name="ce2" office:value-type="float" office:value="0.644643" calcext:value-type="float">
            <text:p>0.644643</text:p>
          </table:table-cell>
          <table:table-cell office:value-type="float" office:value="0.673775" calcext:value-type="float">
            <text:p>0.673775</text:p>
          </table:table-cell>
          <table:table-cell office:value-type="float" office:value="0.66038" calcext:value-type="float">
            <text:p>0.660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0.669622" calcext:value-type="float">
            <text:p>0.669622</text:p>
          </table:table-cell>
          <table:table-cell table:style-name="ce2" office:value-type="float" office:value="0.66587" calcext:value-type="float">
            <text:p>0.66587</text:p>
          </table:table-cell>
          <table:table-cell table:style-name="ce2" office:value-type="float" office:value="0.666523" calcext:value-type="float">
            <text:p>0.666523</text:p>
          </table:table-cell>
          <table:table-cell office:value-type="float" office:value="0.574761" calcext:value-type="float">
            <text:p>0.574761</text:p>
          </table:table-cell>
          <table:table-cell office:value-type="float" office:value="0.658904" calcext:value-type="float">
            <text:p>0.658904</text:p>
          </table:table-cell>
          <table:table-cell table:style-name="ce2" office:value-type="float" office:value="0.656153" calcext:value-type="float">
            <text:p>0.656153</text:p>
          </table:table-cell>
          <table:table-cell table:style-name="ce2" office:value-type="float" office:value="0.673115" calcext:value-type="float">
            <text:p>0.673115</text:p>
          </table:table-cell>
          <table:table-cell table:style-name="ce2" office:value-type="float" office:value="0.651614" calcext:value-type="float">
            <text:p>0.651614</text:p>
          </table:table-cell>
          <table:table-cell table:style-name="ce2" office:value-type="float" office:value="0.67105" calcext:value-type="float">
            <text:p>0.67105</text:p>
          </table:table-cell>
          <table:table-cell office:value-type="float" office:value="0.660313" calcext:value-type="float">
            <text:p>0.660313</text:p>
          </table:table-cell>
          <table:table-cell office:value-type="float" office:value="0.638161" calcext:value-type="float">
            <text:p>0.63816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table:style-name="ce5" office:value-type="float" office:value="0.678586" calcext:value-type="float">
            <text:p>0.678586</text:p>
          </table:table-cell>
          <table:table-cell table:style-name="ce2" office:value-type="float" office:value="0.686585" calcext:value-type="float">
            <text:p>0.686585</text:p>
          </table:table-cell>
          <table:table-cell table:style-name="ce2" office:value-type="float" office:value="0.667742" calcext:value-type="float">
            <text:p>0.667742</text:p>
          </table:table-cell>
          <table:table-cell office:value-type="float" office:value="0.590779" calcext:value-type="float">
            <text:p>0.590779</text:p>
          </table:table-cell>
          <table:table-cell office:value-type="float" office:value="0.685691" calcext:value-type="float">
            <text:p>0.685691</text:p>
          </table:table-cell>
          <table:table-cell table:style-name="ce2" office:value-type="float" office:value="0.662615" calcext:value-type="float">
            <text:p>0.662615</text:p>
          </table:table-cell>
          <table:table-cell table:style-name="ce5" office:value-type="float" office:value="0.673324" calcext:value-type="float">
            <text:p>0.673324</text:p>
          </table:table-cell>
          <table:table-cell table:style-name="ce2" office:value-type="float" office:value="0.659692" calcext:value-type="float">
            <text:p>0.659692</text:p>
          </table:table-cell>
          <table:table-cell table:style-name="ce2" office:value-type="float" office:value="0.667993" calcext:value-type="float">
            <text:p>0.667993</text:p>
          </table:table-cell>
          <table:table-cell office:value-type="float" office:value="0.664109" calcext:value-type="float">
            <text:p>0.664109</text:p>
          </table:table-cell>
          <table:table-cell office:value-type="float" office:value="0.669789" calcext:value-type="float">
            <text:p>0.669789</text:p>
          </table:table-cell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/>
          <table:table-cell table:style-name="ce5"/>
          <table:table-cell table:number-columns-repeated="1003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0.679238" calcext:value-type="float">
            <text:p>0.679238</text:p>
          </table:table-cell>
          <table:table-cell table:style-name="ce2" office:value-type="float" office:value="0.684194" calcext:value-type="float">
            <text:p>0.684194</text:p>
          </table:table-cell>
          <table:table-cell office:value-type="float" office:value="0.681222" calcext:value-type="float">
            <text:p>0.681222</text:p>
          </table:table-cell>
          <table:table-cell office:value-type="float" office:value="0.585378" calcext:value-type="float">
            <text:p>0.585378</text:p>
          </table:table-cell>
          <table:table-cell table:style-name="ce5" office:value-type="float" office:value="0.680372" calcext:value-type="float">
            <text:p>0.680372</text:p>
          </table:table-cell>
          <table:table-cell table:style-name="ce2" office:value-type="float" office:value="0.654934" calcext:value-type="float">
            <text:p>0.654934</text:p>
          </table:table-cell>
          <table:table-cell table:style-name="ce2" office:value-type="float" office:value="0.66287" calcext:value-type="float">
            <text:p>0.66287</text:p>
          </table:table-cell>
          <table:table-cell table:style-name="ce2" office:value-type="float" office:value="0.66286" calcext:value-type="float">
            <text:p>0.66286</text:p>
          </table:table-cell>
          <table:table-cell office:value-type="float" office:value="0.657909" calcext:value-type="float">
            <text:p>0.657909</text:p>
          </table:table-cell>
          <table:table-cell office:value-type="float" office:value="0.663807" calcext:value-type="float">
            <text:p>0.663807</text:p>
          </table:table-cell>
          <table:table-cell table:style-name="ce5" office:value-type="float" office:value="0.615898" calcext:value-type="float">
            <text:p>0.61589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number-columns-repeated="2"/>
          <table:table-cell table:style-name="ce5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1]+10" office:value-type="float" office:value="100" calcext:value-type="float">
            <text:p>100</text:p>
          </table:table-cell>
          <table:table-cell office:value-type="float" office:value="0.6737" calcext:value-type="float">
            <text:p>0.6737</text:p>
          </table:table-cell>
          <table:table-cell table:style-name="ce2" office:value-type="float" office:value="0.681989" calcext:value-type="float">
            <text:p>0.681989</text:p>
          </table:table-cell>
          <table:table-cell table:style-name="ce2" office:value-type="float" office:value="0.678247" calcext:value-type="float">
            <text:p>0.678247</text:p>
          </table:table-cell>
          <table:table-cell office:value-type="float" office:value="0.597154" calcext:value-type="float">
            <text:p>0.597154</text:p>
          </table:table-cell>
          <table:table-cell office:value-type="float" office:value="0.667917" calcext:value-type="float">
            <text:p>0.667917</text:p>
          </table:table-cell>
          <table:table-cell table:style-name="ce2" office:value-type="float" office:value="0.652132" calcext:value-type="float">
            <text:p>0.652132</text:p>
          </table:table-cell>
          <table:table-cell table:style-name="ce2" office:value-type="float" office:value="0.647032" calcext:value-type="float">
            <text:p>0.647032</text:p>
          </table:table-cell>
          <table:table-cell table:style-name="ce2" office:value-type="float" office:value="0.668318" calcext:value-type="float">
            <text:p>0.668318</text:p>
          </table:table-cell>
          <table:table-cell table:style-name="ce2" office:value-type="float" office:value="0.668841" calcext:value-type="float">
            <text:p>0.668841</text:p>
          </table:table-cell>
          <table:table-cell office:value-type="float" office:value="0.677808" calcext:value-type="float">
            <text:p>0.677808</text:p>
          </table:table-cell>
          <table:table-cell office:value-type="float" office:value="0.664413" calcext:value-type="float">
            <text:p>0.66441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2]+10" office:value-type="float" office:value="110" calcext:value-type="float">
            <text:p>110</text:p>
          </table:table-cell>
          <table:table-cell office:value-type="float" office:value="0.67185" calcext:value-type="float">
            <text:p>0.67185</text:p>
          </table:table-cell>
          <table:table-cell table:style-name="ce2" office:value-type="float" office:value="0.670344" calcext:value-type="float">
            <text:p>0.670344</text:p>
          </table:table-cell>
          <table:table-cell table:style-name="ce5" office:value-type="float" office:value="0.657258" calcext:value-type="float">
            <text:p>0.657258</text:p>
          </table:table-cell>
          <table:table-cell office:value-type="float" office:value="0.523841" calcext:value-type="float">
            <text:p>0.523841</text:p>
          </table:table-cell>
          <table:table-cell office:value-type="float" office:value="0.674313" calcext:value-type="float">
            <text:p>0.674313</text:p>
          </table:table-cell>
          <table:table-cell table:style-name="ce2" office:value-type="float" office:value="0.64988" calcext:value-type="float">
            <text:p>0.64988</text:p>
          </table:table-cell>
          <table:table-cell table:style-name="ce2" office:value-type="float" office:value="0.65573" calcext:value-type="float">
            <text:p>0.65573</text:p>
          </table:table-cell>
          <table:table-cell table:style-name="ce2" office:value-type="float" office:value="0.644315" calcext:value-type="float">
            <text:p>0.644315</text:p>
          </table:table-cell>
          <table:table-cell table:style-name="ce5" office:value-type="float" office:value="0.676683" calcext:value-type="float">
            <text:p>0.676683</text:p>
          </table:table-cell>
          <table:table-cell office:value-type="float" office:value="0.672468" calcext:value-type="float">
            <text:p>0.672468</text:p>
          </table:table-cell>
          <table:table-cell office:value-type="float" office:value="0.675255" calcext:value-type="float">
            <text:p>0.67525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20144" calcext:value-type="float">
            <text:p>0.520144</text:p>
          </table:table-cell>
          <table:table-cell table:style-name="ce2"/>
          <table:table-cell table:style-name="ce5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3]+10" office:value-type="float" office:value="120" calcext:value-type="float">
            <text:p>120</text:p>
          </table:table-cell>
          <table:table-cell office:value-type="float" office:value="0.652944" calcext:value-type="float">
            <text:p>0.652944</text:p>
          </table:table-cell>
          <table:table-cell table:style-name="ce2" office:value-type="float" office:value="0.655398" calcext:value-type="float">
            <text:p>0.655398</text:p>
          </table:table-cell>
          <table:table-cell table:style-name="ce2" office:value-type="float" office:value="0.674851" calcext:value-type="float">
            <text:p>0.674851</text:p>
          </table:table-cell>
          <table:table-cell office:value-type="float" office:value="0.57383" calcext:value-type="float">
            <text:p>0.57383</text:p>
          </table:table-cell>
          <table:table-cell office:value-type="float" office:value="0.666949" calcext:value-type="float">
            <text:p>0.666949</text:p>
          </table:table-cell>
          <table:table-cell table:style-name="ce2" office:value-type="float" office:value="0.668719" calcext:value-type="float">
            <text:p>0.668719</text:p>
          </table:table-cell>
          <table:table-cell table:style-name="ce2" office:value-type="float" office:value="0.672885" calcext:value-type="float">
            <text:p>0.672885</text:p>
          </table:table-cell>
          <table:table-cell table:style-name="ce2" office:value-type="float" office:value="0.65754" calcext:value-type="float">
            <text:p>0.65754</text:p>
          </table:table-cell>
          <table:table-cell table:style-name="ce2" office:value-type="float" office:value="0.678334" calcext:value-type="float">
            <text:p>0.678334</text:p>
          </table:table-cell>
          <table:table-cell office:value-type="float" office:value="0.665645" calcext:value-type="float">
            <text:p>0.665645</text:p>
          </table:table-cell>
          <table:table-cell office:value-type="float" office:value="0.614957" calcext:value-type="float">
            <text:p>0.6149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587938" calcext:value-type="float">
            <text:p>0.587938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4]+10" office:value-type="float" office:value="130" calcext:value-type="float">
            <text:p>130</text:p>
          </table:table-cell>
          <table:table-cell office:value-type="float" office:value="0.66894" calcext:value-type="float">
            <text:p>0.66894</text:p>
          </table:table-cell>
          <table:table-cell table:style-name="ce7" office:value-type="float" office:value="0.674051" calcext:value-type="float">
            <text:p>0.674051</text:p>
          </table:table-cell>
          <table:table-cell table:style-name="ce2" office:value-type="float" office:value="0.67681" calcext:value-type="float">
            <text:p>0.67681</text:p>
          </table:table-cell>
          <table:table-cell office:value-type="float" office:value="0.605122" calcext:value-type="float">
            <text:p>0.605122</text:p>
          </table:table-cell>
          <table:table-cell office:value-type="float" office:value="0.675451" calcext:value-type="float">
            <text:p>0.675451</text:p>
          </table:table-cell>
          <table:table-cell table:style-name="ce2" office:value-type="float" office:value="0.673847" calcext:value-type="float">
            <text:p>0.673847</text:p>
          </table:table-cell>
          <table:table-cell table:style-name="ce2" office:value-type="float" office:value="0.691537" calcext:value-type="float">
            <text:p>0.691537</text:p>
          </table:table-cell>
          <table:table-cell table:style-name="ce7" office:value-type="float" office:value="0.673666" calcext:value-type="float">
            <text:p>0.673666</text:p>
          </table:table-cell>
          <table:table-cell table:style-name="ce2" office:value-type="float" office:value="0.649802" calcext:value-type="float">
            <text:p>0.649802</text:p>
          </table:table-cell>
          <table:table-cell office:value-type="float" office:value="0.676321" calcext:value-type="float">
            <text:p>0.676321</text:p>
          </table:table-cell>
          <table:table-cell office:value-type="float" office:value="0.670716" calcext:value-type="float">
            <text:p>0.6707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0.486865" calcext:value-type="float">
            <text:p>0.486865</text:p>
          </table:table-cell>
          <table:table-cell table:style-name="ce7"/>
          <table:table-cell table:style-name="ce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5]+10" office:value-type="float" office:value="140" calcext:value-type="float">
            <text:p>140</text:p>
          </table:table-cell>
          <table:table-cell office:value-type="float" office:value="0.67963" calcext:value-type="float">
            <text:p>0.67963</text:p>
          </table:table-cell>
          <table:table-cell table:style-name="ce2" office:value-type="float" office:value="0.681549" calcext:value-type="float">
            <text:p>0.681549</text:p>
          </table:table-cell>
          <table:table-cell table:style-name="ce2" office:value-type="float" office:value="0.677533" calcext:value-type="float">
            <text:p>0.677533</text:p>
          </table:table-cell>
          <table:table-cell office:value-type="float" office:value="0.577592" calcext:value-type="float">
            <text:p>0.577592</text:p>
          </table:table-cell>
          <table:table-cell office:value-type="float" office:value="0.660978" calcext:value-type="float">
            <text:p>0.660978</text:p>
          </table:table-cell>
          <table:table-cell table:style-name="ce2" office:value-type="float" office:value="0.672918" calcext:value-type="float">
            <text:p>0.672918</text:p>
          </table:table-cell>
          <table:table-cell table:style-name="ce2" office:value-type="float" office:value="0.649711" calcext:value-type="float">
            <text:p>0.649711</text:p>
          </table:table-cell>
          <table:table-cell table:style-name="ce2" office:value-type="float" office:value="0.676968" calcext:value-type="float">
            <text:p>0.676968</text:p>
          </table:table-cell>
          <table:table-cell table:style-name="ce2" office:value-type="float" office:value="0.681593" calcext:value-type="float">
            <text:p>0.681593</text:p>
          </table:table-cell>
          <table:table-cell office:value-type="float" office:value="0.671459" calcext:value-type="float">
            <text:p>0.671459</text:p>
          </table:table-cell>
          <table:table-cell office:value-type="float" office:value="0.66777" calcext:value-type="float">
            <text:p>0.66777</text:p>
          </table:table-cell>
          <table:table-cell table:style-name="ce2" office:value-type="float" office:value="0.499636" calcext:value-type="float">
            <text:p>0.499636</text:p>
          </table:table-cell>
          <table:table-cell table:style-name="ce2" office:value-type="float" office:value="0.509525" calcext:value-type="float">
            <text:p>0.509525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6]+10" office:value-type="float" office:value="150" calcext:value-type="float">
            <text:p>150</text:p>
          </table:table-cell>
          <table:table-cell office:value-type="float" office:value="0.647389" calcext:value-type="float">
            <text:p>0.647389</text:p>
          </table:table-cell>
          <table:table-cell table:style-name="ce2" office:value-type="float" office:value="0.666968" calcext:value-type="float">
            <text:p>0.666968</text:p>
          </table:table-cell>
          <table:table-cell table:style-name="ce2" office:value-type="float" office:value="0.646154" calcext:value-type="float">
            <text:p>0.646154</text:p>
          </table:table-cell>
          <table:table-cell office:value-type="float" office:value="0.586347" calcext:value-type="float">
            <text:p>0.586347</text:p>
          </table:table-cell>
          <table:table-cell office:value-type="float" office:value="0.674378" calcext:value-type="float">
            <text:p>0.674378</text:p>
          </table:table-cell>
          <table:table-cell table:style-name="ce2" office:value-type="float" office:value="0.675256" calcext:value-type="float">
            <text:p>0.675256</text:p>
          </table:table-cell>
          <table:table-cell table:style-name="ce2" office:value-type="float" office:value="0.636041" calcext:value-type="float">
            <text:p>0.636041</text:p>
          </table:table-cell>
          <table:table-cell table:style-name="ce2" office:value-type="float" office:value="0.676557" calcext:value-type="float">
            <text:p>0.676557</text:p>
          </table:table-cell>
          <table:table-cell table:style-name="ce2" office:value-type="float" office:value="0.667925" calcext:value-type="float">
            <text:p>0.667925</text:p>
          </table:table-cell>
          <table:table-cell office:value-type="float" office:value="0.640064" calcext:value-type="float">
            <text:p>0.640064</text:p>
          </table:table-cell>
          <table:table-cell office:value-type="float" office:value="0.667087" calcext:value-type="float">
            <text:p>0.667087</text:p>
          </table:table-cell>
          <table:table-cell table:style-name="ce2" office:value-type="float" office:value="0.58119" calcext:value-type="float">
            <text:p>0.58119</text:p>
          </table:table-cell>
          <table:table-cell table:style-name="ce2" office:value-type="float" office:value="0.583805" calcext:value-type="float">
            <text:p>0.583805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7]+10" office:value-type="float" office:value="160" calcext:value-type="float">
            <text:p>160</text:p>
          </table:table-cell>
          <table:table-cell office:value-type="float" office:value="0.691277" calcext:value-type="float">
            <text:p>0.691277</text:p>
          </table:table-cell>
          <table:table-cell table:style-name="ce7" office:value-type="float" office:value="0.694692" calcext:value-type="float">
            <text:p>0.694692</text:p>
          </table:table-cell>
          <table:table-cell table:style-name="ce2" office:value-type="float" office:value="0.689779" calcext:value-type="float">
            <text:p>0.689779</text:p>
          </table:table-cell>
          <table:table-cell table:style-name="ce5" office:value-type="float" office:value="0.603924" calcext:value-type="float">
            <text:p>0.603924</text:p>
          </table:table-cell>
          <table:table-cell table:style-name="ce5" office:value-type="float" office:value="0.697411" calcext:value-type="float">
            <text:p>0.697411</text:p>
          </table:table-cell>
          <table:table-cell table:style-name="ce2" office:value-type="float" office:value="0.687332" calcext:value-type="float">
            <text:p>0.687332</text:p>
          </table:table-cell>
          <table:table-cell table:style-name="ce2" office:value-type="float" office:value="0.686774" calcext:value-type="float">
            <text:p>0.686774</text:p>
          </table:table-cell>
          <table:table-cell table:style-name="ce7" office:value-type="float" office:value="0.684103" calcext:value-type="float">
            <text:p>0.684103</text:p>
          </table:table-cell>
          <table:table-cell table:style-name="ce2" office:value-type="float" office:value="0.679422" calcext:value-type="float">
            <text:p>0.679422</text:p>
          </table:table-cell>
          <table:table-cell table:style-name="ce5" office:value-type="float" office:value="0.678829" calcext:value-type="float">
            <text:p>0.678829</text:p>
          </table:table-cell>
          <table:table-cell table:style-name="ce5" office:value-type="float" office:value="0.659763" calcext:value-type="float">
            <text:p>0.659763</text:p>
          </table:table-cell>
          <table:table-cell table:style-name="ce2" office:value-type="float" office:value="0.596252" calcext:value-type="float">
            <text:p>0.596252</text:p>
          </table:table-cell>
          <table:table-cell table:style-name="ce2" office:value-type="float" office:value="0.618568" calcext:value-type="float">
            <text:p>0.618568</text:p>
          </table:table-cell>
          <table:table-cell table:style-name="ce8"/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8]+10" office:value-type="float" office:value="170" calcext:value-type="float">
            <text:p>170</text:p>
          </table:table-cell>
          <table:table-cell office:value-type="float" office:value="0.669718" calcext:value-type="float">
            <text:p>0.669718</text:p>
          </table:table-cell>
          <table:table-cell table:style-name="ce2" office:value-type="float" office:value="0.678297" calcext:value-type="float">
            <text:p>0.678297</text:p>
          </table:table-cell>
          <table:table-cell table:style-name="ce2" office:value-type="float" office:value="0.678223" calcext:value-type="float">
            <text:p>0.678223</text:p>
          </table:table-cell>
          <table:table-cell office:value-type="float" office:value="0.607449" calcext:value-type="float">
            <text:p>0.607449</text:p>
          </table:table-cell>
          <table:table-cell office:value-type="float" office:value="0.67771" calcext:value-type="float">
            <text:p>0.67771</text:p>
          </table:table-cell>
          <table:table-cell table:style-name="ce2" office:value-type="float" office:value="0.688569" calcext:value-type="float">
            <text:p>0.688569</text:p>
          </table:table-cell>
          <table:table-cell table:style-name="ce2" office:value-type="float" office:value="0.641225" calcext:value-type="float">
            <text:p>0.641225</text:p>
          </table:table-cell>
          <table:table-cell table:style-name="ce2" office:value-type="float" office:value="0.657572" calcext:value-type="float">
            <text:p>0.657572</text:p>
          </table:table-cell>
          <table:table-cell table:style-name="ce2" office:value-type="float" office:value="0.679846" calcext:value-type="float">
            <text:p>0.679846</text:p>
          </table:table-cell>
          <table:table-cell office:value-type="float" office:value="0.659063" calcext:value-type="float">
            <text:p>0.659063</text:p>
          </table:table-cell>
          <table:table-cell office:value-type="float" office:value="0.664619" calcext:value-type="float">
            <text:p>0.664619</text:p>
          </table:table-cell>
          <table:table-cell table:style-name="ce2" office:value-type="float" office:value="0.60029" calcext:value-type="float">
            <text:p>0.60029</text:p>
          </table:table-cell>
          <table:table-cell table:style-name="ce2" office:value-type="float" office:value="0.592974" calcext:value-type="float">
            <text:p>0.592974</text:p>
          </table:table-cell>
          <table:table-cell table:style-name="ce2" table:number-columns-repeated="2"/>
          <table:table-cell table:number-columns-repeated="2"/>
          <table:table-cell table:style-name="ce2" table:number-columns-repeated="2"/>
          <table:table-cell table:number-columns-repeated="1003"/>
        </table:table-row>
        <table:table-row table:style-name="ro1">
          <table:table-cell table:formula="of:=[.A19]+10" office:value-type="float" office:value="180" calcext:value-type="float">
            <text:p>180</text:p>
          </table:table-cell>
          <table:table-cell office:value-type="float" office:value="0.685777" calcext:value-type="float">
            <text:p>0.685777</text:p>
          </table:table-cell>
          <table:table-cell table:style-name="ce2" office:value-type="float" office:value="0.692032" calcext:value-type="float">
            <text:p>0.692032</text:p>
          </table:table-cell>
          <table:table-cell table:style-name="ce2" office:value-type="float" office:value="0.68834" calcext:value-type="float">
            <text:p>0.68834</text:p>
          </table:table-cell>
          <table:table-cell office:value-type="float" office:value="0.605865" calcext:value-type="float">
            <text:p>0.605865</text:p>
          </table:table-cell>
          <table:table-cell office:value-type="float" office:value="0.695746" calcext:value-type="float">
            <text:p>0.695746</text:p>
          </table:table-cell>
          <table:table-cell office:value-type="float" office:value="0.654471" calcext:value-type="float">
            <text:p>0.654471</text:p>
          </table:table-cell>
          <table:table-cell office:value-type="float" office:value="0.671586" calcext:value-type="float">
            <text:p>0.671586</text:p>
          </table:table-cell>
          <table:table-cell office:value-type="float" office:value="0.614615" calcext:value-type="float">
            <text:p>0.614615</text:p>
          </table:table-cell>
          <table:table-cell office:value-type="float" office:value="0.692109" calcext:value-type="float">
            <text:p>0.692109</text:p>
          </table:table-cell>
          <table:table-cell office:value-type="float" office:value="0.669935" calcext:value-type="float">
            <text:p>0.669935</text:p>
          </table:table-cell>
          <table:table-cell office:value-type="float" office:value="0.651737" calcext:value-type="float">
            <text:p>0.651737</text:p>
          </table:table-cell>
          <table:table-cell office:value-type="float" office:value="0.617378" calcext:value-type="float">
            <text:p>0.617378</text:p>
          </table:table-cell>
          <table:table-cell office:value-type="float" office:value="0.625768" calcext:value-type="float">
            <text:p>0.625768</text:p>
          </table:table-cell>
          <table:table-cell table:number-columns-repeated="1009"/>
        </table:table-row>
        <table:table-row table:style-name="ro1">
          <table:table-cell table:formula="of:=[.A20]+10" office:value-type="float" office:value="190" calcext:value-type="float">
            <text:p>190</text:p>
          </table:table-cell>
          <table:table-cell office:value-type="float" office:value="0.673923" calcext:value-type="float">
            <text:p>0.673923</text:p>
          </table:table-cell>
          <table:table-cell table:style-name="ce2" office:value-type="float" office:value="0.687786" calcext:value-type="float">
            <text:p>0.687786</text:p>
          </table:table-cell>
          <table:table-cell table:style-name="ce2" office:value-type="float" office:value="0.683059" calcext:value-type="float">
            <text:p>0.683059</text:p>
          </table:table-cell>
          <table:table-cell office:value-type="float" office:value="0.583883" calcext:value-type="float">
            <text:p>0.583883</text:p>
          </table:table-cell>
          <table:table-cell office:value-type="float" office:value="0.684988" calcext:value-type="float">
            <text:p>0.684988</text:p>
          </table:table-cell>
          <table:table-cell office:value-type="float" office:value="0.672028" calcext:value-type="float">
            <text:p>0.672028</text:p>
          </table:table-cell>
          <table:table-cell office:value-type="float" office:value="0.631199" calcext:value-type="float">
            <text:p>0.631199</text:p>
          </table:table-cell>
          <table:table-cell office:value-type="float" office:value="0.680119" calcext:value-type="float">
            <text:p>0.680119</text:p>
          </table:table-cell>
          <table:table-cell office:value-type="float" office:value="0.675547" calcext:value-type="float">
            <text:p>0.675547</text:p>
          </table:table-cell>
          <table:table-cell office:value-type="float" office:value="0.693611" calcext:value-type="float">
            <text:p>0.693611</text:p>
          </table:table-cell>
          <table:table-cell office:value-type="float" office:value="0.68582" calcext:value-type="float">
            <text:p>0.68582</text:p>
          </table:table-cell>
          <table:table-cell office:value-type="float" office:value="0.631472" calcext:value-type="float">
            <text:p>0.631472</text:p>
          </table:table-cell>
          <table:table-cell table:style-name="ce5" office:value-type="float" office:value="0.625719" calcext:value-type="float">
            <text:p>0.625719</text:p>
          </table:table-cell>
          <table:table-cell table:number-columns-repeated="1009"/>
        </table:table-row>
        <table:table-row table:style-name="ro1">
          <table:table-cell table:formula="of:=[.A21]+10" office:value-type="float" office:value="200" calcext:value-type="float">
            <text:p>200</text:p>
          </table:table-cell>
          <table:table-cell office:value-type="float" office:value="0.699915" calcext:value-type="float">
            <text:p>0.699915</text:p>
          </table:table-cell>
          <table:table-cell table:style-name="ce2" office:value-type="float" office:value="0.648962" calcext:value-type="float">
            <text:p>0.648962</text:p>
          </table:table-cell>
          <table:table-cell table:style-name="ce2" office:value-type="float" office:value="0.640315" calcext:value-type="float">
            <text:p>0.640315</text:p>
          </table:table-cell>
          <table:table-cell office:value-type="float" office:value="0.594881" calcext:value-type="float">
            <text:p>0.594881</text:p>
          </table:table-cell>
          <table:table-cell office:value-type="float" office:value="0.680141" calcext:value-type="float">
            <text:p>0.680141</text:p>
          </table:table-cell>
          <table:table-cell office:value-type="float" office:value="0.669245" calcext:value-type="float">
            <text:p>0.669245</text:p>
          </table:table-cell>
          <table:table-cell office:value-type="float" office:value="0.671078" calcext:value-type="float">
            <text:p>0.671078</text:p>
          </table:table-cell>
          <table:table-cell office:value-type="float" office:value="0.691105" calcext:value-type="float">
            <text:p>0.691105</text:p>
          </table:table-cell>
          <table:table-cell office:value-type="float" office:value="0.682088" calcext:value-type="float">
            <text:p>0.682088</text:p>
          </table:table-cell>
          <table:table-cell office:value-type="float" office:value="0.688456" calcext:value-type="float">
            <text:p>0.688456</text:p>
          </table:table-cell>
          <table:table-cell office:value-type="float" office:value="0.681076" calcext:value-type="float">
            <text:p>0.681076</text:p>
          </table:table-cell>
          <table:table-cell office:value-type="float" office:value="0.639032" calcext:value-type="float">
            <text:p>0.639032</text:p>
          </table:table-cell>
          <table:table-cell office:value-type="float" office:value="0.588632" calcext:value-type="float">
            <text:p>0.588632</text:p>
          </table:table-cell>
          <table:table-cell table:number-columns-repeated="1009"/>
        </table:table-row>
        <table:table-row table:style-name="ro1">
          <table:table-cell table:formula="of:=[.A22]+10" office:value-type="float" office:value="210" calcext:value-type="float">
            <text:p>210</text:p>
          </table:table-cell>
          <table:table-cell office:value-type="float" office:value="0.67201" calcext:value-type="float">
            <text:p>0.67201</text:p>
          </table:table-cell>
          <table:table-cell table:style-name="ce2" office:value-type="float" office:value="0.663536" calcext:value-type="float">
            <text:p>0.663536</text:p>
          </table:table-cell>
          <table:table-cell table:style-name="ce2" office:value-type="float" office:value="0.654963" calcext:value-type="float">
            <text:p>0.654963</text:p>
          </table:table-cell>
          <table:table-cell office:value-type="float" office:value="0.552982" calcext:value-type="float">
            <text:p>0.552982</text:p>
          </table:table-cell>
          <table:table-cell office:value-type="float" office:value="0.635872" calcext:value-type="float">
            <text:p>0.635872</text:p>
          </table:table-cell>
          <table:table-cell office:value-type="float" office:value="0.67091" calcext:value-type="float">
            <text:p>0.67091</text:p>
          </table:table-cell>
          <table:table-cell office:value-type="float" office:value="0.661469" calcext:value-type="float">
            <text:p>0.661469</text:p>
          </table:table-cell>
          <table:table-cell office:value-type="float" office:value="0.689477" calcext:value-type="float">
            <text:p>0.689477</text:p>
          </table:table-cell>
          <table:table-cell table:style-name="ce5" office:value-type="float" office:value="0.636227" calcext:value-type="float">
            <text:p>0.636227</text:p>
          </table:table-cell>
          <table:table-cell office:value-type="float" office:value="0.68511" calcext:value-type="float">
            <text:p>0.68511</text:p>
          </table:table-cell>
          <table:table-cell office:value-type="float" office:value="0.66" calcext:value-type="float">
            <text:p>0.66</text:p>
          </table:table-cell>
          <table:table-cell office:value-type="float" office:value="0.645535" calcext:value-type="float">
            <text:p>0.645535</text:p>
          </table:table-cell>
          <table:table-cell office:value-type="float" office:value="0.625767" calcext:value-type="float">
            <text:p>0.625767</text:p>
          </table:table-cell>
          <table:table-cell table:number-columns-repeated="1009"/>
        </table:table-row>
        <table:table-row table:style-name="ro1">
          <table:table-cell table:formula="of:=[.A23]+10" office:value-type="float" office:value="220" calcext:value-type="float">
            <text:p>220</text:p>
          </table:table-cell>
          <table:table-cell office:value-type="float" office:value="0.693688" calcext:value-type="float">
            <text:p>0.693688</text:p>
          </table:table-cell>
          <table:table-cell table:style-name="ce5" office:value-type="float" office:value="0.68215" calcext:value-type="float">
            <text:p>0.68215</text:p>
          </table:table-cell>
          <table:table-cell table:style-name="ce2" office:value-type="float" office:value="0.686023" calcext:value-type="float">
            <text:p>0.686023</text:p>
          </table:table-cell>
          <table:table-cell office:value-type="float" office:value="0.588897" calcext:value-type="float">
            <text:p>0.588897</text:p>
          </table:table-cell>
          <table:table-cell office:value-type="float" office:value="0.66265" calcext:value-type="float">
            <text:p>0.66265</text:p>
          </table:table-cell>
          <table:table-cell office:value-type="float" office:value="0.688515" calcext:value-type="float">
            <text:p>0.688515</text:p>
          </table:table-cell>
          <table:table-cell office:value-type="float" office:value="0.662158" calcext:value-type="float">
            <text:p>0.662158</text:p>
          </table:table-cell>
          <table:table-cell office:value-type="float" office:value="0.690489" calcext:value-type="float">
            <text:p>0.690489</text:p>
          </table:table-cell>
          <table:table-cell office:value-type="float" office:value="0.694252" calcext:value-type="float">
            <text:p>0.694252</text:p>
          </table:table-cell>
          <table:table-cell office:value-type="float" office:value="0.687414" calcext:value-type="float">
            <text:p>0.687414</text:p>
          </table:table-cell>
          <table:table-cell table:style-name="ce5" office:value-type="float" office:value="0.658258" calcext:value-type="float">
            <text:p>0.658258</text:p>
          </table:table-cell>
          <table:table-cell office:value-type="float" office:value="0.650163" calcext:value-type="float">
            <text:p>0.650163</text:p>
          </table:table-cell>
          <table:table-cell office:value-type="float" office:value="0.629566" calcext:value-type="float">
            <text:p>0.629566</text:p>
          </table:table-cell>
          <table:table-cell table:number-columns-repeated="1009"/>
        </table:table-row>
        <table:table-row table:style-name="ro1">
          <table:table-cell table:formula="of:=[.A24]+10" office:value-type="float" office:value="230" calcext:value-type="float">
            <text:p>230</text:p>
          </table:table-cell>
          <table:table-cell office:value-type="float" office:value="0.698474" calcext:value-type="float">
            <text:p>0.698474</text:p>
          </table:table-cell>
          <table:table-cell table:style-name="ce2" office:value-type="float" office:value="0.707615" calcext:value-type="float">
            <text:p>0.707615</text:p>
          </table:table-cell>
          <table:table-cell table:style-name="ce2" office:value-type="float" office:value="0.689735" calcext:value-type="float">
            <text:p>0.689735</text:p>
          </table:table-cell>
          <table:table-cell office:value-type="float" office:value="0.586525" calcext:value-type="float">
            <text:p>0.586525</text:p>
          </table:table-cell>
          <table:table-cell office:value-type="float" office:value="0.685455" calcext:value-type="float">
            <text:p>0.685455</text:p>
          </table:table-cell>
          <table:table-cell office:value-type="float" office:value="0.686104" calcext:value-type="float">
            <text:p>0.686104</text:p>
          </table:table-cell>
          <table:table-cell office:value-type="float" office:value="0.672131" calcext:value-type="float">
            <text:p>0.672131</text:p>
          </table:table-cell>
          <table:table-cell office:value-type="float" office:value="0.684177" calcext:value-type="float">
            <text:p>0.684177</text:p>
          </table:table-cell>
          <table:table-cell office:value-type="float" office:value="0.69265" calcext:value-type="float">
            <text:p>0.69265</text:p>
          </table:table-cell>
          <table:table-cell office:value-type="float" office:value="0.694416" calcext:value-type="float">
            <text:p>0.694416</text:p>
          </table:table-cell>
          <table:table-cell office:value-type="float" office:value="0.684033" calcext:value-type="float">
            <text:p>0.684033</text:p>
          </table:table-cell>
          <table:table-cell office:value-type="float" office:value="0.655052" calcext:value-type="float">
            <text:p>0.655052</text:p>
          </table:table-cell>
          <table:table-cell office:value-type="float" office:value="0.630751" calcext:value-type="float">
            <text:p>0.630751</text:p>
          </table:table-cell>
          <table:table-cell table:number-columns-repeated="1009"/>
        </table:table-row>
        <table:table-row table:style-name="ro1">
          <table:table-cell table:formula="of:=[.A25]+10" office:value-type="float" office:value="240" calcext:value-type="float">
            <text:p>240</text:p>
          </table:table-cell>
          <table:table-cell office:value-type="float" office:value="0.680417" calcext:value-type="float">
            <text:p>0.680417</text:p>
          </table:table-cell>
          <table:table-cell table:style-name="ce2" office:value-type="float" office:value="0.707904" calcext:value-type="float">
            <text:p>0.707904</text:p>
          </table:table-cell>
          <table:table-cell table:style-name="ce2" office:value-type="float" office:value="0.669822" calcext:value-type="float">
            <text:p>0.669822</text:p>
          </table:table-cell>
          <table:table-cell office:value-type="float" office:value="0.585134" calcext:value-type="float">
            <text:p>0.585134</text:p>
          </table:table-cell>
          <table:table-cell office:value-type="float" office:value="0.672181" calcext:value-type="float">
            <text:p>0.672181</text:p>
          </table:table-cell>
          <table:table-cell office:value-type="float" office:value="0.673422" calcext:value-type="float">
            <text:p>0.673422</text:p>
          </table:table-cell>
          <table:table-cell office:value-type="float" office:value="0.67031" calcext:value-type="float">
            <text:p>0.67031</text:p>
          </table:table-cell>
          <table:table-cell office:value-type="float" office:value="0.697002" calcext:value-type="float">
            <text:p>0.697002</text:p>
          </table:table-cell>
          <table:table-cell office:value-type="float" office:value="0.67976" calcext:value-type="float">
            <text:p>0.67976</text:p>
          </table:table-cell>
          <table:table-cell office:value-type="float" office:value="0.641403" calcext:value-type="float">
            <text:p>0.641403</text:p>
          </table:table-cell>
          <table:table-cell office:value-type="float" office:value="0.68988" calcext:value-type="float">
            <text:p>0.68988</text:p>
          </table:table-cell>
          <table:table-cell office:value-type="float" office:value="0.652453" calcext:value-type="float">
            <text:p>0.652453</text:p>
          </table:table-cell>
          <table:table-cell office:value-type="float" office:value="0.633015" calcext:value-type="float">
            <text:p>0.633015</text:p>
          </table:table-cell>
          <table:table-cell table:number-columns-repeated="1009"/>
        </table:table-row>
        <table:table-row table:style-name="ro1">
          <table:table-cell table:formula="of:=[.A26]+10" office:value-type="float" office:value="250" calcext:value-type="float">
            <text:p>250</text:p>
          </table:table-cell>
          <table:table-cell office:value-type="float" office:value="0.69713" calcext:value-type="float">
            <text:p>0.69713</text:p>
          </table:table-cell>
          <table:table-cell table:style-name="ce2" office:value-type="float" office:value="0.672899" calcext:value-type="float">
            <text:p>0.672899</text:p>
          </table:table-cell>
          <table:table-cell table:style-name="ce2" office:value-type="float" office:value="0.693254" calcext:value-type="float">
            <text:p>0.693254</text:p>
          </table:table-cell>
          <table:table-cell office:value-type="float" office:value="0.598331" calcext:value-type="float">
            <text:p>0.598331</text:p>
          </table:table-cell>
          <table:table-cell office:value-type="float" office:value="0.675716" calcext:value-type="float">
            <text:p>0.675716</text:p>
          </table:table-cell>
          <table:table-cell office:value-type="float" office:value="0.651598" calcext:value-type="float">
            <text:p>0.651598</text:p>
          </table:table-cell>
          <table:table-cell office:value-type="float" office:value="0.680567" calcext:value-type="float">
            <text:p>0.680567</text:p>
          </table:table-cell>
          <table:table-cell office:value-type="float" office:value="0.695267" calcext:value-type="float">
            <text:p>0.695267</text:p>
          </table:table-cell>
          <table:table-cell office:value-type="float" office:value="0.685702" calcext:value-type="float">
            <text:p>0.685702</text:p>
          </table:table-cell>
          <table:table-cell office:value-type="float" office:value="0.678105" calcext:value-type="float">
            <text:p>0.678105</text:p>
          </table:table-cell>
          <table:table-cell office:value-type="float" office:value="0.668924" calcext:value-type="float">
            <text:p>0.668924</text:p>
          </table:table-cell>
          <table:table-cell office:value-type="float" office:value="0.662545" calcext:value-type="float">
            <text:p>0.662545</text:p>
          </table:table-cell>
          <table:table-cell table:number-columns-repeated="1010"/>
        </table:table-row>
        <table:table-row table:style-name="ro1">
          <table:table-cell table:formula="of:=[.A27]+10" office:value-type="float" office:value="260" calcext:value-type="float">
            <text:p>260</text:p>
          </table:table-cell>
          <table:table-cell office:value-type="float" office:value="0.686492" calcext:value-type="float">
            <text:p>0.686492</text:p>
          </table:table-cell>
          <table:table-cell table:style-name="ce2" office:value-type="float" office:value="0.692197" calcext:value-type="float">
            <text:p>0.692197</text:p>
          </table:table-cell>
          <table:table-cell table:style-name="ce2" office:value-type="float" office:value="0.673284" calcext:value-type="float">
            <text:p>0.673284</text:p>
          </table:table-cell>
          <table:table-cell office:value-type="float" office:value="0.603467" calcext:value-type="float">
            <text:p>0.603467</text:p>
          </table:table-cell>
          <table:table-cell office:value-type="float" office:value="0.704563" calcext:value-type="float">
            <text:p>0.704563</text:p>
          </table:table-cell>
          <table:table-cell office:value-type="float" office:value="0.677828" calcext:value-type="float">
            <text:p>0.677828</text:p>
          </table:table-cell>
          <table:table-cell office:value-type="float" office:value="0.685358" calcext:value-type="float">
            <text:p>0.685358</text:p>
          </table:table-cell>
          <table:table-cell office:value-type="float" office:value="0.647878" calcext:value-type="float">
            <text:p>0.647878</text:p>
          </table:table-cell>
          <table:table-cell office:value-type="float" office:value="0.68599" calcext:value-type="float">
            <text:p>0.68599</text:p>
          </table:table-cell>
          <table:table-cell office:value-type="float" office:value="0.682342" calcext:value-type="float">
            <text:p>0.682342</text:p>
          </table:table-cell>
          <table:table-cell table:style-name="ce5" office:value-type="float" office:value="0.682175" calcext:value-type="float">
            <text:p>0.682175</text:p>
          </table:table-cell>
          <table:table-cell office:value-type="float" office:value="0.662735" calcext:value-type="float">
            <text:p>0.662735</text:p>
          </table:table-cell>
          <table:table-cell table:number-columns-repeated="1010"/>
        </table:table-row>
        <table:table-row table:style-name="ro1">
          <table:table-cell table:formula="of:=[.A28]+10" office:value-type="float" office:value="270" calcext:value-type="float">
            <text:p>270</text:p>
          </table:table-cell>
          <table:table-cell office:value-type="float" office:value="0.695406" calcext:value-type="float">
            <text:p>0.695406</text:p>
          </table:table-cell>
          <table:table-cell table:style-name="ce2" office:value-type="float" office:value="0.697559" calcext:value-type="float">
            <text:p>0.697559</text:p>
          </table:table-cell>
          <table:table-cell table:style-name="ce2" office:value-type="float" office:value="0.683051" calcext:value-type="float">
            <text:p>0.683051</text:p>
          </table:table-cell>
          <table:table-cell office:value-type="float" office:value="0.580843" calcext:value-type="float">
            <text:p>0.580843</text:p>
          </table:table-cell>
          <table:table-cell office:value-type="float" office:value="0.703919" calcext:value-type="float">
            <text:p>0.703919</text:p>
          </table:table-cell>
          <table:table-cell office:value-type="float" office:value="0.639976" calcext:value-type="float">
            <text:p>0.639976</text:p>
          </table:table-cell>
          <table:table-cell office:value-type="float" office:value="0.654053" calcext:value-type="float">
            <text:p>0.654053</text:p>
          </table:table-cell>
          <table:table-cell office:value-type="float" office:value="0.676996" calcext:value-type="float">
            <text:p>0.676996</text:p>
          </table:table-cell>
          <table:table-cell office:value-type="float" office:value="0.679767" calcext:value-type="float">
            <text:p>0.679767</text:p>
          </table:table-cell>
          <table:table-cell office:value-type="float" office:value="0.686278" calcext:value-type="float">
            <text:p>0.686278</text:p>
          </table:table-cell>
          <table:table-cell office:value-type="float" office:value="0.652066" calcext:value-type="float">
            <text:p>0.652066</text:p>
          </table:table-cell>
          <table:table-cell office:value-type="float" office:value="0.657017" calcext:value-type="float">
            <text:p>0.657017</text:p>
          </table:table-cell>
          <table:table-cell table:number-columns-repeated="1010"/>
        </table:table-row>
        <table:table-row table:style-name="ro1">
          <table:table-cell table:formula="of:=[.A29]+10" office:value-type="float" office:value="280" calcext:value-type="float">
            <text:p>280</text:p>
          </table:table-cell>
          <table:table-cell table:style-name="Default" office:value-type="float" office:value="0.682514" calcext:value-type="float">
            <text:p>0.682514</text:p>
          </table:table-cell>
          <table:table-cell office:value-type="float" office:value="0.669148" calcext:value-type="float">
            <text:p>0.669148</text:p>
          </table:table-cell>
          <table:table-cell office:value-type="float" office:value="0.695647" calcext:value-type="float">
            <text:p>0.695647</text:p>
          </table:table-cell>
          <table:table-cell office:value-type="float" office:value="0.586735" calcext:value-type="float">
            <text:p>0.586735</text:p>
          </table:table-cell>
          <table:table-cell office:value-type="float" office:value="0.683489" calcext:value-type="float">
            <text:p>0.683489</text:p>
          </table:table-cell>
          <table:table-cell office:value-type="float" office:value="0.681431" calcext:value-type="float">
            <text:p>0.681431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644782" calcext:value-type="float">
            <text:p>0.644782</text:p>
          </table:table-cell>
          <table:table-cell office:value-type="float" office:value="0.691273" calcext:value-type="float">
            <text:p>0.691273</text:p>
          </table:table-cell>
          <table:table-cell office:value-type="float" office:value="0.663604" calcext:value-type="float">
            <text:p>0.663604</text:p>
          </table:table-cell>
          <table:table-cell office:value-type="float" office:value="0.69436" calcext:value-type="float">
            <text:p>0.69436</text:p>
          </table:table-cell>
          <table:table-cell office:value-type="float" office:value="0.661409" calcext:value-type="float">
            <text:p>0.661409</text:p>
          </table:table-cell>
          <table:table-cell table:number-columns-repeated="1010"/>
        </table:table-row>
        <table:table-row table:style-name="ro1">
          <table:table-cell table:formula="of:=[.A30]+10" office:value-type="float" office:value="290" calcext:value-type="float">
            <text:p>290</text:p>
          </table:table-cell>
          <table:table-cell table:style-name="Default" office:value-type="float" office:value="0.688601" calcext:value-type="float">
            <text:p>0.688601</text:p>
          </table:table-cell>
          <table:table-cell office:value-type="float" office:value="0.702898" calcext:value-type="float">
            <text:p>0.702898</text:p>
          </table:table-cell>
          <table:table-cell office:value-type="float" office:value="0.685651" calcext:value-type="float">
            <text:p>0.685651</text:p>
          </table:table-cell>
          <table:table-cell office:value-type="float" office:value="0.609195" calcext:value-type="float">
            <text:p>0.609195</text:p>
          </table:table-cell>
          <table:table-cell office:value-type="float" office:value="0.707931" calcext:value-type="float">
            <text:p>0.707931</text:p>
          </table:table-cell>
          <table:table-cell office:value-type="float" office:value="0.690129" calcext:value-type="float">
            <text:p>0.690129</text:p>
          </table:table-cell>
          <table:table-cell office:value-type="float" office:value="0.659389" calcext:value-type="float">
            <text:p>0.659389</text:p>
          </table:table-cell>
          <table:table-cell office:value-type="float" office:value="0.683256" calcext:value-type="float">
            <text:p>0.683256</text:p>
          </table:table-cell>
          <table:table-cell office:value-type="float" office:value="0.663514" calcext:value-type="float">
            <text:p>0.663514</text:p>
          </table:table-cell>
          <table:table-cell office:value-type="float" office:value="0.679066" calcext:value-type="float">
            <text:p>0.679066</text:p>
          </table:table-cell>
          <table:table-cell table:style-name="ce5" office:value-type="float" office:value="0.686469" calcext:value-type="float">
            <text:p>0.686469</text:p>
          </table:table-cell>
          <table:table-cell office:value-type="float" office:value="0.659079" calcext:value-type="float">
            <text:p>0.659079</text:p>
          </table:table-cell>
          <table:table-cell table:number-columns-repeated="1010"/>
        </table:table-row>
        <table:table-row table:style-name="ro1">
          <table:table-cell table:formula="of:=[.A31]+10" office:value-type="float" office:value="300" calcext:value-type="float">
            <text:p>300</text:p>
          </table:table-cell>
          <table:table-cell table:style-name="Default" office:value-type="float" office:value="0.661736" calcext:value-type="float">
            <text:p>0.661736</text:p>
          </table:table-cell>
          <table:table-cell office:value-type="float" office:value="0.708609" calcext:value-type="float">
            <text:p>0.708609</text:p>
          </table:table-cell>
          <table:table-cell office:value-type="float" office:value="0.662833" calcext:value-type="float">
            <text:p>0.662833</text:p>
          </table:table-cell>
          <table:table-cell office:value-type="float" office:value="0.617886" calcext:value-type="float">
            <text:p>0.617886</text:p>
          </table:table-cell>
          <table:table-cell office:value-type="float" office:value="0.677665" calcext:value-type="float">
            <text:p>0.677665</text:p>
          </table:table-cell>
          <table:table-cell office:value-type="float" office:value="0.653908" calcext:value-type="float">
            <text:p>0.653908</text:p>
          </table:table-cell>
          <table:table-cell office:value-type="float" office:value="0.686565" calcext:value-type="float">
            <text:p>0.686565</text:p>
          </table:table-cell>
          <table:table-cell office:value-type="float" office:value="0.653304" calcext:value-type="float">
            <text:p>0.653304</text:p>
          </table:table-cell>
          <table:table-cell office:value-type="float" office:value="0.698758" calcext:value-type="float">
            <text:p>0.698758</text:p>
          </table:table-cell>
          <table:table-cell office:value-type="float" office:value="0.673631" calcext:value-type="float">
            <text:p>0.673631</text:p>
          </table:table-cell>
          <table:table-cell office:value-type="float" office:value="0.650305" calcext:value-type="float">
            <text:p>0.650305</text:p>
          </table:table-cell>
          <table:table-cell table:style-name="ce5" office:value-type="float" office:value="0.674364" calcext:value-type="float">
            <text:p>0.674364</text:p>
          </table:table-cell>
          <table:table-cell table:number-columns-repeated="1010"/>
        </table:table-row>
        <table:table-row table:style-name="ro1">
          <table:table-cell table:formula="of:=[.A32]+10" office:value-type="float" office:value="310" calcext:value-type="float">
            <text:p>310</text:p>
          </table:table-cell>
          <table:table-cell table:style-name="Default" office:value-type="float" office:value="0.669886" calcext:value-type="float">
            <text:p>0.669886</text:p>
          </table:table-cell>
          <table:table-cell office:value-type="float" office:value="0.660532" calcext:value-type="float">
            <text:p>0.660532</text:p>
          </table:table-cell>
          <table:table-cell office:value-type="float" office:value="0.662993" calcext:value-type="float">
            <text:p>0.662993</text:p>
          </table:table-cell>
          <table:table-cell office:value-type="float" office:value="0.610353" calcext:value-type="float">
            <text:p>0.610353</text:p>
          </table:table-cell>
          <table:table-cell office:value-type="float" office:value="0.677892" calcext:value-type="float">
            <text:p>0.677892</text:p>
          </table:table-cell>
          <table:table-cell office:value-type="float" office:value="0.695555" calcext:value-type="float">
            <text:p>0.695555</text:p>
          </table:table-cell>
          <table:table-cell office:value-type="float" office:value="0.65736" calcext:value-type="float">
            <text:p>0.65736</text:p>
          </table:table-cell>
          <table:table-cell office:value-type="float" office:value="0.676067" calcext:value-type="float">
            <text:p>0.676067</text:p>
          </table:table-cell>
          <table:table-cell office:value-type="float" office:value="0.690732" calcext:value-type="float">
            <text:p>0.690732</text:p>
          </table:table-cell>
          <table:table-cell office:value-type="float" office:value="0.68295" calcext:value-type="float">
            <text:p>0.68295</text:p>
          </table:table-cell>
          <table:table-cell office:value-type="float" office:value="0.650304" calcext:value-type="float">
            <text:p>0.650304</text:p>
          </table:table-cell>
          <table:table-cell office:value-type="float" office:value="0.66874" calcext:value-type="float">
            <text:p>0.66874</text:p>
          </table:table-cell>
          <table:table-cell table:number-columns-repeated="1010"/>
        </table:table-row>
        <table:table-row table:style-name="ro1">
          <table:table-cell table:formula="of:=[.A33]+10" office:value-type="float" office:value="320" calcext:value-type="float">
            <text:p>320</text:p>
          </table:table-cell>
          <table:table-cell table:style-name="Default" office:value-type="float" office:value="0.675511" calcext:value-type="float">
            <text:p>0.675511</text:p>
          </table:table-cell>
          <table:table-cell office:value-type="float" office:value="0.699593" calcext:value-type="float">
            <text:p>0.699593</text:p>
          </table:table-cell>
          <table:table-cell office:value-type="float" office:value="0.69017" calcext:value-type="float">
            <text:p>0.69017</text:p>
          </table:table-cell>
          <table:table-cell office:value-type="float" office:value="0.601477" calcext:value-type="float">
            <text:p>0.601477</text:p>
          </table:table-cell>
          <table:table-cell office:value-type="float" office:value="0.695201" calcext:value-type="float">
            <text:p>0.695201</text:p>
          </table:table-cell>
          <table:table-cell office:value-type="float" office:value="0.673862" calcext:value-type="float">
            <text:p>0.673862</text:p>
          </table:table-cell>
          <table:table-cell office:value-type="float" office:value="0.670041" calcext:value-type="float">
            <text:p>0.670041</text:p>
          </table:table-cell>
          <table:table-cell office:value-type="float" office:value="0.696412" calcext:value-type="float">
            <text:p>0.696412</text:p>
          </table:table-cell>
          <table:table-cell office:value-type="float" office:value="0.687677" calcext:value-type="float">
            <text:p>0.687677</text:p>
          </table:table-cell>
          <table:table-cell office:value-type="float" office:value="0.655506" calcext:value-type="float">
            <text:p>0.655506</text:p>
          </table:table-cell>
          <table:table-cell office:value-type="float" office:value="0.675645" calcext:value-type="float">
            <text:p>0.675645</text:p>
          </table:table-cell>
          <table:table-cell office:value-type="float" office:value="0.671314" calcext:value-type="float">
            <text:p>0.671314</text:p>
          </table:table-cell>
          <table:table-cell table:number-columns-repeated="1010"/>
        </table:table-row>
        <table:table-row table:style-name="ro1">
          <table:table-cell table:formula="of:=[.A34]+10" office:value-type="float" office:value="330" calcext:value-type="float">
            <text:p>330</text:p>
          </table:table-cell>
          <table:table-cell table:style-name="Default" office:value-type="float" office:value="0.684284" calcext:value-type="float">
            <text:p>0.684284</text:p>
          </table:table-cell>
          <table:table-cell office:value-type="float" office:value="0.677566" calcext:value-type="float">
            <text:p>0.677566</text:p>
          </table:table-cell>
          <table:table-cell office:value-type="float" office:value="0.692847" calcext:value-type="float">
            <text:p>0.692847</text:p>
          </table:table-cell>
          <table:table-cell office:value-type="float" office:value="0.607929" calcext:value-type="float">
            <text:p>0.607929</text:p>
          </table:table-cell>
          <table:table-cell office:value-type="float" office:value="0.705246" calcext:value-type="float">
            <text:p>0.705246</text:p>
          </table:table-cell>
          <table:table-cell office:value-type="float" office:value="0.682259" calcext:value-type="float">
            <text:p>0.682259</text:p>
          </table:table-cell>
          <table:table-cell office:value-type="float" office:value="0.670186" calcext:value-type="float">
            <text:p>0.670186</text:p>
          </table:table-cell>
          <table:table-cell office:value-type="float" office:value="0.680983" calcext:value-type="float">
            <text:p>0.680983</text:p>
          </table:table-cell>
          <table:table-cell office:value-type="float" office:value="0.688987" calcext:value-type="float">
            <text:p>0.688987</text:p>
          </table:table-cell>
          <table:table-cell office:value-type="float" office:value="0.681694" calcext:value-type="float">
            <text:p>0.681694</text:p>
          </table:table-cell>
          <table:table-cell office:value-type="float" office:value="0.671647" calcext:value-type="float">
            <text:p>0.671647</text:p>
          </table:table-cell>
          <table:table-cell table:number-columns-repeated="1011"/>
        </table:table-row>
        <table:table-row table:style-name="ro1">
          <table:table-cell table:formula="of:=[.A35]+10" office:value-type="float" office:value="340" calcext:value-type="float">
            <text:p>340</text:p>
          </table:table-cell>
          <table:table-cell table:style-name="Default" office:value-type="float" office:value="0.675009" calcext:value-type="float">
            <text:p>0.675009</text:p>
          </table:table-cell>
          <table:table-cell office:value-type="float" office:value="0.67638" calcext:value-type="float">
            <text:p>0.67638</text:p>
          </table:table-cell>
          <table:table-cell office:value-type="float" office:value="0.695606" calcext:value-type="float">
            <text:p>0.695606</text:p>
          </table:table-cell>
          <table:table-cell office:value-type="float" office:value="0.596294" calcext:value-type="float">
            <text:p>0.596294</text:p>
          </table:table-cell>
          <table:table-cell office:value-type="float" office:value="0.708694" calcext:value-type="float">
            <text:p>0.708694</text:p>
          </table:table-cell>
          <table:table-cell office:value-type="float" office:value="0.671246" calcext:value-type="float">
            <text:p>0.671246</text:p>
          </table:table-cell>
          <table:table-cell office:value-type="float" office:value="0.677464" calcext:value-type="float">
            <text:p>0.677464</text:p>
          </table:table-cell>
          <table:table-cell office:value-type="float" office:value="0.634065" calcext:value-type="float">
            <text:p>0.634065</text:p>
          </table:table-cell>
          <table:table-cell office:value-type="float" office:value="0.700088" calcext:value-type="float">
            <text:p>0.700088</text:p>
          </table:table-cell>
          <table:table-cell office:value-type="float" office:value="0.681253" calcext:value-type="float">
            <text:p>0.681253</text:p>
          </table:table-cell>
          <table:table-cell office:value-type="float" office:value="0.675278" calcext:value-type="float">
            <text:p>0.675278</text:p>
          </table:table-cell>
          <table:table-cell table:number-columns-repeated="1011"/>
        </table:table-row>
        <table:table-row table:style-name="ro1">
          <table:table-cell table:formula="of:=[.A36]+10" office:value-type="float" office:value="350" calcext:value-type="float">
            <text:p>350</text:p>
          </table:table-cell>
          <table:table-cell table:style-name="Default" office:value-type="float" office:value="0.701415" calcext:value-type="float">
            <text:p>0.701415</text:p>
          </table:table-cell>
          <table:table-cell office:value-type="float" office:value="0.688348" calcext:value-type="float">
            <text:p>0.688348</text:p>
          </table:table-cell>
          <table:table-cell office:value-type="float" office:value="0.685423" calcext:value-type="float">
            <text:p>0.685423</text:p>
          </table:table-cell>
          <table:table-cell office:value-type="float" office:value="0.506453" calcext:value-type="float">
            <text:p>0.506453</text:p>
          </table:table-cell>
          <table:table-cell office:value-type="float" office:value="0.683139" calcext:value-type="float">
            <text:p>0.683139</text:p>
          </table:table-cell>
          <table:table-cell office:value-type="float" office:value="0.673387" calcext:value-type="float">
            <text:p>0.673387</text:p>
          </table:table-cell>
          <table:table-cell office:value-type="float" office:value="0.677633" calcext:value-type="float">
            <text:p>0.677633</text:p>
          </table:table-cell>
          <table:table-cell office:value-type="float" office:value="0.678039" calcext:value-type="float">
            <text:p>0.678039</text:p>
          </table:table-cell>
          <table:table-cell office:value-type="float" office:value="0.673133" calcext:value-type="float">
            <text:p>0.673133</text:p>
          </table:table-cell>
          <table:table-cell office:value-type="float" office:value="0.688204" calcext:value-type="float">
            <text:p>0.688204</text:p>
          </table:table-cell>
          <table:table-cell office:value-type="float" office:value="0.681464" calcext:value-type="float">
            <text:p>0.681464</text:p>
          </table:table-cell>
          <table:table-cell table:number-columns-repeated="1011"/>
        </table:table-row>
        <table:table-row table:style-name="ro1">
          <table:table-cell table:formula="of:=[.A37]+10" office:value-type="float" office:value="360" calcext:value-type="float">
            <text:p>360</text:p>
          </table:table-cell>
          <table:table-cell table:style-name="Default" office:value-type="float" office:value="0.661327" calcext:value-type="float">
            <text:p>0.661327</text:p>
          </table:table-cell>
          <table:table-cell office:value-type="float" office:value="0.698736" calcext:value-type="float">
            <text:p>0.698736</text:p>
          </table:table-cell>
          <table:table-cell office:value-type="float" office:value="0.698295" calcext:value-type="float">
            <text:p>0.698295</text:p>
          </table:table-cell>
          <table:table-cell office:value-type="float" office:value="0.53644" calcext:value-type="float">
            <text:p>0.53644</text:p>
          </table:table-cell>
          <table:table-cell office:value-type="float" office:value="0.683539" calcext:value-type="float">
            <text:p>0.683539</text:p>
          </table:table-cell>
          <table:table-cell office:value-type="float" office:value="0.660844" calcext:value-type="float">
            <text:p>0.660844</text:p>
          </table:table-cell>
          <table:table-cell office:value-type="float" office:value="0.669927" calcext:value-type="float">
            <text:p>0.669927</text:p>
          </table:table-cell>
          <table:table-cell office:value-type="float" office:value="0.692061" calcext:value-type="float">
            <text:p>0.692061</text:p>
          </table:table-cell>
          <table:table-cell office:value-type="float" office:value="0.664349" calcext:value-type="float">
            <text:p>0.664349</text:p>
          </table:table-cell>
          <table:table-cell office:value-type="float" office:value="0.67983" calcext:value-type="float">
            <text:p>0.67983</text:p>
          </table:table-cell>
          <table:table-cell office:value-type="float" office:value="0.661815" calcext:value-type="float">
            <text:p>0.661815</text:p>
          </table:table-cell>
          <table:table-cell table:number-columns-repeated="1011"/>
        </table:table-row>
        <table:table-row table:style-name="ro1">
          <table:table-cell table:formula="of:=[.A38]+10" office:value-type="float" office:value="370" calcext:value-type="float">
            <text:p>370</text:p>
          </table:table-cell>
          <table:table-cell table:style-name="Default" office:value-type="float" office:value="0.686683" calcext:value-type="float">
            <text:p>0.686683</text:p>
          </table:table-cell>
          <table:table-cell office:value-type="float" office:value="0.691726" calcext:value-type="float">
            <text:p>0.691726</text:p>
          </table:table-cell>
          <table:table-cell office:value-type="float" office:value="0.678983" calcext:value-type="float">
            <text:p>0.678983</text:p>
          </table:table-cell>
          <table:table-cell office:value-type="float" office:value="0.575923" calcext:value-type="float">
            <text:p>0.575923</text:p>
          </table:table-cell>
          <table:table-cell office:value-type="float" office:value="0.700361" calcext:value-type="float">
            <text:p>0.700361</text:p>
          </table:table-cell>
          <table:table-cell office:value-type="float" office:value="0.691589" calcext:value-type="float">
            <text:p>0.691589</text:p>
          </table:table-cell>
          <table:table-cell office:value-type="float" office:value="0.673701" calcext:value-type="float">
            <text:p>0.673701</text:p>
          </table:table-cell>
          <table:table-cell office:value-type="float" office:value="0.672739" calcext:value-type="float">
            <text:p>0.672739</text:p>
          </table:table-cell>
          <table:table-cell office:value-type="float" office:value="0.69108" calcext:value-type="float">
            <text:p>0.69108</text:p>
          </table:table-cell>
          <table:table-cell office:value-type="float" office:value="0.674533" calcext:value-type="float">
            <text:p>0.674533</text:p>
          </table:table-cell>
          <table:table-cell office:value-type="float" office:value="0.677452" calcext:value-type="float">
            <text:p>0.677452</text:p>
          </table:table-cell>
          <table:table-cell table:number-columns-repeated="1011"/>
        </table:table-row>
        <table:table-row table:style-name="ro1">
          <table:table-cell table:formula="of:=[.A39]+10" office:value-type="float" office:value="380" calcext:value-type="float">
            <text:p>380</text:p>
          </table:table-cell>
          <table:table-cell table:style-name="Default" office:value-type="float" office:value="0.691234" calcext:value-type="float">
            <text:p>0.691234</text:p>
          </table:table-cell>
          <table:table-cell office:value-type="float" office:value="0.680694" calcext:value-type="float">
            <text:p>0.680694</text:p>
          </table:table-cell>
          <table:table-cell office:value-type="float" office:value="0.686648" calcext:value-type="float">
            <text:p>0.686648</text:p>
          </table:table-cell>
          <table:table-cell office:value-type="float" office:value="0.569931" calcext:value-type="float">
            <text:p>0.569931</text:p>
          </table:table-cell>
          <table:table-cell office:value-type="float" office:value="0.684568" calcext:value-type="float">
            <text:p>0.684568</text:p>
          </table:table-cell>
          <table:table-cell office:value-type="float" office:value="0.683865" calcext:value-type="float">
            <text:p>0.683865</text:p>
          </table:table-cell>
          <table:table-cell office:value-type="float" office:value="0.666416" calcext:value-type="float">
            <text:p>0.666416</text:p>
          </table:table-cell>
          <table:table-cell office:value-type="float" office:value="0.696147" calcext:value-type="float">
            <text:p>0.696147</text:p>
          </table:table-cell>
          <table:table-cell office:value-type="float" office:value="0.692873" calcext:value-type="float">
            <text:p>0.692873</text:p>
          </table:table-cell>
          <table:table-cell office:value-type="float" office:value="0.682277" calcext:value-type="float">
            <text:p>0.682277</text:p>
          </table:table-cell>
          <table:table-cell office:value-type="float" office:value="0.685665" calcext:value-type="float">
            <text:p>0.685665</text:p>
          </table:table-cell>
          <table:table-cell table:number-columns-repeated="1011"/>
        </table:table-row>
        <table:table-row table:style-name="ro1">
          <table:table-cell table:formula="of:=[.A40]+10" office:value-type="float" office:value="390" calcext:value-type="float">
            <text:p>390</text:p>
          </table:table-cell>
          <table:table-cell table:style-name="Default" office:value-type="float" office:value="0.682169" calcext:value-type="float">
            <text:p>0.682169</text:p>
          </table:table-cell>
          <table:table-cell office:value-type="float" office:value="0.699152" calcext:value-type="float">
            <text:p>0.699152</text:p>
          </table:table-cell>
          <table:table-cell office:value-type="float" office:value="0.677056" calcext:value-type="float">
            <text:p>0.677056</text:p>
          </table:table-cell>
          <table:table-cell office:value-type="float" office:value="0.580941" calcext:value-type="float">
            <text:p>0.580941</text:p>
          </table:table-cell>
          <table:table-cell office:value-type="float" office:value="0.708161" calcext:value-type="float">
            <text:p>0.708161</text:p>
          </table:table-cell>
          <table:table-cell office:value-type="float" office:value="0.66728" calcext:value-type="float">
            <text:p>0.66728</text:p>
          </table:table-cell>
          <table:table-cell office:value-type="float" office:value="0.680248" calcext:value-type="float">
            <text:p>0.680248</text:p>
          </table:table-cell>
          <table:table-cell office:value-type="float" office:value="0.678552" calcext:value-type="float">
            <text:p>0.678552</text:p>
          </table:table-cell>
          <table:table-cell office:value-type="float" office:value="0.694269" calcext:value-type="float">
            <text:p>0.694269</text:p>
          </table:table-cell>
          <table:table-cell office:value-type="float" office:value="0.681182" calcext:value-type="float">
            <text:p>0.681182</text:p>
          </table:table-cell>
          <table:table-cell office:value-type="float" office:value="0.671009" calcext:value-type="float">
            <text:p>0.671009</text:p>
          </table:table-cell>
          <table:table-cell table:number-columns-repeated="1011"/>
        </table:table-row>
        <table:table-row table:style-name="ro1">
          <table:table-cell table:formula="of:=[.A41]+10" office:value-type="float" office:value="400" calcext:value-type="float">
            <text:p>400</text:p>
          </table:table-cell>
          <table:table-cell table:style-name="Default" office:value-type="float" office:value="0.679717" calcext:value-type="float">
            <text:p>0.679717</text:p>
          </table:table-cell>
          <table:table-cell office:value-type="float" office:value="0.696991" calcext:value-type="float">
            <text:p>0.696991</text:p>
          </table:table-cell>
          <table:table-cell office:value-type="float" office:value="0.695097" calcext:value-type="float">
            <text:p>0.695097</text:p>
          </table:table-cell>
          <table:table-cell office:value-type="float" office:value="0.602032" calcext:value-type="float">
            <text:p>0.602032</text:p>
          </table:table-cell>
          <table:table-cell office:value-type="float" office:value="0.69448" calcext:value-type="float">
            <text:p>0.69448</text:p>
          </table:table-cell>
          <table:table-cell office:value-type="float" office:value="0.648112" calcext:value-type="float">
            <text:p>0.648112</text:p>
          </table:table-cell>
          <table:table-cell office:value-type="float" office:value="0.682823" calcext:value-type="float">
            <text:p>0.682823</text:p>
          </table:table-cell>
          <table:table-cell office:value-type="float" office:value="0.697488" calcext:value-type="float">
            <text:p>0.697488</text:p>
          </table:table-cell>
          <table:table-cell office:value-type="float" office:value="0.682652" calcext:value-type="float">
            <text:p>0.682652</text:p>
          </table:table-cell>
          <table:table-cell office:value-type="float" office:value="0.678771" calcext:value-type="float">
            <text:p>0.678771</text:p>
          </table:table-cell>
          <table:table-cell office:value-type="float" office:value="0.684651" calcext:value-type="float">
            <text:p>0.684651</text:p>
          </table:table-cell>
          <table:table-cell table:number-columns-repeated="1011"/>
        </table:table-row>
        <table:table-row table:style-name="ro1">
          <table:table-cell table:formula="of:=[.A42]+10" office:value-type="float" office:value="410" calcext:value-type="float">
            <text:p>410</text:p>
          </table:table-cell>
          <table:table-cell table:style-name="Default" office:value-type="float" office:value="0.675839" calcext:value-type="float">
            <text:p>0.675839</text:p>
          </table:table-cell>
          <table:table-cell table:number-columns-repeated="5"/>
          <table:table-cell office:value-type="float" office:value="0.678669" calcext:value-type="float">
            <text:p>0.678669</text:p>
          </table:table-cell>
          <table:table-cell office:value-type="float" office:value="0.685248" calcext:value-type="float">
            <text:p>0.685248</text:p>
          </table:table-cell>
          <table:table-cell table:number-columns-repeated="1014"/>
        </table:table-row>
        <table:table-row table:style-name="ro1">
          <table:table-cell table:formula="of:=[.A43]+10" office:value-type="float" office:value="420" calcext:value-type="float">
            <text:p>420</text:p>
          </table:table-cell>
          <table:table-cell table:style-name="Default" office:value-type="float" office:value="0.691826" calcext:value-type="float">
            <text:p>0.691826</text:p>
          </table:table-cell>
          <table:table-cell table:number-columns-repeated="5"/>
          <table:table-cell office:value-type="float" office:value="0.672135" calcext:value-type="float">
            <text:p>0.672135</text:p>
          </table:table-cell>
          <table:table-cell office:value-type="float" office:value="0.676642" calcext:value-type="float">
            <text:p>0.676642</text:p>
          </table:table-cell>
          <table:table-cell table:number-columns-repeated="1014"/>
        </table:table-row>
        <table:table-row table:style-name="ro1">
          <table:table-cell table:formula="of:=[.A44]+10" office:value-type="float" office:value="430" calcext:value-type="float">
            <text:p>430</text:p>
          </table:table-cell>
          <table:table-cell table:style-name="Default" office:value-type="float" office:value="0.694447" calcext:value-type="float">
            <text:p>0.694447</text:p>
          </table:table-cell>
          <table:table-cell table:number-columns-repeated="5"/>
          <table:table-cell office:value-type="float" office:value="0.684952" calcext:value-type="float">
            <text:p>0.684952</text:p>
          </table:table-cell>
          <table:table-cell office:value-type="float" office:value="0.689751" calcext:value-type="float">
            <text:p>0.689751</text:p>
          </table:table-cell>
          <table:table-cell table:number-columns-repeated="1014"/>
        </table:table-row>
        <table:table-row table:style-name="ro1">
          <table:table-cell table:formula="of:=[.A45]+10" office:value-type="float" office:value="440" calcext:value-type="float">
            <text:p>440</text:p>
          </table:table-cell>
          <table:table-cell table:style-name="Default" office:value-type="float" office:value="0.674835" calcext:value-type="float">
            <text:p>0.674835</text:p>
          </table:table-cell>
          <table:table-cell table:number-columns-repeated="5"/>
          <table:table-cell office:value-type="float" office:value="0.660621" calcext:value-type="float">
            <text:p>0.660621</text:p>
          </table:table-cell>
          <table:table-cell office:value-type="float" office:value="0.693853" calcext:value-type="float">
            <text:p>0.693853</text:p>
          </table:table-cell>
          <table:table-cell table:number-columns-repeated="1014"/>
        </table:table-row>
        <table:table-row table:style-name="ro1">
          <table:table-cell table:formula="of:=[.A46]+10" office:value-type="float" office:value="450" calcext:value-type="float">
            <text:p>450</text:p>
          </table:table-cell>
          <table:table-cell table:style-name="Default" office:value-type="float" office:value="0.689774" calcext:value-type="float">
            <text:p>0.689774</text:p>
          </table:table-cell>
          <table:table-cell table:number-columns-repeated="5"/>
          <table:table-cell office:value-type="float" office:value="0.684454" calcext:value-type="float">
            <text:p>0.684454</text:p>
          </table:table-cell>
          <table:table-cell office:value-type="float" office:value="0.688283" calcext:value-type="float">
            <text:p>0.688283</text:p>
          </table:table-cell>
          <table:table-cell table:number-columns-repeated="1014"/>
        </table:table-row>
        <table:table-row table:style-name="ro1">
          <table:table-cell table:formula="of:=[.A47]+10" office:value-type="float" office:value="460" calcext:value-type="float">
            <text:p>460</text:p>
          </table:table-cell>
          <table:table-cell table:style-name="Default" office:value-type="float" office:value="0.689781" calcext:value-type="float">
            <text:p>0.689781</text:p>
          </table:table-cell>
          <table:table-cell table:number-columns-repeated="5"/>
          <table:table-cell office:value-type="float" office:value="0.683926" calcext:value-type="float">
            <text:p>0.683926</text:p>
          </table:table-cell>
          <table:table-cell office:value-type="float" office:value="0.640172" calcext:value-type="float">
            <text:p>0.640172</text:p>
          </table:table-cell>
          <table:table-cell table:number-columns-repeated="1014"/>
        </table:table-row>
        <table:table-row table:style-name="ro1">
          <table:table-cell table:formula="of:=[.A48]+10" office:value-type="float" office:value="470" calcext:value-type="float">
            <text:p>470</text:p>
          </table:table-cell>
          <table:table-cell table:style-name="Default" office:value-type="float" office:value="0.691733" calcext:value-type="float">
            <text:p>0.691733</text:p>
          </table:table-cell>
          <table:table-cell table:number-columns-repeated="5"/>
          <table:table-cell office:value-type="float" office:value="0.67186" calcext:value-type="float">
            <text:p>0.67186</text:p>
          </table:table-cell>
          <table:table-cell office:value-type="float" office:value="0.687559" calcext:value-type="float">
            <text:p>0.687559</text:p>
          </table:table-cell>
          <table:table-cell table:number-columns-repeated="1014"/>
        </table:table-row>
        <table:table-row table:style-name="ro1">
          <table:table-cell table:formula="of:=[.A49]+10" office:value-type="float" office:value="480" calcext:value-type="float">
            <text:p>480</text:p>
          </table:table-cell>
          <table:table-cell table:style-name="Default" office:value-type="float" office:value="0.679145" calcext:value-type="float">
            <text:p>0.679145</text:p>
          </table:table-cell>
          <table:table-cell table:number-columns-repeated="5"/>
          <table:table-cell office:value-type="float" office:value="0.670729" calcext:value-type="float">
            <text:p>0.670729</text:p>
          </table:table-cell>
          <table:table-cell office:value-type="float" office:value="0.677126" calcext:value-type="float">
            <text:p>0.677126</text:p>
          </table:table-cell>
          <table:table-cell table:number-columns-repeated="1014"/>
        </table:table-row>
        <table:table-row table:style-name="ro1">
          <table:table-cell table:formula="of:=[.A50]+10" office:value-type="float" office:value="490" calcext:value-type="float">
            <text:p>490</text:p>
          </table:table-cell>
          <table:table-cell table:style-name="Default" office:value-type="float" office:value="0.687763" calcext:value-type="float">
            <text:p>0.687763</text:p>
          </table:table-cell>
          <table:table-cell table:number-columns-repeated="5"/>
          <table:table-cell office:value-type="float" office:value="0.658076" calcext:value-type="float">
            <text:p>0.658076</text:p>
          </table:table-cell>
          <table:table-cell office:value-type="float" office:value="0.686517" calcext:value-type="float">
            <text:p>0.686517</text:p>
          </table:table-cell>
          <table:table-cell table:number-columns-repeated="1014"/>
        </table:table-row>
        <table:table-row table:style-name="ro1">
          <table:table-cell table:formula="of:=[.A51]+10" office:value-type="float" office:value="500" calcext:value-type="float">
            <text:p>500</text:p>
          </table:table-cell>
          <table:table-cell table:style-name="Default" office:value-type="float" office:value="0.67862" calcext:value-type="float">
            <text:p>0.67862</text:p>
          </table:table-cell>
          <table:table-cell table:number-columns-repeated="5"/>
          <table:table-cell office:value-type="float" office:value="0.676606" calcext:value-type="float">
            <text:p>0.676606</text:p>
          </table:table-cell>
          <table:table-cell office:value-type="float" office:value="0.670212" calcext:value-type="float">
            <text:p>0.670212</text:p>
          </table:table-cell>
          <table:table-cell table:number-columns-repeated="1014"/>
        </table:table-row>
      </table:table>
      <table:table table:name="f-AUC" table:style-name="ta1">
        <table:shapes>
          <draw:frame draw:z-index="0" draw:style-name="gr1" draw:text-style-name="P1" svg:width="8.5323in" svg:height="4.7992in" svg:x="15.3012in" svg:y="2.9598in">
            <draw:object draw:notify-on-update-of-ranges="'f-AUC'.A3:'f-AUC'.A42 'f-AUC'.B2:'f-AUC'.B2 'f-AUC'.B3:'f-AUC'.B42 'f-AUC'.J2:'f-AUC'.J2 'f-AUC'.J3:'f-AUC'.J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8.6114in" svg:height="4.8437in" svg:x="12.2283in" svg:y="8.2291in">
            <draw:object draw:notify-on-update-of-ranges="'f-AUC'.A3:'f-AUC'.A42 'f-AUC'.B2:'f-AUC'.B2 'f-AUC'.B3:'f-AUC'.B42 'f-AUC'.H2:'f-AUC'.H2 'f-AUC'.H3:'f-AUC'.H42 'f-AUC'.I2:'f-AUC'.I2 'f-AUC'.I3:'f-AUC'.I52 'f-AUC'.M2:'f-AUC'.M2 'f-AUC'.M3:'f-AUC'.M42 'f-AUC'.N2:'f-AUC'.N2 'f-AUC'.N3:'f-AUC'.N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8.6311in" svg:height="4.8547in" svg:x="20.9287in" svg:y="8.2276in">
            <draw:object draw:notify-on-update-of-ranges="'f-AUC'.A3:'f-AUC'.A42 'f-AUC'.A3:'f-AUC'.A42 'f-AUC'.B2:'f-AUC'.B2 'f-AUC'.B3:'f-AUC'.B42 'f-AUC'.A3:'f-AUC'.A42 'f-AUC'.G2:'f-AUC'.G2 'f-AUC'.G3:'f-AUC'.G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1" draw:text-style-name="P1" svg:width="8.463in" svg:height="4.7602in" svg:x="3.5945in" svg:y="13.328in">
            <draw:object draw:notify-on-update-of-ranges="'f-AUC'.A3:'f-AUC'.A42 'f-AUC'.H2:'f-AUC'.H2 'f-AUC'.H3:'f-AUC'.H42 'f-AUC'.K2:'f-AUC'.K2 'f-AUC'.K3:'f-AUC'.K42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office:value-type="string" calcext:value-type="string">
            <text:p>V27_2</text:p>
          </table:table-cell>
          <table:table-cell table:style-name="ce1" office:value-type="string" calcext:value-type="string">
            <text:p>V24_3</text:p>
          </table:table-cell>
          <table:table-cell table:style-name="ce1" office:value-type="string" calcext:value-type="string">
            <text:p>V24_4</text:p>
          </table:table-cell>
          <table:table-cell table:style-name="ce1" office:value-type="string" calcext:value-type="string">
            <text:p>v29</text:p>
          </table:table-cell>
          <table:table-cell table:style-name="ce1" office:value-type="string" calcext:value-type="string">
            <text:p>V29_2</text:p>
          </table:table-cell>
          <table:table-cell table:style-name="ce1" office:value-type="string" calcext:value-type="string">
            <text:p>V29_3</text:p>
          </table:table-cell>
          <table:table-cell table:style-name="ce1" table:number-columns-repeated="1006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office:value-type="float" office:value="0.641406" calcext:value-type="float">
            <text:p>0.641406</text:p>
          </table:table-cell>
          <table:table-cell office:value-type="float" office:value="0.689708" calcext:value-type="float">
            <text:p>0.689708</text:p>
          </table:table-cell>
          <table:table-cell office:value-type="float" office:value="0.606191" calcext:value-type="float">
            <text:p>0.606191</text:p>
          </table:table-cell>
          <table:table-cell office:value-type="float" office:value="0.575538" calcext:value-type="float">
            <text:p>0.575538</text:p>
          </table:table-cell>
          <table:table-cell office:value-type="float" office:value="0.678711" calcext:value-type="float">
            <text:p>0.678711</text:p>
          </table:table-cell>
          <table:table-cell office:value-type="float" office:value="0.629399" calcext:value-type="float">
            <text:p>0.629399</text:p>
          </table:table-cell>
          <table:table-cell office:value-type="float" office:value="0.705752" calcext:value-type="float">
            <text:p>0.705752</text:p>
          </table:table-cell>
          <table:table-cell office:value-type="float" office:value="0.649216" calcext:value-type="float">
            <text:p>0.649216</text:p>
          </table:table-cell>
          <table:table-cell office:value-type="float" office:value="0.67179" calcext:value-type="float">
            <text:p>0.67179</text:p>
          </table:table-cell>
          <table:table-cell office:value-type="float" office:value="0.670239" calcext:value-type="float">
            <text:p>0.670239</text:p>
          </table:table-cell>
          <table:table-cell office:value-type="float" office:value="0.669835" calcext:value-type="float">
            <text:p>0.669835</text:p>
          </table:table-cell>
          <table:table-cell office:value-type="float" office:value="0.588691" calcext:value-type="float">
            <text:p>0.588691</text:p>
          </table:table-cell>
          <table:table-cell office:value-type="float" office:value="0.502361" calcext:value-type="float">
            <text:p>0.502361</text:p>
          </table:table-cell>
          <table:table-cell office:value-type="float" office:value="0.616258" calcext:value-type="float">
            <text:p>0.616258</text:p>
          </table:table-cell>
          <table:table-cell/>
          <table:table-cell office:value-type="float" office:value="0.590859" calcext:value-type="float">
            <text:p>0.590859</text:p>
          </table:table-cell>
          <table:table-cell table:number-columns-repeated="1006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office:value-type="float" office:value="0.706167" calcext:value-type="float">
            <text:p>0.706167</text:p>
          </table:table-cell>
          <table:table-cell office:value-type="float" office:value="0.727795" calcext:value-type="float">
            <text:p>0.727795</text:p>
          </table:table-cell>
          <table:table-cell office:value-type="float" office:value="0.705037" calcext:value-type="float">
            <text:p>0.705037</text:p>
          </table:table-cell>
          <table:table-cell office:value-type="float" office:value="0.589233" calcext:value-type="float">
            <text:p>0.589233</text:p>
          </table:table-cell>
          <table:table-cell office:value-type="float" office:value="0.709315" calcext:value-type="float">
            <text:p>0.709315</text:p>
          </table:table-cell>
          <table:table-cell office:value-type="float" office:value="0.674892" calcext:value-type="float">
            <text:p>0.674892</text:p>
          </table:table-cell>
          <table:table-cell office:value-type="float" office:value="0.737651" calcext:value-type="float">
            <text:p>0.737651</text:p>
          </table:table-cell>
          <table:table-cell office:value-type="float" office:value="0.664549" calcext:value-type="float">
            <text:p>0.664549</text:p>
          </table:table-cell>
          <table:table-cell office:value-type="float" office:value="0.714959" calcext:value-type="float">
            <text:p>0.714959</text:p>
          </table:table-cell>
          <table:table-cell office:value-type="float" office:value="0.718501" calcext:value-type="float">
            <text:p>0.718501</text:p>
          </table:table-cell>
          <table:table-cell office:value-type="float" office:value="0.710316" calcext:value-type="float">
            <text:p>0.710316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34374" calcext:value-type="float">
            <text:p>0.634374</text:p>
          </table:table-cell>
          <table:table-cell/>
          <table:table-cell office:value-type="float" office:value="0.613627" calcext:value-type="float">
            <text:p>0.613627</text:p>
          </table:table-cell>
          <table:table-cell table:number-columns-repeated="1006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office:value-type="float" office:value="0.725483" calcext:value-type="float">
            <text:p>0.725483</text:p>
          </table:table-cell>
          <table:table-cell office:value-type="float" office:value="0.733951" calcext:value-type="float">
            <text:p>0.733951</text:p>
          </table:table-cell>
          <table:table-cell office:value-type="float" office:value="0.723193" calcext:value-type="float">
            <text:p>0.723193</text:p>
          </table:table-cell>
          <table:table-cell office:value-type="float" office:value="0.591868" calcext:value-type="float">
            <text:p>0.591868</text:p>
          </table:table-cell>
          <table:table-cell office:value-type="float" office:value="0.731602" calcext:value-type="float">
            <text:p>0.731602</text:p>
          </table:table-cell>
          <table:table-cell office:value-type="float" office:value="0.719383" calcext:value-type="float">
            <text:p>0.719383</text:p>
          </table:table-cell>
          <table:table-cell office:value-type="float" office:value="0.738737" calcext:value-type="float">
            <text:p>0.738737</text:p>
          </table:table-cell>
          <table:table-cell office:value-type="float" office:value="0.672492" calcext:value-type="float">
            <text:p>0.672492</text:p>
          </table:table-cell>
          <table:table-cell office:value-type="float" office:value="0.724585" calcext:value-type="float">
            <text:p>0.724585</text:p>
          </table:table-cell>
          <table:table-cell office:value-type="float" office:value="0.739234" calcext:value-type="float">
            <text:p>0.739234</text:p>
          </table:table-cell>
          <table:table-cell office:value-type="float" office:value="0.730437" calcext:value-type="float">
            <text:p>0.730437</text:p>
          </table:table-cell>
          <table:table-cell office:value-type="float" office:value="0.629457" calcext:value-type="float">
            <text:p>0.629457</text:p>
          </table:table-cell>
          <table:table-cell office:value-type="float" office:value="0.484589" calcext:value-type="float">
            <text:p>0.484589</text:p>
          </table:table-cell>
          <table:table-cell table:number-columns-repeated="2"/>
          <table:table-cell office:value-type="float" office:value="0.605018" calcext:value-type="float">
            <text:p>0.605018</text:p>
          </table:table-cell>
          <table:table-cell table:number-columns-repeated="1006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office:value-type="float" office:value="0.733774" calcext:value-type="float">
            <text:p>0.733774</text:p>
          </table:table-cell>
          <table:table-cell office:value-type="float" office:value="0.735611" calcext:value-type="float">
            <text:p>0.735611</text:p>
          </table:table-cell>
          <table:table-cell table:style-name="ce11" office:value-type="float" office:value="0.739109" calcext:value-type="float">
            <text:p>0.739109</text:p>
          </table:table-cell>
          <table:table-cell office:value-type="float" office:value="0.601902" calcext:value-type="float">
            <text:p>0.601902</text:p>
          </table:table-cell>
          <table:table-cell office:value-type="float" office:value="0.731934" calcext:value-type="float">
            <text:p>0.731934</text:p>
          </table:table-cell>
          <table:table-cell office:value-type="float" office:value="0.737631" calcext:value-type="float">
            <text:p>0.737631</text:p>
          </table:table-cell>
          <table:table-cell office:value-type="float" office:value="0.74626" calcext:value-type="float">
            <text:p>0.74626</text:p>
          </table:table-cell>
          <table:table-cell office:value-type="float" office:value="0.688253" calcext:value-type="float">
            <text:p>0.688253</text:p>
          </table:table-cell>
          <table:table-cell office:value-type="float" office:value="0.738601" calcext:value-type="float">
            <text:p>0.738601</text:p>
          </table:table-cell>
          <table:table-cell office:value-type="float" office:value="0.74585" calcext:value-type="float">
            <text:p>0.74585</text:p>
          </table:table-cell>
          <table:table-cell office:value-type="float" office:value="0.734891" calcext:value-type="float">
            <text:p>0.734891</text:p>
          </table:table-cell>
          <table:table-cell office:value-type="float" office:value="0.635277" calcext:value-type="float">
            <text:p>0.635277</text:p>
          </table:table-cell>
          <table:table-cell office:value-type="float" office:value="0.517309" calcext:value-type="float">
            <text:p>0.517309</text:p>
          </table:table-cell>
          <table:table-cell table:number-columns-repeated="1009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office:value-type="float" office:value="0.744895" calcext:value-type="float">
            <text:p>0.744895</text:p>
          </table:table-cell>
          <table:table-cell office:value-type="float" office:value="0.746414" calcext:value-type="float">
            <text:p>0.746414</text:p>
          </table:table-cell>
          <table:table-cell office:value-type="float" office:value="0.74902" calcext:value-type="float">
            <text:p>0.74902</text:p>
          </table:table-cell>
          <table:table-cell office:value-type="float" office:value="0.621179" calcext:value-type="float">
            <text:p>0.621179</text:p>
          </table:table-cell>
          <table:table-cell office:value-type="float" office:value="0.750318" calcext:value-type="float">
            <text:p>0.750318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028" calcext:value-type="float">
            <text:p>0.76028</text:p>
          </table:table-cell>
          <table:table-cell office:value-type="float" office:value="0.712683" calcext:value-type="float">
            <text:p>0.712683</text:p>
          </table:table-cell>
          <table:table-cell office:value-type="float" office:value="0.750877" calcext:value-type="float">
            <text:p>0.750877</text:p>
          </table:table-cell>
          <table:table-cell office:value-type="float" office:value="0.756021" calcext:value-type="float">
            <text:p>0.756021</text:p>
          </table:table-cell>
          <table:table-cell office:value-type="float" office:value="0.742514" calcext:value-type="float">
            <text:p>0.742514</text:p>
          </table:table-cell>
          <table:table-cell office:value-type="float" office:value="0.636905" calcext:value-type="float">
            <text:p>0.636905</text:p>
          </table:table-cell>
          <table:table-cell office:value-type="float" office:value="0.501643" calcext:value-type="float">
            <text:p>0.501643</text:p>
          </table:table-cell>
          <table:table-cell table:number-columns-repeated="1009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office:value-type="float" office:value="0.755417" calcext:value-type="float">
            <text:p>0.755417</text:p>
          </table:table-cell>
          <table:table-cell office:value-type="float" office:value="0.755711" calcext:value-type="float">
            <text:p>0.755711</text:p>
          </table:table-cell>
          <table:table-cell office:value-type="float" office:value="0.750495" calcext:value-type="float">
            <text:p>0.750495</text:p>
          </table:table-cell>
          <table:table-cell office:value-type="float" office:value="0.633866" calcext:value-type="float">
            <text:p>0.633866</text:p>
          </table:table-cell>
          <table:table-cell office:value-type="float" office:value="0.748038" calcext:value-type="float">
            <text:p>0.748038</text:p>
          </table:table-cell>
          <table:table-cell office:value-type="float" office:value="0.746746" calcext:value-type="float">
            <text:p>0.746746</text:p>
          </table:table-cell>
          <table:table-cell office:value-type="float" office:value="0.765099" calcext:value-type="float">
            <text:p>0.765099</text:p>
          </table:table-cell>
          <table:table-cell office:value-type="float" office:value="0.718729" calcext:value-type="float">
            <text:p>0.718729</text:p>
          </table:table-cell>
          <table:table-cell office:value-type="float" office:value="0.757497" calcext:value-type="float">
            <text:p>0.757497</text:p>
          </table:table-cell>
          <table:table-cell office:value-type="float" office:value="0.760596" calcext:value-type="float">
            <text:p>0.760596</text:p>
          </table:table-cell>
          <table:table-cell office:value-type="float" office:value="0.748478" calcext:value-type="float">
            <text:p>0.748478</text:p>
          </table:table-cell>
          <table:table-cell office:value-type="float" office:value="0.641391" calcext:value-type="float">
            <text:p>0.641391</text:p>
          </table:table-cell>
          <table:table-cell office:value-type="float" office:value="0.509688" calcext:value-type="float">
            <text:p>0.509688</text:p>
          </table:table-cell>
          <table:table-cell table:number-columns-repeated="1009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office:value-type="float" office:value="0.761437" calcext:value-type="float">
            <text:p>0.761437</text:p>
          </table:table-cell>
          <table:table-cell office:value-type="float" office:value="0.759573" calcext:value-type="float">
            <text:p>0.759573</text:p>
          </table:table-cell>
          <table:table-cell office:value-type="float" office:value="0.756724" calcext:value-type="float">
            <text:p>0.756724</text:p>
          </table:table-cell>
          <table:table-cell office:value-type="float" office:value="0.636599" calcext:value-type="float">
            <text:p>0.636599</text:p>
          </table:table-cell>
          <table:table-cell office:value-type="float" office:value="0.759316" calcext:value-type="float">
            <text:p>0.759316</text:p>
          </table:table-cell>
          <table:table-cell office:value-type="float" office:value="0.755027" calcext:value-type="float">
            <text:p>0.755027</text:p>
          </table:table-cell>
          <table:table-cell office:value-type="float" office:value="0.769032" calcext:value-type="float">
            <text:p>0.769032</text:p>
          </table:table-cell>
          <table:table-cell office:value-type="float" office:value="0.724623" calcext:value-type="float">
            <text:p>0.724623</text:p>
          </table:table-cell>
          <table:table-cell office:value-type="float" office:value="0.760525" calcext:value-type="float">
            <text:p>0.760525</text:p>
          </table:table-cell>
          <table:table-cell office:value-type="float" office:value="0.769412" calcext:value-type="float">
            <text:p>0.769412</text:p>
          </table:table-cell>
          <table:table-cell office:value-type="float" office:value="0.747916" calcext:value-type="float">
            <text:p>0.747916</text:p>
          </table:table-cell>
          <table:table-cell office:value-type="float" office:value="0.642593" calcext:value-type="float">
            <text:p>0.642593</text:p>
          </table:table-cell>
          <table:table-cell office:value-type="float" office:value="0.515494" calcext:value-type="float">
            <text:p>0.515494</text:p>
          </table:table-cell>
          <table:table-cell table:number-columns-repeated="1009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office:value-type="float" office:value="0.768809" calcext:value-type="float">
            <text:p>0.768809</text:p>
          </table:table-cell>
          <table:table-cell office:value-type="float" office:value="0.768505" calcext:value-type="float">
            <text:p>0.768505</text:p>
          </table:table-cell>
          <table:table-cell office:value-type="float" office:value="0.765007" calcext:value-type="float">
            <text:p>0.765007</text:p>
          </table:table-cell>
          <table:table-cell office:value-type="float" office:value="0.650573" calcext:value-type="float">
            <text:p>0.650573</text:p>
          </table:table-cell>
          <table:table-cell office:value-type="float" office:value="0.765965" calcext:value-type="float">
            <text:p>0.765965</text:p>
          </table:table-cell>
          <table:table-cell office:value-type="float" office:value="0.754872" calcext:value-type="float">
            <text:p>0.754872</text:p>
          </table:table-cell>
          <table:table-cell office:value-type="float" office:value="0.768329" calcext:value-type="float">
            <text:p>0.768329</text:p>
          </table:table-cell>
          <table:table-cell office:value-type="float" office:value="0.734632" calcext:value-type="float">
            <text:p>0.734632</text:p>
          </table:table-cell>
          <table:table-cell office:value-type="float" office:value="0.762028" calcext:value-type="float">
            <text:p>0.762028</text:p>
          </table:table-cell>
          <table:table-cell office:value-type="float" office:value="0.76973" calcext:value-type="float">
            <text:p>0.76973</text:p>
          </table:table-cell>
          <table:table-cell office:value-type="float" office:value="0.757685" calcext:value-type="float">
            <text:p>0.757685</text:p>
          </table:table-cell>
          <table:table-cell office:value-type="float" office:value="0.64778" calcext:value-type="float">
            <text:p>0.64778</text:p>
          </table:table-cell>
          <table:table-cell office:value-type="float" office:value="0.543512" calcext:value-type="float">
            <text:p>0.543512</text:p>
          </table:table-cell>
          <table:table-cell table:number-columns-repeated="1009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office:value-type="float" office:value="0.767827" calcext:value-type="float">
            <text:p>0.767827</text:p>
          </table:table-cell>
          <table:table-cell office:value-type="float" office:value="0.769283" calcext:value-type="float">
            <text:p>0.769283</text:p>
          </table:table-cell>
          <table:table-cell office:value-type="float" office:value="0.765765" calcext:value-type="float">
            <text:p>0.765765</text:p>
          </table:table-cell>
          <table:table-cell office:value-type="float" office:value="0.653128" calcext:value-type="float">
            <text:p>0.653128</text:p>
          </table:table-cell>
          <table:table-cell office:value-type="float" office:value="0.764412" calcext:value-type="float">
            <text:p>0.764412</text:p>
          </table:table-cell>
          <table:table-cell office:value-type="float" office:value="0.762881" calcext:value-type="float">
            <text:p>0.762881</text:p>
          </table:table-cell>
          <table:table-cell office:value-type="float" office:value="0.773362" calcext:value-type="float">
            <text:p>0.773362</text:p>
          </table:table-cell>
          <table:table-cell office:value-type="float" office:value="0.734952" calcext:value-type="float">
            <text:p>0.734952</text:p>
          </table:table-cell>
          <table:table-cell office:value-type="float" office:value="0.764154" calcext:value-type="float">
            <text:p>0.764154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763837" calcext:value-type="float">
            <text:p>0.763837</text:p>
          </table:table-cell>
          <table:table-cell office:value-type="float" office:value="0.644995" calcext:value-type="float">
            <text:p>0.644995</text:p>
          </table:table-cell>
          <table:table-cell office:value-type="float" office:value="0.582787" calcext:value-type="float">
            <text:p>0.582787</text:p>
          </table:table-cell>
          <table:table-cell table:number-columns-repeated="1009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office:value-type="float" office:value="0.768281" calcext:value-type="float">
            <text:p>0.768281</text:p>
          </table:table-cell>
          <table:table-cell office:value-type="float" office:value="0.771829" calcext:value-type="float">
            <text:p>0.771829</text:p>
          </table:table-cell>
          <table:table-cell office:value-type="float" office:value="0.768095" calcext:value-type="float">
            <text:p>0.768095</text:p>
          </table:table-cell>
          <table:table-cell office:value-type="float" office:value="0.658203" calcext:value-type="float">
            <text:p>0.658203</text:p>
          </table:table-cell>
          <table:table-cell office:value-type="float" office:value="0.76977" calcext:value-type="float">
            <text:p>0.76977</text:p>
          </table:table-cell>
          <table:table-cell office:value-type="float" office:value="0.763884" calcext:value-type="float">
            <text:p>0.763884</text:p>
          </table:table-cell>
          <table:table-cell office:value-type="float" office:value="0.776362" calcext:value-type="float">
            <text:p>0.776362</text:p>
          </table:table-cell>
          <table:table-cell office:value-type="float" office:value="0.747237" calcext:value-type="float">
            <text:p>0.747237</text:p>
          </table:table-cell>
          <table:table-cell office:value-type="float" office:value="0.769517" calcext:value-type="float">
            <text:p>0.769517</text:p>
          </table:table-cell>
          <table:table-cell office:value-type="float" office:value="0.773102" calcext:value-type="float">
            <text:p>0.773102</text:p>
          </table:table-cell>
          <table:table-cell office:value-type="float" office:value="0.763816" calcext:value-type="float">
            <text:p>0.763816</text:p>
          </table:table-cell>
          <table:table-cell office:value-type="float" office:value="0.643395" calcext:value-type="float">
            <text:p>0.643395</text:p>
          </table:table-cell>
          <table:table-cell office:value-type="float" office:value="0.644905" calcext:value-type="float">
            <text:p>0.644905</text:p>
          </table:table-cell>
          <table:table-cell table:number-columns-repeated="1009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office:value-type="float" office:value="0.774482" calcext:value-type="float">
            <text:p>0.774482</text:p>
          </table:table-cell>
          <table:table-cell office:value-type="float" office:value="0.770452" calcext:value-type="float">
            <text:p>0.770452</text:p>
          </table:table-cell>
          <table:table-cell office:value-type="float" office:value="0.766868" calcext:value-type="float">
            <text:p>0.766868</text:p>
          </table:table-cell>
          <table:table-cell office:value-type="float" office:value="0.663776" calcext:value-type="float">
            <text:p>0.663776</text:p>
          </table:table-cell>
          <table:table-cell office:value-type="float" office:value="0.777634" calcext:value-type="float">
            <text:p>0.777634</text:p>
          </table:table-cell>
          <table:table-cell office:value-type="float" office:value="0.769152" calcext:value-type="float">
            <text:p>0.769152</text:p>
          </table:table-cell>
          <table:table-cell office:value-type="float" office:value="0.776281" calcext:value-type="float">
            <text:p>0.776281</text:p>
          </table:table-cell>
          <table:table-cell office:value-type="float" office:value="0.748181" calcext:value-type="float">
            <text:p>0.748181</text:p>
          </table:table-cell>
          <table:table-cell office:value-type="float" office:value="0.777036" calcext:value-type="float">
            <text:p>0.777036</text:p>
          </table:table-cell>
          <table:table-cell office:value-type="float" office:value="0.77464" calcext:value-type="float">
            <text:p>0.77464</text:p>
          </table:table-cell>
          <table:table-cell office:value-type="float" office:value="0.762146" calcext:value-type="float">
            <text:p>0.762146</text:p>
          </table:table-cell>
          <table:table-cell office:value-type="float" office:value="0.651785" calcext:value-type="float">
            <text:p>0.651785</text:p>
          </table:table-cell>
          <table:table-cell office:value-type="float" office:value="0.664397" calcext:value-type="float">
            <text:p>0.664397</text:p>
          </table:table-cell>
          <table:table-cell table:number-columns-repeated="1009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office:value-type="float" office:value="0.775599" calcext:value-type="float">
            <text:p>0.775599</text:p>
          </table:table-cell>
          <table:table-cell office:value-type="float" office:value="0.779562" calcext:value-type="float">
            <text:p>0.779562</text:p>
          </table:table-cell>
          <table:table-cell office:value-type="float" office:value="0.774738" calcext:value-type="float">
            <text:p>0.774738</text:p>
          </table:table-cell>
          <table:table-cell office:value-type="float" office:value="0.6651" calcext:value-type="float">
            <text:p>0.6651</text:p>
          </table:table-cell>
          <table:table-cell office:value-type="float" office:value="0.779629" calcext:value-type="float">
            <text:p>0.779629</text:p>
          </table:table-cell>
          <table:table-cell office:value-type="float" office:value="0.765844" calcext:value-type="float">
            <text:p>0.765844</text:p>
          </table:table-cell>
          <table:table-cell office:value-type="float" office:value="0.77708" calcext:value-type="float">
            <text:p>0.77708</text:p>
          </table:table-cell>
          <table:table-cell office:value-type="float" office:value="0.748891" calcext:value-type="float">
            <text:p>0.748891</text:p>
          </table:table-cell>
          <table:table-cell office:value-type="float" office:value="0.776796" calcext:value-type="float">
            <text:p>0.776796</text:p>
          </table:table-cell>
          <table:table-cell office:value-type="float" office:value="0.775205" calcext:value-type="float">
            <text:p>0.775205</text:p>
          </table:table-cell>
          <table:table-cell office:value-type="float" office:value="0.774273" calcext:value-type="float">
            <text:p>0.774273</text:p>
          </table:table-cell>
          <table:table-cell office:value-type="float" office:value="0.653666" calcext:value-type="float">
            <text:p>0.653666</text:p>
          </table:table-cell>
          <table:table-cell office:value-type="float" office:value="0.66203" calcext:value-type="float">
            <text:p>0.66203</text:p>
          </table:table-cell>
          <table:table-cell table:number-columns-repeated="1009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office:value-type="float" office:value="0.782686" calcext:value-type="float">
            <text:p>0.782686</text:p>
          </table:table-cell>
          <table:table-cell office:value-type="float" office:value="0.783571" calcext:value-type="float">
            <text:p>0.783571</text:p>
          </table:table-cell>
          <table:table-cell office:value-type="float" office:value="0.776333" calcext:value-type="float">
            <text:p>0.776333</text:p>
          </table:table-cell>
          <table:table-cell office:value-type="float" office:value="0.672203" calcext:value-type="float">
            <text:p>0.672203</text:p>
          </table:table-cell>
          <table:table-cell office:value-type="float" office:value="0.782236" calcext:value-type="float">
            <text:p>0.782236</text:p>
          </table:table-cell>
          <table:table-cell office:value-type="float" office:value="0.772908" calcext:value-type="float">
            <text:p>0.772908</text:p>
          </table:table-cell>
          <table:table-cell office:value-type="float" office:value="0.782732" calcext:value-type="float">
            <text:p>0.782732</text:p>
          </table:table-cell>
          <table:table-cell office:value-type="float" office:value="0.753741" calcext:value-type="float">
            <text:p>0.753741</text:p>
          </table:table-cell>
          <table:table-cell office:value-type="float" office:value="0.775765" calcext:value-type="float">
            <text:p>0.775765</text:p>
          </table:table-cell>
          <table:table-cell office:value-type="float" office:value="0.775637" calcext:value-type="float">
            <text:p>0.775637</text:p>
          </table:table-cell>
          <table:table-cell office:value-type="float" office:value="0.772812" calcext:value-type="float">
            <text:p>0.772812</text:p>
          </table:table-cell>
          <table:table-cell office:value-type="float" office:value="0.661047" calcext:value-type="float">
            <text:p>0.661047</text:p>
          </table:table-cell>
          <table:table-cell office:value-type="float" office:value="0.684725" calcext:value-type="float">
            <text:p>0.684725</text:p>
          </table:table-cell>
          <table:table-cell table:number-columns-repeated="1009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office:value-type="float" office:value="0.775085" calcext:value-type="float">
            <text:p>0.775085</text:p>
          </table:table-cell>
          <table:table-cell office:value-type="float" office:value="0.782848" calcext:value-type="float">
            <text:p>0.782848</text:p>
          </table:table-cell>
          <table:table-cell office:value-type="float" office:value="0.777791" calcext:value-type="float">
            <text:p>0.777791</text:p>
          </table:table-cell>
          <table:table-cell office:value-type="float" office:value="0.669311" calcext:value-type="float">
            <text:p>0.669311</text:p>
          </table:table-cell>
          <table:table-cell office:value-type="float" office:value="0.788147" calcext:value-type="float">
            <text:p>0.788147</text:p>
          </table:table-cell>
          <table:table-cell office:value-type="float" office:value="0.774795" calcext:value-type="float">
            <text:p>0.774795</text:p>
          </table:table-cell>
          <table:table-cell office:value-type="float" office:value="0.784279" calcext:value-type="float">
            <text:p>0.784279</text:p>
          </table:table-cell>
          <table:table-cell office:value-type="float" office:value="0.754215" calcext:value-type="float">
            <text:p>0.754215</text:p>
          </table:table-cell>
          <table:table-cell office:value-type="float" office:value="0.775293" calcext:value-type="float">
            <text:p>0.775293</text:p>
          </table:table-cell>
          <table:table-cell office:value-type="float" office:value="0.770694" calcext:value-type="float">
            <text:p>0.770694</text:p>
          </table:table-cell>
          <table:table-cell office:value-type="float" office:value="0.773747" calcext:value-type="float">
            <text:p>0.773747</text:p>
          </table:table-cell>
          <table:table-cell office:value-type="float" office:value="0.664208" calcext:value-type="float">
            <text:p>0.664208</text:p>
          </table:table-cell>
          <table:table-cell office:value-type="float" office:value="0.669853" calcext:value-type="float">
            <text:p>0.669853</text:p>
          </table:table-cell>
          <table:table-cell table:number-columns-repeated="1009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office:value-type="float" office:value="0.780555" calcext:value-type="float">
            <text:p>0.780555</text:p>
          </table:table-cell>
          <table:table-cell office:value-type="float" office:value="0.78328" calcext:value-type="float">
            <text:p>0.78328</text:p>
          </table:table-cell>
          <table:table-cell office:value-type="float" office:value="0.778834" calcext:value-type="float">
            <text:p>0.778834</text:p>
          </table:table-cell>
          <table:table-cell office:value-type="float" office:value="0.66675" calcext:value-type="float">
            <text:p>0.66675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772097" calcext:value-type="float">
            <text:p>0.772097</text:p>
          </table:table-cell>
          <table:table-cell office:value-type="float" office:value="0.775379" calcext:value-type="float">
            <text:p>0.775379</text:p>
          </table:table-cell>
          <table:table-cell office:value-type="float" office:value="0.762356" calcext:value-type="float">
            <text:p>0.762356</text:p>
          </table:table-cell>
          <table:table-cell office:value-type="float" office:value="0.781876" calcext:value-type="float">
            <text:p>0.781876</text:p>
          </table:table-cell>
          <table:table-cell office:value-type="float" office:value="0.776921" calcext:value-type="float">
            <text:p>0.776921</text:p>
          </table:table-cell>
          <table:table-cell office:value-type="float" office:value="0.775308" calcext:value-type="float">
            <text:p>0.775308</text:p>
          </table:table-cell>
          <table:table-cell office:value-type="float" office:value="0.662419" calcext:value-type="float">
            <text:p>0.662419</text:p>
          </table:table-cell>
          <table:table-cell office:value-type="float" office:value="0.698601" calcext:value-type="float">
            <text:p>0.698601</text:p>
          </table:table-cell>
          <table:table-cell table:number-columns-repeated="1009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90624" calcext:value-type="float">
            <text:p>0.790624</text:p>
          </table:table-cell>
          <table:table-cell office:value-type="float" office:value="0.778203" calcext:value-type="float">
            <text:p>0.778203</text:p>
          </table:table-cell>
          <table:table-cell office:value-type="float" office:value="0.673403" calcext:value-type="float">
            <text:p>0.673403</text:p>
          </table:table-cell>
          <table:table-cell office:value-type="float" office:value="0.787012" calcext:value-type="float">
            <text:p>0.787012</text:p>
          </table:table-cell>
          <table:table-cell office:value-type="float" office:value="0.776756" calcext:value-type="float">
            <text:p>0.776756</text:p>
          </table:table-cell>
          <table:table-cell office:value-type="float" office:value="0.779806" calcext:value-type="float">
            <text:p>0.779806</text:p>
          </table:table-cell>
          <table:table-cell office:value-type="float" office:value="0.762429" calcext:value-type="float">
            <text:p>0.762429</text:p>
          </table:table-cell>
          <table:table-cell office:value-type="float" office:value="0.783083" calcext:value-type="float">
            <text:p>0.783083</text:p>
          </table:table-cell>
          <table:table-cell office:value-type="float" office:value="0.773545" calcext:value-type="float">
            <text:p>0.773545</text:p>
          </table:table-cell>
          <table:table-cell office:value-type="float" office:value="0.773933" calcext:value-type="float">
            <text:p>0.773933</text:p>
          </table:table-cell>
          <table:table-cell office:value-type="float" office:value="0.676714" calcext:value-type="float">
            <text:p>0.676714</text:p>
          </table:table-cell>
          <table:table-cell office:value-type="float" office:value="0.701545" calcext:value-type="float">
            <text:p>0.701545</text:p>
          </table:table-cell>
          <table:table-cell table:number-columns-repeated="1009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office:value-type="float" office:value="0.783498" calcext:value-type="float">
            <text:p>0.783498</text:p>
          </table:table-cell>
          <table:table-cell office:value-type="float" office:value="0.78316" calcext:value-type="float">
            <text:p>0.78316</text:p>
          </table:table-cell>
          <table:table-cell office:value-type="float" office:value="0.777988" calcext:value-type="float">
            <text:p>0.77798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784659" calcext:value-type="float">
            <text:p>0.784659</text:p>
          </table:table-cell>
          <table:table-cell office:value-type="float" office:value="0.774833" calcext:value-type="float">
            <text:p>0.774833</text:p>
          </table:table-cell>
          <table:table-cell office:value-type="float" office:value="0.787775" calcext:value-type="float">
            <text:p>0.787775</text:p>
          </table:table-cell>
          <table:table-cell office:value-type="float" office:value="0.764684" calcext:value-type="float">
            <text:p>0.764684</text:p>
          </table:table-cell>
          <table:table-cell office:value-type="float" office:value="0.780977" calcext:value-type="float">
            <text:p>0.780977</text:p>
          </table:table-cell>
          <table:table-cell office:value-type="float" office:value="0.777235" calcext:value-type="float">
            <text:p>0.777235</text:p>
          </table:table-cell>
          <table:table-cell office:value-type="float" office:value="0.768143" calcext:value-type="float">
            <text:p>0.768143</text:p>
          </table:table-cell>
          <table:table-cell office:value-type="float" office:value="0.67505" calcext:value-type="float">
            <text:p>0.67505</text:p>
          </table:table-cell>
          <table:table-cell office:value-type="float" office:value="0.706863" calcext:value-type="float">
            <text:p>0.706863</text:p>
          </table:table-cell>
          <table:table-cell table:number-columns-repeated="1009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office:value-type="float" office:value="0.778648" calcext:value-type="float">
            <text:p>0.778648</text:p>
          </table:table-cell>
          <table:table-cell office:value-type="float" office:value="0.785396" calcext:value-type="float">
            <text:p>0.785396</text:p>
          </table:table-cell>
          <table:table-cell office:value-type="float" office:value="0.776882" calcext:value-type="float">
            <text:p>0.776882</text:p>
          </table:table-cell>
          <table:table-cell office:value-type="float" office:value="0.671889" calcext:value-type="float">
            <text:p>0.671889</text:p>
          </table:table-cell>
          <table:table-cell office:value-type="float" office:value="0.782617" calcext:value-type="float">
            <text:p>0.782617</text:p>
          </table:table-cell>
          <table:table-cell office:value-type="float" office:value="0.775386" calcext:value-type="float">
            <text:p>0.775386</text:p>
          </table:table-cell>
          <table:table-cell office:value-type="float" office:value="0.782733" calcext:value-type="float">
            <text:p>0.782733</text:p>
          </table:table-cell>
          <table:table-cell office:value-type="float" office:value="0.763183" calcext:value-type="float">
            <text:p>0.763183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0.778375" calcext:value-type="float">
            <text:p>0.778375</text:p>
          </table:table-cell>
          <table:table-cell office:value-type="float" office:value="0.772592" calcext:value-type="float">
            <text:p>0.772592</text:p>
          </table:table-cell>
          <table:table-cell office:value-type="float" office:value="0.70447" calcext:value-type="float">
            <text:p>0.70447</text:p>
          </table:table-cell>
          <table:table-cell office:value-type="float" office:value="0.712001" calcext:value-type="float">
            <text:p>0.712001</text:p>
          </table:table-cell>
          <table:table-cell table:number-columns-repeated="1009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90707" calcext:value-type="float">
            <text:p>0.790707</text:p>
          </table:table-cell>
          <table:table-cell office:value-type="float" office:value="0.780486" calcext:value-type="float">
            <text:p>0.780486</text:p>
          </table:table-cell>
          <table:table-cell office:value-type="float" office:value="0.671551" calcext:value-type="float">
            <text:p>0.671551</text:p>
          </table:table-cell>
          <table:table-cell office:value-type="float" office:value="0.787433" calcext:value-type="float">
            <text:p>0.787433</text:p>
          </table:table-cell>
          <table:table-cell office:value-type="float" office:value="0.781962" calcext:value-type="float">
            <text:p>0.781962</text:p>
          </table:table-cell>
          <table:table-cell office:value-type="float" office:value="0.732011" calcext:value-type="float">
            <text:p>0.732011</text:p>
          </table:table-cell>
          <table:table-cell office:value-type="float" office:value="0.773921" calcext:value-type="float">
            <text:p>0.773921</text:p>
          </table:table-cell>
          <table:table-cell office:value-type="float" office:value="0.784352" calcext:value-type="float">
            <text:p>0.784352</text:p>
          </table:table-cell>
          <table:table-cell office:value-type="float" office:value="0.782454" calcext:value-type="float">
            <text:p>0.782454</text:p>
          </table:table-cell>
          <table:table-cell office:value-type="float" office:value="0.778789" calcext:value-type="float">
            <text:p>0.778789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0.71315" calcext:value-type="float">
            <text:p>0.71315</text:p>
          </table:table-cell>
          <table:table-cell table:number-columns-repeated="1009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office:value-type="float" office:value="0.787989" calcext:value-type="float">
            <text:p>0.787989</text:p>
          </table:table-cell>
          <table:table-cell office:value-type="float" office:value="0.795204" calcext:value-type="float">
            <text:p>0.795204</text:p>
          </table:table-cell>
          <table:table-cell office:value-type="float" office:value="0.784966" calcext:value-type="float">
            <text:p>0.784966</text:p>
          </table:table-cell>
          <table:table-cell office:value-type="float" office:value="0.673432" calcext:value-type="float">
            <text:p>0.673432</text:p>
          </table:table-cell>
          <table:table-cell office:value-type="float" office:value="0.786443" calcext:value-type="float">
            <text:p>0.786443</text:p>
          </table:table-cell>
          <table:table-cell office:value-type="float" office:value="0.780208" calcext:value-type="float">
            <text:p>0.780208</text:p>
          </table:table-cell>
          <table:table-cell office:value-type="float" office:value="0.77614" calcext:value-type="float">
            <text:p>0.77614</text:p>
          </table:table-cell>
          <table:table-cell office:value-type="float" office:value="0.772859" calcext:value-type="float">
            <text:p>0.772859</text:p>
          </table:table-cell>
          <table:table-cell office:value-type="float" office:value="0.781786" calcext:value-type="float">
            <text:p>0.781786</text:p>
          </table:table-cell>
          <table:table-cell office:value-type="float" office:value="0.783196" calcext:value-type="float">
            <text:p>0.783196</text:p>
          </table:table-cell>
          <table:table-cell office:value-type="float" office:value="0.778125" calcext:value-type="float">
            <text:p>0.778125</text:p>
          </table:table-cell>
          <table:table-cell office:value-type="float" office:value="0.713586" calcext:value-type="float">
            <text:p>0.713586</text:p>
          </table:table-cell>
          <table:table-cell office:value-type="float" office:value="0.71304" calcext:value-type="float">
            <text:p>0.71304</text:p>
          </table:table-cell>
          <table:table-cell table:number-columns-repeated="1009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office:value-type="float" office:value="0.788555" calcext:value-type="float">
            <text:p>0.788555</text:p>
          </table:table-cell>
          <table:table-cell office:value-type="float" office:value="0.790492" calcext:value-type="float">
            <text:p>0.790492</text:p>
          </table:table-cell>
          <table:table-cell office:value-type="float" office:value="0.785185" calcext:value-type="float">
            <text:p>0.785185</text:p>
          </table:table-cell>
          <table:table-cell office:value-type="float" office:value="0.676838" calcext:value-type="float">
            <text:p>0.676838</text:p>
          </table:table-cell>
          <table:table-cell office:value-type="float" office:value="0.790641" calcext:value-type="float">
            <text:p>0.790641</text:p>
          </table:table-cell>
          <table:table-cell office:value-type="float" office:value="0.782636" calcext:value-type="float">
            <text:p>0.782636</text:p>
          </table:table-cell>
          <table:table-cell office:value-type="float" office:value="0.780381" calcext:value-type="float">
            <text:p>0.780381</text:p>
          </table:table-cell>
          <table:table-cell office:value-type="float" office:value="0.773317" calcext:value-type="float">
            <text:p>0.773317</text:p>
          </table:table-cell>
          <table:table-cell office:value-type="float" office:value="0.78704" calcext:value-type="float">
            <text:p>0.78704</text:p>
          </table:table-cell>
          <table:table-cell office:value-type="float" office:value="0.785923" calcext:value-type="float">
            <text:p>0.785923</text:p>
          </table:table-cell>
          <table:table-cell office:value-type="float" office:value="0.78048" calcext:value-type="float">
            <text:p>0.78048</text:p>
          </table:table-cell>
          <table:table-cell office:value-type="float" office:value="0.716063" calcext:value-type="float">
            <text:p>0.716063</text:p>
          </table:table-cell>
          <table:table-cell office:value-type="float" office:value="0.72179" calcext:value-type="float">
            <text:p>0.72179</text:p>
          </table:table-cell>
          <table:table-cell table:number-columns-repeated="1009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office:value-type="float" office:value="0.786155" calcext:value-type="float">
            <text:p>0.786155</text:p>
          </table:table-cell>
          <table:table-cell office:value-type="float" office:value="0.793954" calcext:value-type="float">
            <text:p>0.793954</text:p>
          </table:table-cell>
          <table:table-cell office:value-type="float" office:value="0.780745" calcext:value-type="float">
            <text:p>0.780745</text:p>
          </table:table-cell>
          <table:table-cell office:value-type="float" office:value="0.672088" calcext:value-type="float">
            <text:p>0.672088</text:p>
          </table:table-cell>
          <table:table-cell office:value-type="float" office:value="0.789674" calcext:value-type="float">
            <text:p>0.789674</text:p>
          </table:table-cell>
          <table:table-cell office:value-type="float" office:value="0.781714" calcext:value-type="float">
            <text:p>0.781714</text:p>
          </table:table-cell>
          <table:table-cell office:value-type="float" office:value="0.777166" calcext:value-type="float">
            <text:p>0.777166</text:p>
          </table:table-cell>
          <table:table-cell office:value-type="float" office:value="0.776367" calcext:value-type="float">
            <text:p>0.776367</text:p>
          </table:table-cell>
          <table:table-cell office:value-type="float" office:value="0.786728" calcext:value-type="float">
            <text:p>0.786728</text:p>
          </table:table-cell>
          <table:table-cell office:value-type="float" office:value="0.775113" calcext:value-type="float">
            <text:p>0.775113</text:p>
          </table:table-cell>
          <table:table-cell office:value-type="float" office:value="0.780403" calcext:value-type="float">
            <text:p>0.780403</text:p>
          </table:table-cell>
          <table:table-cell office:value-type="float" office:value="0.713634" calcext:value-type="float">
            <text:p>0.713634</text:p>
          </table:table-cell>
          <table:table-cell office:value-type="float" office:value="0.720313" calcext:value-type="float">
            <text:p>0.720313</text:p>
          </table:table-cell>
          <table:table-cell table:number-columns-repeated="1009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office:value-type="float" office:value="0.788601" calcext:value-type="float">
            <text:p>0.788601</text:p>
          </table:table-cell>
          <table:table-cell office:value-type="float" office:value="0.796317" calcext:value-type="float">
            <text:p>0.796317</text:p>
          </table:table-cell>
          <table:table-cell office:value-type="float" office:value="0.788273" calcext:value-type="float">
            <text:p>0.788273</text:p>
          </table:table-cell>
          <table:table-cell office:value-type="float" office:value="0.675582" calcext:value-type="float">
            <text:p>0.675582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77768" calcext:value-type="float">
            <text:p>0.77768</text:p>
          </table:table-cell>
          <table:table-cell office:value-type="float" office:value="0.782434" calcext:value-type="float">
            <text:p>0.782434</text:p>
          </table:table-cell>
          <table:table-cell office:value-type="float" office:value="0.77529" calcext:value-type="float">
            <text:p>0.77529</text:p>
          </table:table-cell>
          <table:table-cell office:value-type="float" office:value="0.784164" calcext:value-type="float">
            <text:p>0.784164</text:p>
          </table:table-cell>
          <table:table-cell office:value-type="float" office:value="0.781882" calcext:value-type="float">
            <text:p>0.781882</text:p>
          </table:table-cell>
          <table:table-cell office:value-type="float" office:value="0.778895" calcext:value-type="float">
            <text:p>0.778895</text:p>
          </table:table-cell>
          <table:table-cell office:value-type="float" office:value="0.716236" calcext:value-type="float">
            <text:p>0.716236</text:p>
          </table:table-cell>
          <table:table-cell office:value-type="float" office:value="0.713382" calcext:value-type="float">
            <text:p>0.713382</text:p>
          </table:table-cell>
          <table:table-cell table:number-columns-repeated="1009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796263" calcext:value-type="float">
            <text:p>0.796263</text:p>
          </table:table-cell>
          <table:table-cell office:value-type="float" office:value="0.782029" calcext:value-type="float">
            <text:p>0.782029</text:p>
          </table:table-cell>
          <table:table-cell office:value-type="float" office:value="0.673597" calcext:value-type="float">
            <text:p>0.673597</text:p>
          </table:table-cell>
          <table:table-cell office:value-type="float" office:value="0.793803" calcext:value-type="float">
            <text:p>0.793803</text:p>
          </table:table-cell>
          <table:table-cell office:value-type="float" office:value="0.783442" calcext:value-type="float">
            <text:p>0.783442</text:p>
          </table:table-cell>
          <table:table-cell office:value-type="float" office:value="0.779184" calcext:value-type="float">
            <text:p>0.779184</text:p>
          </table:table-cell>
          <table:table-cell office:value-type="float" office:value="0.779119" calcext:value-type="float">
            <text:p>0.779119</text:p>
          </table:table-cell>
          <table:table-cell office:value-type="float" office:value="0.78818" calcext:value-type="float">
            <text:p>0.78818</text:p>
          </table:table-cell>
          <table:table-cell office:value-type="float" office:value="0.783253" calcext:value-type="float">
            <text:p>0.783253</text:p>
          </table:table-cell>
          <table:table-cell office:value-type="float" office:value="0.779894" calcext:value-type="float">
            <text:p>0.779894</text:p>
          </table:table-cell>
          <table:table-cell office:value-type="float" office:value="0.710294" calcext:value-type="float">
            <text:p>0.710294</text:p>
          </table:table-cell>
          <table:table-cell office:value-type="float" office:value="0.722769" calcext:value-type="float">
            <text:p>0.722769</text:p>
          </table:table-cell>
          <table:table-cell table:number-columns-repeated="1009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office:value-type="float" office:value="0.787022" calcext:value-type="float">
            <text:p>0.787022</text:p>
          </table:table-cell>
          <table:table-cell office:value-type="float" office:value="0.791605" calcext:value-type="float">
            <text:p>0.791605</text:p>
          </table:table-cell>
          <table:table-cell office:value-type="float" office:value="0.783483" calcext:value-type="float">
            <text:p>0.783483</text:p>
          </table:table-cell>
          <table:table-cell office:value-type="float" office:value="0.67267" calcext:value-type="float">
            <text:p>0.67267</text:p>
          </table:table-cell>
          <table:table-cell office:value-type="float" office:value="0.79498" calcext:value-type="float">
            <text:p>0.79498</text:p>
          </table:table-cell>
          <table:table-cell office:value-type="float" office:value="0.779513" calcext:value-type="float">
            <text:p>0.779513</text:p>
          </table:table-cell>
          <table:table-cell office:value-type="float" office:value="0.771966" calcext:value-type="float">
            <text:p>0.771966</text:p>
          </table:table-cell>
          <table:table-cell office:value-type="float" office:value="0.776827" calcext:value-type="float">
            <text:p>0.776827</text:p>
          </table:table-cell>
          <table:table-cell office:value-type="float" office:value="0.780717" calcext:value-type="float">
            <text:p>0.780717</text:p>
          </table:table-cell>
          <table:table-cell office:value-type="float" office:value="0.778783" calcext:value-type="float">
            <text:p>0.778783</text:p>
          </table:table-cell>
          <table:table-cell office:value-type="float" office:value="0.777912" calcext:value-type="float">
            <text:p>0.777912</text:p>
          </table:table-cell>
          <table:table-cell office:value-type="float" office:value="0.722993" calcext:value-type="float">
            <text:p>0.722993</text:p>
          </table:table-cell>
          <table:table-cell table:number-columns-repeated="1010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office:value-type="float" office:value="0.784875" calcext:value-type="float">
            <text:p>0.784875</text:p>
          </table:table-cell>
          <table:table-cell office:value-type="float" office:value="0.787675" calcext:value-type="float">
            <text:p>0.787675</text:p>
          </table:table-cell>
          <table:table-cell office:value-type="float" office:value="0.792006" calcext:value-type="float">
            <text:p>0.792006</text:p>
          </table:table-cell>
          <table:table-cell office:value-type="float" office:value="0.678249" calcext:value-type="float">
            <text:p>0.678249</text:p>
          </table:table-cell>
          <table:table-cell office:value-type="float" office:value="0.794297" calcext:value-type="float">
            <text:p>0.794297</text:p>
          </table:table-cell>
          <table:table-cell office:value-type="float" office:value="0.788044" calcext:value-type="float">
            <text:p>0.788044</text:p>
          </table:table-cell>
          <table:table-cell office:value-type="float" office:value="0.777453" calcext:value-type="float">
            <text:p>0.77745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0.786032" calcext:value-type="float">
            <text:p>0.786032</text:p>
          </table:table-cell>
          <table:table-cell office:value-type="float" office:value="0.780107" calcext:value-type="float">
            <text:p>0.780107</text:p>
          </table:table-cell>
          <table:table-cell office:value-type="float" office:value="0.780607" calcext:value-type="float">
            <text:p>0.780607</text:p>
          </table:table-cell>
          <table:table-cell office:value-type="float" office:value="0.731048" calcext:value-type="float">
            <text:p>0.731048</text:p>
          </table:table-cell>
          <table:table-cell table:number-columns-repeated="1010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office:value-type="float" office:value="0.792127" calcext:value-type="float">
            <text:p>0.792127</text:p>
          </table:table-cell>
          <table:table-cell office:value-type="float" office:value="0.795084" calcext:value-type="float">
            <text:p>0.795084</text:p>
          </table:table-cell>
          <table:table-cell office:value-type="float" office:value="0.785804" calcext:value-type="float">
            <text:p>0.785804</text:p>
          </table:table-cell>
          <table:table-cell office:value-type="float" office:value="0.676841" calcext:value-type="float">
            <text:p>0.676841</text:p>
          </table:table-cell>
          <table:table-cell office:value-type="float" office:value="0.786202" calcext:value-type="float">
            <text:p>0.786202</text:p>
          </table:table-cell>
          <table:table-cell office:value-type="float" office:value="0.778969" calcext:value-type="float">
            <text:p>0.778969</text:p>
          </table:table-cell>
          <table:table-cell office:value-type="float" office:value="0.772988" calcext:value-type="float">
            <text:p>0.772988</text:p>
          </table:table-cell>
          <table:table-cell office:value-type="float" office:value="0.777201" calcext:value-type="float">
            <text:p>0.777201</text:p>
          </table:table-cell>
          <table:table-cell office:value-type="float" office:value="0.789737" calcext:value-type="float">
            <text:p>0.789737</text:p>
          </table:table-cell>
          <table:table-cell office:value-type="float" office:value="0.780308" calcext:value-type="float">
            <text:p>0.780308</text:p>
          </table:table-cell>
          <table:table-cell office:value-type="float" office:value="0.782126" calcext:value-type="float">
            <text:p>0.782126</text:p>
          </table:table-cell>
          <table:table-cell office:value-type="float" office:value="0.720302" calcext:value-type="float">
            <text:p>0.720302</text:p>
          </table:table-cell>
          <table:table-cell table:number-columns-repeated="1010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office:value-type="float" office:value="0.788254" calcext:value-type="float">
            <text:p>0.788254</text:p>
          </table:table-cell>
          <table:table-cell office:value-type="float" office:value="0.792672" calcext:value-type="float">
            <text:p>0.792672</text:p>
          </table:table-cell>
          <table:table-cell office:value-type="float" office:value="0.787503" calcext:value-type="float">
            <text:p>0.787503</text:p>
          </table:table-cell>
          <table:table-cell office:value-type="float" office:value="0.6803" calcext:value-type="float">
            <text:p>0.6803</text:p>
          </table:table-cell>
          <table:table-cell office:value-type="float" office:value="0.796659" calcext:value-type="float">
            <text:p>0.796659</text:p>
          </table:table-cell>
          <table:table-cell office:value-type="float" office:value="0.773894" calcext:value-type="float">
            <text:p>0.773894</text:p>
          </table:table-cell>
          <table:table-cell office:value-type="float" office:value="0.772542" calcext:value-type="float">
            <text:p>0.772542</text:p>
          </table:table-cell>
          <table:table-cell office:value-type="float" office:value="0.781812" calcext:value-type="float">
            <text:p>0.781812</text:p>
          </table:table-cell>
          <table:table-cell office:value-type="float" office:value="0.792804" calcext:value-type="float">
            <text:p>0.792804</text:p>
          </table:table-cell>
          <table:table-cell office:value-type="float" office:value="0.779331" calcext:value-type="float">
            <text:p>0.779331</text:p>
          </table:table-cell>
          <table:table-cell office:value-type="float" office:value="0.781485" calcext:value-type="float">
            <text:p>0.781485</text:p>
          </table:table-cell>
          <table:table-cell office:value-type="float" office:value="0.731231" calcext:value-type="float">
            <text:p>0.731231</text:p>
          </table:table-cell>
          <table:table-cell table:number-columns-repeated="1010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office:value-type="float" office:value="0.789312" calcext:value-type="float">
            <text:p>0.789312</text:p>
          </table:table-cell>
          <table:table-cell office:value-type="float" office:value="0.795845" calcext:value-type="float">
            <text:p>0.795845</text:p>
          </table:table-cell>
          <table:table-cell office:value-type="float" office:value="0.781438" calcext:value-type="float">
            <text:p>0.781438</text:p>
          </table:table-cell>
          <table:table-cell office:value-type="float" office:value="0.679975" calcext:value-type="float">
            <text:p>0.679975</text:p>
          </table:table-cell>
          <table:table-cell office:value-type="float" office:value="0.793177" calcext:value-type="float">
            <text:p>0.793177</text:p>
          </table:table-cell>
          <table:table-cell office:value-type="float" office:value="0.777966" calcext:value-type="float">
            <text:p>0.777966</text:p>
          </table:table-cell>
          <table:table-cell office:value-type="float" office:value="0.775618" calcext:value-type="float">
            <text:p>0.775618</text:p>
          </table:table-cell>
          <table:table-cell office:value-type="float" office:value="0.777048" calcext:value-type="float">
            <text:p>0.777048</text:p>
          </table:table-cell>
          <table:table-cell office:value-type="float" office:value="0.779947" calcext:value-type="float">
            <text:p>0.779947</text:p>
          </table:table-cell>
          <table:table-cell office:value-type="float" office:value="0.77937" calcext:value-type="float">
            <text:p>0.77937</text:p>
          </table:table-cell>
          <table:table-cell office:value-type="float" office:value="0.777476" calcext:value-type="float">
            <text:p>0.777476</text:p>
          </table:table-cell>
          <table:table-cell office:value-type="float" office:value="0.740139" calcext:value-type="float">
            <text:p>0.740139</text:p>
          </table:table-cell>
          <table:table-cell table:number-columns-repeated="1010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office:value-type="float" office:value="0.785342" calcext:value-type="float">
            <text:p>0.785342</text:p>
          </table:table-cell>
          <table:table-cell office:value-type="float" office:value="0.798186" calcext:value-type="float">
            <text:p>0.798186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687625" calcext:value-type="float">
            <text:p>0.687625</text:p>
          </table:table-cell>
          <table:table-cell office:value-type="float" office:value="0.792892" calcext:value-type="float">
            <text:p>0.792892</text:p>
          </table:table-cell>
          <table:table-cell office:value-type="float" office:value="0.784248" calcext:value-type="float">
            <text:p>0.784248</text:p>
          </table:table-cell>
          <table:table-cell office:value-type="float" office:value="0.773682" calcext:value-type="float">
            <text:p>0.773682</text:p>
          </table:table-cell>
          <table:table-cell office:value-type="float" office:value="0.780225" calcext:value-type="float">
            <text:p>0.780225</text:p>
          </table:table-cell>
          <table:table-cell office:value-type="float" office:value="0.781264" calcext:value-type="float">
            <text:p>0.781264</text:p>
          </table:table-cell>
          <table:table-cell office:value-type="float" office:value="0.778632" calcext:value-type="float">
            <text:p>0.778632</text:p>
          </table:table-cell>
          <table:table-cell office:value-type="float" office:value="0.785813" calcext:value-type="float">
            <text:p>0.785813</text:p>
          </table:table-cell>
          <table:table-cell office:value-type="float" office:value="0.745536" calcext:value-type="float">
            <text:p>0.745536</text:p>
          </table:table-cell>
          <table:table-cell table:number-columns-repeated="1010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office:value-type="float" office:value="0.781903" calcext:value-type="float">
            <text:p>0.781903</text:p>
          </table:table-cell>
          <table:table-cell office:value-type="float" office:value="0.79886" calcext:value-type="float">
            <text:p>0.79886</text:p>
          </table:table-cell>
          <table:table-cell office:value-type="float" office:value="0.791188" calcext:value-type="float">
            <text:p>0.791188</text:p>
          </table:table-cell>
          <table:table-cell office:value-type="float" office:value="0.680624" calcext:value-type="float">
            <text:p>0.680624</text:p>
          </table:table-cell>
          <table:table-cell office:value-type="float" office:value="0.795995" calcext:value-type="float">
            <text:p>0.795995</text:p>
          </table:table-cell>
          <table:table-cell office:value-type="float" office:value="0.781887" calcext:value-type="float">
            <text:p>0.781887</text:p>
          </table:table-cell>
          <table:table-cell office:value-type="float" office:value="0.771731" calcext:value-type="float">
            <text:p>0.771731</text:p>
          </table:table-cell>
          <table:table-cell office:value-type="float" office:value="0.774177" calcext:value-type="float">
            <text:p>0.774177</text:p>
          </table:table-cell>
          <table:table-cell office:value-type="float" office:value="0.783236" calcext:value-type="float">
            <text:p>0.783236</text:p>
          </table:table-cell>
          <table:table-cell office:value-type="float" office:value="0.773443" calcext:value-type="float">
            <text:p>0.773443</text:p>
          </table:table-cell>
          <table:table-cell office:value-type="float" office:value="0.783987" calcext:value-type="float">
            <text:p>0.783987</text:p>
          </table:table-cell>
          <table:table-cell office:value-type="float" office:value="0.747599" calcext:value-type="float">
            <text:p>0.747599</text:p>
          </table:table-cell>
          <table:table-cell table:number-columns-repeated="1010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office:value-type="float" office:value="0.788769" calcext:value-type="float">
            <text:p>0.788769</text:p>
          </table:table-cell>
          <table:table-cell office:value-type="float" office:value="0.791094" calcext:value-type="float">
            <text:p>0.791094</text:p>
          </table:table-cell>
          <table:table-cell office:value-type="float" office:value="0.785392" calcext:value-type="float">
            <text:p>0.785392</text:p>
          </table:table-cell>
          <table:table-cell office:value-type="float" office:value="0.668361" calcext:value-type="float">
            <text:p>0.668361</text:p>
          </table:table-cell>
          <table:table-cell office:value-type="float" office:value="0.788203" calcext:value-type="float">
            <text:p>0.788203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69033" calcext:value-type="float">
            <text:p>0.769033</text:p>
          </table:table-cell>
          <table:table-cell office:value-type="float" office:value="0.785809" calcext:value-type="float">
            <text:p>0.785809</text:p>
          </table:table-cell>
          <table:table-cell office:value-type="float" office:value="0.786454" calcext:value-type="float">
            <text:p>0.786454</text:p>
          </table:table-cell>
          <table:table-cell office:value-type="float" office:value="0.774416" calcext:value-type="float">
            <text:p>0.774416</text:p>
          </table:table-cell>
          <table:table-cell office:value-type="float" office:value="0.783903" calcext:value-type="float">
            <text:p>0.783903</text:p>
          </table:table-cell>
          <table:table-cell office:value-type="float" office:value="0.742505" calcext:value-type="float">
            <text:p>0.742505</text:p>
          </table:table-cell>
          <table:table-cell table:number-columns-repeated="1010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office:value-type="float" office:value="0.787437" calcext:value-type="float">
            <text:p>0.787437</text:p>
          </table:table-cell>
          <table:table-cell office:value-type="float" office:value="0.793114" calcext:value-type="float">
            <text:p>0.793114</text:p>
          </table:table-cell>
          <table:table-cell office:value-type="float" office:value="0.786795" calcext:value-type="float">
            <text:p>0.786795</text:p>
          </table:table-cell>
          <table:table-cell office:value-type="float" office:value="0.681555" calcext:value-type="float">
            <text:p>0.681555</text:p>
          </table:table-cell>
          <table:table-cell office:value-type="float" office:value="0.796251" calcext:value-type="float">
            <text:p>0.796251</text:p>
          </table:table-cell>
          <table:table-cell office:value-type="float" office:value="0.784201" calcext:value-type="float">
            <text:p>0.784201</text:p>
          </table:table-cell>
          <table:table-cell office:value-type="float" office:value="0.772857" calcext:value-type="float">
            <text:p>0.772857</text:p>
          </table:table-cell>
          <table:table-cell office:value-type="float" office:value="0.778367" calcext:value-type="float">
            <text:p>0.778367</text:p>
          </table:table-cell>
          <table:table-cell office:value-type="float" office:value="0.774376" calcext:value-type="float">
            <text:p>0.774376</text:p>
          </table:table-cell>
          <table:table-cell office:value-type="float" office:value="0.768888" calcext:value-type="float">
            <text:p>0.768888</text:p>
          </table:table-cell>
          <table:table-cell office:value-type="float" office:value="0.779361" calcext:value-type="float">
            <text:p>0.779361</text:p>
          </table:table-cell>
          <table:table-cell table:number-columns-repeated="1011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office:value-type="float" office:value="0.784804" calcext:value-type="float">
            <text:p>0.784804</text:p>
          </table:table-cell>
          <table:table-cell office:value-type="float" office:value="0.797723" calcext:value-type="float">
            <text:p>0.797723</text:p>
          </table:table-cell>
          <table:table-cell office:value-type="float" office:value="0.785454" calcext:value-type="float">
            <text:p>0.785454</text:p>
          </table:table-cell>
          <table:table-cell office:value-type="float" office:value="0.672313" calcext:value-type="float">
            <text:p>0.672313</text:p>
          </table:table-cell>
          <table:table-cell office:value-type="float" office:value="0.791079" calcext:value-type="float">
            <text:p>0.791079</text:p>
          </table:table-cell>
          <table:table-cell office:value-type="float" office:value="0.779458" calcext:value-type="float">
            <text:p>0.779458</text:p>
          </table:table-cell>
          <table:table-cell office:value-type="float" office:value="0.773897" calcext:value-type="float">
            <text:p>0.773897</text:p>
          </table:table-cell>
          <table:table-cell office:value-type="float" office:value="0.780642" calcext:value-type="float">
            <text:p>0.780642</text:p>
          </table:table-cell>
          <table:table-cell office:value-type="float" office:value="0.782834" calcext:value-type="float">
            <text:p>0.782834</text:p>
          </table:table-cell>
          <table:table-cell office:value-type="float" office:value="0.772556" calcext:value-type="float">
            <text:p>0.772556</text:p>
          </table:table-cell>
          <table:table-cell office:value-type="float" office:value="0.784672" calcext:value-type="float">
            <text:p>0.784672</text:p>
          </table:table-cell>
          <table:table-cell table:number-columns-repeated="1011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office:value-type="float" office:value="0.784472" calcext:value-type="float">
            <text:p>0.784472</text:p>
          </table:table-cell>
          <table:table-cell office:value-type="float" office:value="0.79649" calcext:value-type="float">
            <text:p>0.79649</text:p>
          </table:table-cell>
          <table:table-cell office:value-type="float" office:value="0.785001" calcext:value-type="float">
            <text:p>0.785001</text:p>
          </table:table-cell>
          <table:table-cell office:value-type="float" office:value="0.555327" calcext:value-type="float">
            <text:p>0.555327</text:p>
          </table:table-cell>
          <table:table-cell office:value-type="float" office:value="0.790264" calcext:value-type="float">
            <text:p>0.790264</text:p>
          </table:table-cell>
          <table:table-cell office:value-type="float" office:value="0.779601" calcext:value-type="float">
            <text:p>0.779601</text:p>
          </table:table-cell>
          <table:table-cell office:value-type="float" office:value="0.769712" calcext:value-type="float">
            <text:p>0.769712</text:p>
          </table:table-cell>
          <table:table-cell office:value-type="float" office:value="0.783337" calcext:value-type="float">
            <text:p>0.783337</text:p>
          </table:table-cell>
          <table:table-cell office:value-type="float" office:value="0.770808" calcext:value-type="float">
            <text:p>0.770808</text:p>
          </table:table-cell>
          <table:table-cell office:value-type="float" office:value="0.775445" calcext:value-type="float">
            <text:p>0.775445</text:p>
          </table:table-cell>
          <table:table-cell office:value-type="float" office:value="0.782088" calcext:value-type="float">
            <text:p>0.782088</text:p>
          </table:table-cell>
          <table:table-cell table:number-columns-repeated="1011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office:value-type="float" office:value="0.779131" calcext:value-type="float">
            <text:p>0.779131</text:p>
          </table:table-cell>
          <table:table-cell office:value-type="float" office:value="0.799846" calcext:value-type="float">
            <text:p>0.799846</text:p>
          </table:table-cell>
          <table:table-cell office:value-type="float" office:value="0.789215" calcext:value-type="float">
            <text:p>0.789215</text:p>
          </table:table-cell>
          <table:table-cell office:value-type="float" office:value="0.608016" calcext:value-type="float">
            <text:p>0.608016</text:p>
          </table:table-cell>
          <table:table-cell office:value-type="float" office:value="0.794432" calcext:value-type="float">
            <text:p>0.794432</text:p>
          </table:table-cell>
          <table:table-cell office:value-type="float" office:value="0.781417" calcext:value-type="float">
            <text:p>0.781417</text:p>
          </table:table-cell>
          <table:table-cell office:value-type="float" office:value="0.769344" calcext:value-type="float">
            <text:p>0.769344</text:p>
          </table:table-cell>
          <table:table-cell office:value-type="float" office:value="0.779938" calcext:value-type="float">
            <text:p>0.779938</text:p>
          </table:table-cell>
          <table:table-cell office:value-type="float" office:value="0.782966" calcext:value-type="float">
            <text:p>0.782966</text:p>
          </table:table-cell>
          <table:table-cell office:value-type="float" office:value="0.770019" calcext:value-type="float">
            <text:p>0.770019</text:p>
          </table:table-cell>
          <table:table-cell office:value-type="float" office:value="0.78002" calcext:value-type="float">
            <text:p>0.78002</text:p>
          </table:table-cell>
          <table:table-cell table:number-columns-repeated="1011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office:value-type="float" office:value="0.778423" calcext:value-type="float">
            <text:p>0.778423</text:p>
          </table:table-cell>
          <table:table-cell office:value-type="float" office:value="0.800278" calcext:value-type="float">
            <text:p>0.800278</text:p>
          </table:table-cell>
          <table:table-cell office:value-type="float" office:value="0.779739" calcext:value-type="float">
            <text:p>0.779739</text:p>
          </table:table-cell>
          <table:table-cell office:value-type="float" office:value="0.642908" calcext:value-type="float">
            <text:p>0.642908</text:p>
          </table:table-cell>
          <table:table-cell office:value-type="float" office:value="0.789283" calcext:value-type="float">
            <text:p>0.789283</text:p>
          </table:table-cell>
          <table:table-cell office:value-type="float" office:value="0.774658" calcext:value-type="float">
            <text:p>0.774658</text:p>
          </table:table-cell>
          <table:table-cell office:value-type="float" office:value="0.765252" calcext:value-type="float">
            <text:p>0.765252</text:p>
          </table:table-cell>
          <table:table-cell office:value-type="float" office:value="0.776609" calcext:value-type="float">
            <text:p>0.776609</text:p>
          </table:table-cell>
          <table:table-cell office:value-type="float" office:value="0.783167" calcext:value-type="float">
            <text:p>0.783167</text:p>
          </table:table-cell>
          <table:table-cell office:value-type="float" office:value="0.770374" calcext:value-type="float">
            <text:p>0.770374</text:p>
          </table:table-cell>
          <table:table-cell office:value-type="float" office:value="0.782459" calcext:value-type="float">
            <text:p>0.782459</text:p>
          </table:table-cell>
          <table:table-cell table:number-columns-repeated="1011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office:value-type="float" office:value="0.783455" calcext:value-type="float">
            <text:p>0.783455</text:p>
          </table:table-cell>
          <table:table-cell office:value-type="float" office:value="0.792919" calcext:value-type="float">
            <text:p>0.792919</text:p>
          </table:table-cell>
          <table:table-cell office:value-type="float" office:value="0.787442" calcext:value-type="float">
            <text:p>0.787442</text:p>
          </table:table-cell>
          <table:table-cell office:value-type="float" office:value="0.65586" calcext:value-type="float">
            <text:p>0.65586</text:p>
          </table:table-cell>
          <table:table-cell office:value-type="float" office:value="0.789833" calcext:value-type="float">
            <text:p>0.789833</text:p>
          </table:table-cell>
          <table:table-cell office:value-type="float" office:value="0.777646" calcext:value-type="float">
            <text:p>0.777646</text:p>
          </table:table-cell>
          <table:table-cell office:value-type="float" office:value="0.770791" calcext:value-type="float">
            <text:p>0.770791</text:p>
          </table:table-cell>
          <table:table-cell office:value-type="float" office:value="0.782832" calcext:value-type="float">
            <text:p>0.782832</text:p>
          </table:table-cell>
          <table:table-cell office:value-type="float" office:value="0.783055" calcext:value-type="float">
            <text:p>0.783055</text:p>
          </table:table-cell>
          <table:table-cell office:value-type="float" office:value="0.769598" calcext:value-type="float">
            <text:p>0.769598</text:p>
          </table:table-cell>
          <table:table-cell office:value-type="float" office:value="0.785572" calcext:value-type="float">
            <text:p>0.785572</text:p>
          </table:table-cell>
          <table:table-cell table:number-columns-repeated="1011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office:value-type="float" office:value="0.775897" calcext:value-type="float">
            <text:p>0.775897</text:p>
          </table:table-cell>
          <table:table-cell office:value-type="float" office:value="0.801323" calcext:value-type="float">
            <text:p>0.801323</text:p>
          </table:table-cell>
          <table:table-cell office:value-type="float" office:value="0.788635" calcext:value-type="float">
            <text:p>0.788635</text:p>
          </table:table-cell>
          <table:table-cell office:value-type="float" office:value="0.663286" calcext:value-type="float">
            <text:p>0.663286</text:p>
          </table:table-cell>
          <table:table-cell office:value-type="float" office:value="0.791596" calcext:value-type="float">
            <text:p>0.791596</text:p>
          </table:table-cell>
          <table:table-cell office:value-type="float" office:value="0.778433" calcext:value-type="float">
            <text:p>0.778433</text:p>
          </table:table-cell>
          <table:table-cell office:value-type="float" office:value="0.764096" calcext:value-type="float">
            <text:p>0.764096</text:p>
          </table:table-cell>
          <table:table-cell office:value-type="float" office:value="0.78122" calcext:value-type="float">
            <text:p>0.78122</text:p>
          </table:table-cell>
          <table:table-cell office:value-type="float" office:value="0.780186" calcext:value-type="float">
            <text:p>0.780186</text:p>
          </table:table-cell>
          <table:table-cell office:value-type="float" office:value="0.767175" calcext:value-type="float">
            <text:p>0.767175</text:p>
          </table:table-cell>
          <table:table-cell office:value-type="float" office:value="0.783862" calcext:value-type="float">
            <text:p>0.783862</text:p>
          </table:table-cell>
          <table:table-cell table:number-columns-repeated="1011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office:value-type="float" office:value="0.770054" calcext:value-type="float">
            <text:p>0.770054</text:p>
          </table:table-cell>
          <table:table-cell office:value-type="float" office:value="0.791209" calcext:value-type="float">
            <text:p>0.791209</text:p>
          </table:table-cell>
          <table:table-cell office:value-type="float" office:value="0.789108" calcext:value-type="float">
            <text:p>0.789108</text:p>
          </table:table-cell>
          <table:table-cell office:value-type="float" office:value="0.669759" calcext:value-type="float">
            <text:p>0.669759</text:p>
          </table:table-cell>
          <table:table-cell office:value-type="float" office:value="0.786019" calcext:value-type="float">
            <text:p>0.786019</text:p>
          </table:table-cell>
          <table:table-cell office:value-type="float" office:value="0.776038" calcext:value-type="float">
            <text:p>0.776038</text:p>
          </table:table-cell>
          <table:table-cell office:value-type="float" office:value="0.76196" calcext:value-type="float">
            <text:p>0.76196</text:p>
          </table:table-cell>
          <table:table-cell office:value-type="float" office:value="0.782969" calcext:value-type="float">
            <text:p>0.782969</text:p>
          </table:table-cell>
          <table:table-cell office:value-type="float" office:value="0.781139" calcext:value-type="float">
            <text:p>0.781139</text:p>
          </table:table-cell>
          <table:table-cell office:value-type="float" office:value="0.770988" calcext:value-type="float">
            <text:p>0.770988</text:p>
          </table:table-cell>
          <table:table-cell office:value-type="float" office:value="0.782194" calcext:value-type="float">
            <text:p>0.782194</text:p>
          </table:table-cell>
          <table:table-cell table:number-columns-repeated="1011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office:value-type="float" office:value="0.775509" calcext:value-type="float">
            <text:p>0.775509</text:p>
          </table:table-cell>
          <table:table-cell table:number-columns-repeated="5"/>
          <table:table-cell office:value-type="float" office:value="0.765469" calcext:value-type="float">
            <text:p>0.765469</text:p>
          </table:table-cell>
          <table:table-cell office:value-type="float" office:value="0.778778" calcext:value-type="float">
            <text:p>0.778778</text:p>
          </table:table-cell>
          <table:table-cell table:number-columns-repeated="1014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office:value-type="float" office:value="0.781616" calcext:value-type="float">
            <text:p>0.781616</text:p>
          </table:table-cell>
          <table:table-cell table:number-columns-repeated="5"/>
          <table:table-cell office:value-type="float" office:value="0.766665" calcext:value-type="float">
            <text:p>0.766665</text:p>
          </table:table-cell>
          <table:table-cell office:value-type="float" office:value="0.779096" calcext:value-type="float">
            <text:p>0.779096</text:p>
          </table:table-cell>
          <table:table-cell table:number-columns-repeated="1014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office:value-type="float" office:value="0.777856" calcext:value-type="float">
            <text:p>0.777856</text:p>
          </table:table-cell>
          <table:table-cell table:number-columns-repeated="5"/>
          <table:table-cell office:value-type="float" office:value="0.769095" calcext:value-type="float">
            <text:p>0.769095</text:p>
          </table:table-cell>
          <table:table-cell office:value-type="float" office:value="0.774501" calcext:value-type="float">
            <text:p>0.774501</text:p>
          </table:table-cell>
          <table:table-cell table:number-columns-repeated="1014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office:value-type="float" office:value="0.775639" calcext:value-type="float">
            <text:p>0.775639</text:p>
          </table:table-cell>
          <table:table-cell table:number-columns-repeated="5"/>
          <table:table-cell office:value-type="float" office:value="0.763391" calcext:value-type="float">
            <text:p>0.763391</text:p>
          </table:table-cell>
          <table:table-cell office:value-type="float" office:value="0.777648" calcext:value-type="float">
            <text:p>0.777648</text:p>
          </table:table-cell>
          <table:table-cell table:number-columns-repeated="1014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office:value-type="float" office:value="0.777594" calcext:value-type="float">
            <text:p>0.777594</text:p>
          </table:table-cell>
          <table:table-cell table:number-columns-repeated="5"/>
          <table:table-cell office:value-type="float" office:value="0.768914" calcext:value-type="float">
            <text:p>0.768914</text:p>
          </table:table-cell>
          <table:table-cell office:value-type="float" office:value="0.770237" calcext:value-type="float">
            <text:p>0.770237</text:p>
          </table:table-cell>
          <table:table-cell table:number-columns-repeated="1014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office:value-type="float" office:value="0.77927" calcext:value-type="float">
            <text:p>0.77927</text:p>
          </table:table-cell>
          <table:table-cell table:number-columns-repeated="5"/>
          <table:table-cell office:value-type="float" office:value="0.769868" calcext:value-type="float">
            <text:p>0.769868</text:p>
          </table:table-cell>
          <table:table-cell office:value-type="float" office:value="0.778975" calcext:value-type="float">
            <text:p>0.778975</text:p>
          </table:table-cell>
          <table:table-cell table:number-columns-repeated="1014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office:value-type="float" office:value="0.774682" calcext:value-type="float">
            <text:p>0.774682</text:p>
          </table:table-cell>
          <table:table-cell table:number-columns-repeated="5"/>
          <table:table-cell office:value-type="float" office:value="0.762168" calcext:value-type="float">
            <text:p>0.762168</text:p>
          </table:table-cell>
          <table:table-cell office:value-type="float" office:value="0.773904" calcext:value-type="float">
            <text:p>0.773904</text:p>
          </table:table-cell>
          <table:table-cell table:number-columns-repeated="1014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office:value-type="float" office:value="0.77975" calcext:value-type="float">
            <text:p>0.77975</text:p>
          </table:table-cell>
          <table:table-cell table:number-columns-repeated="5"/>
          <table:table-cell office:value-type="float" office:value="0.754337" calcext:value-type="float">
            <text:p>0.754337</text:p>
          </table:table-cell>
          <table:table-cell office:value-type="float" office:value="0.773116" calcext:value-type="float">
            <text:p>0.773116</text:p>
          </table:table-cell>
          <table:table-cell table:number-columns-repeated="1014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office:value-type="float" office:value="0.776123" calcext:value-type="float">
            <text:p>0.776123</text:p>
          </table:table-cell>
          <table:table-cell table:number-columns-repeated="5"/>
          <table:table-cell office:value-type="float" office:value="0.753898" calcext:value-type="float">
            <text:p>0.753898</text:p>
          </table:table-cell>
          <table:table-cell office:value-type="float" office:value="0.778906" calcext:value-type="float">
            <text:p>0.778906</text:p>
          </table:table-cell>
          <table:table-cell table:number-columns-repeated="1014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office:value-type="float" office:value="0.770664" calcext:value-type="float">
            <text:p>0.770664</text:p>
          </table:table-cell>
          <table:table-cell table:number-columns-repeated="5"/>
          <table:table-cell office:value-type="float" office:value="0.759139" calcext:value-type="float">
            <text:p>0.759139</text:p>
          </table:table-cell>
          <table:table-cell office:value-type="float" office:value="0.768858" calcext:value-type="float">
            <text:p>0.768858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3:.B42])" office:value-type="float" office:value="0.792127" calcext:value-type="float">
            <text:p>0.792127</text:p>
          </table:table-cell>
          <table:table-cell table:formula="of:=MAX([.C3:.C42])" office:value-type="float" office:value="0.801323" calcext:value-type="float">
            <text:p>0.801323</text:p>
          </table:table-cell>
          <table:table-cell table:formula="of:=MAX([.D3:.D42])" office:value-type="float" office:value="0.792006" calcext:value-type="float">
            <text:p>0.792006</text:p>
          </table:table-cell>
          <table:table-cell table:formula="of:=MAX([.E3:.E42])" office:value-type="float" office:value="0.687625" calcext:value-type="float">
            <text:p>0.687625</text:p>
          </table:table-cell>
          <table:table-cell table:formula="of:=MAX([.F3:.F42])" office:value-type="float" office:value="0.796659" calcext:value-type="float">
            <text:p>0.796659</text:p>
          </table:table-cell>
          <table:table-cell table:formula="of:=MAX([.G3:.G42])" office:value-type="float" office:value="0.788044" calcext:value-type="float">
            <text:p>0.788044</text:p>
          </table:table-cell>
          <table:table-cell table:formula="of:=MAX([.H3:.H42])" office:value-type="float" office:value="0.787775" calcext:value-type="float">
            <text:p>0.787775</text:p>
          </table:table-cell>
          <table:table-cell table:formula="of:=MAX([.I3:.I52])" office:value-type="float" office:value="0.785809" calcext:value-type="float">
            <text:p>0.785809</text:p>
          </table:table-cell>
          <table:table-cell table:formula="of:=MAX([.J3:.J42])" office:value-type="float" office:value="0.792804" calcext:value-type="float">
            <text:p>0.792804</text:p>
          </table:table-cell>
          <table:table-cell table:formula="of:=MAX([.K3:.K42])" office:value-type="float" office:value="0.785923" calcext:value-type="float">
            <text:p>0.785923</text:p>
          </table:table-cell>
          <table:table-cell table:formula="of:=MAX([.L3:.L42])" office:value-type="float" office:value="0.785813" calcext:value-type="float">
            <text:p>0.785813</text:p>
          </table:table-cell>
          <table:table-cell table:number-columns-repeated="1011"/>
        </table:table-row>
      </table:table>
      <table:table table:name="F1-mean f-AUC" table:style-name="ta1">
        <table:shapes>
          <draw:frame draw:z-index="0" draw:style-name="gr1" draw:text-style-name="P1" svg:width="9.2091in" svg:height="5.1799in" svg:x="15.2291in" svg:y="0.3272in">
            <draw:object draw:notify-on-update-of-ranges="'F1-mean f-AUC'.A3:'F1-mean f-AUC'.A42 'F1-mean f-AUC'.B2:'F1-mean f-AUC'.B2 'F1-mean f-AUC'.B3:'F1-mean f-AUC'.B42 'F1-mean f-AUC'.C2:'F1-mean f-AUC'.C2 'F1-mean f-AUC'.C3:'F1-mean f-AUC'.C42 'F1-mean f-AUC'.D2:'F1-mean f-AUC'.D2 'F1-mean f-AUC'.D3:'F1-mean f-AUC'.D42 'F1-mean f-AUC'.E2:'F1-mean f-AUC'.E2 'F1-mean f-AUC'.E3:'F1-mean f-AUC'.E42 'F1-mean f-AUC'.F2:'F1-mean f-AUC'.F2 'F1-mean f-AUC'.F3:'F1-mean f-AUC'.F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6.4587in" svg:y="5.4866in">
            <draw:object draw:notify-on-update-of-ranges="'F1-mean f-AUC'.A3:'F1-mean f-AUC'.A21 'F1-mean f-AUC'.B2:'F1-mean f-AUC'.B2 'F1-mean f-AUC'.B3:'F1-mean f-AUC'.B42 'F1-mean f-AUC'.G2:'F1-mean f-AUC'.G2 'F1-mean f-AUC'.G3:'F1-mean f-AUC'.G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.065in" svg:height="5.0988in" svg:x="7.0874in" svg:y="10.8457in">
            <draw:object draw:notify-on-update-of-ranges="'F1-mean f-AUC'.B2:'F1-mean f-AUC'.B2 'F1-mean f-AUC'.B3:'F1-mean f-AUC'.B42 'F1-mean f-AUC'.H2:'F1-mean f-AUC'.H2 'F1-mean f-AUC'.H3:'F1-mean f-AUC'.H42 'F1-mean f-AUC'.I2:'F1-mean f-AUC'.I2 'F1-mean f-AUC'.I3:'F1-mean f-AUC'.I52 'F1-mean f-AUC'.M2:'F1-mean f-AUC'.M2 'F1-mean f-AUC'.M3:'F1-mean f-AUC'.M52 'F1-mean f-AUC'.N2:'F1-mean f-AUC'.N2 'F1-mean f-AUC'.N3:'F1-mean f-AUC'.N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8921in" svg:height="5.0016in" svg:x="16.3441in" svg:y="10.8083in">
            <draw:object draw:notify-on-update-of-ranges="'F1-mean f-AUC'.B2:'F1-mean f-AUC'.B2 'F1-mean f-AUC'.B3:'F1-mean f-AUC'.B42 'F1-mean f-AUC'.J2:'F1-mean f-AUC'.J2 'F1-mean f-AUC'.J3:'F1-mean f-AUC'.J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9.0394in" svg:height="5.0843in" svg:x="7.1386in" svg:y="16.2295in">
            <draw:object draw:notify-on-update-of-ranges="'F1-mean f-AUC'.H2:'F1-mean f-AUC'.H2 'F1-mean f-AUC'.H3:'F1-mean f-AUC'.H27 'F1-mean f-AUC'.K2:'F1-mean f-AUC'.K2 'F1-mean f-AUC'.K3:'F1-mean f-AUC'.K2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023" table:default-cell-style-name="Default"/>
        <table:table-row table:style-name="ro1">
          <table:table-cell/>
          <table:table-cell office:value-type="string" calcext:value-type="string">
            <text:p>Fb 3</text:p>
          </table:table-cell>
          <table:table-cell office:value-type="string" calcext:value-type="string">
            <text:p>Fb 4</text:p>
          </table:table-cell>
          <table:table-cell office:value-type="string" calcext:value-type="string">
            <text:p>Fb 2</text:p>
          </table:table-cell>
          <table:table-cell office:value-type="string" calcext:value-type="string">
            <text:p>Fb 1</text:p>
          </table:table-cell>
          <table:table-cell office:value-type="string" calcext:value-type="string">
            <text:p>Fb 5</text:p>
          </table:table-cell>
          <table:table-cell/>
          <table:table-cell office:value-type="string" calcext:value-type="string">
            <text:p>Lstm 1</text:p>
          </table:table-cell>
          <table:table-cell office:value-type="string" calcext:value-type="string">
            <text:p>Lstm 3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v22</text:p>
          </table:table-cell>
          <table:table-cell table:style-name="ce1" office:value-type="string" calcext:value-type="string">
            <text:p>V22_2</text:p>
          </table:table-cell>
          <table:table-cell table:style-name="ce1" office:value-type="string" calcext:value-type="string">
            <text:p>V22_3</text:p>
          </table:table-cell>
          <table:table-cell table:style-name="ce1" office:value-type="string" calcext:value-type="string">
            <text:p>V22_4</text:p>
          </table:table-cell>
          <table:table-cell table:style-name="ce1" office:value-type="string" calcext:value-type="string">
            <text:p>V22_5</text:p>
          </table:table-cell>
          <table:table-cell table:style-name="ce1" office:value-type="string" calcext:value-type="string">
            <text:p>v23</text:p>
          </table:table-cell>
          <table:table-cell table:style-name="ce1" office:value-type="string" calcext:value-type="string">
            <text:p>v24</text:p>
          </table:table-cell>
          <table:table-cell table:style-name="ce1" office:value-type="string" calcext:value-type="string">
            <text:p>V24_2</text:p>
          </table:table-cell>
          <table:table-cell table:style-name="ce1" office:value-type="string" calcext:value-type="string">
            <text:p>v25</text:p>
          </table:table-cell>
          <table:table-cell table:style-name="ce1" office:value-type="string" calcext:value-type="string">
            <text:p>v26</text:p>
          </table:table-cell>
          <table:table-cell table:style-name="ce1" office:value-type="string" calcext:value-type="string">
            <text:p>V27_2</text:p>
          </table:table-cell>
          <table:table-cell table:style-name="ce1" office:value-type="string" calcext:value-type="string">
            <text:p>V24_3</text:p>
          </table:table-cell>
          <table:table-cell table:style-name="ce1" office:value-type="string" calcext:value-type="string">
            <text:p>V24_4</text:p>
          </table:table-cell>
          <table:table-cell table:style-name="ce1" office:value-type="string" calcext:value-type="string">
            <text:p>v29</text:p>
          </table:table-cell>
          <table:table-cell table:style-name="ce1" office:value-type="string" calcext:value-type="string">
            <text:p>V29_2</text:p>
          </table:table-cell>
          <table:table-cell table:style-name="ce1" office:value-type="string" calcext:value-type="string">
            <text:p>V29_3</text:p>
          </table:table-cell>
          <table:table-cell table:style-name="ce1" table:number-columns-repeated="1006"/>
        </table:table-row>
        <table:table-row table:style-name="ro1">
          <table:table-cell table:formula="of:=[$'F1-mean'.A3]" office:value-type="float" office:value="10" calcext:value-type="float">
            <text:p>10</text:p>
          </table:table-cell>
          <table:table-cell table:formula="of:=([$'F1-mean'.B3]*[$'f-AUC'.B3])/([$'F1-mean'.B3]+[$'f-AUC'.B3])" office:value-type="float" office:value="0.301180813153116" calcext:value-type="float">
            <text:p>0.301180813153116</text:p>
          </table:table-cell>
          <table:table-cell table:formula="of:=([$'F1-mean'.C3]*[$'f-AUC'.C3])/([$'F1-mean'.C3]+[$'f-AUC'.C3])" office:value-type="float" office:value="0.324864265376527" calcext:value-type="float">
            <text:p>0.324864265376527</text:p>
          </table:table-cell>
          <table:table-cell table:formula="of:=([$'F1-mean'.D3]*[$'f-AUC'.D3])/([$'F1-mean'.D3]+[$'f-AUC'.D3])" office:value-type="float" office:value="0.153558938647231" calcext:value-type="float">
            <text:p>0.153558938647231</text:p>
          </table:table-cell>
          <table:table-cell table:formula="of:=([$'F1-mean'.E3]*[$'f-AUC'.E3])/([$'F1-mean'.E3]+[$'f-AUC'.E3])" office:value-type="float" office:value="0.0818410565142351" calcext:value-type="float">
            <text:p>0.081841056514235</text:p>
          </table:table-cell>
          <table:table-cell table:formula="of:=([$'F1-mean'.F3]*[$'f-AUC'.F3])/([$'F1-mean'.F3]+[$'f-AUC'.F3])" office:value-type="float" office:value="0.303812835618077" calcext:value-type="float">
            <text:p>0.303812835618077</text:p>
          </table:table-cell>
          <table:table-cell table:formula="of:=([$'F1-mean'.G3]*[$'f-AUC'.G3])/([$'F1-mean'.G3]+[$'f-AUC'.G3])" office:value-type="float" office:value="0.0677926187120326" calcext:value-type="float">
            <text:p>0.067792618712033</text:p>
          </table:table-cell>
          <table:table-cell table:formula="of:=([$'F1-mean'.H3]*[$'f-AUC'.H3])/([$'F1-mean'.H3]+[$'f-AUC'.H3])" office:value-type="float" office:value="0.301153461905249" calcext:value-type="float">
            <text:p>0.301153461905249</text:p>
          </table:table-cell>
          <table:table-cell table:formula="of:=([$'F1-mean'.I3]*[$'f-AUC'.I3])/([$'F1-mean'.I3]+[$'f-AUC'.I3])" office:value-type="float" office:value="0" calcext:value-type="float">
            <text:p>0</text:p>
          </table:table-cell>
          <table:table-cell table:formula="of:=([$'F1-mean'.J3]*[$'f-AUC'.J3])/([$'F1-mean'.J3]+[$'f-AUC'.J3])" office:value-type="float" office:value="0.276861132329082" calcext:value-type="float">
            <text:p>0.276861132329082</text:p>
          </table:table-cell>
          <table:table-cell table:formula="of:=([$'F1-mean'.K3]*[$'f-AUC'.K3])/([$'F1-mean'.K3]+[$'f-AUC'.K3])" office:value-type="float" office:value="0.314706479488949" calcext:value-type="float">
            <text:p>0.314706479488949</text:p>
          </table:table-cell>
          <table:table-cell table:formula="of:=([$'F1-mean'.L3]*[$'f-AUC'.L3])/([$'F1-mean'.L3]+[$'f-AUC'.L3])" office:value-type="float" office:value="0.308049672688642" calcext:value-type="float">
            <text:p>0.308049672688642</text:p>
          </table:table-cell>
          <table:table-cell table:formula="of:=([$'F1-mean'.M3]*[$'f-AUC'.M3])/([$'F1-mean'.M3]+[$'f-AUC'.M3])" office:value-type="float" office:value="0" calcext:value-type="float">
            <text:p>0</text:p>
          </table:table-cell>
          <table:table-cell table:formula="of:=([$'F1-mean'.N3]*[$'f-AUC'.N3])/([$'F1-mean'.N3]+[$'f-AUC'.N3])" office:value-type="float" office:value="0" calcext:value-type="float">
            <text:p>0</text:p>
          </table:table-cell>
          <table:table-cell table:formula="of:=([$'F1-mean'.O3]*[$'f-AUC'.O3])/([$'F1-mean'.O3]+[$'f-AUC'.O3])" office:value-type="float" office:value="0" calcext:value-type="float">
            <text:p>0</text:p>
          </table:table-cell>
          <table:table-cell table:formula="of:=([$'F1-mean'.P3]*[$'f-AUC'.P3])/([$'F1-mean'.P3]+[$'f-AUC'.P3])" office:value-type="string" office:string-value="" calcext:value-type="error">
            <text:p>#DIV/0!</text:p>
          </table:table-cell>
          <table:table-cell table:formula="of:=([$'F1-mean'.Q3]*[$'f-AUC'.Q3])/([$'F1-mean'.Q3]+[$'f-AUC'.Q3])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formula="of:=[$'F1-mean'.A4]" office:value-type="float" office:value="20" calcext:value-type="float">
            <text:p>20</text:p>
          </table:table-cell>
          <table:table-cell table:formula="of:=([$'F1-mean'.B4]*[$'f-AUC'.B4])/([$'F1-mean'.B4]+[$'f-AUC'.B4])" office:value-type="float" office:value="0.323809181280967" calcext:value-type="float">
            <text:p>0.323809181280967</text:p>
          </table:table-cell>
          <table:table-cell table:formula="of:=([$'F1-mean'.C4]*[$'f-AUC'.C4])/([$'F1-mean'.C4]+[$'f-AUC'.C4])" office:value-type="float" office:value="0.318031293951005" calcext:value-type="float">
            <text:p>0.318031293951005</text:p>
          </table:table-cell>
          <table:table-cell table:formula="of:=([$'F1-mean'.D4]*[$'f-AUC'.D4])/([$'F1-mean'.D4]+[$'f-AUC'.D4])" office:value-type="float" office:value="0.327215142051885" calcext:value-type="float">
            <text:p>0.327215142051885</text:p>
          </table:table-cell>
          <table:table-cell table:formula="of:=([$'F1-mean'.E4]*[$'f-AUC'.E4])/([$'F1-mean'.E4]+[$'f-AUC'.E4])" office:value-type="float" office:value="0.263395164325928" calcext:value-type="float">
            <text:p>0.263395164325928</text:p>
          </table:table-cell>
          <table:table-cell table:formula="of:=([$'F1-mean'.F4]*[$'f-AUC'.F4])/([$'F1-mean'.F4]+[$'f-AUC'.F4])" office:value-type="float" office:value="0.329433368218702" calcext:value-type="float">
            <text:p>0.329433368218702</text:p>
          </table:table-cell>
          <table:table-cell table:formula="of:=([$'F1-mean'.G4]*[$'f-AUC'.G4])/([$'F1-mean'.G4]+[$'f-AUC'.G4])" office:value-type="float" office:value="0.302942584437187" calcext:value-type="float">
            <text:p>0.302942584437187</text:p>
          </table:table-cell>
          <table:table-cell table:formula="of:=([$'F1-mean'.H4]*[$'f-AUC'.H4])/([$'F1-mean'.H4]+[$'f-AUC'.H4])" office:value-type="float" office:value="0.337217252172979" calcext:value-type="float">
            <text:p>0.337217252172979</text:p>
          </table:table-cell>
          <table:table-cell table:formula="of:=([$'F1-mean'.I4]*[$'f-AUC'.I4])/([$'F1-mean'.I4]+[$'f-AUC'.I4])" office:value-type="float" office:value="0" calcext:value-type="float">
            <text:p>0</text:p>
          </table:table-cell>
          <table:table-cell table:formula="of:=([$'F1-mean'.J4]*[$'f-AUC'.J4])/([$'F1-mean'.J4]+[$'f-AUC'.J4])" office:value-type="float" office:value="0.327105580844911" calcext:value-type="float">
            <text:p>0.327105580844911</text:p>
          </table:table-cell>
          <table:table-cell table:formula="of:=([$'F1-mean'.K4]*[$'f-AUC'.K4])/([$'F1-mean'.K4]+[$'f-AUC'.K4])" office:value-type="float" office:value="0.338637166201013" calcext:value-type="float">
            <text:p>0.338637166201013</text:p>
          </table:table-cell>
          <table:table-cell table:formula="of:=([$'F1-mean'.L4]*[$'f-AUC'.L4])/([$'F1-mean'.L4]+[$'f-AUC'.L4])" office:value-type="float" office:value="0.333719860945348" calcext:value-type="float">
            <text:p>0.333719860945348</text:p>
          </table:table-cell>
          <table:table-cell table:formula="of:=([$'F1-mean'.M4]*[$'f-AUC'.M4])/([$'F1-mean'.M4]+[$'f-AUC'.M4])" office:value-type="float" office:value="0" calcext:value-type="float">
            <text:p>0</text:p>
          </table:table-cell>
          <table:table-cell table:formula="of:=([$'F1-mean'.N4]*[$'f-AUC'.N4])/([$'F1-mean'.N4]+[$'f-AUC'.N4])" office:value-type="float" office:value="0.000176941745568952" calcext:value-type="float">
            <text:p>0.000176941745569</text:p>
          </table:table-cell>
          <table:table-cell table:formula="of:=([$'F1-mean'.O4]*[$'f-AUC'.O4])/([$'F1-mean'.O4]+[$'f-AUC'.O4])" office:value-type="float" office:value="0.301358123461449" calcext:value-type="float">
            <text:p>0.301358123461449</text:p>
          </table:table-cell>
          <table:table-cell/>
          <table:table-cell table:formula="of:=([$'F1-mean'.Q4]*[$'f-AUC'.Q4])/([$'F1-mean'.Q4]+[$'f-AUC'.Q4])" office:value-type="float" office:value="0.221599914732064" calcext:value-type="float">
            <text:p>0.221599914732064</text:p>
          </table:table-cell>
          <table:table-cell table:number-columns-repeated="1006"/>
        </table:table-row>
        <table:table-row table:style-name="ro1">
          <table:table-cell table:formula="of:=[$'F1-mean'.A5]" office:value-type="float" office:value="30" calcext:value-type="float">
            <text:p>30</text:p>
          </table:table-cell>
          <table:table-cell table:formula="of:=([$'F1-mean'.B5]*[$'f-AUC'.B5])/([$'F1-mean'.B5]+[$'f-AUC'.B5])" office:value-type="float" office:value="0.339303218101362" calcext:value-type="float">
            <text:p>0.339303218101362</text:p>
          </table:table-cell>
          <table:table-cell table:formula="of:=([$'F1-mean'.C5]*[$'f-AUC'.C5])/([$'F1-mean'.C5]+[$'f-AUC'.C5])" office:value-type="float" office:value="0.344687341838807" calcext:value-type="float">
            <text:p>0.344687341838807</text:p>
          </table:table-cell>
          <table:table-cell table:formula="of:=([$'F1-mean'.D5]*[$'f-AUC'.D5])/([$'F1-mean'.D5]+[$'f-AUC'.D5])" office:value-type="float" office:value="0.341480667052022" calcext:value-type="float">
            <text:p>0.341480667052022</text:p>
          </table:table-cell>
          <table:table-cell table:formula="of:=([$'F1-mean'.E5]*[$'f-AUC'.E5])/([$'F1-mean'.E5]+[$'f-AUC'.E5])" office:value-type="float" office:value="0.282566258285537" calcext:value-type="float">
            <text:p>0.282566258285537</text:p>
          </table:table-cell>
          <table:table-cell table:formula="of:=([$'F1-mean'.F5]*[$'f-AUC'.F5])/([$'F1-mean'.F5]+[$'f-AUC'.F5])" office:value-type="float" office:value="0.341165005311924" calcext:value-type="float">
            <text:p>0.341165005311924</text:p>
          </table:table-cell>
          <table:table-cell table:formula="of:=([$'F1-mean'.G5]*[$'f-AUC'.G5])/([$'F1-mean'.G5]+[$'f-AUC'.G5])" office:value-type="float" office:value="0.322132676112947" calcext:value-type="float">
            <text:p>0.322132676112947</text:p>
          </table:table-cell>
          <table:table-cell table:formula="of:=([$'F1-mean'.H5]*[$'f-AUC'.H5])/([$'F1-mean'.H5]+[$'f-AUC'.H5])" office:value-type="float" office:value="0.346884102227548" calcext:value-type="float">
            <text:p>0.346884102227548</text:p>
          </table:table-cell>
          <table:table-cell table:formula="of:=([$'F1-mean'.I5]*[$'f-AUC'.I5])/([$'F1-mean'.I5]+[$'f-AUC'.I5])" office:value-type="float" office:value="0.235084255446736" calcext:value-type="float">
            <text:p>0.235084255446736</text:p>
          </table:table-cell>
          <table:table-cell table:formula="of:=([$'F1-mean'.J5]*[$'f-AUC'.J5])/([$'F1-mean'.J5]+[$'f-AUC'.J5])" office:value-type="float" office:value="0.338652159444164" calcext:value-type="float">
            <text:p>0.338652159444164</text:p>
          </table:table-cell>
          <table:table-cell table:formula="of:=([$'F1-mean'.K5]*[$'f-AUC'.K5])/([$'F1-mean'.K5]+[$'f-AUC'.K5])" office:value-type="float" office:value="0.344214434500127" calcext:value-type="float">
            <text:p>0.344214434500127</text:p>
          </table:table-cell>
          <table:table-cell table:formula="of:=([$'F1-mean'.L5]*[$'f-AUC'.L5])/([$'F1-mean'.L5]+[$'f-AUC'.L5])" office:value-type="float" office:value="0.342893709779556" calcext:value-type="float">
            <text:p>0.342893709779556</text:p>
          </table:table-cell>
          <table:table-cell table:formula="of:=([$'F1-mean'.M5]*[$'f-AUC'.M5])/([$'F1-mean'.M5]+[$'f-AUC'.M5])" office:value-type="float" office:value="0" calcext:value-type="float">
            <text:p>0</text:p>
          </table:table-cell>
          <table:table-cell table:formula="of:=([$'F1-mean'.N5]*[$'f-AUC'.N5])/([$'F1-mean'.N5]+[$'f-AUC'.N5])" office:value-type="float" office:value="0" calcext:value-type="float">
            <text:p>0</text:p>
          </table:table-cell>
          <table:table-cell table:number-columns-repeated="2"/>
          <table:table-cell table:formula="of:=([$'F1-mean'.Q5]*[$'f-AUC'.Q5])/([$'F1-mean'.Q5]+[$'f-AUC'.Q5])" office:value-type="float" office:value="0.27462343626005" calcext:value-type="float">
            <text:p>0.27462343626005</text:p>
          </table:table-cell>
          <table:table-cell table:number-columns-repeated="1006"/>
        </table:table-row>
        <table:table-row table:style-name="ro1">
          <table:table-cell table:formula="of:=[$'F1-mean'.A6]" office:value-type="float" office:value="40" calcext:value-type="float">
            <text:p>40</text:p>
          </table:table-cell>
          <table:table-cell table:formula="of:=([$'F1-mean'.B6]*[$'f-AUC'.B6])/([$'F1-mean'.B6]+[$'f-AUC'.B6])" office:value-type="float" office:value="0.346701603993337" calcext:value-type="float">
            <text:p>0.346701603993337</text:p>
          </table:table-cell>
          <table:table-cell table:formula="of:=([$'F1-mean'.C6]*[$'f-AUC'.C6])/([$'F1-mean'.C6]+[$'f-AUC'.C6])" office:value-type="float" office:value="0.346890973764874" calcext:value-type="float">
            <text:p>0.346890973764874</text:p>
          </table:table-cell>
          <table:table-cell table:formula="of:=([$'F1-mean'.D6]*[$'f-AUC'.D6])/([$'F1-mean'.D6]+[$'f-AUC'.D6])" office:value-type="float" office:value="0.337791570601269" calcext:value-type="float">
            <text:p>0.337791570601269</text:p>
          </table:table-cell>
          <table:table-cell table:formula="of:=([$'F1-mean'.E6]*[$'f-AUC'.E6])/([$'F1-mean'.E6]+[$'f-AUC'.E6])" office:value-type="float" office:value="0.286870954284388" calcext:value-type="float">
            <text:p>0.286870954284388</text:p>
          </table:table-cell>
          <table:table-cell table:formula="of:=([$'F1-mean'.F6]*[$'f-AUC'.F6])/([$'F1-mean'.F6]+[$'f-AUC'.F6])" office:value-type="float" office:value="0.345418021150874" calcext:value-type="float">
            <text:p>0.345418021150874</text:p>
          </table:table-cell>
          <table:table-cell table:formula="of:=([$'F1-mean'.G6]*[$'f-AUC'.G6])/([$'F1-mean'.G6]+[$'f-AUC'.G6])" office:value-type="float" office:value="0.329621764359261" calcext:value-type="float">
            <text:p>0.329621764359261</text:p>
          </table:table-cell>
          <table:table-cell table:formula="of:=([$'F1-mean'.H6]*[$'f-AUC'.H6])/([$'F1-mean'.H6]+[$'f-AUC'.H6])" office:value-type="float" office:value="0.347658860534261" calcext:value-type="float">
            <text:p>0.347658860534261</text:p>
          </table:table-cell>
          <table:table-cell table:formula="of:=([$'F1-mean'.I6]*[$'f-AUC'.I6])/([$'F1-mean'.I6]+[$'f-AUC'.I6])" office:value-type="float" office:value="0.319459363559287" calcext:value-type="float">
            <text:p>0.319459363559287</text:p>
          </table:table-cell>
          <table:table-cell table:formula="of:=([$'F1-mean'.J6]*[$'f-AUC'.J6])/([$'F1-mean'.J6]+[$'f-AUC'.J6])" office:value-type="float" office:value="0.343188651667957" calcext:value-type="float">
            <text:p>0.343188651667957</text:p>
          </table:table-cell>
          <table:table-cell table:formula="of:=([$'F1-mean'.K6]*[$'f-AUC'.K6])/([$'F1-mean'.K6]+[$'f-AUC'.K6])" office:value-type="float" office:value="0.340326535368439" calcext:value-type="float">
            <text:p>0.340326535368439</text:p>
          </table:table-cell>
          <table:table-cell table:formula="of:=([$'F1-mean'.L6]*[$'f-AUC'.L6])/([$'F1-mean'.L6]+[$'f-AUC'.L6])" office:value-type="float" office:value="0.336513542891623" calcext:value-type="float">
            <text:p>0.336513542891623</text:p>
          </table:table-cell>
          <table:table-cell table:formula="of:=([$'F1-mean'.M6]*[$'f-AUC'.M6])/([$'F1-mean'.M6]+[$'f-AUC'.M6])" office:value-type="float" office:value="0" calcext:value-type="float">
            <text:p>0</text:p>
          </table:table-cell>
          <table:table-cell table:formula="of:=([$'F1-mean'.N6]*[$'f-AUC'.N6])/([$'F1-mean'.N6]+[$'f-AUC'.N6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7]" office:value-type="float" office:value="50" calcext:value-type="float">
            <text:p>50</text:p>
          </table:table-cell>
          <table:table-cell table:formula="of:=([$'F1-mean'.B7]*[$'f-AUC'.B7])/([$'F1-mean'.B7]+[$'f-AUC'.B7])" office:value-type="float" office:value="0.349795282385202" calcext:value-type="float">
            <text:p>0.349795282385202</text:p>
          </table:table-cell>
          <table:table-cell table:formula="of:=([$'F1-mean'.C7]*[$'f-AUC'.C7])/([$'F1-mean'.C7]+[$'f-AUC'.C7])" office:value-type="float" office:value="0.337500011752168" calcext:value-type="float">
            <text:p>0.337500011752168</text:p>
          </table:table-cell>
          <table:table-cell table:formula="of:=([$'F1-mean'.D7]*[$'f-AUC'.D7])/([$'F1-mean'.D7]+[$'f-AUC'.D7])" office:value-type="float" office:value="0.350638602887502" calcext:value-type="float">
            <text:p>0.350638602887502</text:p>
          </table:table-cell>
          <table:table-cell table:formula="of:=([$'F1-mean'.E7]*[$'f-AUC'.E7])/([$'F1-mean'.E7]+[$'f-AUC'.E7])" office:value-type="float" office:value="0.29622885452826" calcext:value-type="float">
            <text:p>0.29622885452826</text:p>
          </table:table-cell>
          <table:table-cell table:formula="of:=([$'F1-mean'.F7]*[$'f-AUC'.F7])/([$'F1-mean'.F7]+[$'f-AUC'.F7])" office:value-type="float" office:value="0.338470124267532" calcext:value-type="float">
            <text:p>0.338470124267532</text:p>
          </table:table-cell>
          <table:table-cell table:formula="of:=([$'F1-mean'.G7]*[$'f-AUC'.G7])/([$'F1-mean'.G7]+[$'f-AUC'.G7])" office:value-type="float" office:value="0.339429201688801" calcext:value-type="float">
            <text:p>0.339429201688801</text:p>
          </table:table-cell>
          <table:table-cell table:formula="of:=([$'F1-mean'.H7]*[$'f-AUC'.H7])/([$'F1-mean'.H7]+[$'f-AUC'.H7])" office:value-type="float" office:value="0.353866775985561" calcext:value-type="float">
            <text:p>0.353866775985561</text:p>
          </table:table-cell>
          <table:table-cell table:formula="of:=([$'F1-mean'.I7]*[$'f-AUC'.I7])/([$'F1-mean'.I7]+[$'f-AUC'.I7])" office:value-type="float" office:value="0.330047932633178" calcext:value-type="float">
            <text:p>0.330047932633178</text:p>
          </table:table-cell>
          <table:table-cell table:formula="of:=([$'F1-mean'.J7]*[$'f-AUC'.J7])/([$'F1-mean'.J7]+[$'f-AUC'.J7])" office:value-type="float" office:value="0.34774162311791" calcext:value-type="float">
            <text:p>0.34774162311791</text:p>
          </table:table-cell>
          <table:table-cell table:formula="of:=([$'F1-mean'.K7]*[$'f-AUC'.K7])/([$'F1-mean'.K7]+[$'f-AUC'.K7])" office:value-type="float" office:value="0.352645501969001" calcext:value-type="float">
            <text:p>0.352645501969001</text:p>
          </table:table-cell>
          <table:table-cell table:formula="of:=([$'F1-mean'.L7]*[$'f-AUC'.L7])/([$'F1-mean'.L7]+[$'f-AUC'.L7])" office:value-type="float" office:value="0.343837428352013" calcext:value-type="float">
            <text:p>0.343837428352013</text:p>
          </table:table-cell>
          <table:table-cell table:formula="of:=([$'F1-mean'.M7]*[$'f-AUC'.M7])/([$'F1-mean'.M7]+[$'f-AUC'.M7])" office:value-type="float" office:value="0" calcext:value-type="float">
            <text:p>0</text:p>
          </table:table-cell>
          <table:table-cell table:formula="of:=([$'F1-mean'.N7]*[$'f-AUC'.N7])/([$'F1-mean'.N7]+[$'f-AUC'.N7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8]" office:value-type="float" office:value="60" calcext:value-type="float">
            <text:p>60</text:p>
          </table:table-cell>
          <table:table-cell table:formula="of:=([$'F1-mean'.B8]*[$'f-AUC'.B8])/([$'F1-mean'.B8]+[$'f-AUC'.B8])" office:value-type="float" office:value="0.348980997270032" calcext:value-type="float">
            <text:p>0.348980997270032</text:p>
          </table:table-cell>
          <table:table-cell table:formula="of:=([$'F1-mean'.C8]*[$'f-AUC'.C8])/([$'F1-mean'.C8]+[$'f-AUC'.C8])" office:value-type="float" office:value="0.349827553246788" calcext:value-type="float">
            <text:p>0.349827553246788</text:p>
          </table:table-cell>
          <table:table-cell table:formula="of:=([$'F1-mean'.D8]*[$'f-AUC'.D8])/([$'F1-mean'.D8]+[$'f-AUC'.D8])" office:value-type="float" office:value="0.34276939976879" calcext:value-type="float">
            <text:p>0.34276939976879</text:p>
          </table:table-cell>
          <table:table-cell table:formula="of:=([$'F1-mean'.E8]*[$'f-AUC'.E8])/([$'F1-mean'.E8]+[$'f-AUC'.E8])" office:value-type="float" office:value="0.300921497125375" calcext:value-type="float">
            <text:p>0.300921497125375</text:p>
          </table:table-cell>
          <table:table-cell table:formula="of:=([$'F1-mean'.F8]*[$'f-AUC'.F8])/([$'F1-mean'.F8]+[$'f-AUC'.F8])" office:value-type="float" office:value="0.352226951852116" calcext:value-type="float">
            <text:p>0.352226951852116</text:p>
          </table:table-cell>
          <table:table-cell table:formula="of:=([$'F1-mean'.G8]*[$'f-AUC'.G8])/([$'F1-mean'.G8]+[$'f-AUC'.G8])" office:value-type="float" office:value="0.349103214511765" calcext:value-type="float">
            <text:p>0.349103214511765</text:p>
          </table:table-cell>
          <table:table-cell table:formula="of:=([$'F1-mean'.H8]*[$'f-AUC'.H8])/([$'F1-mean'.H8]+[$'f-AUC'.H8])" office:value-type="float" office:value="0.356947011450887" calcext:value-type="float">
            <text:p>0.356947011450887</text:p>
          </table:table-cell>
          <table:table-cell table:formula="of:=([$'F1-mean'.I8]*[$'f-AUC'.I8])/([$'F1-mean'.I8]+[$'f-AUC'.I8])" office:value-type="float" office:value="0.338990086483236" calcext:value-type="float">
            <text:p>0.338990086483236</text:p>
          </table:table-cell>
          <table:table-cell table:formula="of:=([$'F1-mean'.J8]*[$'f-AUC'.J8])/([$'F1-mean'.J8]+[$'f-AUC'.J8])" office:value-type="float" office:value="0.348264180874235" calcext:value-type="float">
            <text:p>0.348264180874235</text:p>
          </table:table-cell>
          <table:table-cell table:formula="of:=([$'F1-mean'.K8]*[$'f-AUC'.K8])/([$'F1-mean'.K8]+[$'f-AUC'.K8])" office:value-type="float" office:value="0.357278953562223" calcext:value-type="float">
            <text:p>0.357278953562223</text:p>
          </table:table-cell>
          <table:table-cell table:formula="of:=([$'F1-mean'.L8]*[$'f-AUC'.L8])/([$'F1-mean'.L8]+[$'f-AUC'.L8])" office:value-type="float" office:value="0.350837275041204" calcext:value-type="float">
            <text:p>0.350837275041204</text:p>
          </table:table-cell>
          <table:table-cell table:formula="of:=([$'F1-mean'.M8]*[$'f-AUC'.M8])/([$'F1-mean'.M8]+[$'f-AUC'.M8])" office:value-type="float" office:value="0" calcext:value-type="float">
            <text:p>0</text:p>
          </table:table-cell>
          <table:table-cell table:formula="of:=([$'F1-mean'.N8]*[$'f-AUC'.N8])/([$'F1-mean'.N8]+[$'f-AUC'.N8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9]" office:value-type="float" office:value="70" calcext:value-type="float">
            <text:p>70</text:p>
          </table:table-cell>
          <table:table-cell table:formula="of:=([$'F1-mean'.B9]*[$'f-AUC'.B9])/([$'F1-mean'.B9]+[$'f-AUC'.B9])" office:value-type="float" office:value="0.356292065396325" calcext:value-type="float">
            <text:p>0.356292065396325</text:p>
          </table:table-cell>
          <table:table-cell table:formula="of:=([$'F1-mean'.C9]*[$'f-AUC'.C9])/([$'F1-mean'.C9]+[$'f-AUC'.C9])" office:value-type="float" office:value="0.354820833600502" calcext:value-type="float">
            <text:p>0.354820833600502</text:p>
          </table:table-cell>
          <table:table-cell table:formula="of:=([$'F1-mean'.D9]*[$'f-AUC'.D9])/([$'F1-mean'.D9]+[$'f-AUC'.D9])" office:value-type="float" office:value="0.354382584788164" calcext:value-type="float">
            <text:p>0.354382584788164</text:p>
          </table:table-cell>
          <table:table-cell table:formula="of:=([$'F1-mean'.E9]*[$'f-AUC'.E9])/([$'F1-mean'.E9]+[$'f-AUC'.E9])" office:value-type="float" office:value="0.302050817130333" calcext:value-type="float">
            <text:p>0.302050817130333</text:p>
          </table:table-cell>
          <table:table-cell table:formula="of:=([$'F1-mean'.F9]*[$'f-AUC'.F9])/([$'F1-mean'.F9]+[$'f-AUC'.F9])" office:value-type="float" office:value="0.352777671774478" calcext:value-type="float">
            <text:p>0.352777671774478</text:p>
          </table:table-cell>
          <table:table-cell table:formula="of:=([$'F1-mean'.G9]*[$'f-AUC'.G9])/([$'F1-mean'.G9]+[$'f-AUC'.G9])" office:value-type="float" office:value="0.35106310402004" calcext:value-type="float">
            <text:p>0.35106310402004</text:p>
          </table:table-cell>
          <table:table-cell table:formula="of:=([$'F1-mean'.H9]*[$'f-AUC'.H9])/([$'F1-mean'.H9]+[$'f-AUC'.H9])" office:value-type="float" office:value="0.358941893357612" calcext:value-type="float">
            <text:p>0.358941893357612</text:p>
          </table:table-cell>
          <table:table-cell table:formula="of:=([$'F1-mean'.I9]*[$'f-AUC'.I9])/([$'F1-mean'.I9]+[$'f-AUC'.I9])" office:value-type="float" office:value="0.343090973082398" calcext:value-type="float">
            <text:p>0.343090973082398</text:p>
          </table:table-cell>
          <table:table-cell table:formula="of:=([$'F1-mean'.J9]*[$'f-AUC'.J9])/([$'F1-mean'.J9]+[$'f-AUC'.J9])" office:value-type="float" office:value="0.356495678710511" calcext:value-type="float">
            <text:p>0.356495678710511</text:p>
          </table:table-cell>
          <table:table-cell table:formula="of:=([$'F1-mean'.K9]*[$'f-AUC'.K9])/([$'F1-mean'.K9]+[$'f-AUC'.K9])" office:value-type="float" office:value="0.355349977062722" calcext:value-type="float">
            <text:p>0.355349977062722</text:p>
          </table:table-cell>
          <table:table-cell table:formula="of:=([$'F1-mean'.L9]*[$'f-AUC'.L9])/([$'F1-mean'.L9]+[$'f-AUC'.L9])" office:value-type="float" office:value="0.344346542418639" calcext:value-type="float">
            <text:p>0.344346542418639</text:p>
          </table:table-cell>
          <table:table-cell table:formula="of:=([$'F1-mean'.M9]*[$'f-AUC'.M9])/([$'F1-mean'.M9]+[$'f-AUC'.M9])" office:value-type="float" office:value="0" calcext:value-type="float">
            <text:p>0</text:p>
          </table:table-cell>
          <table:table-cell table:formula="of:=([$'F1-mean'.N9]*[$'f-AUC'.N9])/([$'F1-mean'.N9]+[$'f-AUC'.N9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10]" office:value-type="float" office:value="80" calcext:value-type="float">
            <text:p>80</text:p>
          </table:table-cell>
          <table:table-cell table:formula="of:=([$'F1-mean'.B10]*[$'f-AUC'.B10])/([$'F1-mean'.B10]+[$'f-AUC'.B10])" office:value-type="float" office:value="0.360442743048028" calcext:value-type="float">
            <text:p>0.360442743048028</text:p>
          </table:table-cell>
          <table:table-cell table:formula="of:=([$'F1-mean'.C10]*[$'f-AUC'.C10])/([$'F1-mean'.C10]+[$'f-AUC'.C10])" office:value-type="float" office:value="0.362619498055103" calcext:value-type="float">
            <text:p>0.362619498055103</text:p>
          </table:table-cell>
          <table:table-cell table:formula="of:=([$'F1-mean'.D10]*[$'f-AUC'.D10])/([$'F1-mean'.D10]+[$'f-AUC'.D10])" office:value-type="float" office:value="0.356536493268535" calcext:value-type="float">
            <text:p>0.356536493268535</text:p>
          </table:table-cell>
          <table:table-cell table:formula="of:=([$'F1-mean'.E10]*[$'f-AUC'.E10])/([$'F1-mean'.E10]+[$'f-AUC'.E10])" office:value-type="float" office:value="0.309617953946181" calcext:value-type="float">
            <text:p>0.309617953946181</text:p>
          </table:table-cell>
          <table:table-cell table:formula="of:=([$'F1-mean'.F10]*[$'f-AUC'.F10])/([$'F1-mean'.F10]+[$'f-AUC'.F10])" office:value-type="float" office:value="0.361804247573116" calcext:value-type="float">
            <text:p>0.361804247573116</text:p>
          </table:table-cell>
          <table:table-cell table:formula="of:=([$'F1-mean'.G10]*[$'f-AUC'.G10])/([$'F1-mean'.G10]+[$'f-AUC'.G10])" office:value-type="float" office:value="0.35287061558942" calcext:value-type="float">
            <text:p>0.35287061558942</text:p>
          </table:table-cell>
          <table:table-cell table:formula="of:=([$'F1-mean'.H10]*[$'f-AUC'.H10])/([$'F1-mean'.H10]+[$'f-AUC'.H10])" office:value-type="float" office:value="0.358848041516232" calcext:value-type="float">
            <text:p>0.358848041516232</text:p>
          </table:table-cell>
          <table:table-cell table:formula="of:=([$'F1-mean'.I10]*[$'f-AUC'.I10])/([$'F1-mean'.I10]+[$'f-AUC'.I10])" office:value-type="float" office:value="0.347574059790981" calcext:value-type="float">
            <text:p>0.347574059790981</text:p>
          </table:table-cell>
          <table:table-cell table:formula="of:=([$'F1-mean'.J10]*[$'f-AUC'.J10])/([$'F1-mean'.J10]+[$'f-AUC'.J10])" office:value-type="float" office:value="0.355959366893213" calcext:value-type="float">
            <text:p>0.355959366893213</text:p>
          </table:table-cell>
          <table:table-cell table:formula="of:=([$'F1-mean'.K10]*[$'f-AUC'.K10])/([$'F1-mean'.K10]+[$'f-AUC'.K10])" office:value-type="float" office:value="0.356514657900922" calcext:value-type="float">
            <text:p>0.356514657900922</text:p>
          </table:table-cell>
          <table:table-cell table:formula="of:=([$'F1-mean'.L10]*[$'f-AUC'.L10])/([$'F1-mean'.L10]+[$'f-AUC'.L10])" office:value-type="float" office:value="0.355515461903334" calcext:value-type="float">
            <text:p>0.355515461903334</text:p>
          </table:table-cell>
          <table:table-cell table:formula="of:=([$'F1-mean'.M10]*[$'f-AUC'.M10])/([$'F1-mean'.M10]+[$'f-AUC'.M10])" office:value-type="float" office:value="0" calcext:value-type="float">
            <text:p>0</text:p>
          </table:table-cell>
          <table:table-cell table:formula="of:=([$'F1-mean'.N10]*[$'f-AUC'.N10])/([$'F1-mean'.N10]+[$'f-AUC'.N10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11]" office:value-type="float" office:value="90" calcext:value-type="float">
            <text:p>90</text:p>
          </table:table-cell>
          <table:table-cell table:formula="of:=([$'F1-mean'.B11]*[$'f-AUC'.B11])/([$'F1-mean'.B11]+[$'f-AUC'.B11])" office:value-type="float" office:value="0.360410400241869" calcext:value-type="float">
            <text:p>0.360410400241869</text:p>
          </table:table-cell>
          <table:table-cell table:formula="of:=([$'F1-mean'.C11]*[$'f-AUC'.C11])/([$'F1-mean'.C11]+[$'f-AUC'.C11])" office:value-type="float" office:value="0.362123936534255" calcext:value-type="float">
            <text:p>0.362123936534255</text:p>
          </table:table-cell>
          <table:table-cell table:formula="of:=([$'F1-mean'.D11]*[$'f-AUC'.D11])/([$'F1-mean'.D11]+[$'f-AUC'.D11])" office:value-type="float" office:value="0.360511853133442" calcext:value-type="float">
            <text:p>0.360511853133442</text:p>
          </table:table-cell>
          <table:table-cell table:formula="of:=([$'F1-mean'.E11]*[$'f-AUC'.E11])/([$'F1-mean'.E11]+[$'f-AUC'.E11])" office:value-type="float" office:value="0.308699967851589" calcext:value-type="float">
            <text:p>0.308699967851589</text:p>
          </table:table-cell>
          <table:table-cell table:formula="of:=([$'F1-mean'.F11]*[$'f-AUC'.F11])/([$'F1-mean'.F11]+[$'f-AUC'.F11])" office:value-type="float" office:value="0.359973893166037" calcext:value-type="float">
            <text:p>0.359973893166037</text:p>
          </table:table-cell>
          <table:table-cell table:formula="of:=([$'F1-mean'.G11]*[$'f-AUC'.G11])/([$'F1-mean'.G11]+[$'f-AUC'.G11])" office:value-type="float" office:value="0.352399082287887" calcext:value-type="float">
            <text:p>0.352399082287887</text:p>
          </table:table-cell>
          <table:table-cell table:formula="of:=([$'F1-mean'.H11]*[$'f-AUC'.H11])/([$'F1-mean'.H11]+[$'f-AUC'.H11])" office:value-type="float" office:value="0.356932911214901" calcext:value-type="float">
            <text:p>0.356932911214901</text:p>
          </table:table-cell>
          <table:table-cell table:formula="of:=([$'F1-mean'.I11]*[$'f-AUC'.I11])/([$'F1-mean'.I11]+[$'f-AUC'.I11])" office:value-type="float" office:value="0.348523465759344" calcext:value-type="float">
            <text:p>0.348523465759344</text:p>
          </table:table-cell>
          <table:table-cell table:formula="of:=([$'F1-mean'.J11]*[$'f-AUC'.J11])/([$'F1-mean'.J11]+[$'f-AUC'.J11])" office:value-type="float" office:value="0.353531309081243" calcext:value-type="float">
            <text:p>0.353531309081243</text:p>
          </table:table-cell>
          <table:table-cell table:formula="of:=([$'F1-mean'.K11]*[$'f-AUC'.K11])/([$'F1-mean'.K11]+[$'f-AUC'.K11])" office:value-type="float" office:value="0.357317440468415" calcext:value-type="float">
            <text:p>0.357317440468415</text:p>
          </table:table-cell>
          <table:table-cell table:formula="of:=([$'F1-mean'.L11]*[$'f-AUC'.L11])/([$'F1-mean'.L11]+[$'f-AUC'.L11])" office:value-type="float" office:value="0.340968142886859" calcext:value-type="float">
            <text:p>0.340968142886859</text:p>
          </table:table-cell>
          <table:table-cell table:formula="of:=([$'F1-mean'.M11]*[$'f-AUC'.M11])/([$'F1-mean'.M11]+[$'f-AUC'.M11])" office:value-type="float" office:value="0" calcext:value-type="float">
            <text:p>0</text:p>
          </table:table-cell>
          <table:table-cell table:formula="of:=([$'F1-mean'.N11]*[$'f-AUC'.N11])/([$'F1-mean'.N11]+[$'f-AUC'.N11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12]" office:value-type="float" office:value="100" calcext:value-type="float">
            <text:p>100</text:p>
          </table:table-cell>
          <table:table-cell table:formula="of:=([$'F1-mean'.B12]*[$'f-AUC'.B12])/([$'F1-mean'.B12]+[$'f-AUC'.B12])" office:value-type="float" office:value="0.358944334009949" calcext:value-type="float">
            <text:p>0.358944334009949</text:p>
          </table:table-cell>
          <table:table-cell table:formula="of:=([$'F1-mean'.C12]*[$'f-AUC'.C12])/([$'F1-mean'.C12]+[$'f-AUC'.C12])" office:value-type="float" office:value="0.362066563958487" calcext:value-type="float">
            <text:p>0.362066563958487</text:p>
          </table:table-cell>
          <table:table-cell table:formula="of:=([$'F1-mean'.D12]*[$'f-AUC'.D12])/([$'F1-mean'.D12]+[$'f-AUC'.D12])" office:value-type="float" office:value="0.360190141380808" calcext:value-type="float">
            <text:p>0.360190141380808</text:p>
          </table:table-cell>
          <table:table-cell table:formula="of:=([$'F1-mean'.E12]*[$'f-AUC'.E12])/([$'F1-mean'.E12]+[$'f-AUC'.E12])" office:value-type="float" office:value="0.313097034757443" calcext:value-type="float">
            <text:p>0.313097034757443</text:p>
          </table:table-cell>
          <table:table-cell table:formula="of:=([$'F1-mean'.F12]*[$'f-AUC'.F12])/([$'F1-mean'.F12]+[$'f-AUC'.F12])" office:value-type="float" office:value="0.357617804911639" calcext:value-type="float">
            <text:p>0.357617804911639</text:p>
          </table:table-cell>
          <table:table-cell table:formula="of:=([$'F1-mean'.G12]*[$'f-AUC'.G12])/([$'F1-mean'.G12]+[$'f-AUC'.G12])" office:value-type="float" office:value="0.351799132699066" calcext:value-type="float">
            <text:p>0.351799132699066</text:p>
          </table:table-cell>
          <table:table-cell table:formula="of:=([$'F1-mean'.H12]*[$'f-AUC'.H12])/([$'F1-mean'.H12]+[$'f-AUC'.H12])" office:value-type="float" office:value="0.352910759483319" calcext:value-type="float">
            <text:p>0.352910759483319</text:p>
          </table:table-cell>
          <table:table-cell table:formula="of:=([$'F1-mean'.I12]*[$'f-AUC'.I12])/([$'F1-mean'.I12]+[$'f-AUC'.I12])" office:value-type="float" office:value="0.352788791227469" calcext:value-type="float">
            <text:p>0.352788791227469</text:p>
          </table:table-cell>
          <table:table-cell table:formula="of:=([$'F1-mean'.J12]*[$'f-AUC'.J12])/([$'F1-mean'.J12]+[$'f-AUC'.J12])" office:value-type="float" office:value="0.357827828535733" calcext:value-type="float">
            <text:p>0.357827828535733</text:p>
          </table:table-cell>
          <table:table-cell table:formula="of:=([$'F1-mean'.K12]*[$'f-AUC'.K12])/([$'F1-mean'.K12]+[$'f-AUC'.K12])" office:value-type="float" office:value="0.361162801563157" calcext:value-type="float">
            <text:p>0.361162801563157</text:p>
          </table:table-cell>
          <table:table-cell table:formula="of:=([$'F1-mean'.L12]*[$'f-AUC'.L12])/([$'F1-mean'.L12]+[$'f-AUC'.L12])" office:value-type="float" office:value="0.355327668047631" calcext:value-type="float">
            <text:p>0.355327668047631</text:p>
          </table:table-cell>
          <table:table-cell table:formula="of:=([$'F1-mean'.M12]*[$'f-AUC'.M12])/([$'F1-mean'.M12]+[$'f-AUC'.M12])" office:value-type="float" office:value="0" calcext:value-type="float">
            <text:p>0</text:p>
          </table:table-cell>
          <table:table-cell table:formula="of:=([$'F1-mean'.N12]*[$'f-AUC'.N12])/([$'F1-mean'.N12]+[$'f-AUC'.N12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$'F1-mean'.A13]" office:value-type="float" office:value="110" calcext:value-type="float">
            <text:p>110</text:p>
          </table:table-cell>
          <table:table-cell table:formula="of:=([$'F1-mean'.B13]*[$'f-AUC'.B13])/([$'F1-mean'.B13]+[$'f-AUC'.B13])" office:value-type="float" office:value="0.359762303330079" calcext:value-type="float">
            <text:p>0.359762303330079</text:p>
          </table:table-cell>
          <table:table-cell table:formula="of:=([$'F1-mean'.C13]*[$'f-AUC'.C13])/([$'F1-mean'.C13]+[$'f-AUC'.C13])" office:value-type="float" office:value="0.358460098090222" calcext:value-type="float">
            <text:p>0.358460098090222</text:p>
          </table:table-cell>
          <table:table-cell table:formula="of:=([$'F1-mean'.D13]*[$'f-AUC'.D13])/([$'F1-mean'.D13]+[$'f-AUC'.D13])" office:value-type="float" office:value="0.353922425364048" calcext:value-type="float">
            <text:p>0.353922425364048</text:p>
          </table:table-cell>
          <table:table-cell table:formula="of:=([$'F1-mean'.E13]*[$'f-AUC'.E13])/([$'F1-mean'.E13]+[$'f-AUC'.E13])" office:value-type="float" office:value="0.292782171033254" calcext:value-type="float">
            <text:p>0.292782171033254</text:p>
          </table:table-cell>
          <table:table-cell table:formula="of:=([$'F1-mean'.F13]*[$'f-AUC'.F13])/([$'F1-mean'.F13]+[$'f-AUC'.F13])" office:value-type="float" office:value="0.361148661378136" calcext:value-type="float">
            <text:p>0.361148661378136</text:p>
          </table:table-cell>
          <table:table-cell table:formula="of:=([$'F1-mean'.G13]*[$'f-AUC'.G13])/([$'F1-mean'.G13]+[$'f-AUC'.G13])" office:value-type="float" office:value="0.352251747501113" calcext:value-type="float">
            <text:p>0.352251747501113</text:p>
          </table:table-cell>
          <table:table-cell table:formula="of:=([$'F1-mean'.H13]*[$'f-AUC'.H13])/([$'F1-mean'.H13]+[$'f-AUC'.H13])" office:value-type="float" office:value="0.3554656634132" calcext:value-type="float">
            <text:p>0.3554656634132</text:p>
          </table:table-cell>
          <table:table-cell table:formula="of:=([$'F1-mean'.I13]*[$'f-AUC'.I13])/([$'F1-mean'.I13]+[$'f-AUC'.I13])" office:value-type="float" office:value="0.346187163923631" calcext:value-type="float">
            <text:p>0.346187163923631</text:p>
          </table:table-cell>
          <table:table-cell table:formula="of:=([$'F1-mean'.J13]*[$'f-AUC'.J13])/([$'F1-mean'.J13]+[$'f-AUC'.J13])" office:value-type="float" office:value="0.361697860169675" calcext:value-type="float">
            <text:p>0.361697860169675</text:p>
          </table:table-cell>
          <table:table-cell table:formula="of:=([$'F1-mean'.K13]*[$'f-AUC'.K13])/([$'F1-mean'.K13]+[$'f-AUC'.K13])" office:value-type="float" office:value="0.359973555201132" calcext:value-type="float">
            <text:p>0.359973555201132</text:p>
          </table:table-cell>
          <table:table-cell table:formula="of:=([$'F1-mean'.L13]*[$'f-AUC'.L13])/([$'F1-mean'.L13]+[$'f-AUC'.L13])" office:value-type="float" office:value="0.358037108106924" calcext:value-type="float">
            <text:p>0.358037108106924</text:p>
          </table:table-cell>
          <table:table-cell table:formula="of:=([$'F1-mean'.M13]*[$'f-AUC'.M13])/([$'F1-mean'.M13]+[$'f-AUC'.M13])" office:value-type="float" office:value="0" calcext:value-type="float">
            <text:p>0</text:p>
          </table:table-cell>
          <table:table-cell table:formula="of:=([$'F1-mean'.N13]*[$'f-AUC'.N13])/([$'F1-mean'.N13]+[$'f-AUC'.N13])" office:value-type="float" office:value="0.291743479683692" calcext:value-type="float">
            <text:p>0.291743479683692</text:p>
          </table:table-cell>
          <table:table-cell table:number-columns-repeated="1009"/>
        </table:table-row>
        <table:table-row table:style-name="ro1">
          <table:table-cell table:formula="of:=[$'F1-mean'.A14]" office:value-type="float" office:value="120" calcext:value-type="float">
            <text:p>120</text:p>
          </table:table-cell>
          <table:table-cell table:formula="of:=([$'F1-mean'.B14]*[$'f-AUC'.B14])/([$'F1-mean'.B14]+[$'f-AUC'.B14])" office:value-type="float" office:value="0.354502954027985" calcext:value-type="float">
            <text:p>0.354502954027985</text:p>
          </table:table-cell>
          <table:table-cell table:formula="of:=([$'F1-mean'.C14]*[$'f-AUC'.C14])/([$'F1-mean'.C14]+[$'f-AUC'.C14])" office:value-type="float" office:value="0.356054089086804" calcext:value-type="float">
            <text:p>0.356054089086804</text:p>
          </table:table-cell>
          <table:table-cell table:formula="of:=([$'F1-mean'.D14]*[$'f-AUC'.D14])/([$'F1-mean'.D14]+[$'f-AUC'.D14])" office:value-type="float" office:value="0.360676518680812" calcext:value-type="float">
            <text:p>0.360676518680812</text:p>
          </table:table-cell>
          <table:table-cell table:formula="of:=([$'F1-mean'.E14]*[$'f-AUC'.E14])/([$'F1-mean'.E14]+[$'f-AUC'.E14])" office:value-type="float" office:value="0.308051571113784" calcext:value-type="float">
            <text:p>0.308051571113784</text:p>
          </table:table-cell>
          <table:table-cell table:formula="of:=([$'F1-mean'.F14]*[$'f-AUC'.F14])/([$'F1-mean'.F14]+[$'f-AUC'.F14])" office:value-type="float" office:value="0.359450221087974" calcext:value-type="float">
            <text:p>0.359450221087974</text:p>
          </table:table-cell>
          <table:table-cell table:formula="of:=([$'F1-mean'.G14]*[$'f-AUC'.G14])/([$'F1-mean'.G14]+[$'f-AUC'.G14])" office:value-type="float" office:value="0.356996823308562" calcext:value-type="float">
            <text:p>0.356996823308562</text:p>
          </table:table-cell>
          <table:table-cell table:formula="of:=([$'F1-mean'.H14]*[$'f-AUC'.H14])/([$'F1-mean'.H14]+[$'f-AUC'.H14])" office:value-type="float" office:value="0.360619377571183" calcext:value-type="float">
            <text:p>0.360619377571183</text:p>
          </table:table-cell>
          <table:table-cell table:formula="of:=([$'F1-mean'.I14]*[$'f-AUC'.I14])/([$'F1-mean'.I14]+[$'f-AUC'.I14])" office:value-type="float" office:value="0.350124384445451" calcext:value-type="float">
            <text:p>0.350124384445451</text:p>
          </table:table-cell>
          <table:table-cell table:formula="of:=([$'F1-mean'.J14]*[$'f-AUC'.J14])/([$'F1-mean'.J14]+[$'f-AUC'.J14])" office:value-type="float" office:value="0.362116881559723" calcext:value-type="float">
            <text:p>0.362116881559723</text:p>
          </table:table-cell>
          <table:table-cell table:formula="of:=([$'F1-mean'.K14]*[$'f-AUC'.K14])/([$'F1-mean'.K14]+[$'f-AUC'.K14])" office:value-type="float" office:value="0.358129806867474" calcext:value-type="float">
            <text:p>0.358129806867474</text:p>
          </table:table-cell>
          <table:table-cell table:formula="of:=([$'F1-mean'.L14]*[$'f-AUC'.L14])/([$'F1-mean'.L14]+[$'f-AUC'.L14])" office:value-type="float" office:value="0.342739935979643" calcext:value-type="float">
            <text:p>0.342739935979643</text:p>
          </table:table-cell>
          <table:table-cell table:formula="of:=([$'F1-mean'.M14]*[$'f-AUC'.M14])/([$'F1-mean'.M14]+[$'f-AUC'.M14])" office:value-type="float" office:value="0" calcext:value-type="float">
            <text:p>0</text:p>
          </table:table-cell>
          <table:table-cell table:formula="of:=([$'F1-mean'.N14]*[$'f-AUC'.N14])/([$'F1-mean'.N14]+[$'f-AUC'.N14])" office:value-type="float" office:value="0.311394046999603" calcext:value-type="float">
            <text:p>0.311394046999603</text:p>
          </table:table-cell>
          <table:table-cell table:number-columns-repeated="1009"/>
        </table:table-row>
        <table:table-row table:style-name="ro1">
          <table:table-cell table:formula="of:=[$'F1-mean'.A15]" office:value-type="float" office:value="130" calcext:value-type="float">
            <text:p>130</text:p>
          </table:table-cell>
          <table:table-cell table:formula="of:=([$'F1-mean'.B15]*[$'f-AUC'.B15])/([$'F1-mean'.B15]+[$'f-AUC'.B15])" office:value-type="float" office:value="0.360678282725716" calcext:value-type="float">
            <text:p>0.360678282725716</text:p>
          </table:table-cell>
          <table:table-cell table:formula="of:=([$'F1-mean'.C15]*[$'f-AUC'.C15])/([$'F1-mean'.C15]+[$'f-AUC'.C15])" office:value-type="float" office:value="0.362348274189742" calcext:value-type="float">
            <text:p>0.362348274189742</text:p>
          </table:table-cell>
          <table:table-cell table:formula="of:=([$'F1-mean'.D15]*[$'f-AUC'.D15])/([$'F1-mean'.D15]+[$'f-AUC'.D15])" office:value-type="float" office:value="0.361581714758974" calcext:value-type="float">
            <text:p>0.361581714758974</text:p>
          </table:table-cell>
          <table:table-cell table:formula="of:=([$'F1-mean'.E15]*[$'f-AUC'.E15])/([$'F1-mean'.E15]+[$'f-AUC'.E15])" office:value-type="float" office:value="0.318450530417865" calcext:value-type="float">
            <text:p>0.318450530417865</text:p>
          </table:table-cell>
          <table:table-cell table:formula="of:=([$'F1-mean'.F15]*[$'f-AUC'.F15])/([$'F1-mean'.F15]+[$'f-AUC'.F15])" office:value-type="float" office:value="0.362466077035742" calcext:value-type="float">
            <text:p>0.362466077035742</text:p>
          </table:table-cell>
          <table:table-cell table:formula="of:=([$'F1-mean'.G15]*[$'f-AUC'.G15])/([$'F1-mean'.G15]+[$'f-AUC'.G15])" office:value-type="float" office:value="0.359993044486454" calcext:value-type="float">
            <text:p>0.359993044486454</text:p>
          </table:table-cell>
          <table:table-cell table:formula="of:=([$'F1-mean'.H15]*[$'f-AUC'.H15])/([$'F1-mean'.H15]+[$'f-AUC'.H15])" office:value-type="float" office:value="0.367156970053633" calcext:value-type="float">
            <text:p>0.367156970053633</text:p>
          </table:table-cell>
          <table:table-cell table:formula="of:=([$'F1-mean'.I15]*[$'f-AUC'.I15])/([$'F1-mean'.I15]+[$'f-AUC'.I15])" office:value-type="float" office:value="0.355728733644994" calcext:value-type="float">
            <text:p>0.355728733644994</text:p>
          </table:table-cell>
          <table:table-cell table:formula="of:=([$'F1-mean'.J15]*[$'f-AUC'.J15])/([$'F1-mean'.J15]+[$'f-AUC'.J15])" office:value-type="float" office:value="0.353609229541649" calcext:value-type="float">
            <text:p>0.353609229541649</text:p>
          </table:table-cell>
          <table:table-cell table:formula="of:=([$'F1-mean'.K15]*[$'f-AUC'.K15])/([$'F1-mean'.K15]+[$'f-AUC'.K15])" office:value-type="float" office:value="0.36129116095438" calcext:value-type="float">
            <text:p>0.36129116095438</text:p>
          </table:table-cell>
          <table:table-cell table:formula="of:=([$'F1-mean'.L15]*[$'f-AUC'.L15])/([$'F1-mean'.L15]+[$'f-AUC'.L15])" office:value-type="float" office:value="0.359076771210534" calcext:value-type="float">
            <text:p>0.359076771210534</text:p>
          </table:table-cell>
          <table:table-cell table:formula="of:=([$'F1-mean'.M15]*[$'f-AUC'.M15])/([$'F1-mean'.M15]+[$'f-AUC'.M15])" office:value-type="float" office:value="0" calcext:value-type="float">
            <text:p>0</text:p>
          </table:table-cell>
          <table:table-cell table:formula="of:=([$'F1-mean'.N15]*[$'f-AUC'.N15])/([$'F1-mean'.N15]+[$'f-AUC'.N15])" office:value-type="float" office:value="0.284543771391869" calcext:value-type="float">
            <text:p>0.284543771391869</text:p>
          </table:table-cell>
          <table:table-cell table:number-columns-repeated="1009"/>
        </table:table-row>
        <table:table-row table:style-name="ro1">
          <table:table-cell table:formula="of:=[$'F1-mean'.A16]" office:value-type="float" office:value="140" calcext:value-type="float">
            <text:p>140</text:p>
          </table:table-cell>
          <table:table-cell table:formula="of:=([$'F1-mean'.B16]*[$'f-AUC'.B16])/([$'F1-mean'.B16]+[$'f-AUC'.B16])" office:value-type="float" office:value="0.362112866472127" calcext:value-type="float">
            <text:p>0.362112866472127</text:p>
          </table:table-cell>
          <table:table-cell table:formula="of:=([$'F1-mean'.C16]*[$'f-AUC'.C16])/([$'F1-mean'.C16]+[$'f-AUC'.C16])" office:value-type="float" office:value="0.364347421875352" calcext:value-type="float">
            <text:p>0.364347421875352</text:p>
          </table:table-cell>
          <table:table-cell table:formula="of:=([$'F1-mean'.D16]*[$'f-AUC'.D16])/([$'F1-mean'.D16]+[$'f-AUC'.D16])" office:value-type="float" office:value="0.362104294028684" calcext:value-type="float">
            <text:p>0.362104294028684</text:p>
          </table:table-cell>
          <table:table-cell table:formula="of:=([$'F1-mean'.E16]*[$'f-AUC'.E16])/([$'F1-mean'.E16]+[$'f-AUC'.E16])" office:value-type="float" office:value="0.310039096154232" calcext:value-type="float">
            <text:p>0.310039096154232</text:p>
          </table:table-cell>
          <table:table-cell table:formula="of:=([$'F1-mean'.F16]*[$'f-AUC'.F16])/([$'F1-mean'.F16]+[$'f-AUC'.F16])" office:value-type="float" office:value="0.359491298380747" calcext:value-type="float">
            <text:p>0.359491298380747</text:p>
          </table:table-cell>
          <table:table-cell table:formula="of:=([$'F1-mean'.G16]*[$'f-AUC'.G16])/([$'F1-mean'.G16]+[$'f-AUC'.G16])" office:value-type="float" office:value="0.360135953610971" calcext:value-type="float">
            <text:p>0.360135953610971</text:p>
          </table:table-cell>
          <table:table-cell table:formula="of:=([$'F1-mean'.H16]*[$'f-AUC'.H16])/([$'F1-mean'.H16]+[$'f-AUC'.H16])" office:value-type="float" office:value="0.35534047892175" calcext:value-type="float">
            <text:p>0.35534047892175</text:p>
          </table:table-cell>
          <table:table-cell table:formula="of:=([$'F1-mean'.I16]*[$'f-AUC'.I16])/([$'F1-mean'.I16]+[$'f-AUC'.I16])" office:value-type="float" office:value="0.356753413169385" calcext:value-type="float">
            <text:p>0.356753413169385</text:p>
          </table:table-cell>
          <table:table-cell table:formula="of:=([$'F1-mean'.J16]*[$'f-AUC'.J16])/([$'F1-mean'.J16]+[$'f-AUC'.J16])" office:value-type="float" office:value="0.362714915064734" calcext:value-type="float">
            <text:p>0.362714915064734</text:p>
          </table:table-cell>
          <table:table-cell table:formula="of:=([$'F1-mean'.K16]*[$'f-AUC'.K16])/([$'F1-mean'.K16]+[$'f-AUC'.K16])" office:value-type="float" office:value="0.35883115213573" calcext:value-type="float">
            <text:p>0.35883115213573</text:p>
          </table:table-cell>
          <table:table-cell table:formula="of:=([$'F1-mean'.L16]*[$'f-AUC'.L16])/([$'F1-mean'.L16]+[$'f-AUC'.L16])" office:value-type="float" office:value="0.358431453940536" calcext:value-type="float">
            <text:p>0.358431453940536</text:p>
          </table:table-cell>
          <table:table-cell table:formula="of:=([$'F1-mean'.M16]*[$'f-AUC'.M16])/([$'F1-mean'.M16]+[$'f-AUC'.M16])" office:value-type="float" office:value="0.28514322219129" calcext:value-type="float">
            <text:p>0.28514322219129</text:p>
          </table:table-cell>
          <table:table-cell table:formula="of:=([$'F1-mean'.N16]*[$'f-AUC'.N16])/([$'F1-mean'.N16]+[$'f-AUC'.N16])" office:value-type="float" office:value="0.289395638908815" calcext:value-type="float">
            <text:p>0.289395638908815</text:p>
          </table:table-cell>
          <table:table-cell table:number-columns-repeated="1009"/>
        </table:table-row>
        <table:table-row table:style-name="ro1">
          <table:table-cell table:formula="of:=[$'F1-mean'.A17]" office:value-type="float" office:value="150" calcext:value-type="float">
            <text:p>150</text:p>
          </table:table-cell>
          <table:table-cell table:formula="of:=([$'F1-mean'.B17]*[$'f-AUC'.B17])/([$'F1-mean'.B17]+[$'f-AUC'.B17])" office:value-type="float" office:value="0.353881329306331" calcext:value-type="float">
            <text:p>0.353881329306331</text:p>
          </table:table-cell>
          <table:table-cell table:formula="of:=([$'F1-mean'.C17]*[$'f-AUC'.C17])/([$'F1-mean'.C17]+[$'f-AUC'.C17])" office:value-type="float" office:value="0.360229902085712" calcext:value-type="float">
            <text:p>0.360229902085712</text:p>
          </table:table-cell>
          <table:table-cell table:formula="of:=([$'F1-mean'.D17]*[$'f-AUC'.D17])/([$'F1-mean'.D17]+[$'f-AUC'.D17])" office:value-type="float" office:value="0.353158556027138" calcext:value-type="float">
            <text:p>0.353158556027138</text:p>
          </table:table-cell>
          <table:table-cell table:formula="of:=([$'F1-mean'.E17]*[$'f-AUC'.E17])/([$'F1-mean'.E17]+[$'f-AUC'.E17])" office:value-type="float" office:value="0.311984516960778" calcext:value-type="float">
            <text:p>0.311984516960778</text:p>
          </table:table-cell>
          <table:table-cell table:formula="of:=([$'F1-mean'.F17]*[$'f-AUC'.F17])/([$'F1-mean'.F17]+[$'f-AUC'.F17])" office:value-type="float" office:value="0.363544774734505" calcext:value-type="float">
            <text:p>0.363544774734505</text:p>
          </table:table-cell>
          <table:table-cell table:formula="of:=([$'F1-mean'.G17]*[$'f-AUC'.G17])/([$'F1-mean'.G17]+[$'f-AUC'.G17])" office:value-type="float" office:value="0.360218365410511" calcext:value-type="float">
            <text:p>0.360218365410511</text:p>
          </table:table-cell>
          <table:table-cell table:formula="of:=([$'F1-mean'.H17]*[$'f-AUC'.H17])/([$'F1-mean'.H17]+[$'f-AUC'.H17])" office:value-type="float" office:value="0.349416073556418" calcext:value-type="float">
            <text:p>0.349416073556418</text:p>
          </table:table-cell>
          <table:table-cell table:formula="of:=([$'F1-mean'.I17]*[$'f-AUC'.I17])/([$'F1-mean'.I17]+[$'f-AUC'.I17])" office:value-type="float" office:value="0.35844925182551" calcext:value-type="float">
            <text:p>0.35844925182551</text:p>
          </table:table-cell>
          <table:table-cell table:formula="of:=([$'F1-mean'.J17]*[$'f-AUC'.J17])/([$'F1-mean'.J17]+[$'f-AUC'.J17])" office:value-type="float" office:value="0.360211178844545" calcext:value-type="float">
            <text:p>0.360211178844545</text:p>
          </table:table-cell>
          <table:table-cell table:formula="of:=([$'F1-mean'.K17]*[$'f-AUC'.K17])/([$'F1-mean'.K17]+[$'f-AUC'.K17])" office:value-type="float" office:value="0.350941726937123" calcext:value-type="float">
            <text:p>0.350941726937123</text:p>
          </table:table-cell>
          <table:table-cell table:formula="of:=([$'F1-mean'.L17]*[$'f-AUC'.L17])/([$'F1-mean'.L17]+[$'f-AUC'.L17])" office:value-type="float" office:value="0.35856883017204" calcext:value-type="float">
            <text:p>0.35856883017204</text:p>
          </table:table-cell>
          <table:table-cell table:formula="of:=([$'F1-mean'.M17]*[$'f-AUC'.M17])/([$'F1-mean'.M17]+[$'f-AUC'.M17])" office:value-type="float" office:value="0.309575838233721" calcext:value-type="float">
            <text:p>0.309575838233721</text:p>
          </table:table-cell>
          <table:table-cell table:formula="of:=([$'F1-mean'.N17]*[$'f-AUC'.N17])/([$'F1-mean'.N17]+[$'f-AUC'.N17])" office:value-type="float" office:value="0.318032477082141" calcext:value-type="float">
            <text:p>0.318032477082141</text:p>
          </table:table-cell>
          <table:table-cell table:number-columns-repeated="1009"/>
        </table:table-row>
        <table:table-row table:style-name="ro1">
          <table:table-cell table:formula="of:=[$'F1-mean'.A18]" office:value-type="float" office:value="160" calcext:value-type="float">
            <text:p>160</text:p>
          </table:table-cell>
          <table:table-cell table:formula="of:=([$'F1-mean'.B18]*[$'f-AUC'.B18])/([$'F1-mean'.B18]+[$'f-AUC'.B18])" office:value-type="float" office:value="0.367287642672195" calcext:value-type="float">
            <text:p>0.367287642672195</text:p>
          </table:table-cell>
          <table:table-cell table:formula="of:=([$'F1-mean'.C18]*[$'f-AUC'.C18])/([$'F1-mean'.C18]+[$'f-AUC'.C18])" office:value-type="float" office:value="0.369780011666204" calcext:value-type="float">
            <text:p>0.369780011666204</text:p>
          </table:table-cell>
          <table:table-cell table:formula="of:=([$'F1-mean'.D18]*[$'f-AUC'.D18])/([$'F1-mean'.D18]+[$'f-AUC'.D18])" office:value-type="float" office:value="0.365663943520425" calcext:value-type="float">
            <text:p>0.365663943520425</text:p>
          </table:table-cell>
          <table:table-cell table:formula="of:=([$'F1-mean'.E18]*[$'f-AUC'.E18])/([$'F1-mean'.E18]+[$'f-AUC'.E18])" office:value-type="float" office:value="0.318386938796408" calcext:value-type="float">
            <text:p>0.318386938796408</text:p>
          </table:table-cell>
          <table:table-cell table:formula="of:=([$'F1-mean'.F18]*[$'f-AUC'.F18])/([$'F1-mean'.F18]+[$'f-AUC'.F18])" office:value-type="float" office:value="0.369753652383451" calcext:value-type="float">
            <text:p>0.369753652383451</text:p>
          </table:table-cell>
          <table:table-cell table:formula="of:=([$'F1-mean'.G18]*[$'f-AUC'.G18])/([$'F1-mean'.G18]+[$'f-AUC'.G18])" office:value-type="float" office:value="0.364656533618198" calcext:value-type="float">
            <text:p>0.364656533618198</text:p>
          </table:table-cell>
          <table:table-cell table:formula="of:=([$'F1-mean'.H18]*[$'f-AUC'.H18])/([$'F1-mean'.H18]+[$'f-AUC'.H18])" office:value-type="float" office:value="0.365169636735807" calcext:value-type="float">
            <text:p>0.365169636735807</text:p>
          </table:table-cell>
          <table:table-cell table:formula="of:=([$'F1-mean'.I18]*[$'f-AUC'.I18])/([$'F1-mean'.I18]+[$'f-AUC'.I18])" office:value-type="float" office:value="0.360572711966966" calcext:value-type="float">
            <text:p>0.360572711966966</text:p>
          </table:table-cell>
          <table:table-cell table:formula="of:=([$'F1-mean'.J18]*[$'f-AUC'.J18])/([$'F1-mean'.J18]+[$'f-AUC'.J18])" office:value-type="float" office:value="0.363789401079654" calcext:value-type="float">
            <text:p>0.363789401079654</text:p>
          </table:table-cell>
          <table:table-cell table:formula="of:=([$'F1-mean'.K18]*[$'f-AUC'.K18])/([$'F1-mean'.K18]+[$'f-AUC'.K18])" office:value-type="float" office:value="0.361549283314766" calcext:value-type="float">
            <text:p>0.361549283314766</text:p>
          </table:table-cell>
          <table:table-cell table:formula="of:=([$'F1-mean'.L18]*[$'f-AUC'.L18])/([$'F1-mean'.L18]+[$'f-AUC'.L18])" office:value-type="float" office:value="0.356151065413449" calcext:value-type="float">
            <text:p>0.356151065413449</text:p>
          </table:table-cell>
          <table:table-cell table:formula="of:=([$'F1-mean'.M18]*[$'f-AUC'.M18])/([$'F1-mean'.M18]+[$'f-AUC'.M18])" office:value-type="float" office:value="0.316970033707106" calcext:value-type="float">
            <text:p>0.316970033707106</text:p>
          </table:table-cell>
          <table:table-cell table:formula="of:=([$'F1-mean'.N18]*[$'f-AUC'.N18])/([$'F1-mean'.N18]+[$'f-AUC'.N18])" office:value-type="float" office:value="0.328724349779148" calcext:value-type="float">
            <text:p>0.328724349779148</text:p>
          </table:table-cell>
          <table:table-cell table:number-columns-repeated="1009"/>
        </table:table-row>
        <table:table-row table:style-name="ro1">
          <table:table-cell table:formula="of:=[$'F1-mean'.A19]" office:value-type="float" office:value="170" calcext:value-type="float">
            <text:p>170</text:p>
          </table:table-cell>
          <table:table-cell table:formula="of:=([$'F1-mean'.B19]*[$'f-AUC'.B19])/([$'F1-mean'.B19]+[$'f-AUC'.B19])" office:value-type="float" office:value="0.361076889852575" calcext:value-type="float">
            <text:p>0.361076889852575</text:p>
          </table:table-cell>
          <table:table-cell table:formula="of:=([$'F1-mean'.C19]*[$'f-AUC'.C19])/([$'F1-mean'.C19]+[$'f-AUC'.C19])" office:value-type="float" office:value="0.363483207867217" calcext:value-type="float">
            <text:p>0.363483207867217</text:p>
          </table:table-cell>
          <table:table-cell table:formula="of:=([$'F1-mean'.D19]*[$'f-AUC'.D19])/([$'F1-mean'.D19]+[$'f-AUC'.D19])" office:value-type="float" office:value="0.36234402522986" calcext:value-type="float">
            <text:p>0.36234402522986</text:p>
          </table:table-cell>
          <table:table-cell table:formula="of:=([$'F1-mean'.E19]*[$'f-AUC'.E19])/([$'F1-mean'.E19]+[$'f-AUC'.E19])" office:value-type="float" office:value="0.320505826047534" calcext:value-type="float">
            <text:p>0.320505826047534</text:p>
          </table:table-cell>
          <table:table-cell table:formula="of:=([$'F1-mean'.F19]*[$'f-AUC'.F19])/([$'F1-mean'.F19]+[$'f-AUC'.F19])" office:value-type="float" office:value="0.363636846028602" calcext:value-type="float">
            <text:p>0.363636846028602</text:p>
          </table:table-cell>
          <table:table-cell table:formula="of:=([$'F1-mean'.G19]*[$'f-AUC'.G19])/([$'F1-mean'.G19]+[$'f-AUC'.G19])" office:value-type="float" office:value="0.364579236585026" calcext:value-type="float">
            <text:p>0.364579236585026</text:p>
          </table:table-cell>
          <table:table-cell table:formula="of:=([$'F1-mean'.H19]*[$'f-AUC'.H19])/([$'F1-mean'.H19]+[$'f-AUC'.H19])" office:value-type="float" office:value="0.353492669261722" calcext:value-type="float">
            <text:p>0.353492669261722</text:p>
          </table:table-cell>
          <table:table-cell table:formula="of:=([$'F1-mean'.I19]*[$'f-AUC'.I19])/([$'F1-mean'.I19]+[$'f-AUC'.I19])" office:value-type="float" office:value="0.353547313035065" calcext:value-type="float">
            <text:p>0.353547313035065</text:p>
          </table:table-cell>
          <table:table-cell table:formula="of:=([$'F1-mean'.J19]*[$'f-AUC'.J19])/([$'F1-mean'.J19]+[$'f-AUC'.J19])" office:value-type="float" office:value="0.363455455960099" calcext:value-type="float">
            <text:p>0.363455455960099</text:p>
          </table:table-cell>
          <table:table-cell table:formula="of:=([$'F1-mean'.K19]*[$'f-AUC'.K19])/([$'F1-mean'.K19]+[$'f-AUC'.K19])" office:value-type="float" office:value="0.3566438377029" calcext:value-type="float">
            <text:p>0.3566438377029</text:p>
          </table:table-cell>
          <table:table-cell table:formula="of:=([$'F1-mean'.L19]*[$'f-AUC'.L19])/([$'F1-mean'.L19]+[$'f-AUC'.L19])" office:value-type="float" office:value="0.356320472288489" calcext:value-type="float">
            <text:p>0.356320472288489</text:p>
          </table:table-cell>
          <table:table-cell table:formula="of:=([$'F1-mean'.M19]*[$'f-AUC'.M19])/([$'F1-mean'.M19]+[$'f-AUC'.M19])" office:value-type="float" office:value="0.317739398513338" calcext:value-type="float">
            <text:p>0.317739398513338</text:p>
          </table:table-cell>
          <table:table-cell table:formula="of:=([$'F1-mean'.N19]*[$'f-AUC'.N19])/([$'F1-mean'.N19]+[$'f-AUC'.N19])" office:value-type="float" office:value="0.322464570990055" calcext:value-type="float">
            <text:p>0.322464570990055</text:p>
          </table:table-cell>
          <table:table-cell table:number-columns-repeated="1009"/>
        </table:table-row>
        <table:table-row table:style-name="ro1">
          <table:table-cell table:formula="of:=[$'F1-mean'.A20]" office:value-type="float" office:value="180" calcext:value-type="float">
            <text:p>180</text:p>
          </table:table-cell>
          <table:table-cell table:formula="of:=([$'F1-mean'.B20]*[$'f-AUC'.B20])/([$'F1-mean'.B20]+[$'f-AUC'.B20])" office:value-type="float" office:value="0.364633825218772" calcext:value-type="float">
            <text:p>0.364633825218772</text:p>
          </table:table-cell>
          <table:table-cell table:formula="of:=([$'F1-mean'.C20]*[$'f-AUC'.C20])/([$'F1-mean'.C20]+[$'f-AUC'.C20])" office:value-type="float" office:value="0.36788199808857" calcext:value-type="float">
            <text:p>0.36788199808857</text:p>
          </table:table-cell>
          <table:table-cell table:formula="of:=([$'F1-mean'.D20]*[$'f-AUC'.D20])/([$'F1-mean'.D20]+[$'f-AUC'.D20])" office:value-type="float" office:value="0.364967872363369" calcext:value-type="float">
            <text:p>0.364967872363369</text:p>
          </table:table-cell>
          <table:table-cell table:formula="of:=([$'F1-mean'.E20]*[$'f-AUC'.E20])/([$'F1-mean'.E20]+[$'f-AUC'.E20])" office:value-type="float" office:value="0.318585603320357" calcext:value-type="float">
            <text:p>0.318585603320357</text:p>
          </table:table-cell>
          <table:table-cell table:formula="of:=([$'F1-mean'.F20]*[$'f-AUC'.F20])/([$'F1-mean'.F20]+[$'f-AUC'.F20])" office:value-type="float" office:value="0.368314579898171" calcext:value-type="float">
            <text:p>0.368314579898171</text:p>
          </table:table-cell>
          <table:table-cell table:formula="of:=([$'F1-mean'.G20]*[$'f-AUC'.G20])/([$'F1-mean'.G20]+[$'f-AUC'.G20])" office:value-type="float" office:value="0.354907973878507" calcext:value-type="float">
            <text:p>0.354907973878507</text:p>
          </table:table-cell>
          <table:table-cell table:formula="of:=([$'F1-mean'.H20]*[$'f-AUC'.H20])/([$'F1-mean'.H20]+[$'f-AUC'.H20])" office:value-type="float" office:value="0.361456134821865" calcext:value-type="float">
            <text:p>0.361456134821865</text:p>
          </table:table-cell>
          <table:table-cell table:formula="of:=([$'F1-mean'.I20]*[$'f-AUC'.I20])/([$'F1-mean'.I20]+[$'f-AUC'.I20])" office:value-type="float" office:value="0.34044447701695" calcext:value-type="float">
            <text:p>0.34044447701695</text:p>
          </table:table-cell>
          <table:table-cell table:formula="of:=([$'F1-mean'.J20]*[$'f-AUC'.J20])/([$'F1-mean'.J20]+[$'f-AUC'.J20])" office:value-type="float" office:value="0.367281805496936" calcext:value-type="float">
            <text:p>0.367281805496936</text:p>
          </table:table-cell>
          <table:table-cell table:formula="of:=([$'F1-mean'.K20]*[$'f-AUC'.K20])/([$'F1-mean'.K20]+[$'f-AUC'.K20])" office:value-type="float" office:value="0.360047680140992" calcext:value-type="float">
            <text:p>0.360047680140992</text:p>
          </table:table-cell>
          <table:table-cell table:formula="of:=([$'F1-mean'.L20]*[$'f-AUC'.L20])/([$'F1-mean'.L20]+[$'f-AUC'.L20])" office:value-type="float" office:value="0.353518598795643" calcext:value-type="float">
            <text:p>0.353518598795643</text:p>
          </table:table-cell>
          <table:table-cell table:formula="of:=([$'F1-mean'.M20]*[$'f-AUC'.M20])/([$'F1-mean'.M20]+[$'f-AUC'.M20])" office:value-type="float" office:value="0.329027452218409" calcext:value-type="float">
            <text:p>0.329027452218409</text:p>
          </table:table-cell>
          <table:table-cell table:formula="of:=([$'F1-mean'.N20]*[$'f-AUC'.N20])/([$'F1-mean'.N20]+[$'f-AUC'.N20])" office:value-type="float" office:value="0.333052598593629" calcext:value-type="float">
            <text:p>0.333052598593629</text:p>
          </table:table-cell>
          <table:table-cell table:number-columns-repeated="1009"/>
        </table:table-row>
        <table:table-row table:style-name="ro1">
          <table:table-cell table:formula="of:=[$'F1-mean'.A21]" office:value-type="float" office:value="190" calcext:value-type="float">
            <text:p>190</text:p>
          </table:table-cell>
          <table:table-cell table:formula="of:=([$'F1-mean'.B21]*[$'f-AUC'.B21])/([$'F1-mean'.B21]+[$'f-AUC'.B21])" office:value-type="float" office:value="0.362445917166853" calcext:value-type="float">
            <text:p>0.362445917166853</text:p>
          </table:table-cell>
          <table:table-cell table:formula="of:=([$'F1-mean'.C21]*[$'f-AUC'.C21])/([$'F1-mean'.C21]+[$'f-AUC'.C21])" office:value-type="float" office:value="0.367832113308619" calcext:value-type="float">
            <text:p>0.367832113308619</text:p>
          </table:table-cell>
          <table:table-cell table:formula="of:=([$'F1-mean'.D21]*[$'f-AUC'.D21])/([$'F1-mean'.D21]+[$'f-AUC'.D21])" office:value-type="float" office:value="0.36426484096765" calcext:value-type="float">
            <text:p>0.36426484096765</text:p>
          </table:table-cell>
          <table:table-cell table:formula="of:=([$'F1-mean'.E21]*[$'f-AUC'.E21])/([$'F1-mean'.E21]+[$'f-AUC'.E21])" office:value-type="float" office:value="0.312328017667994" calcext:value-type="float">
            <text:p>0.312328017667994</text:p>
          </table:table-cell>
          <table:table-cell table:formula="of:=([$'F1-mean'.F21]*[$'f-AUC'.F21])/([$'F1-mean'.F21]+[$'f-AUC'.F21])" office:value-type="float" office:value="0.366323324513845" calcext:value-type="float">
            <text:p>0.366323324513845</text:p>
          </table:table-cell>
          <table:table-cell table:formula="of:=([$'F1-mean'.G21]*[$'f-AUC'.G21])/([$'F1-mean'.G21]+[$'f-AUC'.G21])" office:value-type="float" office:value="0.36141951384535" calcext:value-type="float">
            <text:p>0.36141951384535</text:p>
          </table:table-cell>
          <table:table-cell table:formula="of:=([$'F1-mean'.H21]*[$'f-AUC'.H21])/([$'F1-mean'.H21]+[$'f-AUC'.H21])" office:value-type="float" office:value="0.338938689702247" calcext:value-type="float">
            <text:p>0.338938689702247</text:p>
          </table:table-cell>
          <table:table-cell table:formula="of:=([$'F1-mean'.I21]*[$'f-AUC'.I21])/([$'F1-mean'.I21]+[$'f-AUC'.I21])" office:value-type="float" office:value="0.361997177931144" calcext:value-type="float">
            <text:p>0.361997177931144</text:p>
          </table:table-cell>
          <table:table-cell table:formula="of:=([$'F1-mean'.J21]*[$'f-AUC'.J21])/([$'F1-mean'.J21]+[$'f-AUC'.J21])" office:value-type="float" office:value="0.36294746454652" calcext:value-type="float">
            <text:p>0.36294746454652</text:p>
          </table:table-cell>
          <table:table-cell table:formula="of:=([$'F1-mean'.K21]*[$'f-AUC'.K21])/([$'F1-mean'.K21]+[$'f-AUC'.K21])" office:value-type="float" office:value="0.367679405306677" calcext:value-type="float">
            <text:p>0.367679405306677</text:p>
          </table:table-cell>
          <table:table-cell table:formula="of:=([$'F1-mean'.L21]*[$'f-AUC'.L21])/([$'F1-mean'.L21]+[$'f-AUC'.L21])" office:value-type="float" office:value="0.364676901466535" calcext:value-type="float">
            <text:p>0.364676901466535</text:p>
          </table:table-cell>
          <table:table-cell table:formula="of:=([$'F1-mean'.M21]*[$'f-AUC'.M21])/([$'F1-mean'.M21]+[$'f-AUC'.M21])" office:value-type="float" office:value="0.331921009388649" calcext:value-type="float">
            <text:p>0.331921009388649</text:p>
          </table:table-cell>
          <table:table-cell table:formula="of:=([$'F1-mean'.N21]*[$'f-AUC'.N21])/([$'F1-mean'.N21]+[$'f-AUC'.N21])" office:value-type="float" office:value="0.333289892327031" calcext:value-type="float">
            <text:p>0.333289892327031</text:p>
          </table:table-cell>
          <table:table-cell table:number-columns-repeated="1009"/>
        </table:table-row>
        <table:table-row table:style-name="ro1">
          <table:table-cell table:formula="of:=[$'F1-mean'.A22]" office:value-type="float" office:value="200" calcext:value-type="float">
            <text:p>200</text:p>
          </table:table-cell>
          <table:table-cell table:formula="of:=([$'F1-mean'.B22]*[$'f-AUC'.B22])/([$'F1-mean'.B22]+[$'f-AUC'.B22])" office:value-type="float" office:value="0.370672651552116" calcext:value-type="float">
            <text:p>0.370672651552116</text:p>
          </table:table-cell>
          <table:table-cell table:formula="of:=([$'F1-mean'.C22]*[$'f-AUC'.C22])/([$'F1-mean'.C22]+[$'f-AUC'.C22])" office:value-type="float" office:value="0.35733923818176" calcext:value-type="float">
            <text:p>0.35733923818176</text:p>
          </table:table-cell>
          <table:table-cell table:formula="of:=([$'F1-mean'.D22]*[$'f-AUC'.D22])/([$'F1-mean'.D22]+[$'f-AUC'.D22])" office:value-type="float" office:value="0.352650112005983" calcext:value-type="float">
            <text:p>0.352650112005983</text:p>
          </table:table-cell>
          <table:table-cell table:formula="of:=([$'F1-mean'.E22]*[$'f-AUC'.E22])/([$'F1-mean'.E22]+[$'f-AUC'.E22])" office:value-type="float" office:value="0.315862016388699" calcext:value-type="float">
            <text:p>0.315862016388699</text:p>
          </table:table-cell>
          <table:table-cell table:formula="of:=([$'F1-mean'.F22]*[$'f-AUC'.F22])/([$'F1-mean'.F22]+[$'f-AUC'.F22])" office:value-type="float" office:value="0.364719735428042" calcext:value-type="float">
            <text:p>0.364719735428042</text:p>
          </table:table-cell>
          <table:table-cell table:formula="of:=([$'F1-mean'.G22]*[$'f-AUC'.G22])/([$'F1-mean'.G22]+[$'f-AUC'.G22])" office:value-type="float" office:value="0.360239554480207" calcext:value-type="float">
            <text:p>0.360239554480207</text:p>
          </table:table-cell>
          <table:table-cell table:formula="of:=([$'F1-mean'.H22]*[$'f-AUC'.H22])/([$'F1-mean'.H22]+[$'f-AUC'.H22])" office:value-type="float" office:value="0.359897734080146" calcext:value-type="float">
            <text:p>0.359897734080146</text:p>
          </table:table-cell>
          <table:table-cell table:formula="of:=([$'F1-mean'.I22]*[$'f-AUC'.I22])/([$'F1-mean'.I22]+[$'f-AUC'.I22])" office:value-type="float" office:value="0.364849626899978" calcext:value-type="float">
            <text:p>0.364849626899978</text:p>
          </table:table-cell>
          <table:table-cell table:formula="of:=([$'F1-mean'.J22]*[$'f-AUC'.J22])/([$'F1-mean'.J22]+[$'f-AUC'.J22])" office:value-type="float" office:value="0.364271002263856" calcext:value-type="float">
            <text:p>0.364271002263856</text:p>
          </table:table-cell>
          <table:table-cell table:formula="of:=([$'F1-mean'.K22]*[$'f-AUC'.K22])/([$'F1-mean'.K22]+[$'f-AUC'.K22])" office:value-type="float" office:value="0.366388239458785" calcext:value-type="float">
            <text:p>0.366388239458785</text:p>
          </table:table-cell>
          <table:table-cell table:formula="of:=([$'F1-mean'.L22]*[$'f-AUC'.L22])/([$'F1-mean'.L22]+[$'f-AUC'.L22])" office:value-type="float" office:value="0.363186608630339" calcext:value-type="float">
            <text:p>0.363186608630339</text:p>
          </table:table-cell>
          <table:table-cell table:formula="of:=([$'F1-mean'.M22]*[$'f-AUC'.M22])/([$'F1-mean'.M22]+[$'f-AUC'.M22])" office:value-type="float" office:value="0.337127177630344" calcext:value-type="float">
            <text:p>0.337127177630344</text:p>
          </table:table-cell>
          <table:table-cell table:formula="of:=([$'F1-mean'.N22]*[$'f-AUC'.N22])/([$'F1-mean'.N22]+[$'f-AUC'.N22])" office:value-type="float" office:value="0.322445409657733" calcext:value-type="float">
            <text:p>0.322445409657733</text:p>
          </table:table-cell>
          <table:table-cell table:number-columns-repeated="1009"/>
        </table:table-row>
        <table:table-row table:style-name="ro1">
          <table:table-cell table:formula="of:=[$'F1-mean'.A23]" office:value-type="float" office:value="210" calcext:value-type="float">
            <text:p>210</text:p>
          </table:table-cell>
          <table:table-cell table:formula="of:=([$'F1-mean'.B23]*[$'f-AUC'.B23])/([$'F1-mean'.B23]+[$'f-AUC'.B23])" office:value-type="float" office:value="0.362816338574456" calcext:value-type="float">
            <text:p>0.362816338574456</text:p>
          </table:table-cell>
          <table:table-cell table:formula="of:=([$'F1-mean'.C23]*[$'f-AUC'.C23])/([$'F1-mean'.C23]+[$'f-AUC'.C23])" office:value-type="float" office:value="0.360735762799616" calcext:value-type="float">
            <text:p>0.360735762799616</text:p>
          </table:table-cell>
          <table:table-cell table:formula="of:=([$'F1-mean'.D23]*[$'f-AUC'.D23])/([$'F1-mean'.D23]+[$'f-AUC'.D23])" office:value-type="float" office:value="0.357093245385197" calcext:value-type="float">
            <text:p>0.357093245385197</text:p>
          </table:table-cell>
          <table:table-cell table:formula="of:=([$'F1-mean'.E23]*[$'f-AUC'.E23])/([$'F1-mean'.E23]+[$'f-AUC'.E23])" office:value-type="float" office:value="0.304336594717926" calcext:value-type="float">
            <text:p>0.304336594717926</text:p>
          </table:table-cell>
          <table:table-cell table:formula="of:=([$'F1-mean'.F23]*[$'f-AUC'.F23])/([$'F1-mean'.F23]+[$'f-AUC'.F23])" office:value-type="float" office:value="0.352430348655778" calcext:value-type="float">
            <text:p>0.352430348655778</text:p>
          </table:table-cell>
          <table:table-cell table:formula="of:=([$'F1-mean'.G23]*[$'f-AUC'.G23])/([$'F1-mean'.G23]+[$'f-AUC'.G23])" office:value-type="float" office:value="0.36123956088077" calcext:value-type="float">
            <text:p>0.36123956088077</text:p>
          </table:table-cell>
          <table:table-cell table:formula="of:=([$'F1-mean'.H23]*[$'f-AUC'.H23])/([$'F1-mean'.H23]+[$'f-AUC'.H23])" office:value-type="float" office:value="0.358010777604466" calcext:value-type="float">
            <text:p>0.358010777604466</text:p>
          </table:table-cell>
          <table:table-cell table:formula="of:=([$'F1-mean'.I23]*[$'f-AUC'.I23])/([$'F1-mean'.I23]+[$'f-AUC'.I23])" office:value-type="float" office:value="0.364497178146068" calcext:value-type="float">
            <text:p>0.364497178146068</text:p>
          </table:table-cell>
          <table:table-cell table:formula="of:=([$'F1-mean'.J23]*[$'f-AUC'.J23])/([$'F1-mean'.J23]+[$'f-AUC'.J23])" office:value-type="float" office:value="0.351821617503954" calcext:value-type="float">
            <text:p>0.351821617503954</text:p>
          </table:table-cell>
          <table:table-cell table:formula="of:=([$'F1-mean'.K23]*[$'f-AUC'.K23])/([$'F1-mean'.K23]+[$'f-AUC'.K23])" office:value-type="float" office:value="0.36603101801931" calcext:value-type="float">
            <text:p>0.36603101801931</text:p>
          </table:table-cell>
          <table:table-cell table:formula="of:=([$'F1-mean'.L23]*[$'f-AUC'.L23])/([$'F1-mean'.L23]+[$'f-AUC'.L23])" office:value-type="float" office:value="0.357600799733422" calcext:value-type="float">
            <text:p>0.357600799733422</text:p>
          </table:table-cell>
          <table:table-cell table:formula="of:=([$'F1-mean'.M23]*[$'f-AUC'.M23])/([$'F1-mean'.M23]+[$'f-AUC'.M23])" office:value-type="float" office:value="0.339486198352965" calcext:value-type="float">
            <text:p>0.339486198352965</text:p>
          </table:table-cell>
          <table:table-cell table:formula="of:=([$'F1-mean'.N23]*[$'f-AUC'.N23])/([$'F1-mean'.N23]+[$'f-AUC'.N23])" office:value-type="float" office:value="0.335178669941234" calcext:value-type="float">
            <text:p>0.335178669941234</text:p>
          </table:table-cell>
          <table:table-cell table:number-columns-repeated="1009"/>
        </table:table-row>
        <table:table-row table:style-name="ro1">
          <table:table-cell table:formula="of:=[$'F1-mean'.A24]" office:value-type="float" office:value="220" calcext:value-type="float">
            <text:p>220</text:p>
          </table:table-cell>
          <table:table-cell table:formula="of:=([$'F1-mean'.B24]*[$'f-AUC'.B24])/([$'F1-mean'.B24]+[$'f-AUC'.B24])" office:value-type="float" office:value="0.368516315338857" calcext:value-type="float">
            <text:p>0.368516315338857</text:p>
          </table:table-cell>
          <table:table-cell table:formula="of:=([$'F1-mean'.C24]*[$'f-AUC'.C24])/([$'F1-mean'.C24]+[$'f-AUC'.C24])" office:value-type="float" office:value="0.366908917732084" calcext:value-type="float">
            <text:p>0.366908917732084</text:p>
          </table:table-cell>
          <table:table-cell table:formula="of:=([$'F1-mean'.D24]*[$'f-AUC'.D24])/([$'F1-mean'.D24]+[$'f-AUC'.D24])" office:value-type="float" office:value="0.365162743620668" calcext:value-type="float">
            <text:p>0.365162743620668</text:p>
          </table:table-cell>
          <table:table-cell table:formula="of:=([$'F1-mean'.E24]*[$'f-AUC'.E24])/([$'F1-mean'.E24]+[$'f-AUC'.E24])" office:value-type="float" office:value="0.313874159435679" calcext:value-type="float">
            <text:p>0.313874159435679</text:p>
          </table:table-cell>
          <table:table-cell table:formula="of:=([$'F1-mean'.F24]*[$'f-AUC'.F24])/([$'F1-mean'.F24]+[$'f-AUC'.F24])" office:value-type="float" office:value="0.360303538397768" calcext:value-type="float">
            <text:p>0.360303538397768</text:p>
          </table:table-cell>
          <table:table-cell table:formula="of:=([$'F1-mean'.G24]*[$'f-AUC'.G24])/([$'F1-mean'.G24]+[$'f-AUC'.G24])" office:value-type="float" office:value="0.366080260088734" calcext:value-type="float">
            <text:p>0.366080260088734</text:p>
          </table:table-cell>
          <table:table-cell table:formula="of:=([$'F1-mean'.H24]*[$'f-AUC'.H24])/([$'F1-mean'.H24]+[$'f-AUC'.H24])" office:value-type="float" office:value="0.357533595096031" calcext:value-type="float">
            <text:p>0.357533595096031</text:p>
          </table:table-cell>
          <table:table-cell table:formula="of:=([$'F1-mean'.I24]*[$'f-AUC'.I24])/([$'F1-mean'.I24]+[$'f-AUC'.I24])" office:value-type="float" office:value="0.365457054723163" calcext:value-type="float">
            <text:p>0.365457054723163</text:p>
          </table:table-cell>
          <table:table-cell table:formula="of:=([$'F1-mean'.J24]*[$'f-AUC'.J24])/([$'F1-mean'.J24]+[$'f-AUC'.J24])" office:value-type="float" office:value="0.368801393304434" calcext:value-type="float">
            <text:p>0.368801393304434</text:p>
          </table:table-cell>
          <table:table-cell table:formula="of:=([$'F1-mean'.K24]*[$'f-AUC'.K24])/([$'F1-mean'.K24]+[$'f-AUC'.K24])" office:value-type="float" office:value="0.364317053826699" calcext:value-type="float">
            <text:p>0.364317053826699</text:p>
          </table:table-cell>
          <table:table-cell table:formula="of:=([$'F1-mean'.L24]*[$'f-AUC'.L24])/([$'F1-mean'.L24]+[$'f-AUC'.L24])" office:value-type="float" office:value="0.357072665467403" calcext:value-type="float">
            <text:p>0.357072665467403</text:p>
          </table:table-cell>
          <table:table-cell table:formula="of:=([$'F1-mean'.M24]*[$'f-AUC'.M24])/([$'F1-mean'.M24]+[$'f-AUC'.M24])" office:value-type="float" office:value="0.340210766222539" calcext:value-type="float">
            <text:p>0.340210766222539</text:p>
          </table:table-cell>
          <table:table-cell table:formula="of:=([$'F1-mean'.N24]*[$'f-AUC'.N24])/([$'F1-mean'.N24]+[$'f-AUC'.N24])" office:value-type="float" office:value="0.335944609967264" calcext:value-type="float">
            <text:p>0.335944609967264</text:p>
          </table:table-cell>
          <table:table-cell table:number-columns-repeated="1009"/>
        </table:table-row>
        <table:table-row table:style-name="ro1">
          <table:table-cell table:formula="of:=[$'F1-mean'.A25]" office:value-type="float" office:value="230" calcext:value-type="float">
            <text:p>230</text:p>
          </table:table-cell>
          <table:table-cell table:formula="of:=([$'F1-mean'.B25]*[$'f-AUC'.B25])/([$'F1-mean'.B25]+[$'f-AUC'.B25])" office:value-type="float" office:value="0.37040317056907" calcext:value-type="float">
            <text:p>0.37040317056907</text:p>
          </table:table-cell>
          <table:table-cell table:formula="of:=([$'F1-mean'.C25]*[$'f-AUC'.C25])/([$'F1-mean'.C25]+[$'f-AUC'.C25])" office:value-type="float" office:value="0.374675087673512" calcext:value-type="float">
            <text:p>0.374675087673512</text:p>
          </table:table-cell>
          <table:table-cell table:formula="of:=([$'F1-mean'.D25]*[$'f-AUC'.D25])/([$'F1-mean'.D25]+[$'f-AUC'.D25])" office:value-type="float" office:value="0.367859631108221" calcext:value-type="float">
            <text:p>0.367859631108221</text:p>
          </table:table-cell>
          <table:table-cell table:formula="of:=([$'F1-mean'.E25]*[$'f-AUC'.E25])/([$'F1-mean'.E25]+[$'f-AUC'.E25])" office:value-type="float" office:value="0.313955736359912" calcext:value-type="float">
            <text:p>0.313955736359912</text:p>
          </table:table-cell>
          <table:table-cell table:formula="of:=([$'F1-mean'.F25]*[$'f-AUC'.F25])/([$'F1-mean'.F25]+[$'f-AUC'.F25])" office:value-type="float" office:value="0.367330294851083" calcext:value-type="float">
            <text:p>0.367330294851083</text:p>
          </table:table-cell>
          <table:table-cell table:formula="of:=([$'F1-mean'.G25]*[$'f-AUC'.G25])/([$'F1-mean'.G25]+[$'f-AUC'.G25])" office:value-type="float" office:value="0.364513725194428" calcext:value-type="float">
            <text:p>0.364513725194428</text:p>
          </table:table-cell>
          <table:table-cell table:formula="of:=([$'F1-mean'.H25]*[$'f-AUC'.H25])/([$'F1-mean'.H25]+[$'f-AUC'.H25])" office:value-type="float" office:value="0.361550117632419" calcext:value-type="float">
            <text:p>0.361550117632419</text:p>
          </table:table-cell>
          <table:table-cell table:formula="of:=([$'F1-mean'.I25]*[$'f-AUC'.I25])/([$'F1-mean'.I25]+[$'f-AUC'.I25])" office:value-type="float" office:value="0.363444727650574" calcext:value-type="float">
            <text:p>0.363444727650574</text:p>
          </table:table-cell>
          <table:table-cell table:formula="of:=([$'F1-mean'.J25]*[$'f-AUC'.J25])/([$'F1-mean'.J25]+[$'f-AUC'.J25])" office:value-type="float" office:value="0.367785783856328" calcext:value-type="float">
            <text:p>0.367785783856328</text:p>
          </table:table-cell>
          <table:table-cell table:formula="of:=([$'F1-mean'.K25]*[$'f-AUC'.K25])/([$'F1-mean'.K25]+[$'f-AUC'.K25])" office:value-type="float" office:value="0.367778978845734" calcext:value-type="float">
            <text:p>0.367778978845734</text:p>
          </table:table-cell>
          <table:table-cell table:formula="of:=([$'F1-mean'.L25]*[$'f-AUC'.L25])/([$'F1-mean'.L25]+[$'f-AUC'.L25])" office:value-type="float" office:value="0.364194193791492" calcext:value-type="float">
            <text:p>0.364194193791492</text:p>
          </table:table-cell>
          <table:table-cell table:formula="of:=([$'F1-mean'.M25]*[$'f-AUC'.M25])/([$'F1-mean'.M25]+[$'f-AUC'.M25])" office:value-type="float" office:value="0.342139524499595" calcext:value-type="float">
            <text:p>0.342139524499595</text:p>
          </table:table-cell>
          <table:table-cell table:formula="of:=([$'F1-mean'.N25]*[$'f-AUC'.N25])/([$'F1-mean'.N25]+[$'f-AUC'.N25])" office:value-type="float" office:value="0.334763308305056" calcext:value-type="float">
            <text:p>0.334763308305056</text:p>
          </table:table-cell>
          <table:table-cell table:number-columns-repeated="1009"/>
        </table:table-row>
        <table:table-row table:style-name="ro1">
          <table:table-cell table:formula="of:=[$'F1-mean'.A26]" office:value-type="float" office:value="240" calcext:value-type="float">
            <text:p>240</text:p>
          </table:table-cell>
          <table:table-cell table:formula="of:=([$'F1-mean'.B26]*[$'f-AUC'.B26])/([$'F1-mean'.B26]+[$'f-AUC'.B26])" office:value-type="float" office:value="0.364282057595252" calcext:value-type="float">
            <text:p>0.364282057595252</text:p>
          </table:table-cell>
          <table:table-cell table:formula="of:=([$'F1-mean'.C26]*[$'f-AUC'.C26])/([$'F1-mean'.C26]+[$'f-AUC'.C26])" office:value-type="float" office:value="0.374744135958308" calcext:value-type="float">
            <text:p>0.374744135958308</text:p>
          </table:table-cell>
          <table:table-cell table:formula="of:=([$'F1-mean'.D26]*[$'f-AUC'.D26])/([$'F1-mean'.D26]+[$'f-AUC'.D26])" office:value-type="float" office:value="0.360794757063914" calcext:value-type="float">
            <text:p>0.360794757063914</text:p>
          </table:table-cell>
          <table:table-cell table:formula="of:=([$'F1-mean'.E26]*[$'f-AUC'.E26])/([$'F1-mean'.E26]+[$'f-AUC'.E26])" office:value-type="float" office:value="0.313128465889853" calcext:value-type="float">
            <text:p>0.313128465889853</text:p>
          </table:table-cell>
          <table:table-cell table:formula="of:=([$'F1-mean'.F26]*[$'f-AUC'.F26])/([$'F1-mean'.F26]+[$'f-AUC'.F26])" office:value-type="float" office:value="0.363973477434269" calcext:value-type="float">
            <text:p>0.363973477434269</text:p>
          </table:table-cell>
          <table:table-cell table:formula="of:=([$'F1-mean'.G26]*[$'f-AUC'.G26])/([$'F1-mean'.G26]+[$'f-AUC'.G26])" office:value-type="float" office:value="0.362138867131043" calcext:value-type="float">
            <text:p>0.362138867131043</text:p>
          </table:table-cell>
          <table:table-cell table:formula="of:=([$'F1-mean'.H26]*[$'f-AUC'.H26])/([$'F1-mean'.H26]+[$'f-AUC'.H26])" office:value-type="float" office:value="0.360329071413886" calcext:value-type="float">
            <text:p>0.360329071413886</text:p>
          </table:table-cell>
          <table:table-cell table:formula="of:=([$'F1-mean'.I26]*[$'f-AUC'.I26])/([$'F1-mean'.I26]+[$'f-AUC'.I26])" office:value-type="float" office:value="0.367888202415656" calcext:value-type="float">
            <text:p>0.367888202415656</text:p>
          </table:table-cell>
          <table:table-cell table:formula="of:=([$'F1-mean'.J26]*[$'f-AUC'.J26])/([$'F1-mean'.J26]+[$'f-AUC'.J26])" office:value-type="float" office:value="0.364983062522991" calcext:value-type="float">
            <text:p>0.364983062522991</text:p>
          </table:table-cell>
          <table:table-cell table:formula="of:=([$'F1-mean'.K26]*[$'f-AUC'.K26])/([$'F1-mean'.K26]+[$'f-AUC'.K26])" office:value-type="float" office:value="0.352633073499146" calcext:value-type="float">
            <text:p>0.352633073499146</text:p>
          </table:table-cell>
          <table:table-cell table:formula="of:=([$'F1-mean'.L26]*[$'f-AUC'.L26])/([$'F1-mean'.L26]+[$'f-AUC'.L26])" office:value-type="float" office:value="0.366065308489604" calcext:value-type="float">
            <text:p>0.366065308489604</text:p>
          </table:table-cell>
          <table:table-cell table:formula="of:=([$'F1-mean'.M26]*[$'f-AUC'.M26])/([$'F1-mean'.M26]+[$'f-AUC'.M26])" office:value-type="float" office:value="0.340072993139592" calcext:value-type="float">
            <text:p>0.340072993139592</text:p>
          </table:table-cell>
          <table:table-cell table:formula="of:=([$'F1-mean'.N26]*[$'f-AUC'.N26])/([$'F1-mean'.N26]+[$'f-AUC'.N26])" office:value-type="float" office:value="0.337460553108017" calcext:value-type="float">
            <text:p>0.337460553108017</text:p>
          </table:table-cell>
          <table:table-cell table:number-columns-repeated="1009"/>
        </table:table-row>
        <table:table-row table:style-name="ro1">
          <table:table-cell table:formula="of:=[$'F1-mean'.A27]" office:value-type="float" office:value="250" calcext:value-type="float">
            <text:p>250</text:p>
          </table:table-cell>
          <table:table-cell table:formula="of:=([$'F1-mean'.B27]*[$'f-AUC'.B27])/([$'F1-mean'.B27]+[$'f-AUC'.B27])" office:value-type="float" office:value="0.369676857127841" calcext:value-type="float">
            <text:p>0.369676857127841</text:p>
          </table:table-cell>
          <table:table-cell table:formula="of:=([$'F1-mean'.C27]*[$'f-AUC'.C27])/([$'F1-mean'.C27]+[$'f-AUC'.C27])" office:value-type="float" office:value="0.363720558561124" calcext:value-type="float">
            <text:p>0.363720558561124</text:p>
          </table:table-cell>
          <table:table-cell table:formula="of:=([$'F1-mean'.D27]*[$'f-AUC'.D27])/([$'F1-mean'.D27]+[$'f-AUC'.D27])" office:value-type="float" office:value="0.367805996383919" calcext:value-type="float">
            <text:p>0.367805996383919</text:p>
          </table:table-cell>
          <table:table-cell table:formula="of:=([$'F1-mean'.E27]*[$'f-AUC'.E27])/([$'F1-mean'.E27]+[$'f-AUC'.E27])" office:value-type="float" office:value="0.316663255001373" calcext:value-type="float">
            <text:p>0.316663255001373</text:p>
          </table:table-cell>
          <table:table-cell table:formula="of:=([$'F1-mean'.F27]*[$'f-AUC'.F27])/([$'F1-mean'.F27]+[$'f-AUC'.F27])" office:value-type="float" office:value="0.365256113894374" calcext:value-type="float">
            <text:p>0.365256113894374</text:p>
          </table:table-cell>
          <table:table-cell table:formula="of:=([$'F1-mean'.G27]*[$'f-AUC'.G27])/([$'F1-mean'.G27]+[$'f-AUC'.G27])" office:value-type="float" office:value="0.354919437956944" calcext:value-type="float">
            <text:p>0.354919437956944</text:p>
          </table:table-cell>
          <table:table-cell table:formula="of:=([$'F1-mean'.H27]*[$'f-AUC'.H27])/([$'F1-mean'.H27]+[$'f-AUC'.H27])" office:value-type="float" office:value="0.3616954552647" calcext:value-type="float">
            <text:p>0.3616954552647</text:p>
          </table:table-cell>
          <table:table-cell table:formula="of:=([$'F1-mean'.I27]*[$'f-AUC'.I27])/([$'F1-mean'.I27]+[$'f-AUC'.I27])" office:value-type="float" office:value="0.366893810999162" calcext:value-type="float">
            <text:p>0.366893810999162</text:p>
          </table:table-cell>
          <table:table-cell table:formula="of:=([$'F1-mean'.J27]*[$'f-AUC'.J27])/([$'F1-mean'.J27]+[$'f-AUC'.J27])" office:value-type="float" office:value="0.36506565199578" calcext:value-type="float">
            <text:p>0.36506565199578</text:p>
          </table:table-cell>
          <table:table-cell table:formula="of:=([$'F1-mean'.K27]*[$'f-AUC'.K27])/([$'F1-mean'.K27]+[$'f-AUC'.K27])" office:value-type="float" office:value="0.362482665939317" calcext:value-type="float">
            <text:p>0.362482665939317</text:p>
          </table:table-cell>
          <table:table-cell table:formula="of:=([$'F1-mean'.L27]*[$'f-AUC'.L27])/([$'F1-mean'.L27]+[$'f-AUC'.L27])" office:value-type="float" office:value="0.359656524089807" calcext:value-type="float">
            <text:p>0.359656524089807</text:p>
          </table:table-cell>
          <table:table-cell table:formula="of:=([$'F1-mean'.M27]*[$'f-AUC'.M27])/([$'F1-mean'.M27]+[$'f-AUC'.M27])" office:value-type="float" office:value="0.345725196411069" calcext:value-type="float">
            <text:p>0.345725196411069</text:p>
          </table:table-cell>
          <table:table-cell table:number-columns-repeated="1010"/>
        </table:table-row>
        <table:table-row table:style-name="ro1">
          <table:table-cell table:formula="of:=[$'F1-mean'.A28]" office:value-type="float" office:value="260" calcext:value-type="float">
            <text:p>260</text:p>
          </table:table-cell>
          <table:table-cell table:formula="of:=([$'F1-mean'.B28]*[$'f-AUC'.B28])/([$'F1-mean'.B28]+[$'f-AUC'.B28])" office:value-type="float" office:value="0.366197154414908" calcext:value-type="float">
            <text:p>0.366197154414908</text:p>
          </table:table-cell>
          <table:table-cell table:formula="of:=([$'F1-mean'.C28]*[$'f-AUC'.C28])/([$'F1-mean'.C28]+[$'f-AUC'.C28])" office:value-type="float" office:value="0.368427993755541" calcext:value-type="float">
            <text:p>0.368427993755541</text:p>
          </table:table-cell>
          <table:table-cell table:formula="of:=([$'F1-mean'.D28]*[$'f-AUC'.D28])/([$'F1-mean'.D28]+[$'f-AUC'.D28])" office:value-type="float" office:value="0.363917700730913" calcext:value-type="float">
            <text:p>0.363917700730913</text:p>
          </table:table-cell>
          <table:table-cell table:formula="of:=([$'F1-mean'.E28]*[$'f-AUC'.E28])/([$'F1-mean'.E28]+[$'f-AUC'.E28])" office:value-type="float" office:value="0.319338206968626" calcext:value-type="float">
            <text:p>0.319338206968626</text:p>
          </table:table-cell>
          <table:table-cell table:formula="of:=([$'F1-mean'.F28]*[$'f-AUC'.F28])/([$'F1-mean'.F28]+[$'f-AUC'.F28])" office:value-type="float" office:value="0.373371947487424" calcext:value-type="float">
            <text:p>0.373371947487424</text:p>
          </table:table-cell>
          <table:table-cell table:formula="of:=([$'F1-mean'.G28]*[$'f-AUC'.G28])/([$'F1-mean'.G28]+[$'f-AUC'.G28])" office:value-type="float" office:value="0.364396269546045" calcext:value-type="float">
            <text:p>0.364396269546045</text:p>
          </table:table-cell>
          <table:table-cell table:formula="of:=([$'F1-mean'.H28]*[$'f-AUC'.H28])/([$'F1-mean'.H28]+[$'f-AUC'.H28])" office:value-type="float" office:value="0.364253231055823" calcext:value-type="float">
            <text:p>0.364253231055823</text:p>
          </table:table-cell>
          <table:table-cell table:formula="of:=([$'F1-mean'.I28]*[$'f-AUC'.I28])/([$'F1-mean'.I28]+[$'f-AUC'.I28])" office:value-type="float" office:value="0.353150908446585" calcext:value-type="float">
            <text:p>0.353150908446585</text:p>
          </table:table-cell>
          <table:table-cell table:formula="of:=([$'F1-mean'.J28]*[$'f-AUC'.J28])/([$'F1-mean'.J28]+[$'f-AUC'.J28])" office:value-type="float" office:value="0.366305728908943" calcext:value-type="float">
            <text:p>0.366305728908943</text:p>
          </table:table-cell>
          <table:table-cell table:formula="of:=([$'F1-mean'.K28]*[$'f-AUC'.K28])/([$'F1-mean'.K28]+[$'f-AUC'.K28])" office:value-type="float" office:value="0.363978347685287" calcext:value-type="float">
            <text:p>0.363978347685287</text:p>
          </table:table-cell>
          <table:table-cell table:formula="of:=([$'F1-mean'.L28]*[$'f-AUC'.L28])/([$'F1-mean'.L28]+[$'f-AUC'.L28])" office:value-type="float" office:value="0.364039604141287" calcext:value-type="float">
            <text:p>0.364039604141287</text:p>
          </table:table-cell>
          <table:table-cell table:formula="of:=([$'F1-mean'.M28]*[$'f-AUC'.M28])/([$'F1-mean'.M28]+[$'f-AUC'.M28])" office:value-type="float" office:value="0.34760869968998" calcext:value-type="float">
            <text:p>0.34760869968998</text:p>
          </table:table-cell>
          <table:table-cell table:number-columns-repeated="1010"/>
        </table:table-row>
        <table:table-row table:style-name="ro1">
          <table:table-cell table:formula="of:=[$'F1-mean'.A29]" office:value-type="float" office:value="270" calcext:value-type="float">
            <text:p>270</text:p>
          </table:table-cell>
          <table:table-cell table:formula="of:=([$'F1-mean'.B29]*[$'f-AUC'.B29])/([$'F1-mean'.B29]+[$'f-AUC'.B29])" office:value-type="float" office:value="0.370311024066021" calcext:value-type="float">
            <text:p>0.370311024066021</text:p>
          </table:table-cell>
          <table:table-cell table:formula="of:=([$'F1-mean'.C29]*[$'f-AUC'.C29])/([$'F1-mean'.C29]+[$'f-AUC'.C29])" office:value-type="float" office:value="0.371567749258195" calcext:value-type="float">
            <text:p>0.371567749258195</text:p>
          </table:table-cell>
          <table:table-cell table:formula="of:=([$'F1-mean'.D29]*[$'f-AUC'.D29])/([$'F1-mean'.D29]+[$'f-AUC'.D29])" office:value-type="float" office:value="0.365416741614387" calcext:value-type="float">
            <text:p>0.365416741614387</text:p>
          </table:table-cell>
          <table:table-cell table:formula="of:=([$'F1-mean'.E29]*[$'f-AUC'.E29])/([$'F1-mean'.E29]+[$'f-AUC'.E29])" office:value-type="float" office:value="0.3125891376236" calcext:value-type="float">
            <text:p>0.3125891376236</text:p>
          </table:table-cell>
          <table:table-cell table:formula="of:=([$'F1-mean'.F29]*[$'f-AUC'.F29])/([$'F1-mean'.F29]+[$'f-AUC'.F29])" office:value-type="float" office:value="0.371394353638396" calcext:value-type="float">
            <text:p>0.371394353638396</text:p>
          </table:table-cell>
          <table:table-cell table:formula="of:=([$'F1-mean'.G29]*[$'f-AUC'.G29])/([$'F1-mean'.G29]+[$'f-AUC'.G29])" office:value-type="float" office:value="0.351332479232106" calcext:value-type="float">
            <text:p>0.351332479232106</text:p>
          </table:table-cell>
          <table:table-cell table:formula="of:=([$'F1-mean'.H29]*[$'f-AUC'.H29])/([$'F1-mean'.H29]+[$'f-AUC'.H29])" office:value-type="float" office:value="0.354282126697131" calcext:value-type="float">
            <text:p>0.354282126697131</text:p>
          </table:table-cell>
          <table:table-cell table:formula="of:=([$'F1-mean'.I29]*[$'f-AUC'.I29])/([$'F1-mean'.I29]+[$'f-AUC'.I29])" office:value-type="float" office:value="0.361823032364941" calcext:value-type="float">
            <text:p>0.361823032364941</text:p>
          </table:table-cell>
          <table:table-cell table:formula="of:=([$'F1-mean'.J29]*[$'f-AUC'.J29])/([$'F1-mean'.J29]+[$'f-AUC'.J29])" office:value-type="float" office:value="0.365318604970793" calcext:value-type="float">
            <text:p>0.365318604970793</text:p>
          </table:table-cell>
          <table:table-cell table:formula="of:=([$'F1-mean'.K29]*[$'f-AUC'.K29])/([$'F1-mean'.K29]+[$'f-AUC'.K29])" office:value-type="float" office:value="0.365139319224376" calcext:value-type="float">
            <text:p>0.365139319224376</text:p>
          </table:table-cell>
          <table:table-cell table:formula="of:=([$'F1-mean'.L29]*[$'f-AUC'.L29])/([$'F1-mean'.L29]+[$'f-AUC'.L29])" office:value-type="float" office:value="0.35559937045807" calcext:value-type="float">
            <text:p>0.35559937045807</text:p>
          </table:table-cell>
          <table:table-cell table:formula="of:=([$'F1-mean'.M29]*[$'f-AUC'.M29])/([$'F1-mean'.M29]+[$'f-AUC'.M29])" office:value-type="float" office:value="0.343602795818543" calcext:value-type="float">
            <text:p>0.343602795818543</text:p>
          </table:table-cell>
          <table:table-cell table:number-columns-repeated="1010"/>
        </table:table-row>
        <table:table-row table:style-name="ro1">
          <table:table-cell table:formula="of:=[$'F1-mean'.A30]" office:value-type="float" office:value="280" calcext:value-type="float">
            <text:p>280</text:p>
          </table:table-cell>
          <table:table-cell table:formula="of:=([$'F1-mean'.B30]*[$'f-AUC'.B30])/([$'F1-mean'.B30]+[$'f-AUC'.B30])" office:value-type="float" office:value="0.365791471228637" calcext:value-type="float">
            <text:p>0.365791471228637</text:p>
          </table:table-cell>
          <table:table-cell table:formula="of:=([$'F1-mean'.C30]*[$'f-AUC'.C30])/([$'F1-mean'.C30]+[$'f-AUC'.C30])" office:value-type="float" office:value="0.362845551063742" calcext:value-type="float">
            <text:p>0.362845551063742</text:p>
          </table:table-cell>
          <table:table-cell table:formula="of:=([$'F1-mean'.D30]*[$'f-AUC'.D30])/([$'F1-mean'.D30]+[$'f-AUC'.D30])" office:value-type="float" office:value="0.369365269487914" calcext:value-type="float">
            <text:p>0.369365269487914</text:p>
          </table:table-cell>
          <table:table-cell table:formula="of:=([$'F1-mean'.E30]*[$'f-AUC'.E30])/([$'F1-mean'.E30]+[$'f-AUC'.E30])" office:value-type="float" office:value="0.315031408366778" calcext:value-type="float">
            <text:p>0.315031408366778</text:p>
          </table:table-cell>
          <table:table-cell table:formula="of:=([$'F1-mean'.F30]*[$'f-AUC'.F30])/([$'F1-mean'.F30]+[$'f-AUC'.F30])" office:value-type="float" office:value="0.367873795898113" calcext:value-type="float">
            <text:p>0.367873795898113</text:p>
          </table:table-cell>
          <table:table-cell table:formula="of:=([$'F1-mean'.G30]*[$'f-AUC'.G30])/([$'F1-mean'.G30]+[$'f-AUC'.G30])" office:value-type="float" office:value="0.362362607880714" calcext:value-type="float">
            <text:p>0.362362607880714</text:p>
          </table:table-cell>
          <table:table-cell table:formula="of:=([$'F1-mean'.H30]*[$'f-AUC'.H30])/([$'F1-mean'.H30]+[$'f-AUC'.H30])" office:value-type="float" office:value="0.348555544804716" calcext:value-type="float">
            <text:p>0.348555544804716</text:p>
          </table:table-cell>
          <table:table-cell table:formula="of:=([$'F1-mean'.I30]*[$'f-AUC'.I30])/([$'F1-mean'.I30]+[$'f-AUC'.I30])" office:value-type="float" office:value="0.353357931537634" calcext:value-type="float">
            <text:p>0.353357931537634</text:p>
          </table:table-cell>
          <table:table-cell table:formula="of:=([$'F1-mean'.J30]*[$'f-AUC'.J30])/([$'F1-mean'.J30]+[$'f-AUC'.J30])" office:value-type="float" office:value="0.369282725553997" calcext:value-type="float">
            <text:p>0.369282725553997</text:p>
          </table:table-cell>
          <table:table-cell table:formula="of:=([$'F1-mean'.K30]*[$'f-AUC'.K30])/([$'F1-mean'.K30]+[$'f-AUC'.K30])" office:value-type="float" office:value="0.358413351207088" calcext:value-type="float">
            <text:p>0.358413351207088</text:p>
          </table:table-cell>
          <table:table-cell table:formula="of:=([$'F1-mean'.L30]*[$'f-AUC'.L30])/([$'F1-mean'.L30]+[$'f-AUC'.L30])" office:value-type="float" office:value="0.367675416185304" calcext:value-type="float">
            <text:p>0.367675416185304</text:p>
          </table:table-cell>
          <table:table-cell table:formula="of:=([$'F1-mean'.M30]*[$'f-AUC'.M30])/([$'F1-mean'.M30]+[$'f-AUC'.M30])" office:value-type="float" office:value="0.347284843519502" calcext:value-type="float">
            <text:p>0.347284843519502</text:p>
          </table:table-cell>
          <table:table-cell table:number-columns-repeated="1010"/>
        </table:table-row>
        <table:table-row table:style-name="ro1">
          <table:table-cell table:formula="of:=[$'F1-mean'.A31]" office:value-type="float" office:value="290" calcext:value-type="float">
            <text:p>290</text:p>
          </table:table-cell>
          <table:table-cell table:formula="of:=([$'F1-mean'.B31]*[$'f-AUC'.B31])/([$'F1-mean'.B31]+[$'f-AUC'.B31])" office:value-type="float" office:value="0.367762535759547" calcext:value-type="float">
            <text:p>0.367762535759547</text:p>
          </table:table-cell>
          <table:table-cell table:formula="of:=([$'F1-mean'.C31]*[$'f-AUC'.C31])/([$'F1-mean'.C31]+[$'f-AUC'.C31])" office:value-type="float" office:value="0.373244684919296" calcext:value-type="float">
            <text:p>0.373244684919296</text:p>
          </table:table-cell>
          <table:table-cell table:formula="of:=([$'F1-mean'.D31]*[$'f-AUC'.D31])/([$'F1-mean'.D31]+[$'f-AUC'.D31])" office:value-type="float" office:value="0.365208754300523" calcext:value-type="float">
            <text:p>0.365208754300523</text:p>
          </table:table-cell>
          <table:table-cell table:formula="of:=([$'F1-mean'.E31]*[$'f-AUC'.E31])/([$'F1-mean'.E31]+[$'f-AUC'.E31])" office:value-type="float" office:value="0.32132098181388" calcext:value-type="float">
            <text:p>0.32132098181388</text:p>
          </table:table-cell>
          <table:table-cell table:formula="of:=([$'F1-mean'.F31]*[$'f-AUC'.F31])/([$'F1-mean'.F31]+[$'f-AUC'.F31])" office:value-type="float" office:value="0.37406674722072" calcext:value-type="float">
            <text:p>0.37406674722072</text:p>
          </table:table-cell>
          <table:table-cell table:formula="of:=([$'F1-mean'.G31]*[$'f-AUC'.G31])/([$'F1-mean'.G31]+[$'f-AUC'.G31])" office:value-type="float" office:value="0.365709914967356" calcext:value-type="float">
            <text:p>0.365709914967356</text:p>
          </table:table-cell>
          <table:table-cell table:formula="of:=([$'F1-mean'.H31]*[$'f-AUC'.H31])/([$'F1-mean'.H31]+[$'f-AUC'.H31])" office:value-type="float" office:value="0.356398245724237" calcext:value-type="float">
            <text:p>0.356398245724237</text:p>
          </table:table-cell>
          <table:table-cell table:formula="of:=([$'F1-mean'.I31]*[$'f-AUC'.I31])/([$'F1-mean'.I31]+[$'f-AUC'.I31])" office:value-type="float" office:value="0.363569988364067" calcext:value-type="float">
            <text:p>0.363569988364067</text:p>
          </table:table-cell>
          <table:table-cell table:formula="of:=([$'F1-mean'.J31]*[$'f-AUC'.J31])/([$'F1-mean'.J31]+[$'f-AUC'.J31])" office:value-type="float" office:value="0.358517309271258" calcext:value-type="float">
            <text:p>0.358517309271258</text:p>
          </table:table-cell>
          <table:table-cell table:formula="of:=([$'F1-mean'.K31]*[$'f-AUC'.K31])/([$'F1-mean'.K31]+[$'f-AUC'.K31])" office:value-type="float" office:value="0.36288439699788" calcext:value-type="float">
            <text:p>0.36288439699788</text:p>
          </table:table-cell>
          <table:table-cell table:formula="of:=([$'F1-mean'.L31]*[$'f-AUC'.L31])/([$'F1-mean'.L31]+[$'f-AUC'.L31])" office:value-type="float" office:value="0.364571874110025" calcext:value-type="float">
            <text:p>0.364571874110025</text:p>
          </table:table-cell>
          <table:table-cell table:formula="of:=([$'F1-mean'.M31]*[$'f-AUC'.M31])/([$'F1-mean'.M31]+[$'f-AUC'.M31])" office:value-type="float" office:value="0.348630500737555" calcext:value-type="float">
            <text:p>0.348630500737555</text:p>
          </table:table-cell>
          <table:table-cell table:number-columns-repeated="1010"/>
        </table:table-row>
        <table:table-row table:style-name="ro1">
          <table:table-cell table:formula="of:=[$'F1-mean'.A32]" office:value-type="float" office:value="300" calcext:value-type="float">
            <text:p>300</text:p>
          </table:table-cell>
          <table:table-cell table:formula="of:=([$'F1-mean'.B32]*[$'f-AUC'.B32])/([$'F1-mean'.B32]+[$'f-AUC'.B32])" office:value-type="float" office:value="0.359129966533939" calcext:value-type="float">
            <text:p>0.359129966533939</text:p>
          </table:table-cell>
          <table:table-cell table:formula="of:=([$'F1-mean'.C32]*[$'f-AUC'.C32])/([$'F1-mean'.C32]+[$'f-AUC'.C32])" office:value-type="float" office:value="0.375367441008233" calcext:value-type="float">
            <text:p>0.375367441008233</text:p>
          </table:table-cell>
          <table:table-cell table:formula="of:=([$'F1-mean'.D32]*[$'f-AUC'.D32])/([$'F1-mean'.D32]+[$'f-AUC'.D32])" office:value-type="float" office:value="0.359187586056493" calcext:value-type="float">
            <text:p>0.359187586056493</text:p>
          </table:table-cell>
          <table:table-cell table:formula="of:=([$'F1-mean'.E32]*[$'f-AUC'.E32])/([$'F1-mean'.E32]+[$'f-AUC'.E32])" office:value-type="float" office:value="0.325446404319841" calcext:value-type="float">
            <text:p>0.325446404319841</text:p>
          </table:table-cell>
          <table:table-cell table:formula="of:=([$'F1-mean'.F32]*[$'f-AUC'.F32])/([$'F1-mean'.F32]+[$'f-AUC'.F32])" office:value-type="float" office:value="0.365382067597516" calcext:value-type="float">
            <text:p>0.365382067597516</text:p>
          </table:table-cell>
          <table:table-cell table:formula="of:=([$'F1-mean'.G32]*[$'f-AUC'.G32])/([$'F1-mean'.G32]+[$'f-AUC'.G32])" office:value-type="float" office:value="0.356585823223628" calcext:value-type="float">
            <text:p>0.356585823223628</text:p>
          </table:table-cell>
          <table:table-cell table:formula="of:=([$'F1-mean'.H32]*[$'f-AUC'.H32])/([$'F1-mean'.H32]+[$'f-AUC'.H32])" office:value-type="float" office:value="0.363762419871433" calcext:value-type="float">
            <text:p>0.363762419871433</text:p>
          </table:table-cell>
          <table:table-cell table:formula="of:=([$'F1-mean'.I32]*[$'f-AUC'.I32])/([$'F1-mean'.I32]+[$'f-AUC'.I32])" office:value-type="float" office:value="0.355572934624971" calcext:value-type="float">
            <text:p>0.355572934624971</text:p>
          </table:table-cell>
          <table:table-cell table:formula="of:=([$'F1-mean'.J32]*[$'f-AUC'.J32])/([$'F1-mean'.J32]+[$'f-AUC'.J32])" office:value-type="float" office:value="0.36885564546473" calcext:value-type="float">
            <text:p>0.36885564546473</text:p>
          </table:table-cell>
          <table:table-cell table:formula="of:=([$'F1-mean'.K32]*[$'f-AUC'.K32])/([$'F1-mean'.K32]+[$'f-AUC'.K32])" office:value-type="float" office:value="0.361167813813338" calcext:value-type="float">
            <text:p>0.361167813813338</text:p>
          </table:table-cell>
          <table:table-cell table:formula="of:=([$'F1-mean'.L32]*[$'f-AUC'.L32])/([$'F1-mean'.L32]+[$'f-AUC'.L32])" office:value-type="float" office:value="0.355832962865865" calcext:value-type="float">
            <text:p>0.355832962865865</text:p>
          </table:table-cell>
          <table:table-cell table:formula="of:=([$'F1-mean'.M32]*[$'f-AUC'.M32])/([$'F1-mean'.M32]+[$'f-AUC'.M32])" office:value-type="float" office:value="0.354083131983942" calcext:value-type="float">
            <text:p>0.354083131983942</text:p>
          </table:table-cell>
          <table:table-cell table:number-columns-repeated="1010"/>
        </table:table-row>
        <table:table-row table:style-name="ro1">
          <table:table-cell table:formula="of:=[$'F1-mean'.A33]" office:value-type="float" office:value="310" calcext:value-type="float">
            <text:p>310</text:p>
          </table:table-cell>
          <table:table-cell table:formula="of:=([$'F1-mean'.B33]*[$'f-AUC'.B33])/([$'F1-mean'.B33]+[$'f-AUC'.B33])" office:value-type="float" office:value="0.360786500695349" calcext:value-type="float">
            <text:p>0.360786500695349</text:p>
          </table:table-cell>
          <table:table-cell table:formula="of:=([$'F1-mean'.C33]*[$'f-AUC'.C33])/([$'F1-mean'.C33]+[$'f-AUC'.C33])" office:value-type="float" office:value="0.361570156284261" calcext:value-type="float">
            <text:p>0.361570156284261</text:p>
          </table:table-cell>
          <table:table-cell table:formula="of:=([$'F1-mean'.D33]*[$'f-AUC'.D33])/([$'F1-mean'.D33]+[$'f-AUC'.D33])" office:value-type="float" office:value="0.360719955551613" calcext:value-type="float">
            <text:p>0.360719955551613</text:p>
          </table:table-cell>
          <table:table-cell table:formula="of:=([$'F1-mean'.E33]*[$'f-AUC'.E33])/([$'F1-mean'.E33]+[$'f-AUC'.E33])" office:value-type="float" office:value="0.321787994884494" calcext:value-type="float">
            <text:p>0.321787994884494</text:p>
          </table:table-cell>
          <table:table-cell table:formula="of:=([$'F1-mean'.F33]*[$'f-AUC'.F33])/([$'F1-mean'.F33]+[$'f-AUC'.F33])" office:value-type="float" office:value="0.366105842944541" calcext:value-type="float">
            <text:p>0.366105842944541</text:p>
          </table:table-cell>
          <table:table-cell table:formula="of:=([$'F1-mean'.G33]*[$'f-AUC'.G33])/([$'F1-mean'.G33]+[$'f-AUC'.G33])" office:value-type="float" office:value="0.368099331334157" calcext:value-type="float">
            <text:p>0.368099331334157</text:p>
          </table:table-cell>
          <table:table-cell table:formula="of:=([$'F1-mean'.H33]*[$'f-AUC'.H33])/([$'F1-mean'.H33]+[$'f-AUC'.H33])" office:value-type="float" office:value="0.35498445526562" calcext:value-type="float">
            <text:p>0.35498445526562</text:p>
          </table:table-cell>
          <table:table-cell table:formula="of:=([$'F1-mean'.I33]*[$'f-AUC'.I33])/([$'F1-mean'.I33]+[$'f-AUC'.I33])" office:value-type="float" office:value="0.360901697823952" calcext:value-type="float">
            <text:p>0.360901697823952</text:p>
          </table:table-cell>
          <table:table-cell table:formula="of:=([$'F1-mean'.J33]*[$'f-AUC'.J33])/([$'F1-mean'.J33]+[$'f-AUC'.J33])" office:value-type="float" office:value="0.367040647254214" calcext:value-type="float">
            <text:p>0.367040647254214</text:p>
          </table:table-cell>
          <table:table-cell table:formula="of:=([$'F1-mean'.K33]*[$'f-AUC'.K33])/([$'F1-mean'.K33]+[$'f-AUC'.K33])" office:value-type="float" office:value="0.362692554035895" calcext:value-type="float">
            <text:p>0.362692554035895</text:p>
          </table:table-cell>
          <table:table-cell table:formula="of:=([$'F1-mean'.L33]*[$'f-AUC'.L33])/([$'F1-mean'.L33]+[$'f-AUC'.L33])" office:value-type="float" office:value="0.355457771155226" calcext:value-type="float">
            <text:p>0.355457771155226</text:p>
          </table:table-cell>
          <table:table-cell table:formula="of:=([$'F1-mean'.M33]*[$'f-AUC'.M33])/([$'F1-mean'.M33]+[$'f-AUC'.M33])" office:value-type="float" office:value="0.352987071075498" calcext:value-type="float">
            <text:p>0.352987071075498</text:p>
          </table:table-cell>
          <table:table-cell table:number-columns-repeated="1010"/>
        </table:table-row>
        <table:table-row table:style-name="ro1">
          <table:table-cell table:formula="of:=[$'F1-mean'.A34]" office:value-type="float" office:value="320" calcext:value-type="float">
            <text:p>320</text:p>
          </table:table-cell>
          <table:table-cell table:formula="of:=([$'F1-mean'.B34]*[$'f-AUC'.B34])/([$'F1-mean'.B34]+[$'f-AUC'.B34])" office:value-type="float" office:value="0.363879951893763" calcext:value-type="float">
            <text:p>0.363879951893763</text:p>
          </table:table-cell>
          <table:table-cell table:formula="of:=([$'F1-mean'.C34]*[$'f-AUC'.C34])/([$'F1-mean'.C34]+[$'f-AUC'.C34])" office:value-type="float" office:value="0.371267626766719" calcext:value-type="float">
            <text:p>0.371267626766719</text:p>
          </table:table-cell>
          <table:table-cell table:formula="of:=([$'F1-mean'.D34]*[$'f-AUC'.D34])/([$'F1-mean'.D34]+[$'f-AUC'.D34])" office:value-type="float" office:value="0.367354266808172" calcext:value-type="float">
            <text:p>0.367354266808172</text:p>
          </table:table-cell>
          <table:table-cell table:formula="of:=([$'F1-mean'.E34]*[$'f-AUC'.E34])/([$'F1-mean'.E34]+[$'f-AUC'.E34])" office:value-type="float" office:value="0.316578783433005" calcext:value-type="float">
            <text:p>0.316578783433005</text:p>
          </table:table-cell>
          <table:table-cell table:formula="of:=([$'F1-mean'.F34]*[$'f-AUC'.F34])/([$'F1-mean'.F34]+[$'f-AUC'.F34])" office:value-type="float" office:value="0.369393310118484" calcext:value-type="float">
            <text:p>0.369393310118484</text:p>
          </table:table-cell>
          <table:table-cell table:formula="of:=([$'F1-mean'.G34]*[$'f-AUC'.G34])/([$'F1-mean'.G34]+[$'f-AUC'.G34])" office:value-type="float" office:value="0.361071834375301" calcext:value-type="float">
            <text:p>0.361071834375301</text:p>
          </table:table-cell>
          <table:table-cell table:formula="of:=([$'F1-mean'.H34]*[$'f-AUC'.H34])/([$'F1-mean'.H34]+[$'f-AUC'.H34])" office:value-type="float" office:value="0.358066117762533" calcext:value-type="float">
            <text:p>0.358066117762533</text:p>
          </table:table-cell>
          <table:table-cell table:formula="of:=([$'F1-mean'.I34]*[$'f-AUC'.I34])/([$'F1-mean'.I34]+[$'f-AUC'.I34])" office:value-type="float" office:value="0.369207302627611" calcext:value-type="float">
            <text:p>0.369207302627611</text:p>
          </table:table-cell>
          <table:table-cell table:formula="of:=([$'F1-mean'.J34]*[$'f-AUC'.J34])/([$'F1-mean'.J34]+[$'f-AUC'.J34])" office:value-type="float" office:value="0.366878063997026" calcext:value-type="float">
            <text:p>0.366878063997026</text:p>
          </table:table-cell>
          <table:table-cell table:formula="of:=([$'F1-mean'.K34]*[$'f-AUC'.K34])/([$'F1-mean'.K34]+[$'f-AUC'.K34])" office:value-type="float" office:value="0.355008409197145" calcext:value-type="float">
            <text:p>0.355008409197145</text:p>
          </table:table-cell>
          <table:table-cell table:formula="of:=([$'F1-mean'.L34]*[$'f-AUC'.L34])/([$'F1-mean'.L34]+[$'f-AUC'.L34])" office:value-type="float" office:value="0.362879564382261" calcext:value-type="float">
            <text:p>0.362879564382261</text:p>
          </table:table-cell>
          <table:table-cell table:formula="of:=([$'F1-mean'.M34]*[$'f-AUC'.M34])/([$'F1-mean'.M34]+[$'f-AUC'.M34])" office:value-type="float" office:value="0.352558567659651" calcext:value-type="float">
            <text:p>0.352558567659651</text:p>
          </table:table-cell>
          <table:table-cell table:number-columns-repeated="1010"/>
        </table:table-row>
        <table:table-row table:style-name="ro1">
          <table:table-cell table:formula="of:=[$'F1-mean'.A35]" office:value-type="float" office:value="330" calcext:value-type="float">
            <text:p>330</text:p>
          </table:table-cell>
          <table:table-cell table:formula="of:=([$'F1-mean'.B35]*[$'f-AUC'.B35])/([$'F1-mean'.B35]+[$'f-AUC'.B35])" office:value-type="float" office:value="0.366122750241384" calcext:value-type="float">
            <text:p>0.366122750241384</text:p>
          </table:table-cell>
          <table:table-cell table:formula="of:=([$'F1-mean'.C35]*[$'f-AUC'.C35])/([$'F1-mean'.C35]+[$'f-AUC'.C35])" office:value-type="float" office:value="0.365400413770501" calcext:value-type="float">
            <text:p>0.365400413770501</text:p>
          </table:table-cell>
          <table:table-cell table:formula="of:=([$'F1-mean'.D35]*[$'f-AUC'.D35])/([$'F1-mean'.D35]+[$'f-AUC'.D35])" office:value-type="float" office:value="0.368419222599115" calcext:value-type="float">
            <text:p>0.368419222599115</text:p>
          </table:table-cell>
          <table:table-cell table:formula="of:=([$'F1-mean'.E35]*[$'f-AUC'.E35])/([$'F1-mean'.E35]+[$'f-AUC'.E35])" office:value-type="float" office:value="0.321320039329685" calcext:value-type="float">
            <text:p>0.321320039329685</text:p>
          </table:table-cell>
          <table:table-cell table:formula="of:=([$'F1-mean'.F35]*[$'f-AUC'.F35])/([$'F1-mean'.F35]+[$'f-AUC'.F35])" office:value-type="float" office:value="0.373995307846769" calcext:value-type="float">
            <text:p>0.373995307846769</text:p>
          </table:table-cell>
          <table:table-cell table:formula="of:=([$'F1-mean'.G35]*[$'f-AUC'.G35])/([$'F1-mean'.G35]+[$'f-AUC'.G35])" office:value-type="float" office:value="0.364843357513331" calcext:value-type="float">
            <text:p>0.364843357513331</text:p>
          </table:table-cell>
          <table:table-cell table:formula="of:=([$'F1-mean'.H35]*[$'f-AUC'.H35])/([$'F1-mean'.H35]+[$'f-AUC'.H35])" office:value-type="float" office:value="0.358934516436447" calcext:value-type="float">
            <text:p>0.358934516436447</text:p>
          </table:table-cell>
          <table:table-cell table:formula="of:=([$'F1-mean'.I35]*[$'f-AUC'.I35])/([$'F1-mean'.I35]+[$'f-AUC'.I35])" office:value-type="float" office:value="0.363212865152979" calcext:value-type="float">
            <text:p>0.363212865152979</text:p>
          </table:table-cell>
          <table:table-cell table:formula="of:=([$'F1-mean'.J35]*[$'f-AUC'.J35])/([$'F1-mean'.J35]+[$'f-AUC'.J35])" office:value-type="float" office:value="0.364595112157407" calcext:value-type="float">
            <text:p>0.364595112157407</text:p>
          </table:table-cell>
          <table:table-cell table:formula="of:=([$'F1-mean'.K35]*[$'f-AUC'.K35])/([$'F1-mean'.K35]+[$'f-AUC'.K35])" office:value-type="float" office:value="0.36133519943857" calcext:value-type="float">
            <text:p>0.36133519943857</text:p>
          </table:table-cell>
          <table:table-cell table:formula="of:=([$'F1-mean'.L35]*[$'f-AUC'.L35])/([$'F1-mean'.L35]+[$'f-AUC'.L35])" office:value-type="float" office:value="0.36075299210411" calcext:value-type="float">
            <text:p>0.36075299210411</text:p>
          </table:table-cell>
          <table:table-cell table:number-columns-repeated="1011"/>
        </table:table-row>
        <table:table-row table:style-name="ro1">
          <table:table-cell table:formula="of:=[$'F1-mean'.A36]" office:value-type="float" office:value="340" calcext:value-type="float">
            <text:p>340</text:p>
          </table:table-cell>
          <table:table-cell table:formula="of:=([$'F1-mean'.B36]*[$'f-AUC'.B36])/([$'F1-mean'.B36]+[$'f-AUC'.B36])" office:value-type="float" office:value="0.362888783177023" calcext:value-type="float">
            <text:p>0.362888783177023</text:p>
          </table:table-cell>
          <table:table-cell table:formula="of:=([$'F1-mean'.C36]*[$'f-AUC'.C36])/([$'F1-mean'.C36]+[$'f-AUC'.C36])" office:value-type="float" office:value="0.366028617226883" calcext:value-type="float">
            <text:p>0.366028617226883</text:p>
          </table:table-cell>
          <table:table-cell table:formula="of:=([$'F1-mean'.D36]*[$'f-AUC'.D36])/([$'F1-mean'.D36]+[$'f-AUC'.D36])" office:value-type="float" office:value="0.368902350427397" calcext:value-type="float">
            <text:p>0.368902350427397</text:p>
          </table:table-cell>
          <table:table-cell table:formula="of:=([$'F1-mean'.E36]*[$'f-AUC'.E36])/([$'F1-mean'.E36]+[$'f-AUC'.E36])" office:value-type="float" office:value="0.316012924429709" calcext:value-type="float">
            <text:p>0.316012924429709</text:p>
          </table:table-cell>
          <table:table-cell table:formula="of:=([$'F1-mean'.F36]*[$'f-AUC'.F36])/([$'F1-mean'.F36]+[$'f-AUC'.F36])" office:value-type="float" office:value="0.373811864079431" calcext:value-type="float">
            <text:p>0.373811864079431</text:p>
          </table:table-cell>
          <table:table-cell table:formula="of:=([$'F1-mean'.G36]*[$'f-AUC'.G36])/([$'F1-mean'.G36]+[$'f-AUC'.G36])" office:value-type="float" office:value="0.360658042349094" calcext:value-type="float">
            <text:p>0.360658042349094</text:p>
          </table:table-cell>
          <table:table-cell table:formula="of:=([$'F1-mean'.H36]*[$'f-AUC'.H36])/([$'F1-mean'.H36]+[$'f-AUC'.H36])" office:value-type="float" office:value="0.361238421872987" calcext:value-type="float">
            <text:p>0.361238421872987</text:p>
          </table:table-cell>
          <table:table-cell table:formula="of:=([$'F1-mean'.I36]*[$'f-AUC'.I36])/([$'F1-mean'.I36]+[$'f-AUC'.I36])" office:value-type="float" office:value="0.349880059779163" calcext:value-type="float">
            <text:p>0.349880059779163</text:p>
          </table:table-cell>
          <table:table-cell table:formula="of:=([$'F1-mean'.J36]*[$'f-AUC'.J36])/([$'F1-mean'.J36]+[$'f-AUC'.J36])" office:value-type="float" office:value="0.369576207913835" calcext:value-type="float">
            <text:p>0.369576207913835</text:p>
          </table:table-cell>
          <table:table-cell table:formula="of:=([$'F1-mean'.K36]*[$'f-AUC'.K36])/([$'F1-mean'.K36]+[$'f-AUC'.K36])" office:value-type="float" office:value="0.362018733319164" calcext:value-type="float">
            <text:p>0.362018733319164</text:p>
          </table:table-cell>
          <table:table-cell table:formula="of:=([$'F1-mean'.L36]*[$'f-AUC'.L36])/([$'F1-mean'.L36]+[$'f-AUC'.L36])" office:value-type="float" office:value="0.362938277897188" calcext:value-type="float">
            <text:p>0.362938277897188</text:p>
          </table:table-cell>
          <table:table-cell table:number-columns-repeated="1011"/>
        </table:table-row>
        <table:table-row table:style-name="ro1">
          <table:table-cell table:formula="of:=[$'F1-mean'.A37]" office:value-type="float" office:value="350" calcext:value-type="float">
            <text:p>350</text:p>
          </table:table-cell>
          <table:table-cell table:formula="of:=([$'F1-mean'.B37]*[$'f-AUC'.B37])/([$'F1-mean'.B37]+[$'f-AUC'.B37])" office:value-type="float" office:value="0.370311085486312" calcext:value-type="float">
            <text:p>0.370311085486312</text:p>
          </table:table-cell>
          <table:table-cell table:formula="of:=([$'F1-mean'.C37]*[$'f-AUC'.C37])/([$'F1-mean'.C37]+[$'f-AUC'.C37])" office:value-type="float" office:value="0.369240481803402" calcext:value-type="float">
            <text:p>0.369240481803402</text:p>
          </table:table-cell>
          <table:table-cell table:formula="of:=([$'F1-mean'.D37]*[$'f-AUC'.D37])/([$'F1-mean'.D37]+[$'f-AUC'.D37])" office:value-type="float" office:value="0.365920129447697" calcext:value-type="float">
            <text:p>0.365920129447697</text:p>
          </table:table-cell>
          <table:table-cell table:formula="of:=([$'F1-mean'.E37]*[$'f-AUC'.E37])/([$'F1-mean'.E37]+[$'f-AUC'.E37])" office:value-type="float" office:value="0.264882579377084" calcext:value-type="float">
            <text:p>0.264882579377084</text:p>
          </table:table-cell>
          <table:table-cell table:formula="of:=([$'F1-mean'.F37]*[$'f-AUC'.F37])/([$'F1-mean'.F37]+[$'f-AUC'.F37])" office:value-type="float" office:value="0.366403596772913" calcext:value-type="float">
            <text:p>0.366403596772913</text:p>
          </table:table-cell>
          <table:table-cell table:formula="of:=([$'F1-mean'.G37]*[$'f-AUC'.G37])/([$'F1-mean'.G37]+[$'f-AUC'.G37])" office:value-type="float" office:value="0.361305928601613" calcext:value-type="float">
            <text:p>0.361305928601613</text:p>
          </table:table-cell>
          <table:table-cell table:formula="of:=([$'F1-mean'.H37]*[$'f-AUC'.H37])/([$'F1-mean'.H37]+[$'f-AUC'.H37])" office:value-type="float" office:value="0.36037175082375" calcext:value-type="float">
            <text:p>0.36037175082375</text:p>
          </table:table-cell>
          <table:table-cell table:formula="of:=([$'F1-mean'.I37]*[$'f-AUC'.I37])/([$'F1-mean'.I37]+[$'f-AUC'.I37])" office:value-type="float" office:value="0.363447214230287" calcext:value-type="float">
            <text:p>0.363447214230287</text:p>
          </table:table-cell>
          <table:table-cell table:formula="of:=([$'F1-mean'.J37]*[$'f-AUC'.J37])/([$'F1-mean'.J37]+[$'f-AUC'.J37])" office:value-type="float" office:value="0.35933345023377" calcext:value-type="float">
            <text:p>0.35933345023377</text:p>
          </table:table-cell>
          <table:table-cell table:formula="of:=([$'F1-mean'.K37]*[$'f-AUC'.K37])/([$'F1-mean'.K37]+[$'f-AUC'.K37])" office:value-type="float" office:value="0.364612247048302" calcext:value-type="float">
            <text:p>0.364612247048302</text:p>
          </table:table-cell>
          <table:table-cell table:formula="of:=([$'F1-mean'.L37]*[$'f-AUC'.L37])/([$'F1-mean'.L37]+[$'f-AUC'.L37])" office:value-type="float" office:value="0.364158442496064" calcext:value-type="float">
            <text:p>0.364158442496064</text:p>
          </table:table-cell>
          <table:table-cell table:number-columns-repeated="1011"/>
        </table:table-row>
        <table:table-row table:style-name="ro1">
          <table:table-cell table:formula="of:=[$'F1-mean'.A38]" office:value-type="float" office:value="360" calcext:value-type="float">
            <text:p>360</text:p>
          </table:table-cell>
          <table:table-cell table:formula="of:=([$'F1-mean'.B38]*[$'f-AUC'.B38])/([$'F1-mean'.B38]+[$'f-AUC'.B38])" office:value-type="float" office:value="0.35770592883444" calcext:value-type="float">
            <text:p>0.35770592883444</text:p>
          </table:table-cell>
          <table:table-cell table:formula="of:=([$'F1-mean'.C38]*[$'f-AUC'.C38])/([$'F1-mean'.C38]+[$'f-AUC'.C38])" office:value-type="float" office:value="0.372940015732205" calcext:value-type="float">
            <text:p>0.372940015732205</text:p>
          </table:table-cell>
          <table:table-cell table:formula="of:=([$'F1-mean'.D38]*[$'f-AUC'.D38])/([$'F1-mean'.D38]+[$'f-AUC'.D38])" office:value-type="float" office:value="0.370488190617206" calcext:value-type="float">
            <text:p>0.370488190617206</text:p>
          </table:table-cell>
          <table:table-cell table:formula="of:=([$'F1-mean'.E38]*[$'f-AUC'.E38])/([$'F1-mean'.E38]+[$'f-AUC'.E38])" office:value-type="float" office:value="0.284994882319635" calcext:value-type="float">
            <text:p>0.284994882319635</text:p>
          </table:table-cell>
          <table:table-cell table:formula="of:=([$'F1-mean'.F38]*[$'f-AUC'.F38])/([$'F1-mean'.F38]+[$'f-AUC'.F38])" office:value-type="float" office:value="0.36741265887355" calcext:value-type="float">
            <text:p>0.36741265887355</text:p>
          </table:table-cell>
          <table:table-cell table:formula="of:=([$'F1-mean'.G38]*[$'f-AUC'.G38])/([$'F1-mean'.G38]+[$'f-AUC'.G38])" office:value-type="float" office:value="0.35804527470964" calcext:value-type="float">
            <text:p>0.35804527470964</text:p>
          </table:table-cell>
          <table:table-cell table:formula="of:=([$'F1-mean'.H38]*[$'f-AUC'.H38])/([$'F1-mean'.H38]+[$'f-AUC'.H38])" office:value-type="float" office:value="0.358100953807865" calcext:value-type="float">
            <text:p>0.358100953807865</text:p>
          </table:table-cell>
          <table:table-cell table:formula="of:=([$'F1-mean'.I38]*[$'f-AUC'.I38])/([$'F1-mean'.I38]+[$'f-AUC'.I38])" office:value-type="float" office:value="0.366688205778672" calcext:value-type="float">
            <text:p>0.366688205778672</text:p>
          </table:table-cell>
          <table:table-cell table:formula="of:=([$'F1-mean'.J38]*[$'f-AUC'.J38])/([$'F1-mean'.J38]+[$'f-AUC'.J38])" office:value-type="float" office:value="0.359398388833115" calcext:value-type="float">
            <text:p>0.359398388833115</text:p>
          </table:table-cell>
          <table:table-cell table:formula="of:=([$'F1-mean'.K38]*[$'f-AUC'.K38])/([$'F1-mean'.K38]+[$'f-AUC'.K38])" office:value-type="float" office:value="0.361059680539146" calcext:value-type="float">
            <text:p>0.361059680539146</text:p>
          </table:table-cell>
          <table:table-cell table:formula="of:=([$'F1-mean'.L38]*[$'f-AUC'.L38])/([$'F1-mean'.L38]+[$'f-AUC'.L38])" office:value-type="float" office:value="0.358036069522518" calcext:value-type="float">
            <text:p>0.358036069522518</text:p>
          </table:table-cell>
          <table:table-cell table:number-columns-repeated="1011"/>
        </table:table-row>
        <table:table-row table:style-name="ro1">
          <table:table-cell table:formula="of:=[$'F1-mean'.A39]" office:value-type="float" office:value="370" calcext:value-type="float">
            <text:p>370</text:p>
          </table:table-cell>
          <table:table-cell table:formula="of:=([$'F1-mean'.B39]*[$'f-AUC'.B39])/([$'F1-mean'.B39]+[$'f-AUC'.B39])" office:value-type="float" office:value="0.364840387595846" calcext:value-type="float">
            <text:p>0.364840387595846</text:p>
          </table:table-cell>
          <table:table-cell table:formula="of:=([$'F1-mean'.C39]*[$'f-AUC'.C39])/([$'F1-mean'.C39]+[$'f-AUC'.C39])" office:value-type="float" office:value="0.371026552092354" calcext:value-type="float">
            <text:p>0.371026552092354</text:p>
          </table:table-cell>
          <table:table-cell table:formula="of:=([$'F1-mean'.D39]*[$'f-AUC'.D39])/([$'F1-mean'.D39]+[$'f-AUC'.D39])" office:value-type="float" office:value="0.362940660000329" calcext:value-type="float">
            <text:p>0.362940660000329</text:p>
          </table:table-cell>
          <table:table-cell table:formula="of:=([$'F1-mean'.E39]*[$'f-AUC'.E39])/([$'F1-mean'.E39]+[$'f-AUC'.E39])" office:value-type="float" office:value="0.303787402916401" calcext:value-type="float">
            <text:p>0.303787402916401</text:p>
          </table:table-cell>
          <table:table-cell table:formula="of:=([$'F1-mean'.F39]*[$'f-AUC'.F39])/([$'F1-mean'.F39]+[$'f-AUC'.F39])" office:value-type="float" office:value="0.371083984605047" calcext:value-type="float">
            <text:p>0.371083984605047</text:p>
          </table:table-cell>
          <table:table-cell table:formula="of:=([$'F1-mean'.G39]*[$'f-AUC'.G39])/([$'F1-mean'.G39]+[$'f-AUC'.G39])" office:value-type="float" office:value="0.365385198784379" calcext:value-type="float">
            <text:p>0.365385198784379</text:p>
          </table:table-cell>
          <table:table-cell table:formula="of:=([$'F1-mean'.H39]*[$'f-AUC'.H39])/([$'F1-mean'.H39]+[$'f-AUC'.H39])" office:value-type="float" office:value="0.358282054835703" calcext:value-type="float">
            <text:p>0.358282054835703</text:p>
          </table:table-cell>
          <table:table-cell table:formula="of:=([$'F1-mean'.I39]*[$'f-AUC'.I39])/([$'F1-mean'.I39]+[$'f-AUC'.I39])" office:value-type="float" office:value="0.360475994758333" calcext:value-type="float">
            <text:p>0.360475994758333</text:p>
          </table:table-cell>
          <table:table-cell table:formula="of:=([$'F1-mean'.J39]*[$'f-AUC'.J39])/([$'F1-mean'.J39]+[$'f-AUC'.J39])" office:value-type="float" office:value="0.367123725101696" calcext:value-type="float">
            <text:p>0.367123725101696</text:p>
          </table:table-cell>
          <table:table-cell table:formula="of:=([$'F1-mean'.K39]*[$'f-AUC'.K39])/([$'F1-mean'.K39]+[$'f-AUC'.K39])" office:value-type="float" office:value="0.359637461332805" calcext:value-type="float">
            <text:p>0.359637461332805</text:p>
          </table:table-cell>
          <table:table-cell table:formula="of:=([$'F1-mean'.L39]*[$'f-AUC'.L39])/([$'F1-mean'.L39]+[$'f-AUC'.L39])" office:value-type="float" office:value="0.363089540710358" calcext:value-type="float">
            <text:p>0.363089540710358</text:p>
          </table:table-cell>
          <table:table-cell table:number-columns-repeated="1011"/>
        </table:table-row>
        <table:table-row table:style-name="ro1">
          <table:table-cell table:formula="of:=[$'F1-mean'.A40]" office:value-type="float" office:value="380" calcext:value-type="float">
            <text:p>380</text:p>
          </table:table-cell>
          <table:table-cell table:formula="of:=([$'F1-mean'.B40]*[$'f-AUC'.B40])/([$'F1-mean'.B40]+[$'f-AUC'.B40])" office:value-type="float" office:value="0.367230469251483" calcext:value-type="float">
            <text:p>0.367230469251483</text:p>
          </table:table-cell>
          <table:table-cell table:formula="of:=([$'F1-mean'.C40]*[$'f-AUC'.C40])/([$'F1-mean'.C40]+[$'f-AUC'.C40])" office:value-type="float" office:value="0.366266588165278" calcext:value-type="float">
            <text:p>0.366266588165278</text:p>
          </table:table-cell>
          <table:table-cell table:formula="of:=([$'F1-mean'.D40]*[$'f-AUC'.D40])/([$'F1-mean'.D40]+[$'f-AUC'.D40])" office:value-type="float" office:value="0.366799499634351" calcext:value-type="float">
            <text:p>0.366799499634351</text:p>
          </table:table-cell>
          <table:table-cell table:formula="of:=([$'F1-mean'.E40]*[$'f-AUC'.E40])/([$'F1-mean'.E40]+[$'f-AUC'.E40])" office:value-type="float" office:value="0.304941825857752" calcext:value-type="float">
            <text:p>0.304941825857752</text:p>
          </table:table-cell>
          <table:table-cell table:formula="of:=([$'F1-mean'.F40]*[$'f-AUC'.F40])/([$'F1-mean'.F40]+[$'f-AUC'.F40])" office:value-type="float" office:value="0.366721398821623" calcext:value-type="float">
            <text:p>0.366721398821623</text:p>
          </table:table-cell>
          <table:table-cell table:formula="of:=([$'F1-mean'.G40]*[$'f-AUC'.G40])/([$'F1-mean'.G40]+[$'f-AUC'.G40])" office:value-type="float" office:value="0.363873335055296" calcext:value-type="float">
            <text:p>0.363873335055296</text:p>
          </table:table-cell>
          <table:table-cell table:formula="of:=([$'F1-mean'.H40]*[$'f-AUC'.H40])/([$'F1-mean'.H40]+[$'f-AUC'.H40])" office:value-type="float" office:value="0.357406730593436" calcext:value-type="float">
            <text:p>0.357406730593436</text:p>
          </table:table-cell>
          <table:table-cell table:formula="of:=([$'F1-mean'.I40]*[$'f-AUC'.I40])/([$'F1-mean'.I40]+[$'f-AUC'.I40])" office:value-type="float" office:value="0.368474568133827" calcext:value-type="float">
            <text:p>0.368474568133827</text:p>
          </table:table-cell>
          <table:table-cell table:formula="of:=([$'F1-mean'.J40]*[$'f-AUC'.J40])/([$'F1-mean'.J40]+[$'f-AUC'.J40])" office:value-type="float" office:value="0.367604427190893" calcext:value-type="float">
            <text:p>0.367604427190893</text:p>
          </table:table-cell>
          <table:table-cell table:formula="of:=([$'F1-mean'.K40]*[$'f-AUC'.K40])/([$'F1-mean'.K40]+[$'f-AUC'.K40])" office:value-type="float" office:value="0.361655800014464" calcext:value-type="float">
            <text:p>0.361655800014464</text:p>
          </table:table-cell>
          <table:table-cell table:formula="of:=([$'F1-mean'.L40]*[$'f-AUC'.L40])/([$'F1-mean'.L40]+[$'f-AUC'.L40])" office:value-type="float" office:value="0.366113158777274" calcext:value-type="float">
            <text:p>0.366113158777274</text:p>
          </table:table-cell>
          <table:table-cell table:number-columns-repeated="1011"/>
        </table:table-row>
        <table:table-row table:style-name="ro1">
          <table:table-cell table:formula="of:=[$'F1-mean'.A41]" office:value-type="float" office:value="390" calcext:value-type="float">
            <text:p>390</text:p>
          </table:table-cell>
          <table:table-cell table:formula="of:=([$'F1-mean'.B41]*[$'f-AUC'.B41])/([$'F1-mean'.B41]+[$'f-AUC'.B41])" office:value-type="float" office:value="0.363010234511332" calcext:value-type="float">
            <text:p>0.363010234511332</text:p>
          </table:table-cell>
          <table:table-cell table:formula="of:=([$'F1-mean'.C41]*[$'f-AUC'.C41])/([$'F1-mean'.C41]+[$'f-AUC'.C41])" office:value-type="float" office:value="0.373379481894733" calcext:value-type="float">
            <text:p>0.373379481894733</text:p>
          </table:table-cell>
          <table:table-cell table:formula="of:=([$'F1-mean'.D41]*[$'f-AUC'.D41])/([$'F1-mean'.D41]+[$'f-AUC'.D41])" office:value-type="float" office:value="0.364299199872279" calcext:value-type="float">
            <text:p>0.364299199872279</text:p>
          </table:table-cell>
          <table:table-cell table:formula="of:=([$'F1-mean'.E41]*[$'f-AUC'.E41])/([$'F1-mean'.E41]+[$'f-AUC'.E41])" office:value-type="float" office:value="0.309694317938768" calcext:value-type="float">
            <text:p>0.309694317938768</text:p>
          </table:table-cell>
          <table:table-cell table:formula="of:=([$'F1-mean'.F41]*[$'f-AUC'.F41])/([$'F1-mean'.F41]+[$'f-AUC'.F41])" office:value-type="float" office:value="0.3737788288076" calcext:value-type="float">
            <text:p>0.3737788288076</text:p>
          </table:table-cell>
          <table:table-cell table:formula="of:=([$'F1-mean'.G41]*[$'f-AUC'.G41])/([$'F1-mean'.G41]+[$'f-AUC'.G41])" office:value-type="float" office:value="0.359291762777259" calcext:value-type="float">
            <text:p>0.359291762777259</text:p>
          </table:table-cell>
          <table:table-cell table:formula="of:=([$'F1-mean'.H41]*[$'f-AUC'.H41])/([$'F1-mean'.H41]+[$'f-AUC'.H41])" office:value-type="float" office:value="0.359869100302975" calcext:value-type="float">
            <text:p>0.359869100302975</text:p>
          </table:table-cell>
          <table:table-cell table:formula="of:=([$'F1-mean'.I41]*[$'f-AUC'.I41])/([$'F1-mean'.I41]+[$'f-AUC'.I41])" office:value-type="float" office:value="0.363137800588037" calcext:value-type="float">
            <text:p>0.363137800588037</text:p>
          </table:table-cell>
          <table:table-cell table:formula="of:=([$'F1-mean'.J41]*[$'f-AUC'.J41])/([$'F1-mean'.J41]+[$'f-AUC'.J41])" office:value-type="float" office:value="0.367362146714549" calcext:value-type="float">
            <text:p>0.367362146714549</text:p>
          </table:table-cell>
          <table:table-cell table:formula="of:=([$'F1-mean'.K41]*[$'f-AUC'.K41])/([$'F1-mean'.K41]+[$'f-AUC'.K41])" office:value-type="float" office:value="0.360812838858099" calcext:value-type="float">
            <text:p>0.360812838858099</text:p>
          </table:table-cell>
          <table:table-cell table:formula="of:=([$'F1-mean'.L41]*[$'f-AUC'.L41])/([$'F1-mean'.L41]+[$'f-AUC'.L41])" office:value-type="float" office:value="0.361529274250432" calcext:value-type="float">
            <text:p>0.361529274250432</text:p>
          </table:table-cell>
          <table:table-cell table:number-columns-repeated="1011"/>
        </table:table-row>
        <table:table-row table:style-name="ro1">
          <table:table-cell table:formula="of:=[$'F1-mean'.A42]" office:value-type="float" office:value="400" calcext:value-type="float">
            <text:p>400</text:p>
          </table:table-cell>
          <table:table-cell table:formula="of:=([$'F1-mean'.B42]*[$'f-AUC'.B42])/([$'F1-mean'.B42]+[$'f-AUC'.B42])" office:value-type="float" office:value="0.361035497825519" calcext:value-type="float">
            <text:p>0.361035497825519</text:p>
          </table:table-cell>
          <table:table-cell table:formula="of:=([$'F1-mean'.C42]*[$'f-AUC'.C42])/([$'F1-mean'.C42]+[$'f-AUC'.C42])" office:value-type="float" office:value="0.370558763687004" calcext:value-type="float">
            <text:p>0.370558763687004</text:p>
          </table:table-cell>
          <table:table-cell table:formula="of:=([$'F1-mean'.D42]*[$'f-AUC'.D42])/([$'F1-mean'.D42]+[$'f-AUC'.D42])" office:value-type="float" office:value="0.369562562769968" calcext:value-type="float">
            <text:p>0.369562562769968</text:p>
          </table:table-cell>
          <table:table-cell table:formula="of:=([$'F1-mean'.E42]*[$'f-AUC'.E42])/([$'F1-mean'.E42]+[$'f-AUC'.E42])" office:value-type="float" office:value="0.317046079338508" calcext:value-type="float">
            <text:p>0.317046079338508</text:p>
          </table:table-cell>
          <table:table-cell table:formula="of:=([$'F1-mean'.F42]*[$'f-AUC'.F42])/([$'F1-mean'.F42]+[$'f-AUC'.F42])" office:value-type="float" office:value="0.368709789820864" calcext:value-type="float">
            <text:p>0.368709789820864</text:p>
          </table:table-cell>
          <table:table-cell table:formula="of:=([$'F1-mean'.G42]*[$'f-AUC'.G42])/([$'F1-mean'.G42]+[$'f-AUC'.G42])" office:value-type="float" office:value="0.353164722996875" calcext:value-type="float">
            <text:p>0.353164722996875</text:p>
          </table:table-cell>
          <table:table-cell table:formula="of:=([$'F1-mean'.H42]*[$'f-AUC'.H42])/([$'F1-mean'.H42]+[$'f-AUC'.H42])" office:value-type="float" office:value="0.360112081246803" calcext:value-type="float">
            <text:p>0.360112081246803</text:p>
          </table:table-cell>
          <table:table-cell table:formula="of:=([$'F1-mean'.I42]*[$'f-AUC'.I42])/([$'F1-mean'.I42]+[$'f-AUC'.I42])" office:value-type="float" office:value="0.368880340240885" calcext:value-type="float">
            <text:p>0.368880340240885</text:p>
          </table:table-cell>
          <table:table-cell table:formula="of:=([$'F1-mean'.J42]*[$'f-AUC'.J42])/([$'F1-mean'.J42]+[$'f-AUC'.J42])" office:value-type="float" office:value="0.364291145817948" calcext:value-type="float">
            <text:p>0.364291145817948</text:p>
          </table:table-cell>
          <table:table-cell table:formula="of:=([$'F1-mean'.K42]*[$'f-AUC'.K42])/([$'F1-mean'.K42]+[$'f-AUC'.K42])" office:value-type="float" office:value="0.360973303664954" calcext:value-type="float">
            <text:p>0.360973303664954</text:p>
          </table:table-cell>
          <table:table-cell table:formula="of:=([$'F1-mean'.L42]*[$'f-AUC'.L42])/([$'F1-mean'.L42]+[$'f-AUC'.L42])" office:value-type="float" office:value="0.365089634074493" calcext:value-type="float">
            <text:p>0.365089634074493</text:p>
          </table:table-cell>
          <table:table-cell table:number-columns-repeated="1011"/>
        </table:table-row>
        <table:table-row table:style-name="ro1">
          <table:table-cell table:formula="of:=[$'F1-mean'.A43]" office:value-type="float" office:value="410" calcext:value-type="float">
            <text:p>410</text:p>
          </table:table-cell>
          <table:table-cell table:formula="of:=([$'F1-mean'.B43]*[$'f-AUC'.B43])/([$'F1-mean'.B43]+[$'f-AUC'.B43])" office:value-type="float" office:value="0.361125813416906" calcext:value-type="float">
            <text:p>0.361125813416906</text:p>
          </table:table-cell>
          <table:table-cell table:number-columns-repeated="5"/>
          <table:table-cell table:formula="of:=([$'F1-mean'.H43]*[$'f-AUC'.H43])/([$'F1-mean'.H43]+[$'f-AUC'.H43])" office:value-type="float" office:value="0.359730220215104" calcext:value-type="float">
            <text:p>0.359730220215104</text:p>
          </table:table-cell>
          <table:table-cell table:formula="of:=([$'F1-mean'.I43]*[$'f-AUC'.I43])/([$'F1-mean'.I43]+[$'f-AUC'.I43])" office:value-type="float" office:value="0.364512697823672" calcext:value-type="float">
            <text:p>0.364512697823672</text:p>
          </table:table-cell>
          <table:table-cell table:number-columns-repeated="3" office:value-type="string" calcext:value-type="string">
            <text:p>xxx</text:p>
          </table:table-cell>
          <table:table-cell table:number-columns-repeated="2"/>
          <table:table-cell table:number-columns-repeated="3" office:value-type="string" calcext:value-type="string">
            <text:p>xxx</text:p>
          </table:table-cell>
          <table:table-cell table:number-columns-repeated="1006"/>
        </table:table-row>
        <table:table-row table:style-name="ro1">
          <table:table-cell table:formula="of:=[$'F1-mean'.A44]" office:value-type="float" office:value="420" calcext:value-type="float">
            <text:p>420</text:p>
          </table:table-cell>
          <table:table-cell table:formula="of:=([$'F1-mean'.B44]*[$'f-AUC'.B44])/([$'F1-mean'.B44]+[$'f-AUC'.B44])" office:value-type="float" office:value="0.366992573047327" calcext:value-type="float">
            <text:p>0.366992573047327</text:p>
          </table:table-cell>
          <table:table-cell table:number-columns-repeated="5"/>
          <table:table-cell table:formula="of:=([$'F1-mean'.H44]*[$'f-AUC'.H44])/([$'F1-mean'.H44]+[$'f-AUC'.H44])" office:value-type="float" office:value="0.358147330952877" calcext:value-type="float">
            <text:p>0.358147330952877</text:p>
          </table:table-cell>
          <table:table-cell table:formula="of:=([$'F1-mean'.I44]*[$'f-AUC'.I44])/([$'F1-mean'.I44]+[$'f-AUC'.I44])" office:value-type="float" office:value="0.36213183665742" calcext:value-type="float">
            <text:p>0.36213183665742</text:p>
          </table:table-cell>
          <table:table-cell table:number-columns-repeated="1014"/>
        </table:table-row>
        <table:table-row table:style-name="ro1">
          <table:table-cell table:formula="of:=[$'F1-mean'.A45]" office:value-type="float" office:value="430" calcext:value-type="float">
            <text:p>430</text:p>
          </table:table-cell>
          <table:table-cell table:formula="of:=([$'F1-mean'.B45]*[$'f-AUC'.B45])/([$'F1-mean'.B45]+[$'f-AUC'.B45])" office:value-type="float" office:value="0.36689442705204" calcext:value-type="float">
            <text:p>0.36689442705204</text:p>
          </table:table-cell>
          <table:table-cell table:number-columns-repeated="5"/>
          <table:table-cell table:formula="of:=([$'F1-mean'.H45]*[$'f-AUC'.H45])/([$'F1-mean'.H45]+[$'f-AUC'.H45])" office:value-type="float" office:value="0.362294450206905" calcext:value-type="float">
            <text:p>0.362294450206905</text:p>
          </table:table-cell>
          <table:table-cell table:formula="of:=([$'F1-mean'.I45]*[$'f-AUC'.I45])/([$'F1-mean'.I45]+[$'f-AUC'.I45])" office:value-type="float" office:value="0.364836680606207" calcext:value-type="float">
            <text:p>0.364836680606207</text:p>
          </table:table-cell>
          <table:table-cell table:number-columns-repeated="1014"/>
        </table:table-row>
        <table:table-row table:style-name="ro1">
          <table:table-cell table:formula="of:=[$'F1-mean'.A46]" office:value-type="float" office:value="440" calcext:value-type="float">
            <text:p>440</text:p>
          </table:table-cell>
          <table:table-cell table:formula="of:=([$'F1-mean'.B46]*[$'f-AUC'.B46])/([$'F1-mean'.B46]+[$'f-AUC'.B46])" office:value-type="float" office:value="0.360867099006945" calcext:value-type="float">
            <text:p>0.360867099006945</text:p>
          </table:table-cell>
          <table:table-cell table:number-columns-repeated="5"/>
          <table:table-cell table:formula="of:=([$'F1-mean'.H46]*[$'f-AUC'.H46])/([$'F1-mean'.H46]+[$'f-AUC'.H46])" office:value-type="float" office:value="0.35414878934377" calcext:value-type="float">
            <text:p>0.35414878934377</text:p>
          </table:table-cell>
          <table:table-cell table:formula="of:=([$'F1-mean'.I46]*[$'f-AUC'.I46])/([$'F1-mean'.I46]+[$'f-AUC'.I46])" office:value-type="float" office:value="0.366682318084731" calcext:value-type="float">
            <text:p>0.366682318084731</text:p>
          </table:table-cell>
          <table:table-cell table:number-columns-repeated="1014"/>
        </table:table-row>
        <table:table-row table:style-name="ro1">
          <table:table-cell table:formula="of:=[$'F1-mean'.A47]" office:value-type="float" office:value="450" calcext:value-type="float">
            <text:p>450</text:p>
          </table:table-cell>
          <table:table-cell table:formula="of:=([$'F1-mean'.B47]*[$'f-AUC'.B47])/([$'F1-mean'.B47]+[$'f-AUC'.B47])" office:value-type="float" office:value="0.36552802279728" calcext:value-type="float">
            <text:p>0.36552802279728</text:p>
          </table:table-cell>
          <table:table-cell table:number-columns-repeated="5"/>
          <table:table-cell table:formula="of:=([$'F1-mean'.H47]*[$'f-AUC'.H47])/([$'F1-mean'.H47]+[$'f-AUC'.H47])" office:value-type="float" office:value="0.362114937824419" calcext:value-type="float">
            <text:p>0.362114937824419</text:p>
          </table:table-cell>
          <table:table-cell table:formula="of:=([$'F1-mean'.I47]*[$'f-AUC'.I47])/([$'F1-mean'.I47]+[$'f-AUC'.I47])" office:value-type="float" office:value="0.363478754539533" calcext:value-type="float">
            <text:p>0.363478754539533</text:p>
          </table:table-cell>
          <table:table-cell table:number-columns-repeated="1014"/>
        </table:table-row>
        <table:table-row table:style-name="ro1">
          <table:table-cell table:formula="of:=[$'F1-mean'.A48]" office:value-type="float" office:value="460" calcext:value-type="float">
            <text:p>460</text:p>
          </table:table-cell>
          <table:table-cell table:formula="of:=([$'F1-mean'.B48]*[$'f-AUC'.B48])/([$'F1-mean'.B48]+[$'f-AUC'.B48])" office:value-type="float" office:value="0.36589991761348" calcext:value-type="float">
            <text:p>0.36589991761348</text:p>
          </table:table-cell>
          <table:table-cell table:number-columns-repeated="5"/>
          <table:table-cell table:formula="of:=([$'F1-mean'.H48]*[$'f-AUC'.H48])/([$'F1-mean'.H48]+[$'f-AUC'.H48])" office:value-type="float" office:value="0.36217837036609" calcext:value-type="float">
            <text:p>0.36217837036609</text:p>
          </table:table-cell>
          <table:table-cell table:formula="of:=([$'F1-mean'.I48]*[$'f-AUC'.I48])/([$'F1-mean'.I48]+[$'f-AUC'.I48])" office:value-type="float" office:value="0.35139276177873" calcext:value-type="float">
            <text:p>0.35139276177873</text:p>
          </table:table-cell>
          <table:table-cell table:number-columns-repeated="1014"/>
        </table:table-row>
        <table:table-row table:style-name="ro1">
          <table:table-cell table:formula="of:=[$'F1-mean'.A49]" office:value-type="float" office:value="470" calcext:value-type="float">
            <text:p>470</text:p>
          </table:table-cell>
          <table:table-cell table:formula="of:=([$'F1-mean'.B49]*[$'f-AUC'.B49])/([$'F1-mean'.B49]+[$'f-AUC'.B49])" office:value-type="float" office:value="0.365430729981622" calcext:value-type="float">
            <text:p>0.365430729981622</text:p>
          </table:table-cell>
          <table:table-cell table:number-columns-repeated="5"/>
          <table:table-cell table:formula="of:=([$'F1-mean'.H49]*[$'f-AUC'.H49])/([$'F1-mean'.H49]+[$'f-AUC'.H49])" office:value-type="float" office:value="0.357085212060015" calcext:value-type="float">
            <text:p>0.357085212060015</text:p>
          </table:table-cell>
          <table:table-cell table:formula="of:=([$'F1-mean'.I49]*[$'f-AUC'.I49])/([$'F1-mean'.I49]+[$'f-AUC'.I49])" office:value-type="float" office:value="0.364090408266237" calcext:value-type="float">
            <text:p>0.364090408266237</text:p>
          </table:table-cell>
          <table:table-cell table:number-columns-repeated="1014"/>
        </table:table-row>
        <table:table-row table:style-name="ro1">
          <table:table-cell table:formula="of:=[$'F1-mean'.A50]" office:value-type="float" office:value="480" calcext:value-type="float">
            <text:p>480</text:p>
          </table:table-cell>
          <table:table-cell table:formula="of:=([$'F1-mean'.B50]*[$'f-AUC'.B50])/([$'F1-mean'.B50]+[$'f-AUC'.B50])" office:value-type="float" office:value="0.362989326682181" calcext:value-type="float">
            <text:p>0.362989326682181</text:p>
          </table:table-cell>
          <table:table-cell table:number-columns-repeated="5"/>
          <table:table-cell table:formula="of:=([$'F1-mean'.H50]*[$'f-AUC'.H50])/([$'F1-mean'.H50]+[$'f-AUC'.H50])" office:value-type="float" office:value="0.355040188786344" calcext:value-type="float">
            <text:p>0.355040188786344</text:p>
          </table:table-cell>
          <table:table-cell table:formula="of:=([$'F1-mean'.I50]*[$'f-AUC'.I50])/([$'F1-mean'.I50]+[$'f-AUC'.I50])" office:value-type="float" office:value="0.360972130593377" calcext:value-type="float">
            <text:p>0.360972130593377</text:p>
          </table:table-cell>
          <table:table-cell table:number-columns-repeated="1014"/>
        </table:table-row>
        <table:table-row table:style-name="ro1">
          <table:table-cell table:formula="of:=[$'F1-mean'.A51]" office:value-type="float" office:value="490" calcext:value-type="float">
            <text:p>490</text:p>
          </table:table-cell>
          <table:table-cell table:formula="of:=([$'F1-mean'.B51]*[$'f-AUC'.B51])/([$'F1-mean'.B51]+[$'f-AUC'.B51])" office:value-type="float" office:value="0.364638149998702" calcext:value-type="float">
            <text:p>0.364638149998702</text:p>
          </table:table-cell>
          <table:table-cell table:number-columns-repeated="5"/>
          <table:table-cell table:formula="of:=([$'F1-mean'.H51]*[$'f-AUC'.H51])/([$'F1-mean'.H51]+[$'f-AUC'.H51])" office:value-type="float" office:value="0.351367787401184" calcext:value-type="float">
            <text:p>0.351367787401184</text:p>
          </table:table-cell>
          <table:table-cell table:formula="of:=([$'F1-mean'.I51]*[$'f-AUC'.I51])/([$'F1-mean'.I51]+[$'f-AUC'.I51])" office:value-type="float" office:value="0.364899561697885" calcext:value-type="float">
            <text:p>0.364899561697885</text:p>
          </table:table-cell>
          <table:table-cell table:number-columns-repeated="1014"/>
        </table:table-row>
        <table:table-row table:style-name="ro1">
          <table:table-cell table:formula="of:=[$'F1-mean'.A52]" office:value-type="float" office:value="500" calcext:value-type="float">
            <text:p>500</text:p>
          </table:table-cell>
          <table:table-cell table:formula="of:=([$'F1-mean'.B52]*[$'f-AUC'.B52])/([$'F1-mean'.B52]+[$'f-AUC'.B52])" office:value-type="float" office:value="0.360859571816152" calcext:value-type="float">
            <text:p>0.360859571816152</text:p>
          </table:table-cell>
          <table:table-cell table:number-columns-repeated="5"/>
          <table:table-cell table:formula="of:=([$'F1-mean'.H52]*[$'f-AUC'.H52])/([$'F1-mean'.H52]+[$'f-AUC'.H52])" office:value-type="float" office:value="0.35775015913968" calcext:value-type="float">
            <text:p>0.35775015913968</text:p>
          </table:table-cell>
          <table:table-cell table:formula="of:=([$'F1-mean'.I52]*[$'f-AUC'.I52])/([$'F1-mean'.I52]+[$'f-AUC'.I52])" office:value-type="float" office:value="0.35807699270779" calcext:value-type="float">
            <text:p>0.35807699270779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xxx</text:p>
          </table:table-cell>
          <table:table-cell table:number-columns-repeated="5"/>
          <table:table-cell table:number-columns-repeated="2" office:value-type="string" calcext:value-type="string">
            <text:p>xxx</text:p>
          </table:table-cell>
          <table:table-cell table:number-columns-repeated="3"/>
          <table:table-cell table:number-columns-repeated="2" office:value-type="string" calcext:value-type="string">
            <text:p>xxx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9">00/00/0000</text:date>, <text:time style:data-style-name="N2" text:time-value="09:33:06.5480240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3-01-19T16:04:42.801956913</dc:date>
    <meta:editing-duration>P25DT19H5M35S</meta:editing-duration>
    <meta:editing-cycles>336</meta:editing-cycles>
    <meta:generator>LibreOffice/7.0.4.2$Linux_X86_64 LibreOffice_project/00$Build-2</meta:generator>
    <meta:document-statistic meta:table-count="3" meta:cell-count="1825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392cm" svg:height="13.158cm" xlink:href=".." xlink:type="simple" chart:class="chart:line" chart:style-name="ch1">
        <chart:title svg:x="10.409cm" svg:y="0.399cm" chart:style-name="ch2">
          <text:p>frame buffer</text:p>
        </chart:title>
        <chart:legend chart:legend-position="end" svg:x="21.069cm" svg:y="5.284cm" style:legend-expansion="high" chart:style-name="ch3"/>
        <chart:plot-area chart:style-name="ch4" table:cell-range-address="'F1-mean f-AUC'.A2:'F1-mean f-AUC'.F42" chart:data-source-has-labels="both" svg:x="0.467cm" svg:y="1.441cm" svg:width="20.135cm" svg:height="11.454cm">
          <chart:coordinate-region svg:x="1.379cm" svg:y="1.562cm" svg:width="19.223cm" svg:height="10.331cm"/>
          <chart:axis chart:dimension="x" chart:name="primary-x" chart:style-name="ch5" chartooo:axis-type="auto">
            <chartooo:date-scale/>
            <chart:categories table:cell-range-address="'F1-mean f-AUC'.A3:'F1-mean 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C3:'F1-mean f-AUC'.C42" chart:label-cell-address="'F1-mean f-AUC'.C2:'F1-mean f-AUC'.C2" chart:class="chart:line">
            <chart:data-point chart:repeated="40"/>
          </chart:series>
          <chart:series chart:style-name="ch10" chart:values-cell-range-address="'F1-mean f-AUC'.D3:'F1-mean f-AUC'.D42" chart:label-cell-address="'F1-mean f-AUC'.D2:'F1-mean f-AUC'.D2" chart:class="chart:line">
            <chart:data-point chart:repeated="40"/>
          </chart:series>
          <chart:series chart:style-name="ch11" chart:values-cell-range-address="'F1-mean f-AUC'.E3:'F1-mean f-AUC'.E42" chart:label-cell-address="'F1-mean f-AUC'.E2:'F1-mean f-AUC'.E2" chart:class="chart:line">
            <chart:data-point chart:repeated="40"/>
          </chart:series>
          <chart:series chart:style-name="ch12" chart:values-cell-range-address="'F1-mean f-AUC'.F3:'F1-mean f-AUC'.F42" chart:label-cell-address="'F1-mean f-AUC'.F2:'F1-mean f-AUC'.F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2_2</text:p>
                <draw:g>
                  <svg:desc>'F1-mean f-AUC'.C2:'F1-mean f-AUC'.C2</svg:desc>
                </draw:g>
              </table:table-cell>
              <table:table-cell office:value-type="string">
                <text:p>V22_3</text:p>
                <draw:g>
                  <svg:desc>'F1-mean f-AUC'.D2:'F1-mean f-AUC'.D2</svg:desc>
                </draw:g>
              </table:table-cell>
              <table:table-cell office:value-type="string">
                <text:p>V22_4</text:p>
                <draw:g>
                  <svg:desc>'F1-mean f-AUC'.E2:'F1-mean f-AUC'.E2</svg:desc>
                </draw:g>
              </table:table-cell>
              <table:table-cell office:value-type="string">
                <text:p>V22_5</text:p>
                <draw:g>
                  <svg:desc>'F1-mean f-AUC'.F2:'F1-mean f-AUC'.F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42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24864265376527">
                <text:p>0.324864265376527</text:p>
                <draw:g>
                  <svg:desc>'F1-mean f-AUC'.C3:'F1-mean f-AUC'.C42</svg:desc>
                </draw:g>
              </table:table-cell>
              <table:table-cell office:value-type="float" office:value="0.153558938647231">
                <text:p>0.153558938647231</text:p>
                <draw:g>
                  <svg:desc>'F1-mean f-AUC'.D3:'F1-mean f-AUC'.D42</svg:desc>
                </draw:g>
              </table:table-cell>
              <table:table-cell office:value-type="float" office:value="0.0818410565142351">
                <text:p>0.0818410565142351</text:p>
                <draw:g>
                  <svg:desc>'F1-mean f-AUC'.E3:'F1-mean f-AUC'.E42</svg:desc>
                </draw:g>
              </table:table-cell>
              <table:table-cell office:value-type="float" office:value="0.303812835618077">
                <text:p>0.303812835618077</text:p>
                <draw:g>
                  <svg:desc>'F1-mean f-AUC'.F3:'F1-mean f-AUC'.F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18031293951005">
                <text:p>0.318031293951005</text:p>
              </table:table-cell>
              <table:table-cell office:value-type="float" office:value="0.327215142051885">
                <text:p>0.327215142051885</text:p>
              </table:table-cell>
              <table:table-cell office:value-type="float" office:value="0.263395164325928">
                <text:p>0.263395164325928</text:p>
              </table:table-cell>
              <table:table-cell office:value-type="float" office:value="0.329433368218702">
                <text:p>0.32943336821870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4687341838807">
                <text:p>0.344687341838807</text:p>
              </table:table-cell>
              <table:table-cell office:value-type="float" office:value="0.341480667052022">
                <text:p>0.341480667052022</text:p>
              </table:table-cell>
              <table:table-cell office:value-type="float" office:value="0.282566258285537">
                <text:p>0.282566258285537</text:p>
              </table:table-cell>
              <table:table-cell office:value-type="float" office:value="0.341165005311924">
                <text:p>0.34116500531192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6890973764874">
                <text:p>0.346890973764874</text:p>
              </table:table-cell>
              <table:table-cell office:value-type="float" office:value="0.337791570601269">
                <text:p>0.337791570601269</text:p>
              </table:table-cell>
              <table:table-cell office:value-type="float" office:value="0.286870954284388">
                <text:p>0.286870954284388</text:p>
              </table:table-cell>
              <table:table-cell office:value-type="float" office:value="0.345418021150874">
                <text:p>0.34541802115087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7500011752168">
                <text:p>0.337500011752168</text:p>
              </table:table-cell>
              <table:table-cell office:value-type="float" office:value="0.350638602887502">
                <text:p>0.350638602887502</text:p>
              </table:table-cell>
              <table:table-cell office:value-type="float" office:value="0.29622885452826">
                <text:p>0.29622885452826</text:p>
              </table:table-cell>
              <table:table-cell office:value-type="float" office:value="0.338470124267532">
                <text:p>0.3384701242675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827553246788">
                <text:p>0.349827553246788</text:p>
              </table:table-cell>
              <table:table-cell office:value-type="float" office:value="0.34276939976879">
                <text:p>0.34276939976879</text:p>
              </table:table-cell>
              <table:table-cell office:value-type="float" office:value="0.300921497125375">
                <text:p>0.300921497125375</text:p>
              </table:table-cell>
              <table:table-cell office:value-type="float" office:value="0.352226951852116">
                <text:p>0.35222695185211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4820833600502">
                <text:p>0.354820833600502</text:p>
              </table:table-cell>
              <table:table-cell office:value-type="float" office:value="0.354382584788164">
                <text:p>0.354382584788164</text:p>
              </table:table-cell>
              <table:table-cell office:value-type="float" office:value="0.302050817130333">
                <text:p>0.302050817130333</text:p>
              </table:table-cell>
              <table:table-cell office:value-type="float" office:value="0.352777671774478">
                <text:p>0.35277767177447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62619498055103">
                <text:p>0.362619498055103</text:p>
              </table:table-cell>
              <table:table-cell office:value-type="float" office:value="0.356536493268535">
                <text:p>0.356536493268535</text:p>
              </table:table-cell>
              <table:table-cell office:value-type="float" office:value="0.309617953946181">
                <text:p>0.309617953946181</text:p>
              </table:table-cell>
              <table:table-cell office:value-type="float" office:value="0.361804247573116">
                <text:p>0.361804247573116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62123936534255">
                <text:p>0.362123936534255</text:p>
              </table:table-cell>
              <table:table-cell office:value-type="float" office:value="0.360511853133442">
                <text:p>0.360511853133442</text:p>
              </table:table-cell>
              <table:table-cell office:value-type="float" office:value="0.308699967851589">
                <text:p>0.308699967851589</text:p>
              </table:table-cell>
              <table:table-cell office:value-type="float" office:value="0.359973893166037">
                <text:p>0.3599738931660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62066563958487">
                <text:p>0.362066563958487</text:p>
              </table:table-cell>
              <table:table-cell office:value-type="float" office:value="0.360190141380808">
                <text:p>0.360190141380808</text:p>
              </table:table-cell>
              <table:table-cell office:value-type="float" office:value="0.313097034757443">
                <text:p>0.313097034757443</text:p>
              </table:table-cell>
              <table:table-cell office:value-type="float" office:value="0.357617804911639">
                <text:p>0.35761780491163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8460098090222">
                <text:p>0.358460098090222</text:p>
              </table:table-cell>
              <table:table-cell office:value-type="float" office:value="0.353922425364048">
                <text:p>0.353922425364048</text:p>
              </table:table-cell>
              <table:table-cell office:value-type="float" office:value="0.292782171033254">
                <text:p>0.292782171033254</text:p>
              </table:table-cell>
              <table:table-cell office:value-type="float" office:value="0.361148661378136">
                <text:p>0.3611486613781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054089086804">
                <text:p>0.356054089086804</text:p>
              </table:table-cell>
              <table:table-cell office:value-type="float" office:value="0.360676518680812">
                <text:p>0.360676518680812</text:p>
              </table:table-cell>
              <table:table-cell office:value-type="float" office:value="0.308051571113784">
                <text:p>0.308051571113784</text:p>
              </table:table-cell>
              <table:table-cell office:value-type="float" office:value="0.359450221087974">
                <text:p>0.35945022108797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2348274189742">
                <text:p>0.362348274189742</text:p>
              </table:table-cell>
              <table:table-cell office:value-type="float" office:value="0.361581714758974">
                <text:p>0.361581714758974</text:p>
              </table:table-cell>
              <table:table-cell office:value-type="float" office:value="0.318450530417865">
                <text:p>0.318450530417865</text:p>
              </table:table-cell>
              <table:table-cell office:value-type="float" office:value="0.362466077035742">
                <text:p>0.3624660770357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4347421875352">
                <text:p>0.364347421875352</text:p>
              </table:table-cell>
              <table:table-cell office:value-type="float" office:value="0.362104294028684">
                <text:p>0.362104294028684</text:p>
              </table:table-cell>
              <table:table-cell office:value-type="float" office:value="0.310039096154232">
                <text:p>0.310039096154232</text:p>
              </table:table-cell>
              <table:table-cell office:value-type="float" office:value="0.359491298380747">
                <text:p>0.35949129838074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29902085712">
                <text:p>0.360229902085712</text:p>
              </table:table-cell>
              <table:table-cell office:value-type="float" office:value="0.353158556027138">
                <text:p>0.353158556027138</text:p>
              </table:table-cell>
              <table:table-cell office:value-type="float" office:value="0.311984516960778">
                <text:p>0.311984516960778</text:p>
              </table:table-cell>
              <table:table-cell office:value-type="float" office:value="0.363544774734505">
                <text:p>0.3635447747345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9780011666204">
                <text:p>0.369780011666204</text:p>
              </table:table-cell>
              <table:table-cell office:value-type="float" office:value="0.365663943520425">
                <text:p>0.365663943520425</text:p>
              </table:table-cell>
              <table:table-cell office:value-type="float" office:value="0.318386938796408">
                <text:p>0.318386938796408</text:p>
              </table:table-cell>
              <table:table-cell office:value-type="float" office:value="0.369753652383451">
                <text:p>0.36975365238345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83207867217">
                <text:p>0.363483207867217</text:p>
              </table:table-cell>
              <table:table-cell office:value-type="float" office:value="0.36234402522986">
                <text:p>0.36234402522986</text:p>
              </table:table-cell>
              <table:table-cell office:value-type="float" office:value="0.320505826047534">
                <text:p>0.320505826047534</text:p>
              </table:table-cell>
              <table:table-cell office:value-type="float" office:value="0.363636846028602">
                <text:p>0.36363684602860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88199808857">
                <text:p>0.36788199808857</text:p>
              </table:table-cell>
              <table:table-cell office:value-type="float" office:value="0.364967872363369">
                <text:p>0.364967872363369</text:p>
              </table:table-cell>
              <table:table-cell office:value-type="float" office:value="0.318585603320357">
                <text:p>0.318585603320357</text:p>
              </table:table-cell>
              <table:table-cell office:value-type="float" office:value="0.368314579898171">
                <text:p>0.36831457989817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7832113308619">
                <text:p>0.367832113308619</text:p>
              </table:table-cell>
              <table:table-cell office:value-type="float" office:value="0.36426484096765">
                <text:p>0.36426484096765</text:p>
              </table:table-cell>
              <table:table-cell office:value-type="float" office:value="0.312328017667994">
                <text:p>0.312328017667994</text:p>
              </table:table-cell>
              <table:table-cell office:value-type="float" office:value="0.366323324513845">
                <text:p>0.36632332451384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733923818176">
                <text:p>0.35733923818176</text:p>
              </table:table-cell>
              <table:table-cell office:value-type="float" office:value="0.352650112005983">
                <text:p>0.352650112005983</text:p>
              </table:table-cell>
              <table:table-cell office:value-type="float" office:value="0.315862016388699">
                <text:p>0.315862016388699</text:p>
              </table:table-cell>
              <table:table-cell office:value-type="float" office:value="0.364719735428042">
                <text:p>0.36471973542804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60735762799616">
                <text:p>0.360735762799616</text:p>
              </table:table-cell>
              <table:table-cell office:value-type="float" office:value="0.357093245385197">
                <text:p>0.357093245385197</text:p>
              </table:table-cell>
              <table:table-cell office:value-type="float" office:value="0.304336594717926">
                <text:p>0.304336594717926</text:p>
              </table:table-cell>
              <table:table-cell office:value-type="float" office:value="0.352430348655778">
                <text:p>0.35243034865577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6908917732084">
                <text:p>0.366908917732084</text:p>
              </table:table-cell>
              <table:table-cell office:value-type="float" office:value="0.365162743620668">
                <text:p>0.365162743620668</text:p>
              </table:table-cell>
              <table:table-cell office:value-type="float" office:value="0.313874159435679">
                <text:p>0.313874159435679</text:p>
              </table:table-cell>
              <table:table-cell office:value-type="float" office:value="0.360303538397768">
                <text:p>0.36030353839776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74675087673512">
                <text:p>0.374675087673512</text:p>
              </table:table-cell>
              <table:table-cell office:value-type="float" office:value="0.367859631108221">
                <text:p>0.367859631108221</text:p>
              </table:table-cell>
              <table:table-cell office:value-type="float" office:value="0.313955736359912">
                <text:p>0.313955736359912</text:p>
              </table:table-cell>
              <table:table-cell office:value-type="float" office:value="0.367330294851083">
                <text:p>0.3673302948510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74744135958308">
                <text:p>0.374744135958308</text:p>
              </table:table-cell>
              <table:table-cell office:value-type="float" office:value="0.360794757063914">
                <text:p>0.360794757063914</text:p>
              </table:table-cell>
              <table:table-cell office:value-type="float" office:value="0.313128465889853">
                <text:p>0.313128465889853</text:p>
              </table:table-cell>
              <table:table-cell office:value-type="float" office:value="0.363973477434269">
                <text:p>0.3639734774342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3720558561124">
                <text:p>0.363720558561124</text:p>
              </table:table-cell>
              <table:table-cell office:value-type="float" office:value="0.367805996383919">
                <text:p>0.367805996383919</text:p>
              </table:table-cell>
              <table:table-cell office:value-type="float" office:value="0.316663255001373">
                <text:p>0.316663255001373</text:p>
              </table:table-cell>
              <table:table-cell office:value-type="float" office:value="0.365256113894374">
                <text:p>0.365256113894374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8427993755541">
                <text:p>0.368427993755541</text:p>
              </table:table-cell>
              <table:table-cell office:value-type="float" office:value="0.363917700730913">
                <text:p>0.363917700730913</text:p>
              </table:table-cell>
              <table:table-cell office:value-type="float" office:value="0.319338206968626">
                <text:p>0.319338206968626</text:p>
              </table:table-cell>
              <table:table-cell office:value-type="float" office:value="0.373371947487424">
                <text:p>0.37337194748742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71567749258195">
                <text:p>0.371567749258195</text:p>
              </table:table-cell>
              <table:table-cell office:value-type="float" office:value="0.365416741614387">
                <text:p>0.365416741614387</text:p>
              </table:table-cell>
              <table:table-cell office:value-type="float" office:value="0.3125891376236">
                <text:p>0.3125891376236</text:p>
              </table:table-cell>
              <table:table-cell office:value-type="float" office:value="0.371394353638396">
                <text:p>0.37139435363839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2845551063742">
                <text:p>0.362845551063742</text:p>
              </table:table-cell>
              <table:table-cell office:value-type="float" office:value="0.369365269487914">
                <text:p>0.369365269487914</text:p>
              </table:table-cell>
              <table:table-cell office:value-type="float" office:value="0.315031408366778">
                <text:p>0.315031408366778</text:p>
              </table:table-cell>
              <table:table-cell office:value-type="float" office:value="0.367873795898113">
                <text:p>0.367873795898113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73244684919296">
                <text:p>0.373244684919296</text:p>
              </table:table-cell>
              <table:table-cell office:value-type="float" office:value="0.365208754300523">
                <text:p>0.365208754300523</text:p>
              </table:table-cell>
              <table:table-cell office:value-type="float" office:value="0.32132098181388">
                <text:p>0.32132098181388</text:p>
              </table:table-cell>
              <table:table-cell office:value-type="float" office:value="0.37406674722072">
                <text:p>0.3740667472207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75367441008233">
                <text:p>0.375367441008233</text:p>
              </table:table-cell>
              <table:table-cell office:value-type="float" office:value="0.359187586056493">
                <text:p>0.359187586056493</text:p>
              </table:table-cell>
              <table:table-cell office:value-type="float" office:value="0.325446404319841">
                <text:p>0.325446404319841</text:p>
              </table:table-cell>
              <table:table-cell office:value-type="float" office:value="0.365382067597516">
                <text:p>0.365382067597516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1570156284261">
                <text:p>0.361570156284261</text:p>
              </table:table-cell>
              <table:table-cell office:value-type="float" office:value="0.360719955551613">
                <text:p>0.360719955551613</text:p>
              </table:table-cell>
              <table:table-cell office:value-type="float" office:value="0.321787994884494">
                <text:p>0.321787994884494</text:p>
              </table:table-cell>
              <table:table-cell office:value-type="float" office:value="0.366105842944541">
                <text:p>0.36610584294454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71267626766719">
                <text:p>0.371267626766719</text:p>
              </table:table-cell>
              <table:table-cell office:value-type="float" office:value="0.367354266808172">
                <text:p>0.367354266808172</text:p>
              </table:table-cell>
              <table:table-cell office:value-type="float" office:value="0.316578783433005">
                <text:p>0.316578783433005</text:p>
              </table:table-cell>
              <table:table-cell office:value-type="float" office:value="0.369393310118484">
                <text:p>0.36939331011848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5400413770501">
                <text:p>0.365400413770501</text:p>
              </table:table-cell>
              <table:table-cell office:value-type="float" office:value="0.368419222599115">
                <text:p>0.368419222599115</text:p>
              </table:table-cell>
              <table:table-cell office:value-type="float" office:value="0.321320039329685">
                <text:p>0.321320039329685</text:p>
              </table:table-cell>
              <table:table-cell office:value-type="float" office:value="0.373995307846769">
                <text:p>0.373995307846769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6028617226883">
                <text:p>0.366028617226883</text:p>
              </table:table-cell>
              <table:table-cell office:value-type="float" office:value="0.368902350427397">
                <text:p>0.368902350427397</text:p>
              </table:table-cell>
              <table:table-cell office:value-type="float" office:value="0.316012924429709">
                <text:p>0.316012924429709</text:p>
              </table:table-cell>
              <table:table-cell office:value-type="float" office:value="0.373811864079431">
                <text:p>0.37381186407943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9240481803402">
                <text:p>0.369240481803402</text:p>
              </table:table-cell>
              <table:table-cell office:value-type="float" office:value="0.365920129447697">
                <text:p>0.365920129447697</text:p>
              </table:table-cell>
              <table:table-cell office:value-type="float" office:value="0.264882579377084">
                <text:p>0.264882579377084</text:p>
              </table:table-cell>
              <table:table-cell office:value-type="float" office:value="0.366403596772913">
                <text:p>0.36640359677291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72940015732205">
                <text:p>0.372940015732205</text:p>
              </table:table-cell>
              <table:table-cell office:value-type="float" office:value="0.370488190617206">
                <text:p>0.370488190617206</text:p>
              </table:table-cell>
              <table:table-cell office:value-type="float" office:value="0.284994882319635">
                <text:p>0.284994882319635</text:p>
              </table:table-cell>
              <table:table-cell office:value-type="float" office:value="0.36741265887355">
                <text:p>0.3674126588735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71026552092354">
                <text:p>0.371026552092354</text:p>
              </table:table-cell>
              <table:table-cell office:value-type="float" office:value="0.362940660000329">
                <text:p>0.362940660000329</text:p>
              </table:table-cell>
              <table:table-cell office:value-type="float" office:value="0.303787402916401">
                <text:p>0.303787402916401</text:p>
              </table:table-cell>
              <table:table-cell office:value-type="float" office:value="0.371083984605047">
                <text:p>0.37108398460504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6266588165278">
                <text:p>0.366266588165278</text:p>
              </table:table-cell>
              <table:table-cell office:value-type="float" office:value="0.366799499634351">
                <text:p>0.366799499634351</text:p>
              </table:table-cell>
              <table:table-cell office:value-type="float" office:value="0.304941825857752">
                <text:p>0.304941825857752</text:p>
              </table:table-cell>
              <table:table-cell office:value-type="float" office:value="0.366721398821623">
                <text:p>0.366721398821623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73379481894733">
                <text:p>0.373379481894733</text:p>
              </table:table-cell>
              <table:table-cell office:value-type="float" office:value="0.364299199872279">
                <text:p>0.364299199872279</text:p>
              </table:table-cell>
              <table:table-cell office:value-type="float" office:value="0.309694317938768">
                <text:p>0.309694317938768</text:p>
              </table:table-cell>
              <table:table-cell office:value-type="float" office:value="0.3737788288076">
                <text:p>0.373778828807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70558763687004">
                <text:p>0.370558763687004</text:p>
              </table:table-cell>
              <table:table-cell office:value-type="float" office:value="0.369562562769968">
                <text:p>0.369562562769968</text:p>
              </table:table-cell>
              <table:table-cell office:value-type="float" office:value="0.317046079338508">
                <text:p>0.317046079338508</text:p>
              </table:table-cell>
              <table:table-cell office:value-type="float" office:value="0.368709789820864">
                <text:p>0.3687097898208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6" chart:maximum="0.79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97cm" svg:height="12.092cm" xlink:href=".." xlink:type="simple" chart:class="chart:line" chart:style-name="ch1">
        <chart:title svg:x="8.799cm" svg:y="0.377cm" chart:style-name="ch2">
          <text:p>lstm vs gru (1 cell)</text:p>
        </chart:title>
        <chart:legend chart:legend-position="end" svg:x="19.597cm" svg:y="5.498cm" style:legend-expansion="high" chart:style-name="ch3"/>
        <chart:plot-area chart:style-name="ch4" table:cell-range-address="'f-AUC'.A3:'f-AUC'.A42 'f-AUC'.H2:'f-AUC'.H42 'f-AUC'.K2:'f-AUC'.K42" chart:data-source-has-labels="both" svg:x="0.429cm" svg:y="1.397cm" svg:width="18.739cm" svg:height="10.454cm">
          <chart:coordinate-region svg:x="1.341cm" svg:y="1.397cm" svg:width="17.827cm" svg:height="9.53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H3:'f-AUC'.H42" chart:label-cell-address="'f-AUC'.H2:'f-AUC'.H2" chart:class="chart:line">
            <chart:data-point chart:repeated="40"/>
          </chart:series>
          <chart:series chart:style-name="ch9" chart:values-cell-range-address="'f-AUC'.K3:'f-AUC'.K42" chart:label-cell-address="'f-AUC'.K2:'f-AUC'.K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6</text:p>
                <draw:g>
                  <svg:desc>'f-AUC'.K2:'f-AUC'.K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70239">
                <text:p>0.670239</text:p>
                <draw:g>
                  <svg:desc>'f-AUC'.K3:'f-AUC'.K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37651">
                <text:p>0.737651</text:p>
              </table:table-cell>
              <table:table-cell office:value-type="float" office:value="0.718501">
                <text:p>0.71850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38737">
                <text:p>0.738737</text:p>
              </table:table-cell>
              <table:table-cell office:value-type="float" office:value="0.739234">
                <text:p>0.73923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4626">
                <text:p>0.74626</text:p>
              </table:table-cell>
              <table:table-cell office:value-type="float" office:value="0.74585">
                <text:p>0.7458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6028">
                <text:p>0.76028</text:p>
              </table:table-cell>
              <table:table-cell office:value-type="float" office:value="0.756021">
                <text:p>0.7560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65099">
                <text:p>0.765099</text:p>
              </table:table-cell>
              <table:table-cell office:value-type="float" office:value="0.760596">
                <text:p>0.7605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9032">
                <text:p>0.769032</text:p>
              </table:table-cell>
              <table:table-cell office:value-type="float" office:value="0.769412">
                <text:p>0.76941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329">
                <text:p>0.768329</text:p>
              </table:table-cell>
              <table:table-cell office:value-type="float" office:value="0.76973">
                <text:p>0.7697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73362">
                <text:p>0.773362</text:p>
              </table:table-cell>
              <table:table-cell office:value-type="float" office:value="0.773892">
                <text:p>0.77389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6362">
                <text:p>0.776362</text:p>
              </table:table-cell>
              <table:table-cell office:value-type="float" office:value="0.773102">
                <text:p>0.773102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6281">
                <text:p>0.776281</text:p>
              </table:table-cell>
              <table:table-cell office:value-type="float" office:value="0.77464">
                <text:p>0.7746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708">
                <text:p>0.77708</text:p>
              </table:table-cell>
              <table:table-cell office:value-type="float" office:value="0.775205">
                <text:p>0.77520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732">
                <text:p>0.782732</text:p>
              </table:table-cell>
              <table:table-cell office:value-type="float" office:value="0.775637">
                <text:p>0.77563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84279">
                <text:p>0.784279</text:p>
              </table:table-cell>
              <table:table-cell office:value-type="float" office:value="0.770694">
                <text:p>0.77069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379">
                <text:p>0.775379</text:p>
              </table:table-cell>
              <table:table-cell office:value-type="float" office:value="0.776921">
                <text:p>0.77692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79806">
                <text:p>0.779806</text:p>
              </table:table-cell>
              <table:table-cell office:value-type="float" office:value="0.773545">
                <text:p>0.773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7775">
                <text:p>0.787775</text:p>
              </table:table-cell>
              <table:table-cell office:value-type="float" office:value="0.777235">
                <text:p>0.77723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82733">
                <text:p>0.782733</text:p>
              </table:table-cell>
              <table:table-cell office:value-type="float" office:value="0.778375">
                <text:p>0.77837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32011">
                <text:p>0.732011</text:p>
              </table:table-cell>
              <table:table-cell office:value-type="float" office:value="0.782454">
                <text:p>0.78245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7614">
                <text:p>0.77614</text:p>
              </table:table-cell>
              <table:table-cell office:value-type="float" office:value="0.783196">
                <text:p>0.78319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0381">
                <text:p>0.780381</text:p>
              </table:table-cell>
              <table:table-cell office:value-type="float" office:value="0.785923">
                <text:p>0.785923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77166">
                <text:p>0.777166</text:p>
              </table:table-cell>
              <table:table-cell office:value-type="float" office:value="0.775113">
                <text:p>0.7751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2434">
                <text:p>0.782434</text:p>
              </table:table-cell>
              <table:table-cell office:value-type="float" office:value="0.781882">
                <text:p>0.7818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79184">
                <text:p>0.779184</text:p>
              </table:table-cell>
              <table:table-cell office:value-type="float" office:value="0.783253">
                <text:p>0.7832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71966">
                <text:p>0.771966</text:p>
              </table:table-cell>
              <table:table-cell office:value-type="float" office:value="0.778783">
                <text:p>0.77878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77453">
                <text:p>0.777453</text:p>
              </table:table-cell>
              <table:table-cell office:value-type="float" office:value="0.780107">
                <text:p>0.78010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72988">
                <text:p>0.772988</text:p>
              </table:table-cell>
              <table:table-cell office:value-type="float" office:value="0.780308">
                <text:p>0.78030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72542">
                <text:p>0.772542</text:p>
              </table:table-cell>
              <table:table-cell office:value-type="float" office:value="0.779331">
                <text:p>0.7793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75618">
                <text:p>0.775618</text:p>
              </table:table-cell>
              <table:table-cell office:value-type="float" office:value="0.77937">
                <text:p>0.7793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73682">
                <text:p>0.773682</text:p>
              </table:table-cell>
              <table:table-cell office:value-type="float" office:value="0.778632">
                <text:p>0.77863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71731">
                <text:p>0.771731</text:p>
              </table:table-cell>
              <table:table-cell office:value-type="float" office:value="0.773443">
                <text:p>0.7734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69033">
                <text:p>0.769033</text:p>
              </table:table-cell>
              <table:table-cell office:value-type="float" office:value="0.774416">
                <text:p>0.774416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72857">
                <text:p>0.772857</text:p>
              </table:table-cell>
              <table:table-cell office:value-type="float" office:value="0.768888">
                <text:p>0.76888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73897">
                <text:p>0.773897</text:p>
              </table:table-cell>
              <table:table-cell office:value-type="float" office:value="0.772556">
                <text:p>0.77255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69712">
                <text:p>0.769712</text:p>
              </table:table-cell>
              <table:table-cell office:value-type="float" office:value="0.775445">
                <text:p>0.775445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69344">
                <text:p>0.769344</text:p>
              </table:table-cell>
              <table:table-cell office:value-type="float" office:value="0.770019">
                <text:p>0.770019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65252">
                <text:p>0.765252</text:p>
              </table:table-cell>
              <table:table-cell office:value-type="float" office:value="0.770374">
                <text:p>0.770374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70791">
                <text:p>0.770791</text:p>
              </table:table-cell>
              <table:table-cell office:value-type="float" office:value="0.769598">
                <text:p>0.76959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64096">
                <text:p>0.764096</text:p>
              </table:table-cell>
              <table:table-cell office:value-type="float" office:value="0.767175">
                <text:p>0.76717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6196">
                <text:p>0.76196</text:p>
              </table:table-cell>
              <table:table-cell office:value-type="float" office:value="0.770988">
                <text:p>0.77098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79cm" svg:y="0.316cm" chart:style-name="ch2">
          <text:p>Random frame order</text:p>
        </chart:title>
        <chart:legend chart:legend-position="end" svg:x="14.1cm" svg:y="3.952cm" style:legend-expansion="high" chart:style-name="ch3"/>
        <chart:plot-area chart:style-name="ch4" table:cell-range-address="'F1-mean f-AUC'.A2:'F1-mean f-AUC'.A21 'F1-mean f-AUC'.B2:'F1-mean f-AUC'.B42 'F1-mean f-AUC'.G2:'F1-mean f-AUC'.G42" chart:data-source-has-labels="both" svg:x="0.32cm" svg:y="1.275cm" svg:width="13.46cm" svg:height="7.545cm">
          <chart:coordinate-region svg:x="1.232cm" svg:y="1.275cm" svg:width="12.548cm" svg:height="6.621cm"/>
          <chart:axis chart:dimension="x" chart:name="primary-x" chart:style-name="ch5" chartooo:axis-type="auto">
            <chartooo:date-scale/>
            <chart:categories table:cell-range-address="'F1-mean f-AUC'.A3:'F1-mean f-AUC'.A2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G3:'F1-mean f-AUC'.G42" chart:label-cell-address="'F1-mean f-AUC'.G2:'F1-mean f-AUC'.G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3</text:p>
                <draw:g>
                  <svg:desc>'F1-mean f-AUC'.G2:'F1-mean 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1-mean f-AUC'.A3:'F1-mean f-AUC'.A21</svg:desc>
                </draw:g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0677926187120326">
                <text:p>0.0677926187120326</text:p>
                <draw:g>
                  <svg:desc>'F1-mean f-AUC'.G3:'F1-mean 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02942584437187">
                <text:p>0.3029425844371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22132676112947">
                <text:p>0.3221326761129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29621764359261">
                <text:p>0.32962176435926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39429201688801">
                <text:p>0.33942920168880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9103214511765">
                <text:p>0.34910321451176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106310402004">
                <text:p>0.3510631040200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287061558942">
                <text:p>0.352870615589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2399082287887">
                <text:p>0.3523990822878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1799132699066">
                <text:p>0.35179913269906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2251747501113">
                <text:p>0.352251747501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56996823308562">
                <text:p>0.35699682330856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9993044486454">
                <text:p>0.359993044486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0135953610971">
                <text:p>0.36013595361097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8365410511">
                <text:p>0.36021836541051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4656533618198">
                <text:p>0.36465653361819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4579236585026">
                <text:p>0.364579236585026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54907973878507">
                <text:p>0.35490797387850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141951384535">
                <text:p>0.36141951384535</text:p>
              </table:table-cell>
            </table:table-row>
            <table:table-row>
              <table:table-cell office:value-type="string"/>
              <table:table-cell office:value-type="float" office:value="0.370672651552116">
                <text:p>0.370672651552116</text:p>
              </table:table-cell>
              <table:table-cell office:value-type="float" office:value="0.360239554480207">
                <text:p>0.360239554480207</text:p>
              </table:table-cell>
            </table:table-row>
            <table:table-row>
              <table:table-cell office:value-type="string"/>
              <table:table-cell office:value-type="float" office:value="0.362816338574456">
                <text:p>0.362816338574456</text:p>
              </table:table-cell>
              <table:table-cell office:value-type="float" office:value="0.36123956088077">
                <text:p>0.36123956088077</text:p>
              </table:table-cell>
            </table:table-row>
            <table:table-row>
              <table:table-cell office:value-type="string"/>
              <table:table-cell office:value-type="float" office:value="0.368516315338857">
                <text:p>0.368516315338857</text:p>
              </table:table-cell>
              <table:table-cell office:value-type="float" office:value="0.366080260088734">
                <text:p>0.366080260088734</text:p>
              </table:table-cell>
            </table:table-row>
            <table:table-row>
              <table:table-cell office:value-type="string"/>
              <table:table-cell office:value-type="float" office:value="0.37040317056907">
                <text:p>0.37040317056907</text:p>
              </table:table-cell>
              <table:table-cell office:value-type="float" office:value="0.364513725194428">
                <text:p>0.364513725194428</text:p>
              </table:table-cell>
            </table:table-row>
            <table:table-row>
              <table:table-cell office:value-type="string"/>
              <table:table-cell office:value-type="float" office:value="0.364282057595252">
                <text:p>0.364282057595252</text:p>
              </table:table-cell>
              <table:table-cell office:value-type="float" office:value="0.362138867131043">
                <text:p>0.362138867131043</text:p>
              </table:table-cell>
            </table:table-row>
            <table:table-row>
              <table:table-cell office:value-type="string"/>
              <table:table-cell office:value-type="float" office:value="0.369676857127841">
                <text:p>0.369676857127841</text:p>
              </table:table-cell>
              <table:table-cell office:value-type="float" office:value="0.354919437956944">
                <text:p>0.354919437956944</text:p>
              </table:table-cell>
            </table:table-row>
            <table:table-row>
              <table:table-cell office:value-type="string"/>
              <table:table-cell office:value-type="float" office:value="0.366197154414908">
                <text:p>0.366197154414908</text:p>
              </table:table-cell>
              <table:table-cell office:value-type="float" office:value="0.364396269546045">
                <text:p>0.364396269546045</text:p>
              </table:table-cell>
            </table:table-row>
            <table:table-row>
              <table:table-cell office:value-type="string"/>
              <table:table-cell office:value-type="float" office:value="0.370311024066021">
                <text:p>0.370311024066021</text:p>
              </table:table-cell>
              <table:table-cell office:value-type="float" office:value="0.351332479232106">
                <text:p>0.351332479232106</text:p>
              </table:table-cell>
            </table:table-row>
            <table:table-row>
              <table:table-cell office:value-type="string"/>
              <table:table-cell office:value-type="float" office:value="0.365791471228637">
                <text:p>0.365791471228637</text:p>
              </table:table-cell>
              <table:table-cell office:value-type="float" office:value="0.362362607880714">
                <text:p>0.362362607880714</text:p>
              </table:table-cell>
            </table:table-row>
            <table:table-row>
              <table:table-cell office:value-type="string"/>
              <table:table-cell office:value-type="float" office:value="0.367762535759547">
                <text:p>0.367762535759547</text:p>
              </table:table-cell>
              <table:table-cell office:value-type="float" office:value="0.365709914967356">
                <text:p>0.365709914967356</text:p>
              </table:table-cell>
            </table:table-row>
            <table:table-row>
              <table:table-cell office:value-type="string"/>
              <table:table-cell office:value-type="float" office:value="0.359129966533939">
                <text:p>0.359129966533939</text:p>
              </table:table-cell>
              <table:table-cell office:value-type="float" office:value="0.356585823223628">
                <text:p>0.356585823223628</text:p>
              </table:table-cell>
            </table:table-row>
            <table:table-row>
              <table:table-cell office:value-type="string"/>
              <table:table-cell office:value-type="float" office:value="0.360786500695349">
                <text:p>0.360786500695349</text:p>
              </table:table-cell>
              <table:table-cell office:value-type="float" office:value="0.368099331334157">
                <text:p>0.368099331334157</text:p>
              </table:table-cell>
            </table:table-row>
            <table:table-row>
              <table:table-cell office:value-type="string"/>
              <table:table-cell office:value-type="float" office:value="0.363879951893763">
                <text:p>0.363879951893763</text:p>
              </table:table-cell>
              <table:table-cell office:value-type="float" office:value="0.361071834375301">
                <text:p>0.361071834375301</text:p>
              </table:table-cell>
            </table:table-row>
            <table:table-row>
              <table:table-cell office:value-type="string"/>
              <table:table-cell office:value-type="float" office:value="0.366122750241384">
                <text:p>0.366122750241384</text:p>
              </table:table-cell>
              <table:table-cell office:value-type="float" office:value="0.364843357513331">
                <text:p>0.364843357513331</text:p>
              </table:table-cell>
            </table:table-row>
            <table:table-row>
              <table:table-cell office:value-type="string"/>
              <table:table-cell office:value-type="float" office:value="0.362888783177023">
                <text:p>0.362888783177023</text:p>
              </table:table-cell>
              <table:table-cell office:value-type="float" office:value="0.360658042349094">
                <text:p>0.360658042349094</text:p>
              </table:table-cell>
            </table:table-row>
            <table:table-row>
              <table:table-cell office:value-type="string"/>
              <table:table-cell office:value-type="float" office:value="0.370311085486312">
                <text:p>0.370311085486312</text:p>
              </table:table-cell>
              <table:table-cell office:value-type="float" office:value="0.361305928601613">
                <text:p>0.361305928601613</text:p>
              </table:table-cell>
            </table:table-row>
            <table:table-row>
              <table:table-cell office:value-type="string"/>
              <table:table-cell office:value-type="float" office:value="0.35770592883444">
                <text:p>0.35770592883444</text:p>
              </table:table-cell>
              <table:table-cell office:value-type="float" office:value="0.35804527470964">
                <text:p>0.35804527470964</text:p>
              </table:table-cell>
            </table:table-row>
            <table:table-row>
              <table:table-cell office:value-type="string"/>
              <table:table-cell office:value-type="float" office:value="0.364840387595846">
                <text:p>0.364840387595846</text:p>
              </table:table-cell>
              <table:table-cell office:value-type="float" office:value="0.365385198784379">
                <text:p>0.365385198784379</text:p>
              </table:table-cell>
            </table:table-row>
            <table:table-row>
              <table:table-cell office:value-type="string"/>
              <table:table-cell office:value-type="float" office:value="0.367230469251483">
                <text:p>0.367230469251483</text:p>
              </table:table-cell>
              <table:table-cell office:value-type="float" office:value="0.363873335055296">
                <text:p>0.363873335055296</text:p>
              </table:table-cell>
            </table:table-row>
            <table:table-row>
              <table:table-cell office:value-type="string"/>
              <table:table-cell office:value-type="float" office:value="0.363010234511332">
                <text:p>0.363010234511332</text:p>
              </table:table-cell>
              <table:table-cell office:value-type="float" office:value="0.359291762777259">
                <text:p>0.359291762777259</text:p>
              </table:table-cell>
            </table:table-row>
            <table:table-row>
              <table:table-cell office:value-type="string"/>
              <table:table-cell office:value-type="float" office:value="0.361035497825519">
                <text:p>0.361035497825519</text:p>
              </table:table-cell>
              <table:table-cell office:value-type="float" office:value="0.353164722996875">
                <text:p>0.3531647229968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26cm" svg:height="12.952cm" xlink:href=".." xlink:type="simple" chart:class="chart:line" chart:style-name="ch1">
        <chart:title svg:x="10.292cm" svg:y="0.395cm" chart:style-name="ch2">
          <text:p># celle lstm</text:p>
        </chart:title>
        <chart:legend chart:legend-position="end" svg:x="20.703cm" svg:y="5.181cm" style:legend-expansion="high" chart:style-name="ch3"/>
        <chart:plot-area chart:style-name="ch4" table:cell-range-address="'F1-mean f-AUC'.B2:'F1-mean f-AUC'.B42 'F1-mean f-AUC'.H2:'F1-mean f-AUC'.H42 'F1-mean f-AUC'.I2:'F1-mean f-AUC'.I52 'F1-mean f-AUC'.M2:'F1-mean f-AUC'.N52" chart:data-source-has-labels="row" svg:x="0.46cm" svg:y="1.433cm" svg:width="19.783cm" svg:height="11.26cm">
          <chart:coordinate-region svg:x="1.372cm" svg:y="1.632cm" svg:width="18.871cm" svg:height="10.41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H3:'F1-mean f-AUC'.H42" chart:label-cell-address="'F1-mean f-AUC'.H2:'F1-mean f-AUC'.H2" chart:class="chart:line">
            <chart:data-point chart:repeated="40"/>
          </chart:series>
          <chart:series chart:style-name="ch10" chart:values-cell-range-address="'F1-mean f-AUC'.I3:'F1-mean f-AUC'.I52" chart:label-cell-address="'F1-mean f-AUC'.I2:'F1-mean f-AUC'.I2" chart:class="chart:line">
            <chart:data-point chart:repeated="50"/>
          </chart:series>
          <chart:series chart:style-name="ch11" chart:values-cell-range-address="'F1-mean f-AUC'.M3:'F1-mean f-AUC'.M52" chart:label-cell-address="'F1-mean f-AUC'.M2:'F1-mean f-AUC'.M2" chart:class="chart:line">
            <chart:data-point chart:repeated="50"/>
          </chart:series>
          <chart:series chart:style-name="ch12" chart:values-cell-range-address="'F1-mean f-AUC'.N3:'F1-mean f-AUC'.N52" chart:label-cell-address="'F1-mean f-AUC'.N2:'F1-mean f-AUC'.N2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4_2</text:p>
                <draw:g>
                  <svg:desc>'F1-mean f-AUC'.I2:'F1-mean f-AUC'.I2</svg:desc>
                </draw:g>
              </table:table-cell>
              <table:table-cell office:value-type="string">
                <text:p>V24_3</text:p>
                <draw:g>
                  <svg:desc>'F1-mean f-AUC'.M2:'F1-mean f-AUC'.M2</svg:desc>
                </draw:g>
              </table:table-cell>
              <table:table-cell office:value-type="string">
                <text:p>V24_4</text:p>
                <draw:g>
                  <svg:desc>'F1-mean f-AUC'.N2:'F1-mean f-AUC'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301153461905249">
                <text:p>0.301153461905249</text:p>
                <draw:g>
                  <svg:desc>'F1-mean f-AUC'.H3:'F1-mean f-AUC'.H42</svg:desc>
                </draw:g>
              </table:table-cell>
              <table:table-cell office:value-type="float" office:value="0">
                <text:p>0</text:p>
                <draw:g>
                  <svg:desc>'F1-mean f-AUC'.I3:'F1-mean f-AUC'.I52</svg:desc>
                </draw:g>
              </table:table-cell>
              <table:table-cell office:value-type="float" office:value="0">
                <text:p>0</text:p>
                <draw:g>
                  <svg:desc>'F1-mean f-AUC'.M3:'F1-mean f-AUC'.M52</svg:desc>
                </draw:g>
              </table:table-cell>
              <table:table-cell office:value-type="float" office:value="0">
                <text:p>0</text:p>
                <draw:g>
                  <svg:desc>'F1-mean f-AUC'.N3:'F1-mean f-AUC'.N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176941745568952">
                <text:p>0.00017694174556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235084255446736">
                <text:p>0.2350842554467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19459363559287">
                <text:p>0.319459363559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30047932633178">
                <text:p>0.3300479326331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38990086483236">
                <text:p>0.3389900864832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43090973082398">
                <text:p>0.343090973082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47574059790981">
                <text:p>0.3475740597909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48523465759344">
                <text:p>0.3485234657593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52788791227469">
                <text:p>0.352788791227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46187163923631">
                <text:p>0.346187163923631</text:p>
              </table:table-cell>
              <table:table-cell office:value-type="float" office:value="0">
                <text:p>0</text:p>
              </table:table-cell>
              <table:table-cell office:value-type="float" office:value="0.291743479683692">
                <text:p>0.291743479683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0124384445451">
                <text:p>0.350124384445451</text:p>
              </table:table-cell>
              <table:table-cell office:value-type="float" office:value="0">
                <text:p>0</text:p>
              </table:table-cell>
              <table:table-cell office:value-type="float" office:value="0.311394046999603">
                <text:p>0.311394046999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55728733644994">
                <text:p>0.355728733644994</text:p>
              </table:table-cell>
              <table:table-cell office:value-type="float" office:value="0">
                <text:p>0</text:p>
              </table:table-cell>
              <table:table-cell office:value-type="float" office:value="0.284543771391869">
                <text:p>0.2845437713918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6753413169385">
                <text:p>0.356753413169385</text:p>
              </table:table-cell>
              <table:table-cell office:value-type="float" office:value="0.28514322219129">
                <text:p>0.28514322219129</text:p>
              </table:table-cell>
              <table:table-cell office:value-type="float" office:value="0.289395638908815">
                <text:p>0.289395638908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844925182551">
                <text:p>0.35844925182551</text:p>
              </table:table-cell>
              <table:table-cell office:value-type="float" office:value="0.309575838233721">
                <text:p>0.309575838233721</text:p>
              </table:table-cell>
              <table:table-cell office:value-type="float" office:value="0.318032477082141">
                <text:p>0.3180324770821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0572711966966">
                <text:p>0.360572711966966</text:p>
              </table:table-cell>
              <table:table-cell office:value-type="float" office:value="0.316970033707106">
                <text:p>0.316970033707106</text:p>
              </table:table-cell>
              <table:table-cell office:value-type="float" office:value="0.328724349779148">
                <text:p>0.3287243497791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3547313035065">
                <text:p>0.353547313035065</text:p>
              </table:table-cell>
              <table:table-cell office:value-type="float" office:value="0.317739398513338">
                <text:p>0.317739398513338</text:p>
              </table:table-cell>
              <table:table-cell office:value-type="float" office:value="0.322464570990055">
                <text:p>0.32246457099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4044447701695">
                <text:p>0.34044447701695</text:p>
              </table:table-cell>
              <table:table-cell office:value-type="float" office:value="0.329027452218409">
                <text:p>0.329027452218409</text:p>
              </table:table-cell>
              <table:table-cell office:value-type="float" office:value="0.333052598593629">
                <text:p>0.3330525985936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1997177931144">
                <text:p>0.361997177931144</text:p>
              </table:table-cell>
              <table:table-cell office:value-type="float" office:value="0.331921009388649">
                <text:p>0.331921009388649</text:p>
              </table:table-cell>
              <table:table-cell office:value-type="float" office:value="0.333289892327031">
                <text:p>0.3332898923270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4849626899978">
                <text:p>0.364849626899978</text:p>
              </table:table-cell>
              <table:table-cell office:value-type="float" office:value="0.337127177630344">
                <text:p>0.337127177630344</text:p>
              </table:table-cell>
              <table:table-cell office:value-type="float" office:value="0.322445409657733">
                <text:p>0.322445409657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4497178146068">
                <text:p>0.364497178146068</text:p>
              </table:table-cell>
              <table:table-cell office:value-type="float" office:value="0.339486198352965">
                <text:p>0.339486198352965</text:p>
              </table:table-cell>
              <table:table-cell office:value-type="float" office:value="0.335178669941234">
                <text:p>0.3351786699412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5457054723163">
                <text:p>0.365457054723163</text:p>
              </table:table-cell>
              <table:table-cell office:value-type="float" office:value="0.340210766222539">
                <text:p>0.340210766222539</text:p>
              </table:table-cell>
              <table:table-cell office:value-type="float" office:value="0.335944609967264">
                <text:p>0.3359446099672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3444727650574">
                <text:p>0.363444727650574</text:p>
              </table:table-cell>
              <table:table-cell office:value-type="float" office:value="0.342139524499595">
                <text:p>0.342139524499595</text:p>
              </table:table-cell>
              <table:table-cell office:value-type="float" office:value="0.334763308305056">
                <text:p>0.3347633083050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67888202415656">
                <text:p>0.367888202415656</text:p>
              </table:table-cell>
              <table:table-cell office:value-type="float" office:value="0.340072993139592">
                <text:p>0.340072993139592</text:p>
              </table:table-cell>
              <table:table-cell office:value-type="float" office:value="0.337460553108017">
                <text:p>0.3374605531080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6893810999162">
                <text:p>0.366893810999162</text:p>
              </table:table-cell>
              <table:table-cell office:value-type="float" office:value="0.345725196411069">
                <text:p>0.34572519641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4253231055823">
                <text:p>0.364253231055823</text:p>
              </table:table-cell>
              <table:table-cell office:value-type="float" office:value="0.353150908446585">
                <text:p>0.353150908446585</text:p>
              </table:table-cell>
              <table:table-cell office:value-type="float" office:value="0.34760869968998">
                <text:p>0.34760869968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54282126697131">
                <text:p>0.354282126697131</text:p>
              </table:table-cell>
              <table:table-cell office:value-type="float" office:value="0.361823032364941">
                <text:p>0.361823032364941</text:p>
              </table:table-cell>
              <table:table-cell office:value-type="float" office:value="0.343602795818543">
                <text:p>0.343602795818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48555544804716">
                <text:p>0.348555544804716</text:p>
              </table:table-cell>
              <table:table-cell office:value-type="float" office:value="0.353357931537634">
                <text:p>0.353357931537634</text:p>
              </table:table-cell>
              <table:table-cell office:value-type="float" office:value="0.347284843519502">
                <text:p>0.347284843519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6398245724237">
                <text:p>0.356398245724237</text:p>
              </table:table-cell>
              <table:table-cell office:value-type="float" office:value="0.363569988364067">
                <text:p>0.363569988364067</text:p>
              </table:table-cell>
              <table:table-cell office:value-type="float" office:value="0.348630500737555">
                <text:p>0.348630500737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3762419871433">
                <text:p>0.363762419871433</text:p>
              </table:table-cell>
              <table:table-cell office:value-type="float" office:value="0.355572934624971">
                <text:p>0.355572934624971</text:p>
              </table:table-cell>
              <table:table-cell office:value-type="float" office:value="0.354083131983942">
                <text:p>0.354083131983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5498445526562">
                <text:p>0.35498445526562</text:p>
              </table:table-cell>
              <table:table-cell office:value-type="float" office:value="0.360901697823952">
                <text:p>0.360901697823952</text:p>
              </table:table-cell>
              <table:table-cell office:value-type="float" office:value="0.352987071075498">
                <text:p>0.352987071075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58066117762533">
                <text:p>0.358066117762533</text:p>
              </table:table-cell>
              <table:table-cell office:value-type="float" office:value="0.369207302627611">
                <text:p>0.369207302627611</text:p>
              </table:table-cell>
              <table:table-cell office:value-type="float" office:value="0.352558567659651">
                <text:p>0.352558567659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58934516436447">
                <text:p>0.358934516436447</text:p>
              </table:table-cell>
              <table:table-cell office:value-type="float" office:value="0.363212865152979">
                <text:p>0.363212865152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1238421872987">
                <text:p>0.361238421872987</text:p>
              </table:table-cell>
              <table:table-cell office:value-type="float" office:value="0.349880059779163">
                <text:p>0.349880059779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6037175082375">
                <text:p>0.36037175082375</text:p>
              </table:table-cell>
              <table:table-cell office:value-type="float" office:value="0.363447214230287">
                <text:p>0.36344721423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8100953807865">
                <text:p>0.358100953807865</text:p>
              </table:table-cell>
              <table:table-cell office:value-type="float" office:value="0.366688205778672">
                <text:p>0.366688205778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58282054835703">
                <text:p>0.358282054835703</text:p>
              </table:table-cell>
              <table:table-cell office:value-type="float" office:value="0.360475994758333">
                <text:p>0.360475994758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57406730593436">
                <text:p>0.357406730593436</text:p>
              </table:table-cell>
              <table:table-cell office:value-type="float" office:value="0.368474568133827">
                <text:p>0.36847456813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59869100302975">
                <text:p>0.359869100302975</text:p>
              </table:table-cell>
              <table:table-cell office:value-type="float" office:value="0.363137800588037">
                <text:p>0.363137800588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0112081246803">
                <text:p>0.360112081246803</text:p>
              </table:table-cell>
              <table:table-cell office:value-type="float" office:value="0.368880340240885">
                <text:p>0.368880340240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512697823672">
                <text:p>0.364512697823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213183665742">
                <text:p>0.36213183665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36680606207">
                <text:p>0.364836680606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6682318084731">
                <text:p>0.366682318084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3478754539533">
                <text:p>0.363478754539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139276177873">
                <text:p>0.3513927617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090408266237">
                <text:p>0.364090408266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0972130593377">
                <text:p>0.360972130593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899561697885">
                <text:p>0.364899561697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07699270779">
                <text:p>0.35807699270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7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87cm" svg:height="12.705cm" xlink:href=".." xlink:type="simple" chart:class="chart:line" chart:style-name="ch1">
        <chart:title svg:x="9.027cm" svg:y="0.39cm" chart:style-name="ch2">
          <text:p>with vs w/out saliency</text:p>
        </chart:title>
        <chart:legend chart:legend-position="end" svg:x="20.687cm" svg:y="5.804cm" style:legend-expansion="high" chart:style-name="ch3"/>
        <chart:plot-area chart:style-name="ch4" table:cell-range-address="'F1-mean f-AUC'.B2:'F1-mean f-AUC'.B42 'F1-mean f-AUC'.J2:'F1-mean f-AUC'.J42" chart:data-source-has-labels="row" svg:x="0.451cm" svg:y="1.423cm" svg:width="19.785cm" svg:height="11.028cm">
          <chart:coordinate-region svg:x="1.363cm" svg:y="1.423cm" svg:width="18.686cm" svg:height="10.38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B3:'F1-mean f-AUC'.B42" chart:label-cell-address="'F1-mean f-AUC'.B2:'F1-mean f-AUC'.B2" chart:class="chart:line">
            <chart:data-point chart:repeated="40"/>
          </chart:series>
          <chart:series chart:style-name="ch9" chart:values-cell-range-address="'F1-mean f-AUC'.J3:'F1-mean f-AUC'.J42" chart:label-cell-address="'F1-mean f-AUC'.J2:'F1-mean 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1-mean f-AUC'.B2:'F1-mean f-AUC'.B2</svg:desc>
                </draw:g>
              </table:table-cell>
              <table:table-cell office:value-type="string">
                <text:p>v25</text:p>
                <draw:g>
                  <svg:desc>'F1-mean f-AUC'.J2:'F1-mean f-AUC'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80813153116">
                <text:p>0.301180813153116</text:p>
                <draw:g>
                  <svg:desc>'F1-mean f-AUC'.B3:'F1-mean f-AUC'.B42</svg:desc>
                </draw:g>
              </table:table-cell>
              <table:table-cell office:value-type="float" office:value="0.276861132329082">
                <text:p>0.276861132329082</text:p>
                <draw:g>
                  <svg:desc>'F1-mean f-AUC'.J3:'F1-mean f-AUC'.J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3809181280967">
                <text:p>0.323809181280967</text:p>
              </table:table-cell>
              <table:table-cell office:value-type="float" office:value="0.327105580844911">
                <text:p>0.3271055808449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9303218101362">
                <text:p>0.339303218101362</text:p>
              </table:table-cell>
              <table:table-cell office:value-type="float" office:value="0.338652159444164">
                <text:p>0.3386521594441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6701603993337">
                <text:p>0.346701603993337</text:p>
              </table:table-cell>
              <table:table-cell office:value-type="float" office:value="0.343188651667957">
                <text:p>0.3431886516679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49795282385202">
                <text:p>0.349795282385202</text:p>
              </table:table-cell>
              <table:table-cell office:value-type="float" office:value="0.34774162311791">
                <text:p>0.347741623117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48980997270032">
                <text:p>0.348980997270032</text:p>
              </table:table-cell>
              <table:table-cell office:value-type="float" office:value="0.348264180874235">
                <text:p>0.3482641808742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6292065396325">
                <text:p>0.356292065396325</text:p>
              </table:table-cell>
              <table:table-cell office:value-type="float" office:value="0.356495678710511">
                <text:p>0.356495678710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0442743048028">
                <text:p>0.360442743048028</text:p>
              </table:table-cell>
              <table:table-cell office:value-type="float" office:value="0.355959366893213">
                <text:p>0.3559593668932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0410400241869">
                <text:p>0.360410400241869</text:p>
              </table:table-cell>
              <table:table-cell office:value-type="float" office:value="0.353531309081243">
                <text:p>0.3535313090812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8944334009949">
                <text:p>0.358944334009949</text:p>
              </table:table-cell>
              <table:table-cell office:value-type="float" office:value="0.357827828535733">
                <text:p>0.3578278285357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9762303330079">
                <text:p>0.359762303330079</text:p>
              </table:table-cell>
              <table:table-cell office:value-type="float" office:value="0.361697860169675">
                <text:p>0.361697860169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4502954027985">
                <text:p>0.354502954027985</text:p>
              </table:table-cell>
              <table:table-cell office:value-type="float" office:value="0.362116881559723">
                <text:p>0.36211688155972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0678282725716">
                <text:p>0.360678282725716</text:p>
              </table:table-cell>
              <table:table-cell office:value-type="float" office:value="0.353609229541649">
                <text:p>0.3536092295416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2112866472127">
                <text:p>0.362112866472127</text:p>
              </table:table-cell>
              <table:table-cell office:value-type="float" office:value="0.362714915064734">
                <text:p>0.362714915064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3881329306331">
                <text:p>0.353881329306331</text:p>
              </table:table-cell>
              <table:table-cell office:value-type="float" office:value="0.360211178844545">
                <text:p>0.3602111788445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7287642672195">
                <text:p>0.367287642672195</text:p>
              </table:table-cell>
              <table:table-cell office:value-type="float" office:value="0.363789401079654">
                <text:p>0.3637894010796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1076889852575">
                <text:p>0.361076889852575</text:p>
              </table:table-cell>
              <table:table-cell office:value-type="float" office:value="0.363455455960099">
                <text:p>0.3634554559600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4633825218772">
                <text:p>0.364633825218772</text:p>
              </table:table-cell>
              <table:table-cell office:value-type="float" office:value="0.367281805496936">
                <text:p>0.3672818054969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2445917166853">
                <text:p>0.362445917166853</text:p>
              </table:table-cell>
              <table:table-cell office:value-type="float" office:value="0.36294746454652">
                <text:p>0.362947464546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70672651552116">
                <text:p>0.370672651552116</text:p>
              </table:table-cell>
              <table:table-cell office:value-type="float" office:value="0.364271002263856">
                <text:p>0.3642710022638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2816338574456">
                <text:p>0.362816338574456</text:p>
              </table:table-cell>
              <table:table-cell office:value-type="float" office:value="0.351821617503954">
                <text:p>0.3518216175039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8516315338857">
                <text:p>0.368516315338857</text:p>
              </table:table-cell>
              <table:table-cell office:value-type="float" office:value="0.368801393304434">
                <text:p>0.3688013933044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7040317056907">
                <text:p>0.37040317056907</text:p>
              </table:table-cell>
              <table:table-cell office:value-type="float" office:value="0.367785783856328">
                <text:p>0.3677857838563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4282057595252">
                <text:p>0.364282057595252</text:p>
              </table:table-cell>
              <table:table-cell office:value-type="float" office:value="0.364983062522991">
                <text:p>0.36498306252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9676857127841">
                <text:p>0.369676857127841</text:p>
              </table:table-cell>
              <table:table-cell office:value-type="float" office:value="0.36506565199578">
                <text:p>0.365065651995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66197154414908">
                <text:p>0.366197154414908</text:p>
              </table:table-cell>
              <table:table-cell office:value-type="float" office:value="0.366305728908943">
                <text:p>0.366305728908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70311024066021">
                <text:p>0.370311024066021</text:p>
              </table:table-cell>
              <table:table-cell office:value-type="float" office:value="0.365318604970793">
                <text:p>0.365318604970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65791471228637">
                <text:p>0.365791471228637</text:p>
              </table:table-cell>
              <table:table-cell office:value-type="float" office:value="0.369282725553997">
                <text:p>0.3692827255539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67762535759547">
                <text:p>0.367762535759547</text:p>
              </table:table-cell>
              <table:table-cell office:value-type="float" office:value="0.358517309271258">
                <text:p>0.3585173092712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9129966533939">
                <text:p>0.359129966533939</text:p>
              </table:table-cell>
              <table:table-cell office:value-type="float" office:value="0.36885564546473">
                <text:p>0.368855645464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0786500695349">
                <text:p>0.360786500695349</text:p>
              </table:table-cell>
              <table:table-cell office:value-type="float" office:value="0.367040647254214">
                <text:p>0.3670406472542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63879951893763">
                <text:p>0.363879951893763</text:p>
              </table:table-cell>
              <table:table-cell office:value-type="float" office:value="0.366878063997026">
                <text:p>0.3668780639970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122750241384">
                <text:p>0.366122750241384</text:p>
              </table:table-cell>
              <table:table-cell office:value-type="float" office:value="0.364595112157407">
                <text:p>0.3645951121574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62888783177023">
                <text:p>0.362888783177023</text:p>
              </table:table-cell>
              <table:table-cell office:value-type="float" office:value="0.369576207913835">
                <text:p>0.3695762079138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70311085486312">
                <text:p>0.370311085486312</text:p>
              </table:table-cell>
              <table:table-cell office:value-type="float" office:value="0.35933345023377">
                <text:p>0.359333450233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770592883444">
                <text:p>0.35770592883444</text:p>
              </table:table-cell>
              <table:table-cell office:value-type="float" office:value="0.359398388833115">
                <text:p>0.3593983888331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4840387595846">
                <text:p>0.364840387595846</text:p>
              </table:table-cell>
              <table:table-cell office:value-type="float" office:value="0.367123725101696">
                <text:p>0.3671237251016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67230469251483">
                <text:p>0.367230469251483</text:p>
              </table:table-cell>
              <table:table-cell office:value-type="float" office:value="0.367604427190893">
                <text:p>0.3676044271908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63010234511332">
                <text:p>0.363010234511332</text:p>
              </table:table-cell>
              <table:table-cell office:value-type="float" office:value="0.367362146714549">
                <text:p>0.3673621467145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61035497825519">
                <text:p>0.361035497825519</text:p>
              </table:table-cell>
              <table:table-cell office:value-type="float" office:value="0.364291145817948">
                <text:p>0.3642911458179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3" chart:maximum="0.3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961cm" svg:height="12.915cm" xlink:href=".." xlink:type="simple" chart:class="chart:line" chart:style-name="ch1">
        <chart:title svg:x="9.531cm" svg:y="0.394cm" chart:style-name="ch2">
          <text:p>lstm vs gru (1 cell)</text:p>
        </chart:title>
        <chart:legend chart:legend-position="end" svg:x="21.061cm" svg:y="5.909cm" style:legend-expansion="high" chart:style-name="ch3"/>
        <chart:plot-area chart:style-name="ch4" table:cell-range-address="'F1-mean f-AUC'.H2:'F1-mean f-AUC'.H27 'F1-mean f-AUC'.K2:'F1-mean f-AUC'.K27" chart:data-source-has-labels="row" svg:x="0.459cm" svg:y="1.431cm" svg:width="20.143cm" svg:height="11.226cm">
          <chart:coordinate-region svg:x="1.371cm" svg:y="1.63cm" svg:width="19.044cm" svg:height="10.3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H3:'F1-mean f-AUC'.H27" chart:label-cell-address="'F1-mean f-AUC'.H2:'F1-mean f-AUC'.H2" chart:class="chart:line">
            <chart:data-point chart:repeated="25"/>
          </chart:series>
          <chart:series chart:style-name="ch9" chart:values-cell-range-address="'F1-mean f-AUC'.K3:'F1-mean f-AUC'.K27" chart:label-cell-address="'F1-mean f-AUC'.K2:'F1-mean f-AUC'.K2" chart:class="chart:line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4</text:p>
                <draw:g>
                  <svg:desc>'F1-mean f-AUC'.H2:'F1-mean f-AUC'.H2</svg:desc>
                </draw:g>
              </table:table-cell>
              <table:table-cell office:value-type="string">
                <text:p>v26</text:p>
                <draw:g>
                  <svg:desc>'F1-mean f-AUC'.K2:'F1-mean f-AUC'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01153461905249">
                <text:p>0.301153461905249</text:p>
                <draw:g>
                  <svg:desc>'F1-mean f-AUC'.H3:'F1-mean f-AUC'.H27</svg:desc>
                </draw:g>
              </table:table-cell>
              <table:table-cell office:value-type="float" office:value="0.314706479488949">
                <text:p>0.314706479488949</text:p>
                <draw:g>
                  <svg:desc>'F1-mean f-AUC'.K3:'F1-mean f-AUC'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7217252172979">
                <text:p>0.337217252172979</text:p>
              </table:table-cell>
              <table:table-cell office:value-type="float" office:value="0.338637166201013">
                <text:p>0.338637166201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46884102227548">
                <text:p>0.346884102227548</text:p>
              </table:table-cell>
              <table:table-cell office:value-type="float" office:value="0.344214434500127">
                <text:p>0.344214434500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7658860534261">
                <text:p>0.347658860534261</text:p>
              </table:table-cell>
              <table:table-cell office:value-type="float" office:value="0.340326535368439">
                <text:p>0.3403265353684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53866775985561">
                <text:p>0.353866775985561</text:p>
              </table:table-cell>
              <table:table-cell office:value-type="float" office:value="0.352645501969001">
                <text:p>0.352645501969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6947011450887">
                <text:p>0.356947011450887</text:p>
              </table:table-cell>
              <table:table-cell office:value-type="float" office:value="0.357278953562223">
                <text:p>0.3572789535622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58941893357612">
                <text:p>0.358941893357612</text:p>
              </table:table-cell>
              <table:table-cell office:value-type="float" office:value="0.355349977062722">
                <text:p>0.35534997706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8848041516232">
                <text:p>0.358848041516232</text:p>
              </table:table-cell>
              <table:table-cell office:value-type="float" office:value="0.356514657900922">
                <text:p>0.3565146579009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6932911214901">
                <text:p>0.356932911214901</text:p>
              </table:table-cell>
              <table:table-cell office:value-type="float" office:value="0.357317440468415">
                <text:p>0.3573174404684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52910759483319">
                <text:p>0.352910759483319</text:p>
              </table:table-cell>
              <table:table-cell office:value-type="float" office:value="0.361162801563157">
                <text:p>0.3611628015631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54656634132">
                <text:p>0.3554656634132</text:p>
              </table:table-cell>
              <table:table-cell office:value-type="float" office:value="0.359973555201132">
                <text:p>0.359973555201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0619377571183">
                <text:p>0.360619377571183</text:p>
              </table:table-cell>
              <table:table-cell office:value-type="float" office:value="0.358129806867474">
                <text:p>0.3581298068674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67156970053633">
                <text:p>0.367156970053633</text:p>
              </table:table-cell>
              <table:table-cell office:value-type="float" office:value="0.36129116095438">
                <text:p>0.361291160954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5534047892175">
                <text:p>0.35534047892175</text:p>
              </table:table-cell>
              <table:table-cell office:value-type="float" office:value="0.35883115213573">
                <text:p>0.358831152135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9416073556418">
                <text:p>0.349416073556418</text:p>
              </table:table-cell>
              <table:table-cell office:value-type="float" office:value="0.350941726937123">
                <text:p>0.350941726937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5169636735807">
                <text:p>0.365169636735807</text:p>
              </table:table-cell>
              <table:table-cell office:value-type="float" office:value="0.361549283314766">
                <text:p>0.3615492833147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53492669261722">
                <text:p>0.353492669261722</text:p>
              </table:table-cell>
              <table:table-cell office:value-type="float" office:value="0.3566438377029">
                <text:p>0.35664383770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1456134821865">
                <text:p>0.361456134821865</text:p>
              </table:table-cell>
              <table:table-cell office:value-type="float" office:value="0.360047680140992">
                <text:p>0.360047680140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38938689702247">
                <text:p>0.338938689702247</text:p>
              </table:table-cell>
              <table:table-cell office:value-type="float" office:value="0.367679405306677">
                <text:p>0.3676794053066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59897734080146">
                <text:p>0.359897734080146</text:p>
              </table:table-cell>
              <table:table-cell office:value-type="float" office:value="0.366388239458785">
                <text:p>0.3663882394587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58010777604466">
                <text:p>0.358010777604466</text:p>
              </table:table-cell>
              <table:table-cell office:value-type="float" office:value="0.36603101801931">
                <text:p>0.366031018019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57533595096031">
                <text:p>0.357533595096031</text:p>
              </table:table-cell>
              <table:table-cell office:value-type="float" office:value="0.364317053826699">
                <text:p>0.3643170538266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61550117632419">
                <text:p>0.361550117632419</text:p>
              </table:table-cell>
              <table:table-cell office:value-type="float" office:value="0.367778978845734">
                <text:p>0.367778978845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60329071413886">
                <text:p>0.360329071413886</text:p>
              </table:table-cell>
              <table:table-cell office:value-type="float" office:value="0.352633073499146">
                <text:p>0.3526330734991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616954552647">
                <text:p>0.3616954552647</text:p>
              </table:table-cell>
              <table:table-cell office:value-type="float" office:value="0.362482665939317">
                <text:p>0.3624826659393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673cm" svg:height="12.191cm" xlink:href=".." xlink:type="simple" chart:class="chart:line" chart:style-name="ch1">
        <chart:title svg:x="9.933cm" svg:y="0.379cm" chart:style-name="ch2">
          <text:p>saliency</text:p>
        </chart:title>
        <chart:legend chart:legend-position="end" svg:x="19.773cm" svg:y="5.547cm" style:legend-expansion="high" chart:style-name="ch3"/>
        <chart:plot-area chart:style-name="ch4" table:cell-range-address="'f-AUC'.A3:'f-AUC'.B42 'f-AUC'.A2:'f-AUC'.B2 'f-AUC'.J2:'f-AUC'.J42" chart:data-source-has-labels="both" svg:x="0.433cm" svg:y="1.401cm" svg:width="18.907cm" svg:height="10.547cm">
          <chart:coordinate-region svg:x="1.345cm" svg:y="1.522cm" svg:width="17.995cm" svg:height="9.424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J3:'f-AUC'.J42" chart:label-cell-address="'f-AUC'.J2:'f-AUC'.J2" chart:class="chart:line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5</text:p>
                <draw:g>
                  <svg:desc>'f-AUC'.J2:'f-AUC'.J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7179">
                <text:p>0.67179</text:p>
                <draw:g>
                  <svg:desc>'f-AUC'.J3:'f-AUC'.J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14959">
                <text:p>0.71495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24585">
                <text:p>0.724585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8601">
                <text:p>0.73860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50877">
                <text:p>0.75087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57497">
                <text:p>0.7574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0525">
                <text:p>0.76052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2028">
                <text:p>0.76202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4154">
                <text:p>0.7641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9517">
                <text:p>0.76951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7036">
                <text:p>0.777036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6796">
                <text:p>0.77679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5765">
                <text:p>0.77576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5293">
                <text:p>0.77529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81876">
                <text:p>0.781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83083">
                <text:p>0.78308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0977">
                <text:p>0.780977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567">
                <text:p>0.78256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4352">
                <text:p>0.78435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1786">
                <text:p>0.78178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704">
                <text:p>0.7870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6728">
                <text:p>0.78672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4164">
                <text:p>0.78416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818">
                <text:p>0.7881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80717">
                <text:p>0.78071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6032">
                <text:p>0.78603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89737">
                <text:p>0.78973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92804">
                <text:p>0.79280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9947">
                <text:p>0.77994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1264">
                <text:p>0.781264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3236">
                <text:p>0.78323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86454">
                <text:p>0.786454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4376">
                <text:p>0.77437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82834">
                <text:p>0.78283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0808">
                <text:p>0.77080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2966">
                <text:p>0.78296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83167">
                <text:p>0.783167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83055">
                <text:p>0.78305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80186">
                <text:p>0.78018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81139">
                <text:p>0.7811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74cm" svg:height="12.304cm" xlink:href=".." xlink:type="simple" chart:class="chart:line" chart:style-name="ch1">
        <chart:title svg:x="9.716cm" svg:y="0.382cm" chart:style-name="ch2">
          <text:p># celle lstm</text:p>
        </chart:title>
        <chart:legend chart:legend-position="end" svg:x="19.551cm" svg:y="4.857cm" style:legend-expansion="high" chart:style-name="ch3"/>
        <chart:plot-area chart:style-name="ch4" table:cell-range-address="'f-AUC'.A3:'f-AUC'.B42 'f-AUC'.A2:'f-AUC'.B2 'f-AUC'.H2:'f-AUC'.H42 'f-AUC'.I2:'f-AUC'.I52 'f-AUC'.M2:'f-AUC'.N42" chart:data-source-has-labels="both" svg:x="0.437cm" svg:y="1.407cm" svg:width="18.677cm" svg:height="10.651cm">
          <chart:coordinate-region svg:x="1.349cm" svg:y="1.528cm" svg:width="17.765cm" svg:height="9.528cm"/>
          <chart:axis chart:dimension="x" chart:name="primary-x" chart:style-name="ch5" chartooo:axis-type="auto">
            <chartooo:date-scale/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line">
            <chart:data-point chart:repeated="40"/>
          </chart:series>
          <chart:series chart:style-name="ch9" chart:values-cell-range-address="'f-AUC'.H3:'f-AUC'.H42" chart:label-cell-address="'f-AUC'.H2:'f-AUC'.H2" chart:class="chart:line">
            <chart:data-point chart:repeated="40"/>
          </chart:series>
          <chart:series chart:style-name="ch10" chart:values-cell-range-address="'f-AUC'.I3:'f-AUC'.I52" chart:label-cell-address="'f-AUC'.I2:'f-AUC'.I2" chart:class="chart:line">
            <chart:data-point chart:repeated="50"/>
          </chart:series>
          <chart:series chart:style-name="ch11" chart:values-cell-range-address="'f-AUC'.M3:'f-AUC'.M42" chart:label-cell-address="'f-AUC'.M2:'f-AUC'.M2" chart:class="chart:line">
            <chart:data-point chart:repeated="40"/>
          </chart:series>
          <chart:series chart:style-name="ch12" chart:values-cell-range-address="'f-AUC'.N3:'f-AUC'.N42" chart:label-cell-address="'f-AUC'.N2:'f-AUC'.N2" chart:class="chart:line">
            <chart:data-point chart:repeated="4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4</text:p>
                <draw:g>
                  <svg:desc>'f-AUC'.H2:'f-AUC'.H2</svg:desc>
                </draw:g>
              </table:table-cell>
              <table:table-cell office:value-type="string">
                <text:p>V24_2</text:p>
                <draw:g>
                  <svg:desc>'f-AUC'.I2:'f-AUC'.I2</svg:desc>
                </draw:g>
              </table:table-cell>
              <table:table-cell office:value-type="string">
                <text:p>V24_3</text:p>
                <draw:g>
                  <svg:desc>'f-AUC'.M2:'f-AUC'.M2</svg:desc>
                </draw:g>
              </table:table-cell>
              <table:table-cell office:value-type="string">
                <text:p>V24_4</text:p>
                <draw:g>
                  <svg:desc>'f-AUC'.N2:'f-AUC'.N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705752">
                <text:p>0.705752</text:p>
                <draw:g>
                  <svg:desc>'f-AUC'.H3:'f-AUC'.H42</svg:desc>
                </draw:g>
              </table:table-cell>
              <table:table-cell office:value-type="float" office:value="0.649216">
                <text:p>0.649216</text:p>
                <draw:g>
                  <svg:desc>'f-AUC'.I3:'f-AUC'.I52</svg:desc>
                </draw:g>
              </table:table-cell>
              <table:table-cell office:value-type="float" office:value="0.588691">
                <text:p>0.588691</text:p>
                <draw:g>
                  <svg:desc>'f-AUC'.M3:'f-AUC'.M42</svg:desc>
                </draw:g>
              </table:table-cell>
              <table:table-cell office:value-type="float" office:value="0.502361">
                <text:p>0.502361</text:p>
                <draw:g>
                  <svg:desc>'f-AUC'.N3:'f-AUC'.N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737651">
                <text:p>0.737651</text:p>
              </table:table-cell>
              <table:table-cell office:value-type="float" office:value="0.664549">
                <text:p>0.664549</text:p>
              </table:table-cell>
              <table:table-cell office:value-type="float" office:value="0.6135">
                <text:p>0.6135</text:p>
              </table:table-cell>
              <table:table-cell office:value-type="float" office:value="0.537619">
                <text:p>0.5376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38737">
                <text:p>0.738737</text:p>
              </table:table-cell>
              <table:table-cell office:value-type="float" office:value="0.672492">
                <text:p>0.672492</text:p>
              </table:table-cell>
              <table:table-cell office:value-type="float" office:value="0.629457">
                <text:p>0.629457</text:p>
              </table:table-cell>
              <table:table-cell office:value-type="float" office:value="0.484589">
                <text:p>0.48458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4626">
                <text:p>0.74626</text:p>
              </table:table-cell>
              <table:table-cell office:value-type="float" office:value="0.688253">
                <text:p>0.688253</text:p>
              </table:table-cell>
              <table:table-cell office:value-type="float" office:value="0.635277">
                <text:p>0.635277</text:p>
              </table:table-cell>
              <table:table-cell office:value-type="float" office:value="0.517309">
                <text:p>0.5173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6028">
                <text:p>0.76028</text:p>
              </table:table-cell>
              <table:table-cell office:value-type="float" office:value="0.712683">
                <text:p>0.712683</text:p>
              </table:table-cell>
              <table:table-cell office:value-type="float" office:value="0.636905">
                <text:p>0.636905</text:p>
              </table:table-cell>
              <table:table-cell office:value-type="float" office:value="0.501643">
                <text:p>0.50164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65099">
                <text:p>0.765099</text:p>
              </table:table-cell>
              <table:table-cell office:value-type="float" office:value="0.718729">
                <text:p>0.718729</text:p>
              </table:table-cell>
              <table:table-cell office:value-type="float" office:value="0.641391">
                <text:p>0.641391</text:p>
              </table:table-cell>
              <table:table-cell office:value-type="float" office:value="0.509688">
                <text:p>0.5096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69032">
                <text:p>0.769032</text:p>
              </table:table-cell>
              <table:table-cell office:value-type="float" office:value="0.724623">
                <text:p>0.724623</text:p>
              </table:table-cell>
              <table:table-cell office:value-type="float" office:value="0.642593">
                <text:p>0.642593</text:p>
              </table:table-cell>
              <table:table-cell office:value-type="float" office:value="0.515494">
                <text:p>0.51549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68329">
                <text:p>0.768329</text:p>
              </table:table-cell>
              <table:table-cell office:value-type="float" office:value="0.734632">
                <text:p>0.734632</text:p>
              </table:table-cell>
              <table:table-cell office:value-type="float" office:value="0.64778">
                <text:p>0.64778</text:p>
              </table:table-cell>
              <table:table-cell office:value-type="float" office:value="0.543512">
                <text:p>0.5435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73362">
                <text:p>0.773362</text:p>
              </table:table-cell>
              <table:table-cell office:value-type="float" office:value="0.734952">
                <text:p>0.734952</text:p>
              </table:table-cell>
              <table:table-cell office:value-type="float" office:value="0.644995">
                <text:p>0.644995</text:p>
              </table:table-cell>
              <table:table-cell office:value-type="float" office:value="0.582787">
                <text:p>0.5827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76362">
                <text:p>0.776362</text:p>
              </table:table-cell>
              <table:table-cell office:value-type="float" office:value="0.747237">
                <text:p>0.747237</text:p>
              </table:table-cell>
              <table:table-cell office:value-type="float" office:value="0.643395">
                <text:p>0.643395</text:p>
              </table:table-cell>
              <table:table-cell office:value-type="float" office:value="0.644905">
                <text:p>0.644905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76281">
                <text:p>0.776281</text:p>
              </table:table-cell>
              <table:table-cell office:value-type="float" office:value="0.748181">
                <text:p>0.748181</text:p>
              </table:table-cell>
              <table:table-cell office:value-type="float" office:value="0.651785">
                <text:p>0.651785</text:p>
              </table:table-cell>
              <table:table-cell office:value-type="float" office:value="0.664397">
                <text:p>0.66439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7708">
                <text:p>0.77708</text:p>
              </table:table-cell>
              <table:table-cell office:value-type="float" office:value="0.748891">
                <text:p>0.748891</text:p>
              </table:table-cell>
              <table:table-cell office:value-type="float" office:value="0.653666">
                <text:p>0.653666</text:p>
              </table:table-cell>
              <table:table-cell office:value-type="float" office:value="0.66203">
                <text:p>0.6620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82732">
                <text:p>0.782732</text:p>
              </table:table-cell>
              <table:table-cell office:value-type="float" office:value="0.753741">
                <text:p>0.753741</text:p>
              </table:table-cell>
              <table:table-cell office:value-type="float" office:value="0.661047">
                <text:p>0.661047</text:p>
              </table:table-cell>
              <table:table-cell office:value-type="float" office:value="0.684725">
                <text:p>0.684725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84279">
                <text:p>0.784279</text:p>
              </table:table-cell>
              <table:table-cell office:value-type="float" office:value="0.754215">
                <text:p>0.754215</text:p>
              </table:table-cell>
              <table:table-cell office:value-type="float" office:value="0.664208">
                <text:p>0.664208</text:p>
              </table:table-cell>
              <table:table-cell office:value-type="float" office:value="0.669853">
                <text:p>0.66985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5379">
                <text:p>0.775379</text:p>
              </table:table-cell>
              <table:table-cell office:value-type="float" office:value="0.762356">
                <text:p>0.762356</text:p>
              </table:table-cell>
              <table:table-cell office:value-type="float" office:value="0.662419">
                <text:p>0.662419</text:p>
              </table:table-cell>
              <table:table-cell office:value-type="float" office:value="0.698601">
                <text:p>0.698601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9806">
                <text:p>0.779806</text:p>
              </table:table-cell>
              <table:table-cell office:value-type="float" office:value="0.762429">
                <text:p>0.762429</text:p>
              </table:table-cell>
              <table:table-cell office:value-type="float" office:value="0.676714">
                <text:p>0.676714</text:p>
              </table:table-cell>
              <table:table-cell office:value-type="float" office:value="0.701545">
                <text:p>0.70154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87775">
                <text:p>0.787775</text:p>
              </table:table-cell>
              <table:table-cell office:value-type="float" office:value="0.764684">
                <text:p>0.764684</text:p>
              </table:table-cell>
              <table:table-cell office:value-type="float" office:value="0.67505">
                <text:p>0.67505</text:p>
              </table:table-cell>
              <table:table-cell office:value-type="float" office:value="0.706863">
                <text:p>0.70686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82733">
                <text:p>0.782733</text:p>
              </table:table-cell>
              <table:table-cell office:value-type="float" office:value="0.763183">
                <text:p>0.763183</text:p>
              </table:table-cell>
              <table:table-cell office:value-type="float" office:value="0.70447">
                <text:p>0.70447</text:p>
              </table:table-cell>
              <table:table-cell office:value-type="float" office:value="0.712001">
                <text:p>0.71200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32011">
                <text:p>0.732011</text:p>
              </table:table-cell>
              <table:table-cell office:value-type="float" office:value="0.773921">
                <text:p>0.773921</text:p>
              </table:table-cell>
              <table:table-cell office:value-type="float" office:value="0.69971">
                <text:p>0.69971</text:p>
              </table:table-cell>
              <table:table-cell office:value-type="float" office:value="0.71315">
                <text:p>0.7131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7614">
                <text:p>0.77614</text:p>
              </table:table-cell>
              <table:table-cell office:value-type="float" office:value="0.772859">
                <text:p>0.772859</text:p>
              </table:table-cell>
              <table:table-cell office:value-type="float" office:value="0.713586">
                <text:p>0.713586</text:p>
              </table:table-cell>
              <table:table-cell office:value-type="float" office:value="0.71304">
                <text:p>0.71304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0381">
                <text:p>0.780381</text:p>
              </table:table-cell>
              <table:table-cell office:value-type="float" office:value="0.773317">
                <text:p>0.773317</text:p>
              </table:table-cell>
              <table:table-cell office:value-type="float" office:value="0.716063">
                <text:p>0.716063</text:p>
              </table:table-cell>
              <table:table-cell office:value-type="float" office:value="0.72179">
                <text:p>0.7217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77166">
                <text:p>0.777166</text:p>
              </table:table-cell>
              <table:table-cell office:value-type="float" office:value="0.776367">
                <text:p>0.776367</text:p>
              </table:table-cell>
              <table:table-cell office:value-type="float" office:value="0.713634">
                <text:p>0.713634</text:p>
              </table:table-cell>
              <table:table-cell office:value-type="float" office:value="0.720313">
                <text:p>0.72031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82434">
                <text:p>0.782434</text:p>
              </table:table-cell>
              <table:table-cell office:value-type="float" office:value="0.77529">
                <text:p>0.77529</text:p>
              </table:table-cell>
              <table:table-cell office:value-type="float" office:value="0.716236">
                <text:p>0.716236</text:p>
              </table:table-cell>
              <table:table-cell office:value-type="float" office:value="0.713382">
                <text:p>0.71338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79184">
                <text:p>0.779184</text:p>
              </table:table-cell>
              <table:table-cell office:value-type="float" office:value="0.779119">
                <text:p>0.779119</text:p>
              </table:table-cell>
              <table:table-cell office:value-type="float" office:value="0.710294">
                <text:p>0.710294</text:p>
              </table:table-cell>
              <table:table-cell office:value-type="float" office:value="0.722769">
                <text:p>0.72276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1966">
                <text:p>0.771966</text:p>
              </table:table-cell>
              <table:table-cell office:value-type="float" office:value="0.776827">
                <text:p>0.776827</text:p>
              </table:table-cell>
              <table:table-cell office:value-type="float" office:value="0.722993">
                <text:p>0.722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77453">
                <text:p>0.777453</text:p>
              </table:table-cell>
              <table:table-cell office:value-type="float" office:value="0.776307">
                <text:p>0.776307</text:p>
              </table:table-cell>
              <table:table-cell office:value-type="float" office:value="0.731048">
                <text:p>0.73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2988">
                <text:p>0.772988</text:p>
              </table:table-cell>
              <table:table-cell office:value-type="float" office:value="0.777201">
                <text:p>0.777201</text:p>
              </table:table-cell>
              <table:table-cell office:value-type="float" office:value="0.720302">
                <text:p>0.720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2542">
                <text:p>0.772542</text:p>
              </table:table-cell>
              <table:table-cell office:value-type="float" office:value="0.781812">
                <text:p>0.781812</text:p>
              </table:table-cell>
              <table:table-cell office:value-type="float" office:value="0.731231">
                <text:p>0.73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5618">
                <text:p>0.775618</text:p>
              </table:table-cell>
              <table:table-cell office:value-type="float" office:value="0.777048">
                <text:p>0.777048</text:p>
              </table:table-cell>
              <table:table-cell office:value-type="float" office:value="0.740139">
                <text:p>0.740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73682">
                <text:p>0.773682</text:p>
              </table:table-cell>
              <table:table-cell office:value-type="float" office:value="0.780225">
                <text:p>0.780225</text:p>
              </table:table-cell>
              <table:table-cell office:value-type="float" office:value="0.745536">
                <text:p>0.745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71731">
                <text:p>0.771731</text:p>
              </table:table-cell>
              <table:table-cell office:value-type="float" office:value="0.774177">
                <text:p>0.774177</text:p>
              </table:table-cell>
              <table:table-cell office:value-type="float" office:value="0.747599">
                <text:p>0.747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69033">
                <text:p>0.769033</text:p>
              </table:table-cell>
              <table:table-cell office:value-type="float" office:value="0.785809">
                <text:p>0.785809</text:p>
              </table:table-cell>
              <table:table-cell office:value-type="float" office:value="0.742505">
                <text:p>0.742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72857">
                <text:p>0.772857</text:p>
              </table:table-cell>
              <table:table-cell office:value-type="float" office:value="0.778367">
                <text:p>0.778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3897">
                <text:p>0.773897</text:p>
              </table:table-cell>
              <table:table-cell office:value-type="float" office:value="0.780642">
                <text:p>0.780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69712">
                <text:p>0.769712</text:p>
              </table:table-cell>
              <table:table-cell office:value-type="float" office:value="0.783337">
                <text:p>0.783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69344">
                <text:p>0.769344</text:p>
              </table:table-cell>
              <table:table-cell office:value-type="float" office:value="0.779938">
                <text:p>0.779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65252">
                <text:p>0.765252</text:p>
              </table:table-cell>
              <table:table-cell office:value-type="float" office:value="0.776609">
                <text:p>0.776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0791">
                <text:p>0.770791</text:p>
              </table:table-cell>
              <table:table-cell office:value-type="float" office:value="0.782832">
                <text:p>0.782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64096">
                <text:p>0.764096</text:p>
              </table:table-cell>
              <table:table-cell office:value-type="float" office:value="0.78122">
                <text:p>0.78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6196">
                <text:p>0.76196</text:p>
              </table:table-cell>
              <table:table-cell office:value-type="float" office:value="0.782969">
                <text:p>0.782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778">
                <text:p>0.778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9096">
                <text:p>0.7790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4501">
                <text:p>0.77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7648">
                <text:p>0.777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0237">
                <text:p>0.770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975">
                <text:p>0.77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904">
                <text:p>0.773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3116">
                <text:p>0.773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8906">
                <text:p>0.778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8858">
                <text:p>0.768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64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4cm" svg:height="12.332cm" xlink:href=".." xlink:type="simple" chart:class="chart:scatter" chart:column-mapping="0 1" chart:style-name="ch1">
        <chart:title svg:x="9.225cm" svg:y="0.382cm" chart:style-name="ch2">
          <text:p>rand frame order</text:p>
        </chart:title>
        <chart:legend chart:legend-position="end" svg:x="20.024cm" svg:y="5.618cm" style:legend-expansion="high" chart:style-name="ch3"/>
        <chart:plot-area chart:style-name="ch4" table:cell-range-address="'f-AUC'.A3:'f-AUC'.B42 'f-AUC'.A2:'f-AUC'.B2 'f-AUC'.G2:'f-AUC'.G42" chart:data-source-has-labels="both" svg:x="0.438cm" svg:y="1.407cm" svg:width="19.148cm" svg:height="10.679cm">
          <chart:coordinate-region svg:x="1.35cm" svg:y="1.606cm" svg:width="17.956cm" svg:height="9.833cm"/>
          <chart:axis chart:dimension="x" chart:name="primary-x" chart:style-name="ch5" chartooo:axis-type="auto">
            <chart:categories table:cell-range-address="'f-AUC'.A3:'f-AUC'.A4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-AUC'.B3:'f-AUC'.B42" chart:label-cell-address="'f-AUC'.B2:'f-AUC'.B2" chart:class="chart:scatter">
            <chart:domain table:cell-range-address="'f-AUC'.A3:'f-AUC'.A42"/>
            <chart:data-point chart:repeated="40"/>
          </chart:series>
          <chart:series chart:style-name="ch9" chart:values-cell-range-address="'f-AUC'.G3:'f-AUC'.G42" chart:label-cell-address="'f-AUC'.G2:'f-AUC'.G2" chart:class="chart:scatter"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22</text:p>
                <draw:g>
                  <svg:desc>'f-AUC'.B2:'f-AUC'.B2</svg:desc>
                </draw:g>
              </table:table-cell>
              <table:table-cell office:value-type="string">
                <text:p>v23</text:p>
                <draw:g>
                  <svg:desc>'f-AUC'.G2:'f-AUC'.G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10">
                <text:p>10</text:p>
                <draw:g>
                  <svg:desc>'f-AUC'.A3:'f-AUC'.A42</svg:desc>
                </draw:g>
              </table:table-cell>
              <table:table-cell office:value-type="float" office:value="0.641406">
                <text:p>0.641406</text:p>
                <draw:g>
                  <svg:desc>'f-AUC'.B3:'f-AUC'.B42</svg:desc>
                </draw:g>
              </table:table-cell>
              <table:table-cell office:value-type="float" office:value="0.629399">
                <text:p>0.629399</text:p>
                <draw:g>
                  <svg:desc>'f-AUC'.G3:'f-AUC'.G4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706167">
                <text:p>0.706167</text:p>
              </table:table-cell>
              <table:table-cell office:value-type="float" office:value="0.674892">
                <text:p>0.6748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725483">
                <text:p>0.725483</text:p>
              </table:table-cell>
              <table:table-cell office:value-type="float" office:value="0.719383">
                <text:p>0.71938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733774">
                <text:p>0.733774</text:p>
              </table:table-cell>
              <table:table-cell office:value-type="float" office:value="0.737631">
                <text:p>0.73763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44895">
                <text:p>0.744895</text:p>
              </table:table-cell>
              <table:table-cell office:value-type="float" office:value="0.749">
                <text:p>0.7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755417">
                <text:p>0.755417</text:p>
              </table:table-cell>
              <table:table-cell office:value-type="float" office:value="0.746746">
                <text:p>0.74674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761437">
                <text:p>0.761437</text:p>
              </table:table-cell>
              <table:table-cell office:value-type="float" office:value="0.755027">
                <text:p>0.7550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768809">
                <text:p>0.768809</text:p>
              </table:table-cell>
              <table:table-cell office:value-type="float" office:value="0.754872">
                <text:p>0.75487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767827">
                <text:p>0.767827</text:p>
              </table:table-cell>
              <table:table-cell office:value-type="float" office:value="0.762881">
                <text:p>0.76288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768281">
                <text:p>0.768281</text:p>
              </table:table-cell>
              <table:table-cell office:value-type="float" office:value="0.763884">
                <text:p>0.76388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774482">
                <text:p>0.774482</text:p>
              </table:table-cell>
              <table:table-cell office:value-type="float" office:value="0.769152">
                <text:p>0.76915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775599">
                <text:p>0.775599</text:p>
              </table:table-cell>
              <table:table-cell office:value-type="float" office:value="0.765844">
                <text:p>0.76584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782686">
                <text:p>0.782686</text:p>
              </table:table-cell>
              <table:table-cell office:value-type="float" office:value="0.772908">
                <text:p>0.77290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775085">
                <text:p>0.775085</text:p>
              </table:table-cell>
              <table:table-cell office:value-type="float" office:value="0.774795">
                <text:p>0.77479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80555">
                <text:p>0.780555</text:p>
              </table:table-cell>
              <table:table-cell office:value-type="float" office:value="0.772097">
                <text:p>0.77209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78366">
                <text:p>0.78366</text:p>
              </table:table-cell>
              <table:table-cell office:value-type="float" office:value="0.776756">
                <text:p>0.77675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783498">
                <text:p>0.783498</text:p>
              </table:table-cell>
              <table:table-cell office:value-type="float" office:value="0.774833">
                <text:p>0.7748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778648">
                <text:p>0.778648</text:p>
              </table:table-cell>
              <table:table-cell office:value-type="float" office:value="0.775386">
                <text:p>0.77538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784201">
                <text:p>0.784201</text:p>
              </table:table-cell>
              <table:table-cell office:value-type="float" office:value="0.781962">
                <text:p>0.781962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87989">
                <text:p>0.787989</text:p>
              </table:table-cell>
              <table:table-cell office:value-type="float" office:value="0.780208">
                <text:p>0.780208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788555">
                <text:p>0.788555</text:p>
              </table:table-cell>
              <table:table-cell office:value-type="float" office:value="0.782636">
                <text:p>0.782636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786155">
                <text:p>0.786155</text:p>
              </table:table-cell>
              <table:table-cell office:value-type="float" office:value="0.781714">
                <text:p>0.78171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788601">
                <text:p>0.788601</text:p>
              </table:table-cell>
              <table:table-cell office:value-type="float" office:value="0.77768">
                <text:p>0.7776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784044">
                <text:p>0.784044</text:p>
              </table:table-cell>
              <table:table-cell office:value-type="float" office:value="0.783442">
                <text:p>0.78344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787022">
                <text:p>0.787022</text:p>
              </table:table-cell>
              <table:table-cell office:value-type="float" office:value="0.779513">
                <text:p>0.77951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784875">
                <text:p>0.784875</text:p>
              </table:table-cell>
              <table:table-cell office:value-type="float" office:value="0.788044">
                <text:p>0.788044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792127">
                <text:p>0.792127</text:p>
              </table:table-cell>
              <table:table-cell office:value-type="float" office:value="0.778969">
                <text:p>0.77896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788254">
                <text:p>0.788254</text:p>
              </table:table-cell>
              <table:table-cell office:value-type="float" office:value="0.773894">
                <text:p>0.77389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789312">
                <text:p>0.789312</text:p>
              </table:table-cell>
              <table:table-cell office:value-type="float" office:value="0.777966">
                <text:p>0.77796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785342">
                <text:p>0.785342</text:p>
              </table:table-cell>
              <table:table-cell office:value-type="float" office:value="0.784248">
                <text:p>0.784248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781903">
                <text:p>0.781903</text:p>
              </table:table-cell>
              <table:table-cell office:value-type="float" office:value="0.781887">
                <text:p>0.78188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788769">
                <text:p>0.788769</text:p>
              </table:table-cell>
              <table:table-cell office:value-type="float" office:value="0.777878">
                <text:p>0.777878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787437">
                <text:p>0.787437</text:p>
              </table:table-cell>
              <table:table-cell office:value-type="float" office:value="0.784201">
                <text:p>0.784201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784804">
                <text:p>0.784804</text:p>
              </table:table-cell>
              <table:table-cell office:value-type="float" office:value="0.779458">
                <text:p>0.77945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784472">
                <text:p>0.784472</text:p>
              </table:table-cell>
              <table:table-cell office:value-type="float" office:value="0.779601">
                <text:p>0.77960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779131">
                <text:p>0.779131</text:p>
              </table:table-cell>
              <table:table-cell office:value-type="float" office:value="0.781417">
                <text:p>0.781417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778423">
                <text:p>0.778423</text:p>
              </table:table-cell>
              <table:table-cell office:value-type="float" office:value="0.774658">
                <text:p>0.774658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783455">
                <text:p>0.783455</text:p>
              </table:table-cell>
              <table:table-cell office:value-type="float" office:value="0.777646">
                <text:p>0.777646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775897">
                <text:p>0.775897</text:p>
              </table:table-cell>
              <table:table-cell office:value-type="float" office:value="0.778433">
                <text:p>0.77843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770054">
                <text:p>0.770054</text:p>
              </table:table-cell>
              <table:table-cell office:value-type="float" office:value="0.776038">
                <text:p>0.7760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